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5pt" fo:font-weight="bold" officeooo:paragraph-rsid="005d9911"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bold" officeooo:paragraph-rsid="005d9911"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5pt" fo:font-weight="bold" officeooo:paragraph-rsid="001df50a"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bold" officeooo:paragraph-rsid="005d9911" style:font-size-asian="15pt" style:font-weight-asian="bold" style:font-size-complex="15pt" style:font-weight-complex="bold" loext:padding="0.0193in" loext:border="0.06pt solid #e3e3e3"/>
    </style:style>
    <style:style style:name="P6" style:family="paragraph" style:parent-style-name="Standard">
      <style:text-properties fo:font-size="15pt" fo:font-weight="bold" officeooo:paragraph-rsid="0063ebdf" style:font-size-asian="15pt" style:font-weight-asian="bold" style:font-size-complex="15pt" style:font-weight-complex="bold"/>
    </style:style>
    <style:style style:name="P7" style:family="paragraph" style:parent-style-name="Standard">
      <style:text-properties fo:font-size="15pt" fo:font-weight="bold" officeooo:paragraph-rsid="006f9ab3" style:font-size-asian="15pt" style:font-weight-asian="bold" style:font-size-complex="15pt" style:font-weight-complex="bold"/>
    </style:style>
    <style:style style:name="P8" style:family="paragraph" style:parent-style-name="Standard">
      <style:text-properties fo:font-size="15pt" fo:font-weight="bold" officeooo:paragraph-rsid="0071b761" style:font-size-asian="15pt" style:font-weight-asian="bold" style:font-size-complex="15pt" style:font-weight-complex="bold"/>
    </style:style>
    <style:style style:name="P9" style:family="paragraph" style:parent-style-name="Standard">
      <style:text-properties fo:font-size="15pt" fo:font-weight="bold" officeooo:paragraph-rsid="007872b4" style:font-size-asian="15pt" style:font-weight-asian="bold" style:font-size-complex="15pt" style:font-weight-complex="bold"/>
    </style:style>
    <style:style style:name="P10" style:family="paragraph" style:parent-style-name="Standard">
      <style:text-properties fo:font-size="15pt" fo:font-weight="bold" officeooo:paragraph-rsid="007fd3e9"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paragraph-rsid="0084fd85" style:font-size-asian="15pt" style:font-weight-asian="bold" style:font-size-complex="15pt" style:font-weight-complex="bold"/>
    </style:style>
    <style:style style:name="P12" style:family="paragraph" style:parent-style-name="Standard">
      <style:text-properties fo:font-size="15pt" fo:font-weight="bold" officeooo:paragraph-rsid="008f1703" style:font-size-asian="15pt" style:font-weight-asian="bold" style:font-size-complex="15pt" style:font-weight-complex="bold"/>
    </style:style>
    <style:style style:name="P13" style:family="paragraph" style:parent-style-name="Standard">
      <style:text-properties fo:font-size="15pt" fo:font-weight="bold" officeooo:paragraph-rsid="0091fd10" style:font-size-asian="15pt" style:font-weight-asian="bold" style:font-size-complex="15pt" style:font-weight-complex="bold"/>
    </style:style>
    <style:style style:name="P14" style:family="paragraph" style:parent-style-name="Standard">
      <style:text-properties fo:font-size="15pt" fo:font-weight="bold" officeooo:paragraph-rsid="009b1e02" style:font-size-asian="15pt" style:font-weight-asian="bold" style:font-size-complex="15pt" style:font-weight-complex="bold"/>
    </style:style>
    <style:style style:name="P15" style:family="paragraph" style:parent-style-name="Standard">
      <style:text-properties fo:font-size="15pt" fo:font-weight="bold" officeooo:paragraph-rsid="00a02d98" style:font-size-asian="15pt" style:font-weight-asian="bold" style:font-size-complex="15pt" style:font-weight-complex="bold"/>
    </style:style>
    <style:style style:name="P16" style:family="paragraph" style:parent-style-name="Standard">
      <style:text-properties fo:font-size="15pt" fo:font-weight="bold" officeooo:paragraph-rsid="00aaa407" style:font-size-asian="15pt" style:font-weight-asian="bold" style:font-size-complex="15pt" style:font-weight-complex="bold"/>
    </style:style>
    <style:style style:name="P17" style:family="paragraph" style:parent-style-name="Standard">
      <style:text-properties fo:font-size="15pt" fo:font-weight="bold" officeooo:paragraph-rsid="005f7047" style:font-size-asian="15pt" style:font-weight-asian="bold" style:font-size-complex="15pt" style:font-weight-complex="bold"/>
    </style:style>
    <style:style style:name="P18" style:family="paragraph" style:parent-style-name="Standard">
      <style:text-properties fo:font-size="15pt" fo:font-weight="bold" officeooo:paragraph-rsid="00aeea12" style:font-size-asian="15pt" style:font-weight-asian="bold" style:font-size-complex="15pt" style:font-weight-complex="bold"/>
    </style:style>
    <style:style style:name="P19" style:family="paragraph" style:parent-style-name="Standard">
      <style:text-properties fo:font-size="15pt" fo:font-weight="bold" officeooo:paragraph-rsid="0092b926" style:font-size-asian="15pt" style:font-weight-asian="bold" style:font-size-complex="15pt" style:font-weight-complex="bold"/>
    </style:style>
    <style:style style:name="P20" style:family="paragraph" style:parent-style-name="Standard">
      <style:text-properties fo:font-size="15pt" fo:font-weight="normal" style:font-size-asian="15pt" style:font-weight-asian="normal" style:font-size-complex="15pt" style:font-weight-complex="normal"/>
    </style:style>
    <style:style style:name="P21" style:family="paragraph" style:parent-style-name="Standard">
      <style:text-properties fo:font-size="15pt" fo:font-weight="normal" officeooo:paragraph-rsid="00a02d98" style:font-size-asian="15pt" style:font-weight-asian="normal" style:font-size-complex="15pt" style:font-weight-complex="normal"/>
    </style:style>
    <style:style style:name="P22" style:family="paragraph" style:parent-style-name="Standard">
      <style:text-properties officeooo:paragraph-rsid="0018dfcf"/>
    </style:style>
    <style:style style:name="P23" style:family="paragraph" style:parent-style-name="Standard">
      <style:paragraph-properties fo:text-align="center" style:justify-single-word="false"/>
      <style:text-properties officeooo:paragraph-rsid="0018dfcf"/>
    </style:style>
    <style:style style:name="P24" style:family="paragraph" style:parent-style-name="Standard">
      <style:paragraph-properties fo:text-align="center" style:justify-single-word="false"/>
      <style:text-properties officeooo:paragraph-rsid="005d9911"/>
    </style:style>
    <style:style style:name="P25" style:family="paragraph" style:parent-style-name="Standard">
      <style:paragraph-properties fo:text-align="center" style:justify-single-word="false"/>
      <style:text-properties officeooo:paragraph-rsid="00aaa407"/>
    </style:style>
    <style:style style:name="P26" style:family="paragraph" style:parent-style-name="Standard">
      <style:text-properties officeooo:paragraph-rsid="005d9911"/>
    </style:style>
    <style:style style:name="P27" style:family="paragraph" style:parent-style-name="Standard">
      <style:text-properties officeooo:paragraph-rsid="005f7047"/>
    </style:style>
    <style:style style:name="P28" style:family="paragraph" style:parent-style-name="Standard">
      <style:text-properties officeooo:paragraph-rsid="0063ebdf"/>
    </style:style>
    <style:style style:name="P29" style:family="paragraph" style:parent-style-name="Standard">
      <style:text-properties officeooo:paragraph-rsid="00699c93"/>
    </style:style>
    <style:style style:name="P30" style:family="paragraph" style:parent-style-name="Standard">
      <style:text-properties officeooo:paragraph-rsid="006f9ab3"/>
    </style:style>
    <style:style style:name="P31" style:family="paragraph" style:parent-style-name="Standard">
      <style:text-properties officeooo:paragraph-rsid="00717323"/>
    </style:style>
    <style:style style:name="P32" style:family="paragraph" style:parent-style-name="Standard">
      <style:text-properties officeooo:paragraph-rsid="0071b761"/>
    </style:style>
    <style:style style:name="P33" style:family="paragraph" style:parent-style-name="Standard">
      <style:text-properties officeooo:paragraph-rsid="007872b4"/>
    </style:style>
    <style:style style:name="P34" style:family="paragraph" style:parent-style-name="Standard">
      <style:text-properties officeooo:paragraph-rsid="008289ad"/>
    </style:style>
    <style:style style:name="P35" style:family="paragraph" style:parent-style-name="Standard">
      <style:text-properties officeooo:paragraph-rsid="0084fd85"/>
    </style:style>
    <style:style style:name="P36" style:family="paragraph" style:parent-style-name="Standard">
      <style:paragraph-properties fo:text-align="start" style:justify-single-word="false"/>
      <style:text-properties officeooo:paragraph-rsid="005d9911"/>
    </style:style>
    <style:style style:name="P37" style:family="paragraph" style:parent-style-name="Standard">
      <style:paragraph-properties fo:text-align="start" style:justify-single-word="false"/>
      <style:text-properties officeooo:paragraph-rsid="0084fd85"/>
    </style:style>
    <style:style style:name="P38" style:family="paragraph" style:parent-style-name="Standard">
      <style:text-properties officeooo:paragraph-rsid="0091fd10"/>
    </style:style>
    <style:style style:name="P39" style:family="paragraph" style:parent-style-name="Standard">
      <style:text-properties officeooo:paragraph-rsid="0092b926"/>
    </style:style>
    <style:style style:name="P40" style:family="paragraph" style:parent-style-name="Standard">
      <style:text-properties officeooo:paragraph-rsid="0099f60b"/>
    </style:style>
    <style:style style:name="P41" style:family="paragraph" style:parent-style-name="Standard">
      <style:text-properties officeooo:paragraph-rsid="009b1e02"/>
    </style:style>
    <style:style style:name="P42" style:family="paragraph" style:parent-style-name="Standard">
      <style:text-properties officeooo:paragraph-rsid="009cb520"/>
    </style:style>
    <style:style style:name="P43" style:family="paragraph" style:parent-style-name="Standard">
      <style:text-properties officeooo:paragraph-rsid="00a02d98"/>
    </style:style>
    <style:style style:name="P44" style:family="paragraph" style:parent-style-name="Standard">
      <style:text-properties officeooo:paragraph-rsid="00a11f95"/>
    </style:style>
    <style:style style:name="P45" style:family="paragraph" style:parent-style-name="Standard">
      <style:text-properties officeooo:paragraph-rsid="00a2866e"/>
    </style:style>
    <style:style style:name="P46" style:family="paragraph" style:parent-style-name="Standard">
      <style:text-properties officeooo:paragraph-rsid="006339d1"/>
    </style:style>
    <style:style style:name="P47" style:family="paragraph" style:parent-style-name="Standard">
      <style:text-properties officeooo:paragraph-rsid="00a2cf59"/>
    </style:style>
    <style:style style:name="P48" style:family="paragraph" style:parent-style-name="Standard">
      <style:text-properties officeooo:paragraph-rsid="00aaa407"/>
    </style:style>
    <style:style style:name="P49" style:family="paragraph" style:parent-style-name="Standard">
      <style:text-properties officeooo:paragraph-rsid="00ac88fb"/>
    </style:style>
    <style:style style:name="P50" style:family="paragraph" style:parent-style-name="Standard">
      <style:text-properties officeooo:paragraph-rsid="00ad2ab0"/>
    </style:style>
    <style:style style:name="P51" style:family="paragraph" style:parent-style-name="Standard">
      <style:text-properties officeooo:paragraph-rsid="00ade057"/>
    </style:style>
    <style:style style:name="P52" style:family="paragraph" style:parent-style-name="Standard">
      <style:text-properties officeooo:paragraph-rsid="00aeea12"/>
    </style:style>
    <style:style style:name="P53" style:family="paragraph" style:parent-style-name="Standard">
      <style:text-properties fo:font-size="12pt" fo:font-weight="normal" officeooo:paragraph-rsid="00a02d98" style:font-size-asian="10.5pt" style:font-weight-asian="normal" style:font-size-complex="12pt" style:font-weight-complex="normal"/>
    </style:style>
    <style:style style:name="P54" style:family="paragraph" style:parent-style-name="Standard">
      <style:text-properties fo:font-size="12pt" fo:font-weight="normal" officeooo:paragraph-rsid="00a2866e" style:font-size-asian="10.5pt" style:font-weight-asian="normal" style:font-size-complex="12pt" style:font-weight-complex="normal"/>
    </style:style>
    <style:style style:name="P55" style:family="paragraph" style:parent-style-name="Standard">
      <style:text-properties fo:font-size="12pt" fo:font-weight="normal" officeooo:paragraph-rsid="00aaa407" style:font-size-asian="10.5pt" style:font-weight-asian="normal" style:font-size-complex="12pt" style:font-weight-complex="normal"/>
    </style:style>
    <style:style style:name="P56" style:family="paragraph" style:parent-style-name="Standard">
      <style:text-properties fo:font-size="12pt" fo:font-weight="normal" officeooo:paragraph-rsid="00ad2ab0" style:font-size-asian="10.5pt" style:font-weight-asian="normal" style:font-size-complex="12pt" style:font-weight-complex="normal"/>
    </style:style>
    <style:style style:name="P57" style:family="paragraph" style:parent-style-name="Standard">
      <style:text-properties fo:font-size="12pt" fo:font-weight="normal" officeooo:paragraph-rsid="00ade057" style:font-size-asian="10.5pt" style:font-weight-asian="normal" style:font-size-complex="12pt" style:font-weight-complex="normal"/>
    </style:style>
    <style:style style:name="P58" style:family="paragraph" style:parent-style-name="Standard">
      <style:text-properties fo:font-size="12pt" fo:font-weight="normal" officeooo:paragraph-rsid="00aeea12" style:font-size-asian="10.5pt" style:font-weight-asian="normal" style:font-size-complex="12pt" style:font-weight-complex="normal"/>
    </style:style>
    <style:style style:name="P59" style:family="paragraph" style:parent-style-name="Standard">
      <style:text-properties officeooo:paragraph-rsid="00b53675"/>
    </style:style>
    <style:style style:name="P60" style:family="paragraph" style:parent-style-name="Text_20_body">
      <style:paragraph-properties fo:padding="0.0193in" fo:border="0.06pt solid #e3e3e3"/>
      <style:text-properties officeooo:paragraph-rsid="0018dfcf"/>
    </style:style>
    <style:style style:name="P61" style:family="paragraph" style:parent-style-name="Text_20_body">
      <style:paragraph-properties fo:padding="0.0193in" fo:border="0.06pt solid #e3e3e3"/>
      <style:text-properties officeooo:paragraph-rsid="005d9911"/>
    </style:style>
    <style:style style:name="P62" style:family="paragraph" style:parent-style-name="Text_20_body">
      <style:paragraph-properties fo:padding="0.0193in" fo:border="0.06pt solid #e3e3e3"/>
      <style:text-properties officeooo:paragraph-rsid="005f7047"/>
    </style:style>
    <style:style style:name="P63" style:family="paragraph" style:parent-style-name="Standard">
      <style:paragraph-properties fo:text-align="center" style:justify-single-word="false" fo:break-before="page"/>
      <style:text-properties officeooo:paragraph-rsid="005d9911"/>
    </style:style>
    <style:style style:name="P64" style:family="paragraph" style:parent-style-name="Standard">
      <style:paragraph-properties fo:text-align="center" style:justify-single-word="false" fo:break-before="page"/>
      <style:text-properties officeooo:paragraph-rsid="005f7047"/>
    </style:style>
    <style:style style:name="P65" style:family="paragraph" style:parent-style-name="Text_20_body">
      <style:text-properties officeooo:paragraph-rsid="005d9911"/>
    </style:style>
    <style:style style:name="P66" style:family="paragraph" style:parent-style-name="Standard" style:list-style-name="L1">
      <style:text-properties officeooo:paragraph-rsid="0099f60b"/>
    </style:style>
    <style:style style:name="P67" style:family="paragraph" style:parent-style-name="Standard" style:list-style-name="L1">
      <style:text-properties officeooo:paragraph-rsid="009b1e02"/>
    </style:style>
    <style:style style:name="P68" style:family="paragraph" style:parent-style-name="Standard" style:list-style-name="L1">
      <style:text-properties officeooo:paragraph-rsid="009cb520"/>
    </style:style>
    <style:style style:name="P69" style:family="paragraph" style:parent-style-name="Standard" style:list-style-name="L1">
      <style:text-properties officeooo:paragraph-rsid="00a02d98"/>
    </style:style>
    <style:style style:name="P70" style:family="paragraph" style:parent-style-name="Standard" style:list-style-name="L1">
      <style:text-properties officeooo:paragraph-rsid="00a11f95"/>
    </style:style>
    <style:style style:name="P71" style:family="paragraph" style:parent-style-name="Standard" style:list-style-name="L1">
      <style:text-properties officeooo:paragraph-rsid="00a2866e"/>
    </style:style>
    <style:style style:name="P72" style:family="paragraph" style:parent-style-name="Standard" style:list-style-name="L1">
      <style:text-properties officeooo:paragraph-rsid="00aaa407"/>
    </style:style>
    <style:style style:name="P73" style:family="paragraph" style:parent-style-name="Standard" style:list-style-name="L1">
      <style:text-properties officeooo:paragraph-rsid="00ac88fb"/>
    </style:style>
    <style:style style:name="P74" style:family="paragraph" style:parent-style-name="Standard" style:list-style-name="L1">
      <style:text-properties officeooo:paragraph-rsid="00ad2ab0"/>
    </style:style>
    <style:style style:name="P75" style:family="paragraph" style:parent-style-name="Standard" style:list-style-name="L1">
      <style:text-properties officeooo:paragraph-rsid="00adce18"/>
    </style:style>
    <style:style style:name="P76" style:family="paragraph" style:parent-style-name="Standard" style:list-style-name="L1">
      <style:text-properties officeooo:paragraph-rsid="00ade057"/>
    </style:style>
    <style:style style:name="P77" style:family="paragraph" style:parent-style-name="Standard" style:list-style-name="L1">
      <style:text-properties officeooo:paragraph-rsid="00b3767a"/>
    </style:style>
    <style:style style:name="P78" style:family="paragraph" style:parent-style-name="Standard" style:list-style-name="L1">
      <style:text-properties officeooo:paragraph-rsid="00b6180f"/>
    </style:style>
    <style:style style:name="P79" style:family="paragraph" style:parent-style-name="Standard" style:list-style-name="L1">
      <style:text-properties officeooo:paragraph-rsid="00aeea12"/>
    </style:style>
    <style:style style:name="P80" style:family="paragraph" style:parent-style-name="Standard" style:list-style-name="L1">
      <style:text-properties officeooo:paragraph-rsid="00b0a8a6"/>
    </style:style>
    <style:style style:name="P81" style:family="paragraph" style:parent-style-name="Standard" style:list-style-name="L1">
      <style:text-properties officeooo:paragraph-rsid="00baee73"/>
    </style:style>
    <style:style style:name="P82" style:family="paragraph" style:parent-style-name="Standard" style:list-style-name="L1">
      <style:text-properties officeooo:paragraph-rsid="00bb689e"/>
    </style:style>
    <style:style style:name="P83" style:family="paragraph" style:parent-style-name="Standard" style:list-style-name="L1">
      <style:text-properties officeooo:paragraph-rsid="00bc6fc1"/>
    </style:style>
    <style:style style:name="P84" style:family="paragraph" style:parent-style-name="Standard" style:list-style-name="L1">
      <style:text-properties officeooo:paragraph-rsid="00bfa4c3"/>
    </style:style>
    <style:style style:name="P85" style:family="paragraph" style:parent-style-name="Standard" style:list-style-name="L1">
      <style:text-properties officeooo:paragraph-rsid="00bfdc4e"/>
    </style:style>
    <style:style style:name="P86" style:family="paragraph" style:parent-style-name="Standard" style:list-style-name="L1">
      <style:text-properties officeooo:paragraph-rsid="00c12452"/>
    </style:style>
    <style:style style:name="P87" style:family="paragraph" style:parent-style-name="Standard" style:list-style-name="L1">
      <style:text-properties officeooo:paragraph-rsid="00c301fd"/>
    </style:style>
    <style:style style:name="P88" style:family="paragraph" style:parent-style-name="Standard" style:list-style-name="L1">
      <style:text-properties officeooo:paragraph-rsid="00c4190d"/>
    </style:style>
    <style:style style:name="P89" style:family="paragraph" style:parent-style-name="Standard" style:list-style-name="L1">
      <style:text-properties officeooo:paragraph-rsid="00c563ec"/>
    </style:style>
    <style:style style:name="P90" style:family="paragraph" style:parent-style-name="Standard" style:list-style-name="L1">
      <style:text-properties officeooo:paragraph-rsid="00c6a99a"/>
    </style:style>
    <style:style style:name="P91" style:family="paragraph" style:parent-style-name="Standard" style:list-style-name="L1">
      <style:text-properties officeooo:paragraph-rsid="00c8999c"/>
    </style:style>
    <style:style style:name="P92" style:family="paragraph" style:parent-style-name="Standard" style:list-style-name="L1">
      <style:text-properties officeooo:paragraph-rsid="00c97931"/>
    </style:style>
    <style:style style:name="P93" style:family="paragraph" style:parent-style-name="Standard" style:list-style-name="L1">
      <style:text-properties officeooo:rsid="009b1e02" officeooo:paragraph-rsid="009b1e02"/>
    </style:style>
    <style:style style:name="P94" style:family="paragraph" style:parent-style-name="Standard" style:list-style-name="L1">
      <style:text-properties officeooo:rsid="009b1e02" officeooo:paragraph-rsid="00a02d98"/>
    </style:style>
    <style:style style:name="P95" style:family="paragraph" style:parent-style-name="Standard" style:list-style-name="L1">
      <style:text-properties officeooo:rsid="009b1e02" officeooo:paragraph-rsid="00aaa407"/>
    </style:style>
    <style:style style:name="P96" style:family="paragraph" style:parent-style-name="Standard" style:list-style-name="L1">
      <style:text-properties officeooo:rsid="009b1e02" officeooo:paragraph-rsid="00ad2ab0"/>
    </style:style>
    <style:style style:name="P97" style:family="paragraph" style:parent-style-name="Standard" style:list-style-name="L1">
      <style:text-properties officeooo:rsid="009b1e02" officeooo:paragraph-rsid="00b0a8a6"/>
    </style:style>
    <style:style style:name="P98" style:family="paragraph" style:parent-style-name="Standard" style:list-style-name="L1">
      <style:text-properties officeooo:rsid="009b1e02" officeooo:paragraph-rsid="00baee73"/>
    </style:style>
    <style:style style:name="P99" style:family="paragraph" style:parent-style-name="Standard" style:list-style-name="L1">
      <style:text-properties officeooo:rsid="009b1e02" officeooo:paragraph-rsid="00c301fd"/>
    </style:style>
    <style:style style:name="P100" style:family="paragraph" style:parent-style-name="Standard" style:list-style-name="L1">
      <style:text-properties officeooo:rsid="009b1e02" officeooo:paragraph-rsid="00c4190d"/>
    </style:style>
    <style:style style:name="P101" style:family="paragraph" style:parent-style-name="Standard" style:list-style-name="L1">
      <style:text-properties fo:font-style="italic" officeooo:rsid="009b1e02" officeooo:paragraph-rsid="009b1e02" style:font-style-asian="italic" style:font-style-complex="italic"/>
    </style:style>
    <style:style style:name="P102" style:family="paragraph" style:parent-style-name="Standard" style:list-style-name="L1">
      <style:text-properties fo:font-style="italic" officeooo:rsid="009b1e02" officeooo:paragraph-rsid="009cb520" style:font-style-asian="italic" style:font-style-complex="italic"/>
    </style:style>
    <style:style style:name="P103" style:family="paragraph" style:parent-style-name="Standard" style:list-style-name="L1">
      <style:text-properties fo:font-style="italic" officeooo:rsid="009b1e02" officeooo:paragraph-rsid="00a02d98" style:font-style-asian="italic" style:font-style-complex="italic"/>
    </style:style>
    <style:style style:name="P104" style:family="paragraph" style:parent-style-name="Standard" style:list-style-name="L1">
      <style:text-properties fo:font-style="italic" officeooo:rsid="009b1e02" officeooo:paragraph-rsid="00a2866e" style:font-style-asian="italic" style:font-style-complex="italic"/>
    </style:style>
    <style:style style:name="P105" style:family="paragraph" style:parent-style-name="Standard" style:list-style-name="L1">
      <style:text-properties fo:font-style="italic" officeooo:rsid="009b1e02" officeooo:paragraph-rsid="00aaa407" style:font-style-asian="italic" style:font-style-complex="italic"/>
    </style:style>
    <style:style style:name="P106" style:family="paragraph" style:parent-style-name="Standard" style:list-style-name="L1">
      <style:text-properties fo:font-style="italic" officeooo:rsid="009b1e02" officeooo:paragraph-rsid="00ad2ab0" style:font-style-asian="italic" style:font-style-complex="italic"/>
    </style:style>
    <style:style style:name="P107" style:family="paragraph" style:parent-style-name="Standard" style:list-style-name="L1">
      <style:text-properties fo:font-style="italic" officeooo:rsid="009b1e02" officeooo:paragraph-rsid="00adce18" style:font-style-asian="italic" style:font-style-complex="italic"/>
    </style:style>
    <style:style style:name="P108" style:family="paragraph" style:parent-style-name="Standard" style:list-style-name="L1">
      <style:text-properties fo:font-style="italic" officeooo:rsid="009b1e02" officeooo:paragraph-rsid="00ade057" style:font-style-asian="italic" style:font-style-complex="italic"/>
    </style:style>
    <style:style style:name="P109" style:family="paragraph" style:parent-style-name="Standard" style:list-style-name="L1">
      <style:text-properties fo:font-style="italic" officeooo:rsid="009b1e02" officeooo:paragraph-rsid="00b6180f" style:font-style-asian="italic" style:font-style-complex="italic"/>
    </style:style>
    <style:style style:name="P110" style:family="paragraph" style:parent-style-name="Standard" style:list-style-name="L1">
      <style:text-properties fo:font-style="italic" officeooo:rsid="009b1e02" officeooo:paragraph-rsid="00aeea12" style:font-style-asian="italic" style:font-style-complex="italic"/>
    </style:style>
    <style:style style:name="P111" style:family="paragraph" style:parent-style-name="Standard" style:list-style-name="L1">
      <style:text-properties fo:font-style="italic" officeooo:rsid="009b1e02" officeooo:paragraph-rsid="00baee73" style:font-style-asian="italic" style:font-style-complex="italic"/>
    </style:style>
    <style:style style:name="P112" style:family="paragraph" style:parent-style-name="Standard" style:list-style-name="L1">
      <style:text-properties fo:font-style="italic" officeooo:rsid="009b1e02" officeooo:paragraph-rsid="00c31c24" style:font-style-asian="italic" style:font-style-complex="italic"/>
    </style:style>
    <style:style style:name="P113" style:family="paragraph" style:parent-style-name="Standard" style:list-style-name="L1">
      <style:text-properties fo:font-style="italic" officeooo:rsid="009b1e02" officeooo:paragraph-rsid="00c4190d" style:font-style-asian="italic" style:font-style-complex="italic"/>
    </style:style>
    <style:style style:name="P114" style:family="paragraph" style:parent-style-name="Standard" style:list-style-name="L1">
      <style:text-properties fo:font-style="italic" officeooo:rsid="00a2866e" officeooo:paragraph-rsid="00a2866e" style:font-style-asian="italic" style:font-style-complex="italic"/>
    </style:style>
    <style:style style:name="P115" style:family="paragraph" style:parent-style-name="Standard" style:list-style-name="L1">
      <style:text-properties fo:font-style="italic" officeooo:rsid="00a2866e" officeooo:paragraph-rsid="00ade057" style:font-style-asian="italic" style:font-style-complex="italic"/>
    </style:style>
    <style:style style:name="P116" style:family="paragraph" style:parent-style-name="Standard" style:list-style-name="L1">
      <style:text-properties fo:font-style="italic" officeooo:rsid="00ac88fb" officeooo:paragraph-rsid="00ac88fb" style:font-style-asian="italic" style:font-style-complex="italic"/>
    </style:style>
    <style:style style:name="P117" style:family="paragraph" style:parent-style-name="Standard" style:list-style-name="L1">
      <style:text-properties fo:font-style="italic" officeooo:rsid="00ac88fb" officeooo:paragraph-rsid="00baee73" style:font-style-asian="italic" style:font-style-complex="italic"/>
    </style:style>
    <style:style style:name="P118" style:family="paragraph" style:parent-style-name="Standard" style:list-style-name="L1">
      <style:text-properties fo:font-style="italic" officeooo:rsid="00aaa407" officeooo:paragraph-rsid="00aaa407" style:font-style-asian="italic" style:font-style-complex="italic"/>
    </style:style>
    <style:style style:name="P119" style:family="paragraph" style:parent-style-name="Standard" style:list-style-name="L1">
      <style:text-properties fo:font-style="italic" officeooo:rsid="00aaa407" officeooo:paragraph-rsid="00baee73" style:font-style-asian="italic" style:font-style-complex="italic"/>
    </style:style>
    <style:style style:name="P120" style:family="paragraph" style:parent-style-name="Standard" style:list-style-name="L1">
      <style:text-properties fo:font-style="italic" officeooo:rsid="00aaa407" officeooo:paragraph-rsid="00bfa4c3" style:font-style-asian="italic" style:font-style-complex="italic"/>
    </style:style>
    <style:style style:name="P121" style:family="paragraph" style:parent-style-name="Standard" style:list-style-name="L1">
      <style:text-properties fo:font-style="italic" officeooo:rsid="00aaa407" officeooo:paragraph-rsid="00bfdc4e" style:font-style-asian="italic" style:font-style-complex="italic"/>
    </style:style>
    <style:style style:name="P122" style:family="paragraph" style:parent-style-name="Standard" style:list-style-name="L1">
      <style:text-properties fo:font-style="italic" officeooo:rsid="00b53675" officeooo:paragraph-rsid="00b53675" style:font-style-asian="italic" style:font-style-complex="italic"/>
    </style:style>
    <style:style style:name="P123" style:family="paragraph" style:parent-style-name="Standard" style:list-style-name="L1">
      <style:text-properties fo:font-style="italic" officeooo:rsid="00b3767a" officeooo:paragraph-rsid="00b3767a" style:font-style-asian="italic" style:font-style-complex="italic"/>
    </style:style>
    <style:style style:name="P124" style:family="paragraph" style:parent-style-name="Standard" style:list-style-name="L1">
      <style:text-properties fo:font-style="italic" officeooo:rsid="00aeea12" officeooo:paragraph-rsid="00aeea12" style:font-style-asian="italic" style:font-style-complex="italic"/>
    </style:style>
    <style:style style:name="P125" style:family="paragraph" style:parent-style-name="Standard" style:list-style-name="L1">
      <style:text-properties fo:font-style="italic" officeooo:rsid="00b1ef1f" officeooo:paragraph-rsid="00b1ef1f" style:font-style-asian="italic" style:font-style-complex="italic"/>
    </style:style>
    <style:style style:name="P126" style:family="paragraph" style:parent-style-name="Standard" style:list-style-name="L1">
      <style:text-properties fo:font-style="italic" officeooo:rsid="00c563ec" officeooo:paragraph-rsid="00c563ec" style:font-style-asian="italic" style:font-style-complex="italic"/>
    </style:style>
    <style:style style:name="P127" style:family="paragraph" style:parent-style-name="Standard" style:list-style-name="L1">
      <style:text-properties fo:font-style="italic" officeooo:rsid="00c97931" officeooo:paragraph-rsid="00c97931" style:font-style-asian="italic" style:font-style-complex="italic"/>
    </style:style>
    <style:style style:name="P128" style:family="paragraph" style:parent-style-name="Standard" style:list-style-name="L1">
      <style:text-properties officeooo:rsid="00a11f95" officeooo:paragraph-rsid="00a11f95"/>
    </style:style>
    <style:style style:name="P129" style:family="paragraph" style:parent-style-name="Standard" style:list-style-name="L1">
      <style:text-properties officeooo:rsid="00a11f95" officeooo:paragraph-rsid="00aaa407"/>
    </style:style>
    <style:style style:name="P130" style:family="paragraph" style:parent-style-name="Standard" style:list-style-name="L1">
      <style:text-properties officeooo:rsid="00a11f95" officeooo:paragraph-rsid="00ad2ab0"/>
    </style:style>
    <style:style style:name="P131" style:family="paragraph" style:parent-style-name="Standard" style:list-style-name="L1">
      <style:text-properties officeooo:rsid="00a11f95" officeooo:paragraph-rsid="00baee73"/>
    </style:style>
    <style:style style:name="P132" style:family="paragraph" style:parent-style-name="Standard" style:list-style-name="L1">
      <style:text-properties officeooo:rsid="00a11f95" officeooo:paragraph-rsid="00bc6fc1"/>
    </style:style>
    <style:style style:name="P133" style:family="paragraph" style:parent-style-name="Standard" style:list-style-name="L1">
      <style:text-properties officeooo:rsid="00ac88fb" officeooo:paragraph-rsid="00ac88fb"/>
    </style:style>
    <style:style style:name="P134" style:family="paragraph" style:parent-style-name="Standard" style:list-style-name="L1">
      <style:text-properties officeooo:rsid="00ac88fb" officeooo:paragraph-rsid="00baee73"/>
    </style:style>
    <style:style style:name="P135" style:family="paragraph" style:parent-style-name="Standard" style:list-style-name="L1">
      <style:text-properties officeooo:rsid="00ad2ab0" officeooo:paragraph-rsid="00baee73"/>
    </style:style>
    <style:style style:name="P136" style:family="paragraph" style:parent-style-name="Standard" style:list-style-name="L1">
      <style:text-properties officeooo:rsid="00ad2ab0" officeooo:paragraph-rsid="00bfa4c3"/>
    </style:style>
    <style:style style:name="P137" style:family="paragraph" style:parent-style-name="Standard" style:list-style-name="L1">
      <style:text-properties fo:font-size="15pt" fo:font-weight="bold" officeooo:paragraph-rsid="00ad2ab0" style:font-size-asian="15pt" style:font-weight-asian="bold" style:font-size-complex="15pt" style:font-weight-complex="bold"/>
    </style:style>
    <style:style style:name="P138" style:family="paragraph" style:parent-style-name="Standard" style:list-style-name="L1">
      <style:text-properties fo:font-size="15pt" fo:font-weight="bold" officeooo:paragraph-rsid="00aaa407" style:font-size-asian="15pt" style:font-weight-asian="bold" style:font-size-complex="15pt" style:font-weight-complex="bold"/>
    </style:style>
    <style:style style:name="P139" style:family="paragraph" style:parent-style-name="Standard">
      <style:text-properties fo:font-size="15pt" fo:font-weight="bold" officeooo:paragraph-rsid="005d9911" style:font-size-asian="15pt" style:font-weight-asian="bold" style:font-size-complex="15pt" style:font-weight-complex="bold"/>
    </style:style>
    <style:style style:name="P140" style:family="paragraph" style:parent-style-name="Standard">
      <style:text-properties fo:font-size="15pt" fo:font-weight="bold" officeooo:paragraph-rsid="00baee73" style:font-size-asian="15pt" style:font-weight-asian="bold" style:font-size-complex="15pt" style:font-weight-complex="bold"/>
    </style:style>
    <style:style style:name="P141" style:family="paragraph" style:parent-style-name="Standard">
      <style:text-properties fo:font-size="15pt" fo:font-weight="bold" officeooo:paragraph-rsid="0063ebdf" style:font-size-asian="15pt" style:font-weight-asian="bold" style:font-size-complex="15pt" style:font-weight-complex="bold"/>
    </style:style>
    <style:style style:name="P142" style:family="paragraph" style:parent-style-name="Standard">
      <style:text-properties fo:font-size="15pt" fo:font-weight="bold" officeooo:paragraph-rsid="0071b761" style:font-size-asian="15pt" style:font-weight-asian="bold" style:font-size-complex="15pt" style:font-weight-complex="bold"/>
    </style:style>
    <style:style style:name="P143" style:family="paragraph" style:parent-style-name="Standard" style:list-style-name="L1">
      <style:text-properties officeooo:rsid="00b53675" officeooo:paragraph-rsid="00b53675"/>
    </style:style>
    <style:style style:name="P144" style:family="paragraph" style:parent-style-name="Standard" style:list-style-name="L1">
      <style:text-properties officeooo:rsid="00b3767a" officeooo:paragraph-rsid="00b3767a"/>
    </style:style>
    <style:style style:name="P145" style:family="paragraph" style:parent-style-name="Standard" style:list-style-name="L1">
      <style:text-properties fo:font-size="12pt" fo:font-weight="normal" officeooo:rsid="00b300ce" officeooo:paragraph-rsid="00b300ce" style:font-size-asian="10.5pt" style:font-weight-asian="normal" style:font-size-complex="12pt" style:font-weight-complex="normal"/>
    </style:style>
    <style:style style:name="P146" style:family="paragraph" style:parent-style-name="Standard">
      <style:text-properties fo:font-size="12pt" fo:font-weight="normal" officeooo:paragraph-rsid="00baee73" style:font-size-asian="10.5pt" style:font-weight-asian="normal" style:font-size-complex="12pt" style:font-weight-complex="normal"/>
    </style:style>
    <style:style style:name="P147" style:family="paragraph" style:parent-style-name="Standard">
      <style:text-properties fo:font-size="12pt" fo:font-weight="normal" officeooo:paragraph-rsid="00c4190d" style:font-size-asian="10.5pt" style:font-weight-asian="normal" style:font-size-complex="12pt" style:font-weight-complex="normal"/>
    </style:style>
    <style:style style:name="P148" style:family="paragraph" style:parent-style-name="Standard">
      <style:text-properties fo:font-size="12pt" fo:font-weight="normal" officeooo:paragraph-rsid="005d9911" style:font-size-asian="10.5pt" style:font-weight-asian="normal" style:font-size-complex="12pt" style:font-weight-complex="normal"/>
    </style:style>
    <style:style style:name="P149" style:family="paragraph" style:parent-style-name="Standard" style:list-style-name="L1">
      <style:text-properties fo:font-size="12pt" fo:font-weight="normal" officeooo:paragraph-rsid="00c4190d" style:font-size-asian="10.5pt" style:font-weight-asian="normal" style:font-size-complex="12pt" style:font-weight-complex="normal"/>
    </style:style>
    <style:style style:name="P150" style:family="paragraph" style:parent-style-name="Standard" style:list-style-name="L1">
      <style:text-properties officeooo:rsid="00b1ef1f" officeooo:paragraph-rsid="00b1ef1f"/>
    </style:style>
    <style:style style:name="P151" style:family="paragraph" style:parent-style-name="Standard" style:list-style-name="L1">
      <style:text-properties officeooo:rsid="00aaa407" officeooo:paragraph-rsid="00aaa407"/>
    </style:style>
    <style:style style:name="P152" style:family="paragraph" style:parent-style-name="Standard">
      <style:text-properties officeooo:paragraph-rsid="0063ebdf"/>
    </style:style>
    <style:style style:name="P153" style:family="paragraph" style:parent-style-name="Standard">
      <style:text-properties officeooo:paragraph-rsid="00aaa407"/>
    </style:style>
    <style:style style:name="P154" style:family="paragraph" style:parent-style-name="Standard">
      <style:text-properties officeooo:paragraph-rsid="00baee73"/>
    </style:style>
    <style:style style:name="P155" style:family="paragraph" style:parent-style-name="Standard">
      <style:text-properties officeooo:paragraph-rsid="00bb689e"/>
    </style:style>
    <style:style style:name="P156" style:family="paragraph" style:parent-style-name="Standard">
      <style:text-properties officeooo:paragraph-rsid="00bc6fc1"/>
    </style:style>
    <style:style style:name="P157" style:family="paragraph" style:parent-style-name="Standard">
      <style:text-properties officeooo:paragraph-rsid="00bfa4c3"/>
    </style:style>
    <style:style style:name="P158" style:family="paragraph" style:parent-style-name="Standard" style:list-style-name="L1">
      <style:text-properties officeooo:rsid="00bfa4c3" officeooo:paragraph-rsid="00bfa4c3"/>
    </style:style>
    <style:style style:name="P159" style:family="paragraph" style:parent-style-name="Standard">
      <style:text-properties officeooo:paragraph-rsid="00bfdc4e"/>
    </style:style>
    <style:style style:name="P160" style:family="paragraph" style:parent-style-name="Standard">
      <style:text-properties officeooo:paragraph-rsid="00c12452"/>
    </style:style>
    <style:style style:name="P161" style:family="paragraph" style:parent-style-name="Standard">
      <style:text-properties officeooo:paragraph-rsid="00c301fd"/>
    </style:style>
    <style:style style:name="P162" style:family="paragraph" style:parent-style-name="Standard">
      <style:text-properties officeooo:paragraph-rsid="00c31c24"/>
    </style:style>
    <style:style style:name="P163" style:family="paragraph" style:parent-style-name="Standard" style:list-style-name="L1">
      <style:text-properties officeooo:rsid="00c31c24" officeooo:paragraph-rsid="00c31c24"/>
    </style:style>
    <style:style style:name="P164" style:family="paragraph" style:parent-style-name="Standard">
      <style:text-properties officeooo:paragraph-rsid="005d9911"/>
    </style:style>
    <style:style style:name="P165" style:family="paragraph" style:parent-style-name="Standard">
      <style:text-properties officeooo:paragraph-rsid="0071b761"/>
    </style:style>
    <style:style style:name="P166" style:family="paragraph" style:parent-style-name="Standard">
      <style:text-properties officeooo:paragraph-rsid="00c4190d"/>
    </style:style>
    <style:style style:name="P167" style:family="paragraph" style:parent-style-name="Standard">
      <style:text-properties officeooo:paragraph-rsid="00c563ec"/>
    </style:style>
    <style:style style:name="P168" style:family="paragraph" style:parent-style-name="Standard">
      <style:text-properties officeooo:paragraph-rsid="00c6a99a"/>
    </style:style>
    <style:style style:name="P169" style:family="paragraph" style:parent-style-name="Standard">
      <style:text-properties officeooo:paragraph-rsid="00c8999c"/>
    </style:style>
    <style:style style:name="P170" style:family="paragraph" style:parent-style-name="Standard">
      <style:text-properties officeooo:paragraph-rsid="00c97931"/>
    </style:style>
    <style:style style:name="P171" style:family="paragraph" style:parent-style-name="Text_20_body" style:list-style-name="L10">
      <style:paragraph-properties fo:padding="0.0193in" fo:border="0.06pt solid #e3e3e3"/>
      <style:text-properties officeooo:paragraph-rsid="007fd3e9"/>
    </style:style>
    <style:style style:name="P172" style:family="paragraph" style:parent-style-name="Text_20_body" style:list-style-name="L11">
      <style:paragraph-properties fo:padding="0.0193in" fo:border="0.06pt solid #e3e3e3"/>
      <style:text-properties officeooo:paragraph-rsid="00824c3d"/>
    </style:style>
    <style:style style:name="P173" style:family="paragraph" style:parent-style-name="Text_20_body" style:list-style-name="L11">
      <style:paragraph-properties fo:padding="0.0193in" fo:border="0.06pt solid #e3e3e3"/>
      <style:text-properties officeooo:paragraph-rsid="007fe417"/>
    </style:style>
    <style:style style:name="P174" style:family="paragraph" style:parent-style-name="Text_20_body" style:list-style-name="L11">
      <style:paragraph-properties fo:padding="0.0193in" fo:border="0.06pt solid #e3e3e3"/>
      <style:text-properties officeooo:paragraph-rsid="0080988f"/>
    </style:style>
    <style:style style:name="P175" style:family="paragraph" style:parent-style-name="Text_20_body" style:list-style-name="L11">
      <style:paragraph-properties fo:padding="0.0193in" fo:border="0.06pt solid #e3e3e3"/>
      <style:text-properties officeooo:paragraph-rsid="0081e726"/>
    </style:style>
    <style:style style:name="P176" style:family="paragraph" style:parent-style-name="Text_20_body" style:list-style-name="L12">
      <style:paragraph-properties fo:padding="0.0193in" fo:border="0.06pt solid #e3e3e3"/>
      <style:text-properties officeooo:paragraph-rsid="008289ad"/>
    </style:style>
    <style:style style:name="P177" style:family="paragraph" style:parent-style-name="Text_20_body" style:list-style-name="L13">
      <style:paragraph-properties fo:padding="0.0193in" fo:border="0.06pt solid #e3e3e3"/>
      <style:text-properties officeooo:paragraph-rsid="008289ad"/>
    </style:style>
    <style:style style:name="P178" style:family="paragraph" style:parent-style-name="Text_20_body" style:list-style-name="L13">
      <style:paragraph-properties fo:padding="0.0193in" fo:border="0.06pt solid #e3e3e3"/>
      <style:text-properties officeooo:paragraph-rsid="008341a5"/>
    </style:style>
    <style:style style:name="P179" style:family="paragraph" style:parent-style-name="Text_20_body" style:list-style-name="L14">
      <style:paragraph-properties fo:padding="0.0193in" fo:border="0.06pt solid #e3e3e3"/>
      <style:text-properties officeooo:paragraph-rsid="008f1703"/>
    </style:style>
    <style:style style:name="P180" style:family="paragraph" style:parent-style-name="Text_20_body" style:list-style-name="L15">
      <style:paragraph-properties fo:padding="0.0193in" fo:border="0.06pt solid #e3e3e3"/>
      <style:text-properties officeooo:paragraph-rsid="0092b926"/>
    </style:style>
    <style:style style:name="P181" style:family="paragraph" style:parent-style-name="Text_20_body" style:list-style-name="L15">
      <style:paragraph-properties fo:padding="0.0193in" fo:border="0.06pt solid #e3e3e3"/>
      <style:text-properties officeooo:paragraph-rsid="0093d6ff"/>
    </style:style>
    <style:style style:name="P182" style:family="paragraph" style:parent-style-name="Text_20_body" style:list-style-name="L16">
      <style:paragraph-properties fo:padding="0.0193in" fo:border="0.06pt solid #e3e3e3"/>
      <style:text-properties officeooo:paragraph-rsid="0091fd10"/>
    </style:style>
    <style:style style:name="P183" style:family="paragraph" style:parent-style-name="Text_20_body" style:list-style-name="L17">
      <style:paragraph-properties fo:padding="0.0193in" fo:border="0.06pt solid #e3e3e3"/>
      <style:text-properties officeooo:paragraph-rsid="0091fd10"/>
    </style:style>
    <style:style style:name="P184" style:family="paragraph" style:parent-style-name="Text_20_body" style:list-style-name="L17">
      <style:paragraph-properties fo:padding="0.0193in" fo:border="0.06pt solid #e3e3e3"/>
      <style:text-properties officeooo:paragraph-rsid="0092b926"/>
    </style:style>
    <style:style style:name="P185" style:family="paragraph" style:parent-style-name="Text_20_body" style:list-style-name="L17">
      <style:paragraph-properties fo:padding="0.0193in" fo:border="0.06pt solid #e3e3e3"/>
      <style:text-properties officeooo:paragraph-rsid="0093d6ff"/>
    </style:style>
    <style:style style:name="P186" style:family="paragraph" style:parent-style-name="Text_20_body" style:list-style-name="L17">
      <style:paragraph-properties fo:padding="0.0193in" fo:border="0.06pt solid #e3e3e3"/>
      <style:text-properties officeooo:paragraph-rsid="0095746d"/>
    </style:style>
    <style:style style:name="P187" style:family="paragraph" style:parent-style-name="Text_20_body" style:list-style-name="L18">
      <style:paragraph-properties fo:padding="0.0193in" fo:border="0.06pt solid #e3e3e3"/>
      <style:text-properties officeooo:paragraph-rsid="006f9ab3"/>
    </style:style>
    <style:style style:name="P188" style:family="paragraph" style:parent-style-name="Text_20_body" style:list-style-name="L19">
      <style:paragraph-properties fo:padding="0.0193in" fo:border="0.06pt solid #e3e3e3"/>
      <style:text-properties officeooo:paragraph-rsid="006f9ab3"/>
    </style:style>
    <style:style style:name="P189" style:family="paragraph" style:parent-style-name="Text_20_body" style:list-style-name="L20">
      <style:paragraph-properties fo:padding="0.0193in" fo:border="0.06pt solid #e3e3e3"/>
      <style:text-properties officeooo:paragraph-rsid="006e48c8"/>
    </style:style>
    <style:style style:name="P190" style:family="paragraph" style:parent-style-name="Text_20_body" style:list-style-name="L20">
      <style:paragraph-properties fo:padding="0.0193in" fo:border="0.06pt solid #e3e3e3"/>
      <style:text-properties officeooo:paragraph-rsid="006f9ab3"/>
    </style:style>
    <style:style style:name="P191" style:family="paragraph" style:parent-style-name="Text_20_body" style:list-style-name="L21">
      <style:paragraph-properties fo:padding="0.0193in" fo:border="0.06pt solid #e3e3e3"/>
      <style:text-properties officeooo:paragraph-rsid="007872b4"/>
    </style:style>
    <style:style style:name="P192" style:family="paragraph" style:parent-style-name="Text_20_body" style:list-style-name="L22">
      <style:paragraph-properties fo:padding="0.0193in" fo:border="0.06pt solid #e3e3e3"/>
      <style:text-properties officeooo:paragraph-rsid="007872b4"/>
    </style:style>
    <style:style style:name="P193" style:family="paragraph" style:parent-style-name="Text_20_body" style:list-style-name="L23">
      <style:paragraph-properties fo:padding="0.0193in" fo:border="0.06pt solid #e3e3e3"/>
      <style:text-properties officeooo:paragraph-rsid="0079a7b3"/>
    </style:style>
    <style:style style:name="P194" style:family="paragraph" style:parent-style-name="Text_20_body" style:list-style-name="L24">
      <style:paragraph-properties fo:padding="0.0193in" fo:border="0.06pt solid #e3e3e3"/>
      <style:text-properties officeooo:paragraph-rsid="0084fd85"/>
    </style:style>
    <style:style style:name="P195" style:family="paragraph" style:parent-style-name="Text_20_body" style:list-style-name="L25">
      <style:paragraph-properties fo:padding="0.0193in" fo:border="0.06pt solid #e3e3e3"/>
      <style:text-properties officeooo:paragraph-rsid="0084fd85"/>
    </style:style>
    <style:style style:name="P196" style:family="paragraph" style:parent-style-name="Text_20_body" style:list-style-name="L25">
      <style:paragraph-properties fo:text-align="start" style:justify-single-word="false" fo:padding="0.0193in" fo:border="0.06pt solid #e3e3e3"/>
      <style:text-properties officeooo:paragraph-rsid="0084fd85"/>
    </style:style>
    <style:style style:name="P197" style:family="paragraph" style:parent-style-name="Text_20_body" style:list-style-name="L26">
      <style:paragraph-properties fo:text-align="start" style:justify-single-word="false" fo:padding="0.0193in" fo:border="0.06pt solid #e3e3e3"/>
      <style:text-properties officeooo:paragraph-rsid="0084fd85"/>
    </style:style>
    <style:style style:name="P198" style:family="paragraph" style:parent-style-name="Text_20_body" style:list-style-name="L26">
      <style:paragraph-properties fo:text-align="start" style:justify-single-word="false" fo:padding="0.0193in" fo:border="0.06pt solid #e3e3e3"/>
      <style:text-properties officeooo:paragraph-rsid="0086ef87"/>
    </style:style>
    <style:style style:name="P199" style:family="paragraph" style:parent-style-name="Text_20_body" style:list-style-name="L26">
      <style:paragraph-properties fo:text-align="start" style:justify-single-word="false" fo:padding="0.0193in" fo:border="0.06pt solid #e3e3e3"/>
      <style:text-properties officeooo:paragraph-rsid="0087e053"/>
    </style:style>
    <style:style style:name="P200" style:family="paragraph" style:parent-style-name="Text_20_body" style:list-style-name="L27">
      <style:paragraph-properties fo:padding="0.0193in" fo:border="0.06pt solid #e3e3e3"/>
      <style:text-properties officeooo:paragraph-rsid="0095746d"/>
    </style:style>
    <style:style style:name="P201" style:family="paragraph" style:parent-style-name="Text_20_body" style:list-style-name="L28">
      <style:paragraph-properties fo:padding="0.0193in" fo:border="0.06pt solid #e3e3e3"/>
      <style:text-properties officeooo:paragraph-rsid="0095746d"/>
    </style:style>
    <style:style style:name="P202" style:family="paragraph" style:parent-style-name="Text_20_body" style:list-style-name="L29">
      <style:paragraph-properties fo:padding="0.0193in" fo:border="0.06pt solid #e3e3e3"/>
      <style:text-properties officeooo:paragraph-rsid="00966bd8"/>
    </style:style>
    <style:style style:name="T1" style:family="text">
      <style:text-properties fo:font-weight="bold" style:font-weight-asian="bold" style:font-weight-complex="bold"/>
    </style:style>
    <style:style style:name="T2" style:family="text">
      <style:text-properties fo:font-weight="bold" officeooo:rsid="00619a69" style:font-weight-asian="bold" style:font-weight-complex="bold" loext:padding="0.0193in" loext:border="0.06pt solid #e3e3e3"/>
    </style:style>
    <style:style style:name="T3" style:family="text">
      <style:text-properties fo:font-weight="bold" officeooo:rsid="00658cb3" style:font-weight-asian="bold" style:font-weight-complex="bold" loext:padding="0.0193in" loext:border="0.06pt solid #e3e3e3"/>
    </style:style>
    <style:style style:name="T4" style:family="text">
      <style:text-properties fo:font-weight="bold" officeooo:rsid="006619ae" style:font-weight-asian="bold" style:font-weight-complex="bold" loext:padding="0.0193in" loext:border="0.06pt solid #e3e3e3"/>
    </style:style>
    <style:style style:name="T5" style:family="text">
      <style:text-properties fo:font-weight="bold" officeooo:rsid="006afc97" style:font-weight-asian="bold" style:font-weight-complex="bold" loext:padding="0.0193in" loext:border="0.06pt solid #e3e3e3"/>
    </style:style>
    <style:style style:name="T6" style:family="text">
      <style:text-properties fo:font-weight="bold" officeooo:rsid="006b8734" style:font-weight-asian="bold" style:font-weight-complex="bold" loext:padding="0.0193in" loext:border="0.06pt solid #e3e3e3"/>
    </style:style>
    <style:style style:name="T7" style:family="text">
      <style:text-properties fo:font-weight="bold" officeooo:rsid="006cdae6" style:font-weight-asian="bold" style:font-weight-complex="bold" loext:padding="0.0193in" loext:border="0.06pt solid #e3e3e3"/>
    </style:style>
    <style:style style:name="T8" style:family="text">
      <style:text-properties fo:font-weight="bold" officeooo:rsid="006f9ab3" style:font-weight-asian="bold" style:font-weight-complex="bold"/>
    </style:style>
    <style:style style:name="T9" style:family="text">
      <style:text-properties fo:font-weight="bold" officeooo:rsid="00717323" style:font-weight-asian="bold" style:font-weight-complex="bold" loext:padding="0.0193in" loext:border="0.06pt solid #e3e3e3"/>
    </style:style>
    <style:style style:name="T10" style:family="text">
      <style:text-properties fo:font-weight="bold" officeooo:rsid="0071b761" style:font-weight-asian="bold" style:font-weight-complex="bold"/>
    </style:style>
    <style:style style:name="T11" style:family="text">
      <style:text-properties fo:font-weight="bold" officeooo:rsid="0071b761" style:font-weight-asian="bold" style:font-weight-complex="bold" loext:padding="0.0193in" loext:border="0.06pt solid #e3e3e3"/>
    </style:style>
    <style:style style:name="T12" style:family="text">
      <style:text-properties fo:font-weight="bold" officeooo:rsid="0073485c" style:font-weight-asian="bold" style:font-weight-complex="bold"/>
    </style:style>
    <style:style style:name="T13" style:family="text">
      <style:text-properties fo:font-weight="bold" officeooo:rsid="0073485c" style:font-weight-asian="bold" style:font-weight-complex="bold" loext:padding="0.0193in" loext:border="0.06pt solid #e3e3e3"/>
    </style:style>
    <style:style style:name="T14" style:family="text">
      <style:text-properties fo:font-weight="bold" officeooo:rsid="00752dd1" style:font-weight-asian="bold" style:font-weight-complex="bold" loext:padding="0.0193in" loext:border="0.06pt solid #e3e3e3"/>
    </style:style>
    <style:style style:name="T15" style:family="text">
      <style:text-properties fo:font-weight="bold" officeooo:rsid="00770c26" style:font-weight-asian="bold" style:font-weight-complex="bold"/>
    </style:style>
    <style:style style:name="T16" style:family="text">
      <style:text-properties fo:font-weight="bold" officeooo:rsid="00770c26" style:font-weight-asian="bold" style:font-weight-complex="bold" loext:padding="0.0193in" loext:border="0.06pt solid #e3e3e3"/>
    </style:style>
    <style:style style:name="T17" style:family="text">
      <style:text-properties fo:font-weight="bold" officeooo:rsid="007872b4" style:font-weight-asian="bold" style:font-weight-complex="bold"/>
    </style:style>
    <style:style style:name="T18" style:family="text">
      <style:text-properties fo:font-weight="bold" officeooo:rsid="0079a7b3" style:font-weight-asian="bold" style:font-weight-complex="bold"/>
    </style:style>
    <style:style style:name="T19" style:family="text">
      <style:text-properties fo:font-weight="bold" officeooo:rsid="007c97bc" style:font-weight-asian="bold" style:font-weight-complex="bold" loext:padding="0.0193in" loext:border="0.06pt solid #e3e3e3"/>
    </style:style>
    <style:style style:name="T20" style:family="text">
      <style:text-properties fo:font-weight="bold" officeooo:rsid="007cc3fc" style:font-weight-asian="bold" style:font-weight-complex="bold" loext:padding="0.0193in" loext:border="0.06pt solid #e3e3e3"/>
    </style:style>
    <style:style style:name="T21" style:family="text">
      <style:text-properties fo:font-weight="bold" officeooo:rsid="007f147a" style:font-weight-asian="bold" style:font-weight-complex="bold" loext:padding="0.0193in" loext:border="0.06pt solid #e3e3e3"/>
    </style:style>
    <style:style style:name="T22" style:family="text">
      <style:text-properties fo:font-weight="bold" officeooo:rsid="007f8fac" style:font-weight-asian="bold" style:font-weight-complex="bold" loext:padding="0.0193in" loext:border="0.06pt solid #e3e3e3"/>
    </style:style>
    <style:style style:name="T23" style:family="text">
      <style:text-properties fo:font-weight="bold" officeooo:rsid="007fd3e9" style:font-weight-asian="bold" style:font-weight-complex="bold" loext:padding="0.0193in" loext:border="0.06pt solid #e3e3e3"/>
    </style:style>
    <style:style style:name="T24" style:family="text">
      <style:text-properties fo:font-weight="bold" officeooo:rsid="0080988f" style:font-weight-asian="bold" style:font-weight-complex="bold" loext:padding="0.0193in" loext:border="0.06pt solid #e3e3e3"/>
    </style:style>
    <style:style style:name="T25" style:family="text">
      <style:text-properties fo:font-weight="bold" officeooo:rsid="00824c3d" style:font-weight-asian="bold" style:font-weight-complex="bold" loext:padding="0.0193in" loext:border="0.06pt solid #e3e3e3"/>
    </style:style>
    <style:style style:name="T26" style:family="text">
      <style:text-properties fo:font-weight="bold" officeooo:rsid="008289ad" style:font-weight-asian="bold" style:font-weight-complex="bold" loext:padding="0.0193in" loext:border="0.06pt solid #e3e3e3"/>
    </style:style>
    <style:style style:name="T27" style:family="text">
      <style:text-properties fo:font-weight="bold" officeooo:rsid="008341a5" style:font-weight-asian="bold" style:font-weight-complex="bold" loext:padding="0.0193in" loext:border="0.06pt solid #e3e3e3"/>
    </style:style>
    <style:style style:name="T28" style:family="text">
      <style:text-properties fo:font-weight="bold" officeooo:rsid="0084fd85" style:font-weight-asian="bold" style:font-weight-complex="bold" loext:padding="0.0193in" loext:border="0.06pt solid #e3e3e3"/>
    </style:style>
    <style:style style:name="T29" style:family="text">
      <style:text-properties fo:font-weight="bold" officeooo:rsid="0086ef87" style:font-weight-asian="bold" style:font-weight-complex="bold" loext:padding="0.0193in" loext:border="0.06pt solid #e3e3e3"/>
    </style:style>
    <style:style style:name="T30" style:family="text">
      <style:text-properties fo:font-weight="bold" officeooo:rsid="0087e053" style:font-weight-asian="bold" style:font-weight-complex="bold" loext:padding="0.0193in" loext:border="0.06pt solid #e3e3e3"/>
    </style:style>
    <style:style style:name="T31" style:family="text">
      <style:text-properties fo:font-weight="bold" officeooo:rsid="0089737f" style:font-weight-asian="bold" style:font-weight-complex="bold" loext:padding="0.0193in" loext:border="0.06pt solid #e3e3e3"/>
    </style:style>
    <style:style style:name="T32" style:family="text">
      <style:text-properties fo:font-weight="bold" officeooo:rsid="008aa77d" style:font-weight-asian="bold" style:font-weight-complex="bold" loext:padding="0.0193in" loext:border="0.06pt solid #e3e3e3"/>
    </style:style>
    <style:style style:name="T33" style:family="text">
      <style:text-properties fo:font-weight="bold" officeooo:rsid="008d382e" style:font-weight-asian="bold" style:font-weight-complex="bold" loext:padding="0.0193in" loext:border="0.06pt solid #e3e3e3"/>
    </style:style>
    <style:style style:name="T34" style:family="text">
      <style:text-properties fo:font-weight="bold" officeooo:rsid="0090e0e0" style:font-weight-asian="bold" style:font-weight-complex="bold" loext:padding="0.0193in" loext:border="0.06pt solid #e3e3e3"/>
    </style:style>
    <style:style style:name="T35" style:family="text">
      <style:text-properties fo:font-weight="bold" officeooo:rsid="0091310d" style:font-weight-asian="bold" style:font-weight-complex="bold" loext:padding="0.0193in" loext:border="0.06pt solid #e3e3e3"/>
    </style:style>
    <style:style style:name="T36" style:family="text">
      <style:text-properties fo:font-weight="bold" officeooo:rsid="0091fd10" style:font-weight-asian="bold" style:font-weight-complex="bold" loext:padding="0.0193in" loext:border="0.06pt solid #e3e3e3"/>
    </style:style>
    <style:style style:name="T37" style:family="text">
      <style:text-properties fo:font-weight="bold" officeooo:rsid="0092b926" style:font-weight-asian="bold" style:font-weight-complex="bold" loext:padding="0.0193in" loext:border="0.06pt solid #e3e3e3"/>
    </style:style>
    <style:style style:name="T38" style:family="text">
      <style:text-properties fo:font-weight="bold" officeooo:rsid="0093d6ff" style:font-weight-asian="bold" style:font-weight-complex="bold" loext:padding="0.0193in" loext:border="0.06pt solid #e3e3e3"/>
    </style:style>
    <style:style style:name="T39" style:family="text">
      <style:text-properties fo:font-weight="bold" officeooo:rsid="0095746d" style:font-weight-asian="bold" style:font-weight-complex="bold" loext:padding="0.0193in" loext:border="0.06pt solid #e3e3e3"/>
    </style:style>
    <style:style style:name="T40" style:family="text">
      <style:text-properties fo:font-weight="bold" officeooo:rsid="00966bd8" style:font-weight-asian="bold" style:font-weight-complex="bold" loext:padding="0.0193in" loext:border="0.06pt solid #e3e3e3"/>
    </style:style>
    <style:style style:name="T41" style:family="text">
      <style:text-properties fo:font-weight="bold" officeooo:rsid="00a2866e" style:font-weight-asian="bold" style:font-weight-complex="bold" loext:padding="0.0193in" loext:border="0.06pt solid #e3e3e3"/>
    </style:style>
    <style:style style:name="T42" style:family="text">
      <style:text-properties fo:font-weight="bold" officeooo:rsid="00a2cf59" style:font-weight-asian="bold" style:font-weight-complex="bold" loext:padding="0.0193in" loext:border="0.06pt solid #e3e3e3"/>
    </style:style>
    <style:style style:name="T43" style:family="text">
      <style:text-properties fo:font-weight="bold" officeooo:rsid="00a9d803" style:font-weight-asian="bold" style:font-weight-complex="bold" loext:padding="0.0193in" loext:border="0.06pt solid #e3e3e3"/>
    </style:style>
    <style:style style:name="T44" style:family="text">
      <style:text-properties fo:font-weight="bold" officeooo:rsid="00aaa407" style:font-weight-asian="bold" style:font-weight-complex="bold" loext:padding="0.0193in" loext:border="0.06pt solid #e3e3e3"/>
    </style:style>
    <style:style style:name="T45" style:family="text">
      <style:text-properties fo:font-weight="bold" officeooo:rsid="00ac88fb" style:font-weight-asian="bold" style:font-weight-complex="bold" loext:padding="0.0193in" loext:border="0.06pt solid #e3e3e3"/>
    </style:style>
    <style:style style:name="T46" style:family="text">
      <style:text-properties fo:font-weight="bold" officeooo:rsid="00ade057" style:font-weight-asian="bold" style:font-weight-complex="bold" loext:padding="0.0193in" loext:border="0.06pt solid #e3e3e3"/>
    </style:style>
    <style:style style:name="T47" style:family="text">
      <style:text-properties fo:font-weight="bold" officeooo:rsid="00aeea12" style:font-weight-asian="bold" style:font-weight-complex="bold" loext:padding="0.0193in" loext:border="0.06pt solid #e3e3e3"/>
    </style:style>
    <style:style style:name="T48" style:family="text">
      <style:text-properties fo:font-weight="bold" officeooo:rsid="00b3767a" style:font-weight-asian="bold" style:font-weight-complex="bold" loext:padding="0.0193in" loext:border="0.06pt solid #e3e3e3"/>
    </style:style>
    <style:style style:name="T49" style:family="text">
      <style:text-properties fo:font-weight="bold" officeooo:rsid="00b53675" style:font-weight-asian="bold" style:font-weight-complex="bold" loext:padding="0.0193in" loext:border="0.06pt solid #e3e3e3"/>
    </style:style>
    <style:style style:name="T50" style:family="text">
      <style:text-properties fo:font-weight="bold" officeooo:rsid="00b6180f" style:font-weight-asian="bold" style:font-weight-complex="bold" loext:padding="0.0193in" loext:border="0.06pt solid #e3e3e3"/>
    </style:style>
    <style:style style:name="T51" style:family="text">
      <style:text-properties fo:font-weight="bold" officeooo:rsid="00b7a730" style:font-weight-asian="bold" style:font-weight-complex="bold" loext:padding="0.0193in" loext:border="0.06pt solid #e3e3e3"/>
    </style:style>
    <style:style style:name="T52" style:family="text">
      <style:text-properties fo:font-weight="bold" officeooo:rsid="00bc6fc1" style:font-weight-asian="bold" style:font-weight-complex="bold" loext:padding="0.0193in" loext:border="0.06pt solid #e3e3e3"/>
    </style:style>
    <style:style style:name="T53" style:family="text">
      <style:text-properties fo:font-weight="bold" style:font-weight-asian="bold" style:font-weight-complex="bold" loext:padding="0.0193in" loext:border="0.06pt solid #e3e3e3"/>
    </style:style>
    <style:style style:name="T54" style:family="text">
      <style:text-properties fo:font-weight="bold" officeooo:rsid="00bfa4c3" style:font-weight-asian="bold" style:font-weight-complex="bold" loext:padding="0.0193in" loext:border="0.06pt solid #e3e3e3"/>
    </style:style>
    <style:style style:name="T55" style:family="text">
      <style:text-properties fo:font-weight="bold" officeooo:rsid="00c12452" style:font-weight-asian="bold" style:font-weight-complex="bold" loext:padding="0.0193in" loext:border="0.06pt solid #e3e3e3"/>
    </style:style>
    <style:style style:name="T56" style:family="text">
      <style:text-properties fo:font-weight="bold" officeooo:rsid="00c301fd" style:font-weight-asian="bold" style:font-weight-complex="bold" loext:padding="0.0193in" loext:border="0.06pt solid #e3e3e3"/>
    </style:style>
    <style:style style:name="T57" style:family="text">
      <style:text-properties fo:font-weight="bold" officeooo:rsid="00c31c24" style:font-weight-asian="bold" style:font-weight-complex="bold" loext:padding="0.0193in" loext:border="0.06pt solid #e3e3e3"/>
    </style:style>
    <style:style style:name="T58" style:family="text">
      <style:text-properties fo:font-weight="bold" officeooo:rsid="00c4190d" style:font-weight-asian="bold" style:font-weight-complex="bold" loext:padding="0.0193in" loext:border="0.06pt solid #e3e3e3"/>
    </style:style>
    <style:style style:name="T59" style:family="text">
      <style:text-properties fo:font-weight="bold" officeooo:rsid="00c563ec" style:font-weight-asian="bold" style:font-weight-complex="bold" loext:padding="0.0193in" loext:border="0.06pt solid #e3e3e3"/>
    </style:style>
    <style:style style:name="T60" style:family="text">
      <style:text-properties fo:font-weight="bold" officeooo:rsid="00c8999c" style:font-weight-asian="bold" style:font-weight-complex="bold" loext:padding="0.0193in" loext:border="0.06pt solid #e3e3e3"/>
    </style:style>
    <style:style style:name="T61" style:family="text">
      <style:text-properties fo:font-weight="bold" officeooo:rsid="00c97931" style:font-weight-asian="bold" style:font-weight-complex="bold" loext:padding="0.0193in" loext:border="0.06pt solid #e3e3e3"/>
    </style:style>
    <style:style style:name="T62" style:family="text">
      <style:text-properties loext:padding="0.0193in" loext:border="0.06pt solid #e3e3e3"/>
    </style:style>
    <style:style style:name="T63" style:family="text">
      <style:text-properties fo:font-size="15pt" fo:font-weight="bold" style:font-size-asian="15pt" style:font-weight-asian="bold" style:font-size-complex="15pt" style:font-weight-complex="bold"/>
    </style:style>
    <style:style style:name="T64" style:family="text">
      <style:text-properties fo:font-size="15pt" fo:font-weight="bold" officeooo:rsid="00378bb1" style:font-size-asian="15pt" style:font-weight-asian="bold" style:font-size-complex="15pt" style:font-weight-complex="bold"/>
    </style:style>
    <style:style style:name="T65" style:family="text">
      <style:text-properties fo:font-size="15pt" fo:font-weight="bold" officeooo:rsid="0084fd85" style:font-size-asian="15pt" style:font-weight-asian="bold" style:font-size-complex="15pt" style:font-weight-complex="bold"/>
    </style:style>
    <style:style style:name="T66" style:family="text">
      <style:text-properties fo:font-size="15pt" fo:font-weight="bold" officeooo:rsid="006339d1" style:font-size-asian="15pt" style:font-weight-asian="bold" style:font-size-complex="15pt" style:font-weight-complex="bold"/>
    </style:style>
    <style:style style:name="T67" style:family="text">
      <style:text-properties fo:font-size="15pt" fo:font-weight="bold" officeooo:rsid="0092b926" style:font-size-asian="15pt" style:font-weight-asian="bold" style:font-size-complex="15pt" style:font-weight-complex="bold"/>
    </style:style>
    <style:style style:name="T6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69" style:family="text">
      <style:text-properties fo:font-size="18pt" style:text-underline-style="solid" style:text-underline-width="auto" style:text-underline-color="font-color" fo:font-weight="bold" officeooo:rsid="005d9911" style:font-size-asian="18pt" style:font-weight-asian="bold" style:font-size-complex="18pt" style:font-weight-complex="bold"/>
    </style:style>
    <style:style style:name="T70" style:family="text">
      <style:text-properties fo:font-size="18pt" style:text-underline-style="solid" style:text-underline-width="auto" style:text-underline-color="font-color" fo:font-weight="bold" officeooo:rsid="005f7047" style:font-size-asian="18pt" style:font-weight-asian="bold" style:font-size-complex="18pt" style:font-weight-complex="bold"/>
    </style:style>
    <style:style style:name="T71" style:family="text">
      <style:text-properties fo:font-size="18pt" style:text-underline-style="solid" style:text-underline-width="auto" style:text-underline-color="font-color" fo:font-weight="bold" officeooo:rsid="00699c93" style:font-size-asian="18pt" style:font-weight-asian="bold" style:font-size-complex="18pt" style:font-weight-complex="bold"/>
    </style:style>
    <style:style style:name="T72" style:family="text">
      <style:text-properties fo:font-size="18pt" style:text-underline-style="solid" style:text-underline-width="auto" style:text-underline-color="font-color" fo:font-weight="bold" officeooo:rsid="00b53675" style:font-size-asian="18pt" style:font-weight-asian="bold" style:font-size-complex="18pt" style:font-weight-complex="bold"/>
    </style:style>
    <style:style style:name="T73" style:family="text">
      <style:text-properties fo:font-size="18pt" style:text-underline-style="solid" style:text-underline-width="auto" style:text-underline-color="font-color" fo:font-weight="bold" officeooo:rsid="00b7a730" style:font-size-asian="18pt" style:font-weight-asian="bold" style:font-size-complex="18pt" style:font-weight-complex="bold"/>
    </style:style>
    <style:style style:name="T74" style:family="text">
      <style:text-properties fo:font-size="18pt" style:text-underline-style="solid" style:text-underline-width="auto" style:text-underline-color="font-color" style:font-size-asian="18pt" style:font-size-complex="18pt"/>
    </style:style>
    <style:style style:name="T75" style:family="text">
      <style:text-properties officeooo:rsid="00619a69"/>
    </style:style>
    <style:style style:name="T76" style:family="text">
      <style:text-properties officeooo:rsid="006339d1"/>
    </style:style>
    <style:style style:name="T77" style:family="text">
      <style:text-properties officeooo:rsid="00658cb3"/>
    </style:style>
    <style:style style:name="T78" style:family="text">
      <style:text-properties officeooo:rsid="006619ae"/>
    </style:style>
    <style:style style:name="T79" style:family="text">
      <style:text-properties officeooo:rsid="006619ae" loext:padding="0.0193in" loext:border="0.06pt solid #e3e3e3"/>
    </style:style>
    <style:style style:name="T80" style:family="text">
      <style:text-properties officeooo:rsid="0067aa48"/>
    </style:style>
    <style:style style:name="T81" style:family="text">
      <style:text-properties officeooo:rsid="0067aa48" loext:padding="0.0193in" loext:border="0.06pt solid #e3e3e3"/>
    </style:style>
    <style:style style:name="T82" style:family="text">
      <style:text-properties officeooo:rsid="00699c93"/>
    </style:style>
    <style:style style:name="T83" style:family="text">
      <style:text-properties officeooo:rsid="0069fb53"/>
    </style:style>
    <style:style style:name="T84" style:family="text">
      <style:text-properties officeooo:rsid="006afc97"/>
    </style:style>
    <style:style style:name="T85" style:family="text">
      <style:text-properties officeooo:rsid="006b8734"/>
    </style:style>
    <style:style style:name="T86" style:family="text">
      <style:text-properties officeooo:rsid="006cdae6"/>
    </style:style>
    <style:style style:name="T87" style:family="text">
      <style:text-properties officeooo:rsid="006cdae6" loext:padding="0.0193in" loext:border="0.06pt solid #e3e3e3"/>
    </style:style>
    <style:style style:name="T88" style:family="text">
      <style:text-properties officeooo:rsid="006f9ab3"/>
    </style:style>
    <style:style style:name="T89" style:family="text">
      <style:text-properties officeooo:rsid="00717323"/>
    </style:style>
    <style:style style:name="T90" style:family="text">
      <style:text-properties officeooo:rsid="0071b761"/>
    </style:style>
    <style:style style:name="T91" style:family="text">
      <style:text-properties officeooo:rsid="0073485c"/>
    </style:style>
    <style:style style:name="T92" style:family="text">
      <style:text-properties officeooo:rsid="00770c26"/>
    </style:style>
    <style:style style:name="T93" style:family="text">
      <style:text-properties officeooo:rsid="0079a7b3"/>
    </style:style>
    <style:style style:name="T94" style:family="text">
      <style:text-properties officeooo:rsid="007b74c1"/>
    </style:style>
    <style:style style:name="T95" style:family="text">
      <style:text-properties officeooo:rsid="007c97bc"/>
    </style:style>
    <style:style style:name="T96" style:family="text">
      <style:text-properties officeooo:rsid="007c97bc" loext:padding="0.0193in" loext:border="0.06pt solid #e3e3e3"/>
    </style:style>
    <style:style style:name="T97" style:family="text">
      <style:text-properties officeooo:rsid="007cc3fc"/>
    </style:style>
    <style:style style:name="T98" style:family="text">
      <style:text-properties officeooo:rsid="007f147a"/>
    </style:style>
    <style:style style:name="T99" style:family="text">
      <style:text-properties officeooo:rsid="007f147a" loext:padding="0.0193in" loext:border="0.06pt solid #e3e3e3"/>
    </style:style>
    <style:style style:name="T100" style:family="text">
      <style:text-properties officeooo:rsid="007f8fac"/>
    </style:style>
    <style:style style:name="T101" style:family="text">
      <style:text-properties officeooo:rsid="007fe417"/>
    </style:style>
    <style:style style:name="T102" style:family="text">
      <style:text-properties officeooo:rsid="0080988f"/>
    </style:style>
    <style:style style:name="T103" style:family="text">
      <style:text-properties officeooo:rsid="0081e726"/>
    </style:style>
    <style:style style:name="T104" style:family="text">
      <style:text-properties officeooo:rsid="00824c3d"/>
    </style:style>
    <style:style style:name="T105" style:family="text">
      <style:text-properties officeooo:rsid="008289ad"/>
    </style:style>
    <style:style style:name="T106" style:family="text">
      <style:text-properties officeooo:rsid="008289ad" loext:padding="0.0193in" loext:border="0.06pt solid #e3e3e3"/>
    </style:style>
    <style:style style:name="T107" style:family="text">
      <style:text-properties officeooo:rsid="008341a5"/>
    </style:style>
    <style:style style:name="T108" style:family="text">
      <style:text-properties officeooo:rsid="008341a5" loext:padding="0.0193in" loext:border="0.06pt solid #e3e3e3"/>
    </style:style>
    <style:style style:name="T109" style:family="text">
      <style:text-properties officeooo:rsid="0086ef87"/>
    </style:style>
    <style:style style:name="T110" style:family="text">
      <style:text-properties officeooo:rsid="0087e053"/>
    </style:style>
    <style:style style:name="T111" style:family="text">
      <style:text-properties officeooo:rsid="0089737f"/>
    </style:style>
    <style:style style:name="T112" style:family="text">
      <style:text-properties officeooo:rsid="0089737f" loext:padding="0.0193in" loext:border="0.06pt solid #e3e3e3"/>
    </style:style>
    <style:style style:name="T113" style:family="text">
      <style:text-properties officeooo:rsid="008aa77d"/>
    </style:style>
    <style:style style:name="T114" style:family="text">
      <style:text-properties officeooo:rsid="008d382e"/>
    </style:style>
    <style:style style:name="T115" style:family="text">
      <style:text-properties officeooo:rsid="008e0aa1"/>
    </style:style>
    <style:style style:name="T116" style:family="text">
      <style:text-properties officeooo:rsid="0090e0e0"/>
    </style:style>
    <style:style style:name="T117" style:family="text">
      <style:text-properties officeooo:rsid="0091310d"/>
    </style:style>
    <style:style style:name="T118" style:family="text">
      <style:text-properties officeooo:rsid="0092b926"/>
    </style:style>
    <style:style style:name="T119" style:family="text">
      <style:text-properties officeooo:rsid="0093d6ff"/>
    </style:style>
    <style:style style:name="T120" style:family="text">
      <style:text-properties officeooo:rsid="0095746d"/>
    </style:style>
    <style:style style:name="T121" style:family="text">
      <style:text-properties officeooo:rsid="0095746d" loext:padding="0.0193in" loext:border="0.06pt solid #e3e3e3"/>
    </style:style>
    <style:style style:name="T122" style:family="text">
      <style:text-properties officeooo:rsid="00966bd8"/>
    </style:style>
    <style:style style:name="T123" style:family="text">
      <style:text-properties fo:font-style="italic" style:font-style-asian="italic" style:font-style-complex="italic"/>
    </style:style>
    <style:style style:name="T124" style:family="text">
      <style:text-properties fo:font-style="italic" officeooo:rsid="0089190f" style:font-style-asian="italic" style:font-style-complex="italic"/>
    </style:style>
    <style:style style:name="T125" style:family="text">
      <style:text-properties fo:font-style="italic" officeooo:rsid="0099f60b" style:font-style-asian="italic" style:font-style-complex="italic"/>
    </style:style>
    <style:style style:name="T126" style:family="text">
      <style:text-properties fo:font-style="italic" officeooo:rsid="009b1e02" style:font-style-asian="italic" style:font-style-complex="italic"/>
    </style:style>
    <style:style style:name="T127" style:family="text">
      <style:text-properties fo:font-style="italic" officeooo:rsid="00a02d98" style:font-style-asian="italic" style:font-style-complex="italic"/>
    </style:style>
    <style:style style:name="T128" style:family="text">
      <style:text-properties fo:font-style="italic" officeooo:rsid="00a11f95" style:font-style-asian="italic" style:font-style-complex="italic"/>
    </style:style>
    <style:style style:name="T129" style:family="text">
      <style:text-properties fo:font-style="italic" officeooo:rsid="00a2cf59" style:font-style-asian="italic" style:font-style-complex="italic"/>
    </style:style>
    <style:style style:name="T130" style:family="text">
      <style:text-properties fo:font-style="italic" officeooo:rsid="00ac88fb" style:font-style-asian="italic" style:font-style-complex="italic"/>
    </style:style>
    <style:style style:name="T131" style:family="text">
      <style:text-properties fo:font-style="italic" officeooo:rsid="00adce18" style:font-style-asian="italic" style:font-style-complex="italic"/>
    </style:style>
    <style:style style:name="T132" style:family="text">
      <style:text-properties fo:font-style="italic" officeooo:rsid="00ade057" style:font-style-asian="italic" style:font-style-complex="italic"/>
    </style:style>
    <style:style style:name="T133" style:family="text">
      <style:text-properties fo:font-style="italic" officeooo:rsid="00aaa407" style:font-style-asian="italic" style:font-style-complex="italic"/>
    </style:style>
    <style:style style:name="T134" style:family="text">
      <style:text-properties fo:font-style="italic" officeooo:rsid="00a2866e" style:font-style-asian="italic" style:font-style-complex="italic"/>
    </style:style>
    <style:style style:name="T135" style:family="text">
      <style:text-properties fo:font-style="italic" officeooo:rsid="00b0a8a6" style:font-style-asian="italic" style:font-style-complex="italic"/>
    </style:style>
    <style:style style:name="T136" style:family="text">
      <style:text-properties fo:font-style="italic" officeooo:rsid="00b1ef1f" style:font-style-asian="italic" style:font-style-complex="italic"/>
    </style:style>
    <style:style style:name="T137" style:family="text">
      <style:text-properties fo:font-style="italic" officeooo:rsid="00b3767a" style:font-style-asian="italic" style:font-style-complex="italic"/>
    </style:style>
    <style:style style:name="T138" style:family="text">
      <style:text-properties fo:font-style="italic" officeooo:rsid="00baee73" style:font-style-asian="italic" style:font-style-complex="italic"/>
    </style:style>
    <style:style style:name="T139" style:family="text">
      <style:text-properties fo:font-style="italic" officeooo:rsid="00be4b5c" style:font-style-asian="italic" style:font-style-complex="italic"/>
    </style:style>
    <style:style style:name="T140" style:family="text">
      <style:text-properties fo:font-style="italic" officeooo:rsid="00c301fd" style:font-style-asian="italic" style:font-style-complex="italic"/>
    </style:style>
    <style:style style:name="T141" style:family="text">
      <style:text-properties fo:font-style="italic" officeooo:rsid="00c4190d" style:font-style-asian="italic" style:font-style-complex="italic"/>
    </style:style>
    <style:style style:name="T142" style:family="text">
      <style:text-properties fo:font-style="italic" officeooo:rsid="00c6a99a" style:font-style-asian="italic" style:font-style-complex="italic"/>
    </style:style>
    <style:style style:name="T143" style:family="text">
      <style:text-properties fo:font-style="italic" officeooo:rsid="00c563ec" style:font-style-asian="italic" style:font-style-complex="italic"/>
    </style:style>
    <style:style style:name="T144" style:family="text">
      <style:text-properties fo:font-style="italic" officeooo:rsid="00c8999c" style:font-style-asian="italic" style:font-style-complex="italic"/>
    </style:style>
    <style:style style:name="T145" style:family="text">
      <style:text-properties fo:font-style="italic" officeooo:rsid="00c97931" style:font-style-asian="italic" style:font-style-complex="italic"/>
    </style:style>
    <style:style style:name="T146" style:family="text">
      <style:text-properties officeooo:rsid="0089190f"/>
    </style:style>
    <style:style style:name="T147" style:family="text">
      <style:text-properties officeooo:rsid="0099f60b"/>
    </style:style>
    <style:style style:name="T148" style:family="text">
      <style:text-properties fo:font-size="12pt" fo:font-weight="normal" style:font-size-asian="10.5pt" style:font-weight-asian="normal" style:font-size-complex="12pt" style:font-weight-complex="normal"/>
    </style:style>
    <style:style style:name="T149" style:family="text">
      <style:text-properties fo:font-size="12pt" fo:font-weight="normal" officeooo:rsid="0099f60b" style:font-size-asian="10.5pt" style:font-weight-asian="normal" style:font-size-complex="12pt" style:font-weight-complex="normal"/>
    </style:style>
    <style:style style:name="T150" style:family="text">
      <style:text-properties fo:font-size="12pt" fo:font-weight="normal" officeooo:rsid="009cb520" style:font-size-asian="10.5pt" style:font-weight-asian="normal" style:font-size-complex="12pt" style:font-weight-complex="normal"/>
    </style:style>
    <style:style style:name="T151" style:family="text">
      <style:text-properties fo:font-size="12pt" fo:font-weight="normal" officeooo:rsid="00a11f95" style:font-size-asian="10.5pt" style:font-weight-asian="normal" style:font-size-complex="12pt" style:font-weight-complex="normal"/>
    </style:style>
    <style:style style:name="T152" style:family="text">
      <style:text-properties fo:font-size="12pt" fo:font-weight="normal" officeooo:rsid="00a2866e" style:font-size-asian="10.5pt" style:font-weight-asian="normal" style:font-size-complex="12pt" style:font-weight-complex="normal"/>
    </style:style>
    <style:style style:name="T153" style:family="text">
      <style:text-properties fo:font-size="12pt" fo:font-weight="normal" officeooo:rsid="00a2cf59" style:font-size-asian="10.5pt" style:font-weight-asian="normal" style:font-size-complex="12pt" style:font-weight-complex="normal"/>
    </style:style>
    <style:style style:name="T154" style:family="text">
      <style:text-properties fo:font-size="12pt" fo:font-weight="normal" officeooo:rsid="00a478f5" style:font-size-asian="10.5pt" style:font-weight-asian="normal" style:font-size-complex="12pt" style:font-weight-complex="normal"/>
    </style:style>
    <style:style style:name="T155" style:family="text">
      <style:text-properties fo:font-size="12pt" fo:font-weight="normal" officeooo:rsid="009e88a5" style:font-size-asian="10.5pt" style:font-weight-asian="normal" style:font-size-complex="12pt" style:font-weight-complex="normal"/>
    </style:style>
    <style:style style:name="T156" style:family="text">
      <style:text-properties fo:font-size="12pt" fo:font-weight="normal" officeooo:rsid="00aeea12" style:font-size-asian="10.5pt" style:font-weight-asian="normal" style:font-size-complex="12pt" style:font-weight-complex="normal"/>
    </style:style>
    <style:style style:name="T157" style:family="text">
      <style:text-properties fo:font-size="12pt" fo:font-style="italic" fo:font-weight="normal" officeooo:rsid="0089190f" style:font-size-asian="10.5pt" style:font-style-asian="italic" style:font-weight-asian="normal" style:font-size-complex="12pt" style:font-style-complex="italic" style:font-weight-complex="normal"/>
    </style:style>
    <style:style style:name="T158" style:family="text">
      <style:text-properties fo:font-size="12pt" fo:font-style="italic" fo:font-weight="normal" officeooo:rsid="0099f60b" style:font-size-asian="10.5pt" style:font-style-asian="italic" style:font-weight-asian="normal" style:font-size-complex="12pt" style:font-style-complex="italic" style:font-weight-complex="normal"/>
    </style:style>
    <style:style style:name="T159" style:family="text">
      <style:text-properties fo:font-size="12pt" fo:font-style="italic" fo:font-weight="normal" officeooo:rsid="009cb520" style:font-size-asian="10.5pt" style:font-style-asian="italic" style:font-weight-asian="normal" style:font-size-complex="12pt" style:font-style-complex="italic" style:font-weight-complex="normal"/>
    </style:style>
    <style:style style:name="T160" style:family="text">
      <style:text-properties fo:font-size="12pt" fo:font-style="italic" fo:font-weight="normal" officeooo:rsid="00a02d98" style:font-size-asian="10.5pt" style:font-style-asian="italic" style:font-weight-asian="normal" style:font-size-complex="12pt" style:font-style-complex="italic" style:font-weight-complex="normal"/>
    </style:style>
    <style:style style:name="T161" style:family="text">
      <style:text-properties fo:font-size="12pt" fo:font-style="italic" fo:font-weight="normal" officeooo:rsid="009e88a5" style:font-size-asian="10.5pt" style:font-style-asian="italic" style:font-weight-asian="normal" style:font-size-complex="12pt" style:font-style-complex="italic" style:font-weight-complex="normal"/>
    </style:style>
    <style:style style:name="T162" style:family="text">
      <style:text-properties fo:font-size="12pt" fo:font-style="italic" fo:font-weight="normal" officeooo:rsid="00ac88fb" style:font-size-asian="10.5pt" style:font-style-asian="italic" style:font-weight-asian="normal" style:font-size-complex="12pt" style:font-style-complex="italic" style:font-weight-complex="normal"/>
    </style:style>
    <style:style style:name="T163" style:family="text">
      <style:text-properties fo:font-size="12pt" fo:font-style="italic" fo:font-weight="normal" officeooo:rsid="00adce18" style:font-size-asian="10.5pt" style:font-style-asian="italic" style:font-weight-asian="normal" style:font-size-complex="12pt" style:font-style-complex="italic" style:font-weight-complex="normal"/>
    </style:style>
    <style:style style:name="T164" style:family="text">
      <style:text-properties fo:font-size="12pt" fo:font-style="italic" fo:font-weight="normal" officeooo:rsid="00c97931" style:font-size-asian="10.5pt" style:font-style-asian="italic" style:font-weight-asian="normal" style:font-size-complex="12pt" style:font-style-complex="italic" style:font-weight-complex="normal"/>
    </style:style>
    <style:style style:name="T165" style:family="text">
      <style:text-properties fo:font-size="12pt" officeooo:rsid="0070dae4" style:font-size-asian="12pt" style:font-size-complex="12pt"/>
    </style:style>
    <style:style style:name="T166" style:family="text">
      <style:text-properties fo:font-size="12pt" officeooo:rsid="00ac88fb" style:font-size-asian="12pt" style:font-size-complex="12pt"/>
    </style:style>
    <style:style style:name="T167" style:family="text">
      <style:text-properties officeooo:rsid="009b1e02"/>
    </style:style>
    <style:style style:name="T168" style:family="text">
      <style:text-properties officeooo:rsid="009cb520"/>
    </style:style>
    <style:style style:name="T169" style:family="text">
      <style:text-properties officeooo:rsid="009e88a5"/>
    </style:style>
    <style:style style:name="T170" style:family="text">
      <style:text-properties officeooo:rsid="00a02d98"/>
    </style:style>
    <style:style style:name="T171" style:family="text">
      <style:text-properties officeooo:rsid="00a11f95"/>
    </style:style>
    <style:style style:name="T172" style:family="text">
      <style:text-properties officeooo:rsid="00a2866e"/>
    </style:style>
    <style:style style:name="T173" style:family="text">
      <style:text-properties officeooo:rsid="00a2cf59"/>
    </style:style>
    <style:style style:name="T174" style:family="text">
      <style:text-properties officeooo:rsid="00a553fa"/>
    </style:style>
    <style:style style:name="T175" style:family="text">
      <style:text-properties officeooo:rsid="00aaa407"/>
    </style:style>
    <style:style style:name="T176" style:family="text">
      <style:text-properties officeooo:rsid="00aaa407" loext:padding="0.0193in" loext:border="0.06pt solid #e3e3e3"/>
    </style:style>
    <style:style style:name="T177" style:family="text">
      <style:text-properties officeooo:rsid="00ac88fb"/>
    </style:style>
    <style:style style:name="T178" style:family="text">
      <style:text-properties officeooo:rsid="00ad2ab0"/>
    </style:style>
    <style:style style:name="T179" style:family="text">
      <style:text-properties officeooo:rsid="00adce18"/>
    </style:style>
    <style:style style:name="T180" style:family="text">
      <style:text-properties officeooo:rsid="00ade057"/>
    </style:style>
    <style:style style:name="T181" style:family="text">
      <style:text-properties officeooo:rsid="00aeea12"/>
    </style:style>
    <style:style style:name="T182" style:family="text">
      <style:text-properties officeooo:rsid="00b0a8a6"/>
    </style:style>
    <style:style style:name="T183" style:family="text">
      <style:text-properties officeooo:rsid="00b1ef1f"/>
    </style:style>
    <style:style style:name="T184" style:family="text">
      <style:text-properties officeooo:rsid="00b300ce"/>
    </style:style>
    <style:style style:name="T185" style:family="text">
      <style:text-properties officeooo:rsid="00b53675" loext:padding="0.0193in" loext:border="0.06pt solid #e3e3e3"/>
    </style:style>
    <style:style style:name="T186" style:family="text">
      <style:text-properties officeooo:rsid="00b6180f"/>
    </style:style>
    <style:style style:name="T187" style:family="text">
      <style:text-properties officeooo:rsid="00b72540"/>
    </style:style>
    <style:style style:name="T188" style:family="text">
      <style:text-properties officeooo:rsid="00b7a730"/>
    </style:style>
    <style:style style:name="T189" style:family="text">
      <style:text-properties officeooo:rsid="00baee73"/>
    </style:style>
    <style:style style:name="T190" style:family="text">
      <style:text-properties officeooo:rsid="00bb689e"/>
    </style:style>
    <style:style style:name="T191" style:family="text">
      <style:text-properties officeooo:rsid="00be4b5c"/>
    </style:style>
    <style:style style:name="T192" style:family="text">
      <style:text-properties officeooo:rsid="00bfa4c3"/>
    </style:style>
    <style:style style:name="T193" style:family="text">
      <style:text-properties officeooo:rsid="00c12452"/>
    </style:style>
    <style:style style:name="T194" style:family="text">
      <style:text-properties officeooo:rsid="00c12452" loext:padding="0.0193in" loext:border="0.06pt solid #e3e3e3"/>
    </style:style>
    <style:style style:name="T195" style:family="text">
      <style:text-properties officeooo:rsid="00c301fd"/>
    </style:style>
    <style:style style:name="T196" style:family="text">
      <style:text-properties officeooo:rsid="00c31c24"/>
    </style:style>
    <style:style style:name="T197" style:family="text">
      <style:text-properties officeooo:rsid="00c4190d"/>
    </style:style>
    <style:style style:name="T198" style:family="text">
      <style:text-properties officeooo:rsid="00c563ec"/>
    </style:style>
    <style:style style:name="T199" style:family="text">
      <style:text-properties officeooo:rsid="00c563ec" loext:padding="0.0193in" loext:border="0.06pt solid #e3e3e3"/>
    </style:style>
    <style:style style:name="T200" style:family="text">
      <style:text-properties officeooo:rsid="00c6a99a"/>
    </style:style>
    <style:style style:name="T201" style:family="text">
      <style:text-properties officeooo:rsid="00c8999c"/>
    </style:style>
    <style:style style:name="T202" style:family="text">
      <style:text-properties officeooo:rsid="00c97931"/>
    </style:style>
    <style:style style:name="T203" style:family="text">
      <style:text-properties officeooo:rsid="00cb6a9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673in" fo:text-indent="-0.25in" fo:margin-left="0.567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73in" fo:text-indent="-0.25in" fo:margin-left="0.817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73in" fo:text-indent="-0.25in" fo:margin-left="1.067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73in" fo:text-indent="-0.25in" fo:margin-left="1.317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73in" fo:text-indent="-0.25in" fo:margin-left="1.567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73in" fo:text-indent="-0.25in" fo:margin-left="1.817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73in" fo:text-indent="-0.25in" fo:margin-left="2.067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73in" fo:text-indent="-0.25in" fo:margin-left="2.317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73in" fo:text-indent="-0.25in" fo:margin-left="2.567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73in" fo:text-indent="-0.25in" fo:margin-left="2.817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69">Thief</text:span><text:span text:style-name="T68">:</text:span><text:span text:style-name="T74"> </text:span></text:p>
      <text:p text:style-name="P22"/>
      <text:p text:style-name="P60"><text:span text:style-name="Strong_20_Emphasis"><text:span text:style-name="T62">Description:</text:span></text:span> The Thief is a nimble and cunning class, specializing in quick strikes and evasive maneuvers.</text:p>
      <text:p text:style-name="P22"/>
      <text:p text:style-name="P1">Skills:</text:p>
      <text:p text:style-name="P1"/>
      <text:p text:style-name="P40"><text:span text:style-name="Strong_20_Emphasis"><text:span text:style-name="T62">Dagger Throw:</text:span></text:span> </text:p>
      <text:list xml:id="list677479109" text:style-name="L1">
        <text:list-item>
          <text:p text:style-name="P66"><text:span text:style-name="T124">Hurl a knife at </text:span><text:span text:style-name="T126">the</text:span><text:span text:style-name="T124"> target with precision and speed.</text:span></text:p>
        </text:list-item>
        <text:list-item>
          <text:p text:style-name="P66"><text:span text:style-name="T167">Hurl</text:span><text:span text:style-name="T147"> </text:span><text:span text:style-name="T167">a blade</text:span><text:span text:style-name="T147"> at the target, d</text:span><text:span text:style-name="T146">eal</text:span><text:span text:style-name="T147">ing</text:span><text:span text:style-name="T146"> </text:span><text:span text:style-name="T167">10-15</text:span><text:span text:style-name="T147"> </text:span><text:span text:style-name="T167">physical </text:span><text:span text:style-name="T147">damage </text:span><text:span text:style-name="T167">with a 70% critical hit chance</text:span><text:span text:style-name="T147">.</text:span></text:p>
        </text:list-item>
        <text:list-item>
          <text:p text:style-name="P66"><text:span text:style-name="T148">Cost: </text:span><text:span text:style-name="T149">2</text:span><text:span text:style-name="T148">, Cooldown: </text:span><text:span text:style-name="T150">2</text:span><text:span text:style-name="T148">, Range: </text:span><text:span text:style-name="T150">3</text:span><text:span text:style-name="T148">, Accuracy: </text:span><text:span text:style-name="T150">85</text:span><text:span text:style-name="T148">;</text:span></text:p>
        </text:list-item>
      </text:list>
      <text:p text:style-name="P1"/>
      <text:p text:style-name="P40"><text:span text:style-name="Strong_20_Emphasis"><text:span text:style-name="T62">Caltrops:</text:span></text:span> </text:p>
      <text:list xml:id="list4343702449533" text:continue-numbering="true" text:style-name="L1">
        <text:list-item>
          <text:p text:style-name="P66"><text:span text:style-name="T125">S</text:span><text:span text:style-name="T124">catter caltrops on the ground, creating a hazardous area that damages and slows enemies.</text:span></text:p>
        </text:list-item>
        <text:list-item>
          <text:p text:style-name="P67"><text:span text:style-name="T147">Scatter caltrops at the target tile, d</text:span><text:span text:style-name="T146">eal</text:span><text:span text:style-name="T147">ing</text:span><text:span text:style-name="T146"> </text:span><text:span text:style-name="T147">3-5 </text:span><text:span text:style-name="T167">physical </text:span><text:span text:style-name="T147">damage and 1x Slow to enemies that pass through it. Lasts for 3 turns.</text:span></text:p>
        </text:list-item>
        <text:list-item>
          <text:p text:style-name="P66">Cost: <text:span text:style-name="T169">1</text:span>, Cooldown: <text:span text:style-name="T147">3</text:span>, Range: <text:span text:style-name="T147">1</text:span>, Accuracy: -;</text:p>
        </text:list-item>
      </text:list>
      <text:p text:style-name="P14"/>
      <text:p text:style-name="P41"><text:span text:style-name="Strong_20_Emphasis"><text:span text:style-name="T62">Vanish:</text:span></text:span> </text:p>
      <text:list xml:id="list4343918180143" text:continue-numbering="true" text:style-name="L1">
        <text:list-item>
          <text:p text:style-name="P93"><text:span text:style-name="T124">The user </text:span><text:span text:style-name="T126">briefly vanishes</text:span><text:span text:style-name="T124">, </text:span><text:span text:style-name="T126">remaining undetected by foes.</text:span></text:p>
        </text:list-item>
        <text:list-item>
          <text:p text:style-name="P93">Gain 1x <text:span text:style-name="T168">I</text:span>nvisibility.</text:p>
        </text:list-item>
        <text:list-item>
          <text:p text:style-name="P67"><text:span text:style-name="T148">Cost: </text:span><text:span text:style-name="T150">1</text:span><text:span text:style-name="T148">, Cooldown: </text:span><text:span text:style-name="T149">3</text:span><text:span text:style-name="T148">, Range: -, Accuracy: -;</text:span></text:p>
        </text:list-item>
      </text:list>
      <text:p text:style-name="P20"/>
      <text:p text:style-name="P41"><text:span text:style-name="Strong_20_Emphasis"><text:span text:style-name="T62">Stab:</text:span></text:span> </text:p>
      <text:list xml:id="list4343678939956" text:continue-numbering="true" text:style-name="L1">
        <text:list-item>
          <text:p text:style-name="P101">Execute a precise physical attack, aiming to inflict a bleeding wound on the target.</text:p>
        </text:list-item>
        <text:list-item>
          <text:p text:style-name="P67"><text:span text:style-name="T167">Deal </text:span><text:span text:style-name="T168">1</text:span><text:span text:style-name="T169">3</text:span><text:span text:style-name="T168">-20 </text:span><text:span text:style-name="T167">physical damage, with a 50% chance to inflict 1x Bleeding.</text:span></text:p>
        </text:list-item>
        <text:list-item>
          <text:p text:style-name="P67"><text:span text:style-name="T148">Cost: </text:span><text:span text:style-name="T149">2</text:span><text:span text:style-name="T148">, Cooldown: </text:span><text:span text:style-name="T150">1</text:span><text:span text:style-name="T148">, Range: </text:span><text:span text:style-name="T149">1</text:span><text:span text:style-name="T148">, Accuracy: </text:span><text:span text:style-name="T150">90</text:span><text:span text:style-name="T148">;</text:span></text:p>
        </text:list-item>
      </text:list>
      <text:p text:style-name="P41"><text:span text:style-name="Strong_20_Emphasis"><text:span text:style-name="T62"/></text:span></text:p>
      <text:p text:style-name="P41"><text:span text:style-name="Strong_20_Emphasis"><text:span text:style-name="T62">Feint:</text:span></text:span> </text:p>
      <text:list xml:id="list4342481922178" text:continue-numbering="true" text:style-name="L1">
        <text:list-item>
          <text:p text:style-name="P101">Deceive the enemy with a feinted attack, causing them to lower their defense.</text:p>
        </text:list-item>
        <text:list-item>
          <text:p text:style-name="P93">Lowers an enemy’s physical defense by <text:span text:style-name="T187">25-</text:span>35% for 1 turn.</text:p>
        </text:list-item>
        <text:list-item>
          <text:p text:style-name="P67"><text:span text:style-name="T148">Cost: </text:span><text:span text:style-name="T150">1</text:span><text:span text:style-name="T148">, Cooldown: </text:span><text:span text:style-name="T149">3</text:span><text:span text:style-name="T148">, Range: </text:span><text:span text:style-name="T149">1</text:span><text:span text:style-name="T148">, Accuracy: </text:span><text:span text:style-name="T150">-</text:span><text:span text:style-name="T148">;</text:span></text:p>
        </text:list-item>
      </text:list>
      <text:p text:style-name="P41"><text:span text:style-name="Strong_20_Emphasis"><text:span text:style-name="T62"/></text:span></text:p>
      <text:p text:style-name="P41"><text:span text:style-name="Strong_20_Emphasis"><text:span text:style-name="T62">Guileful </text:span></text:span><text:span text:style-name="Strong_20_Emphasis"><text:span text:style-name="T2">Reposition</text:span></text:span><text:span text:style-name="Strong_20_Emphasis"><text:span text:style-name="T62">:</text:span></text:span> </text:p>
      <text:list xml:id="list4343679880062" text:continue-numbering="true" text:style-name="L1">
        <text:list-item>
          <text:p text:style-name="P101">Perform a series of acrobatic maneuvers, leaping over a foe while attacking and landing in a distant position.</text:p>
        </text:list-item>
        <text:list-item>
          <text:p text:style-name="P93">Deal 5-10 physical damage to an adjacent enemy, then jump to an empty tile.</text:p>
        </text:list-item>
        <text:list-item>
          <text:p text:style-name="P67"><text:span text:style-name="T148">Cost: </text:span><text:span text:style-name="T150">3</text:span><text:span text:style-name="T148">, Cooldown: </text:span><text:span text:style-name="T150">4</text:span><text:span text:style-name="T148">, Range: </text:span><text:span text:style-name="T149">1</text:span><text:span text:style-name="T148">, Accuracy: -;</text:span></text:p>
        </text:list-item>
      </text:list>
      <text:p text:style-name="P42"><text:span text:style-name="Strong_20_Emphasis"><text:span text:style-name="T62"/></text:span></text:p>
      <text:p text:style-name="P42"><text:span text:style-name="Strong_20_Emphasis"><text:span text:style-name="T62">Double Slice:</text:span></text:span> </text:p>
      <text:list xml:id="list4343280029922" text:continue-numbering="true" text:style-name="L1">
        <text:list-item>
          <text:p text:style-name="P102">Perform a swift series of slashes, either targeting a single enemy twice or two separate enemies once each.</text:p>
        </text:list-item>
        <text:list-item>
          <text:p text:style-name="P68"><text:span text:style-name="T167">Deal </text:span><text:span text:style-name="T168">15-20 </text:span><text:span text:style-name="T167">physical damage </text:span><text:span text:style-name="T168">twice, targeting up to 2 enemies. Has a 20% Critical Hit Chance.</text:span></text:p>
        </text:list-item>
        <text:list-item>
          <text:p text:style-name="P68">Cost: <text:span text:style-name="T150">3</text:span>, Cooldown: <text:span text:style-name="T147">3</text:span>, Range: <text:span text:style-name="T147">1</text:span>, Accuracy: <text:span text:style-name="T169">85</text:span>;</text:p>
        </text:list-item>
      </text:list>
      <text:p text:style-name="Standard"/>
      <text:p text:style-name="Standard"/>
      <text:p text:style-name="P63"><text:span text:style-name="T70">Mercenary</text:span><text:span text:style-name="T68">:</text:span><text:span text:style-name="T74"> </text:span></text:p>
      <text:p text:style-name="P26"/>
      <text:p text:style-name="P61"><text:span text:style-name="Strong_20_Emphasis"><text:span text:style-name="T62">Description:</text:span></text:span> A skilled rogue who walks the <text:span text:style-name="T78">fine </text:span>line between right and wrong, the Mercenary is a master of survival, offering their services to the highest bidder in the seedy underbelly of society.</text:p>
      <text:p text:style-name="P26"/>
      <text:p text:style-name="P46"><text:span text:style-name="T66">Previous </text:span><text:span text:style-name="T63">Skills:</text:span></text:p>
      <text:p text:style-name="P15"/>
      <text:p text:style-name="P43"><text:span text:style-name="Strong_20_Emphasis"><text:span text:style-name="T62">Caltrops:</text:span></text:span> </text:p>
      <text:list xml:id="list4344333153244" text:continue-numbering="true" text:style-name="L1">
        <text:list-item>
          <text:p text:style-name="P69"><text:span text:style-name="T125">S</text:span><text:span text:style-name="T124">catter caltrops on the ground, creating a hazardous area that damages and slows enemies.</text:span></text:p>
        </text:list-item>
        <text:list-item>
          <text:p text:style-name="P69"><text:span text:style-name="T147">Scatter caltrops at the target tile, d</text:span><text:span text:style-name="T146">eal</text:span><text:span text:style-name="T147">ing</text:span><text:span text:style-name="T146"> </text:span><text:span text:style-name="T147">3-5 </text:span><text:span text:style-name="T167">physical </text:span><text:span text:style-name="T147">damage and 1x Slow to enemies that pass through it. Lasts for 3 turns.</text:span></text:p>
        </text:list-item>
        <text:list-item>
          <text:p text:style-name="P69">Cost: <text:span text:style-name="T169">1</text:span>, Cooldown: <text:span text:style-name="T147">3</text:span>, Range: <text:span text:style-name="T147">1</text:span>, Accuracy: -;</text:p>
        </text:list-item>
      </text:list>
      <text:p text:style-name="P43"><text:span text:style-name="Strong_20_Emphasis"><text:span text:style-name="T62"/></text:span></text:p>
      <text:p text:style-name="P43"><text:span text:style-name="Strong_20_Emphasis"><text:span text:style-name="T62">Feint:</text:span></text:span> </text:p>
      <text:list xml:id="list4344279224136" text:continue-numbering="true" text:style-name="L1">
        <text:list-item>
          <text:p text:style-name="P103">Deceive the enemy with a feinted attack, causing them to lower their defense.</text:p>
        </text:list-item>
        <text:list-item>
          <text:p text:style-name="P94">Lowers an enemy’s physical defense by 35% for 1 turn.</text:p>
        </text:list-item>
        <text:list-item>
          <text:p text:style-name="P69"><text:span text:style-name="T148">Cost: </text:span><text:span text:style-name="T150">1</text:span><text:span text:style-name="T148">, Cooldown: </text:span><text:span text:style-name="T149">3</text:span><text:span text:style-name="T148">, Range: </text:span><text:span text:style-name="T149">1</text:span><text:span text:style-name="T148">, Accuracy: </text:span><text:span text:style-name="T150">-</text:span><text:span text:style-name="T148">;</text:span></text:p>
        </text:list-item>
      </text:list>
      <text:p text:style-name="P43"><text:span text:style-name="Strong_20_Emphasis"><text:span text:style-name="T62"/></text:span></text:p>
      <text:p text:style-name="P43"><text:span text:style-name="Strong_20_Emphasis"><text:span text:style-name="T62">Guileful </text:span></text:span><text:span text:style-name="Strong_20_Emphasis"><text:span text:style-name="T2">Reposition</text:span></text:span><text:span text:style-name="Strong_20_Emphasis"><text:span text:style-name="T62">:</text:span></text:span> </text:p>
      <text:list xml:id="list4342416070987" text:continue-numbering="true" text:style-name="L1">
        <text:list-item>
          <text:p text:style-name="P103">Perform a series of acrobatic maneuvers, leaping over a foe while attacking and landing in a distant position.</text:p>
        </text:list-item>
        <text:list-item>
          <text:p text:style-name="P94">Deal 5-10 physical damage to an adjacent enemy, then jump to an empty tile.</text:p>
        </text:list-item>
        <text:list-item>
          <text:p text:style-name="P69"><text:span text:style-name="T148">Cost: </text:span><text:span text:style-name="T150">3</text:span><text:span text:style-name="T148">, Cooldown: </text:span><text:span text:style-name="T150">4</text:span><text:span text:style-name="T148">, Range: </text:span><text:span text:style-name="T149">1</text:span><text:span text:style-name="T148">, Accuracy: -;</text:span></text:p>
        </text:list-item>
      </text:list>
      <text:p text:style-name="P2"/>
      <text:p text:style-name="P2"/>
      <text:p text:style-name="P2"/>
      <text:p text:style-name="P2"/>
      <text:p text:style-name="P2"/>
      <text:p text:style-name="P2">Skills:</text:p>
      <text:p text:style-name="P2"/>
      <text:p text:style-name="P43"><text:span text:style-name="Strong_20_Emphasis"><text:span text:style-name="T62">Smoke Bomb (Upgrade of Vanish):</text:span></text:span> </text:p>
      <text:list xml:id="list4344210186239" text:continue-numbering="true" text:style-name="L1">
        <text:list-item>
          <text:p text:style-name="P94"><text:span text:style-name="T124">The user</text:span><text:span text:style-name="T123"> vanishes </text:span><text:span text:style-name="T127">by</text:span><text:span text:style-name="T124"> releasing a smoke bomb </text:span><text:span text:style-name="T127">that blinds foes.</text:span></text:p>
        </text:list-item>
        <text:list-item>
          <text:p text:style-name="P69"><text:span text:style-name="T167">Gain </text:span><text:span text:style-name="T170">2</text:span><text:span text:style-name="T167">x </text:span><text:span text:style-name="T168">I</text:span><text:span text:style-name="T167">nvisibility. </text:span><text:span text:style-name="T170">All adjacent targets gain 1x Blindness.</text:span></text:p>
        </text:list-item>
        <text:list-item>
          <text:p text:style-name="P69"><text:span text:style-name="T148">Cost: </text:span><text:span text:style-name="T150">1</text:span><text:span text:style-name="T148">, Cooldown: </text:span><text:span text:style-name="T149">3</text:span><text:span text:style-name="T148">, Range: -, Accuracy: -;</text:span></text:p>
        </text:list-item>
      </text:list>
      <text:p text:style-name="P53"/>
      <text:p text:style-name="P43"><text:span text:style-name="Strong_20_Emphasis"><text:span text:style-name="T3">Nasty Stab</text:span></text:span><text:span text:style-name="Strong_20_Emphasis"><text:span text:style-name="T62"> (Upgrade of Stab):</text:span></text:span> </text:p>
      <text:list xml:id="list4343335999954" text:continue-numbering="true" text:style-name="L1">
        <text:list-item>
          <text:p text:style-name="P103">Delivers a lethal blow that inflict<text:span text:style-name="T170">s</text:span> a <text:span text:style-name="T170">grave</text:span> bleeding wound on the target.</text:p>
        </text:list-item>
        <text:list-item>
          <text:p text:style-name="P69"><text:span text:style-name="T167">Deal </text:span><text:span text:style-name="T170">20-25</text:span><text:span text:style-name="T168"> </text:span><text:span text:style-name="T167">physical damage, with a </text:span><text:span text:style-name="T170">75</text:span><text:span text:style-name="T167">% chance to inflict </text:span><text:span text:style-name="T170">2</text:span><text:span text:style-name="T167">x Bleeding.</text:span></text:p>
        </text:list-item>
        <text:list-item>
          <text:p text:style-name="P69"><text:span text:style-name="T157">Cost: </text:span><text:span text:style-name="T158">2</text:span><text:span text:style-name="T157">, Cooldown: </text:span><text:span text:style-name="T160">2</text:span><text:span text:style-name="T157">, Range: </text:span><text:span text:style-name="T158">1</text:span><text:span text:style-name="T157">, Accuracy: </text:span><text:span text:style-name="T159">90</text:span></text:p>
        </text:list-item>
      </text:list>
      <text:p text:style-name="P53"/>
      <text:p text:style-name="P43"><text:span text:style-name="Strong_20_Emphasis"><text:span text:style-name="T4">Blade Boomerang</text:span></text:span><text:span text:style-name="Strong_20_Emphasis"><text:span text:style-name="T62"> </text:span></text:span><text:span text:style-name="Strong_20_Emphasis"><text:span text:style-name="T79">(</text:span></text:span><text:span text:style-name="Strong_20_Emphasis"><text:span text:style-name="T4">Upgrade of Dagger Throw)</text:span></text:span><text:span text:style-name="Strong_20_Emphasis"><text:span text:style-name="T62">:</text:span></text:span> </text:p>
      <text:list xml:id="list4342680633956" text:continue-numbering="true" text:style-name="L1">
        <text:list-item>
          <text:p text:style-name="P69"><text:span text:style-name="T124">Throw a boomerang in a straight line </text:span><text:span text:style-name="T127">that</text:span><text:span text:style-name="T124"> attack</text:span><text:span text:style-name="T127">s</text:span><text:span text:style-name="T124"> all adjacent enemies </text:span><text:span text:style-name="T127">on its path towards the target.</text:span></text:p>
        </text:list-item>
        <text:list-item>
          <text:p text:style-name="P69"><text:span text:style-name="T167">Hurl</text:span><text:span text:style-name="T147"> </text:span><text:span text:style-name="T167">a blade</text:span><text:span text:style-name="T147"> at the target, d</text:span><text:span text:style-name="T146">eal</text:span><text:span text:style-name="T147">ing</text:span><text:span text:style-name="T146"> </text:span><text:span text:style-name="T167">1</text:span><text:span text:style-name="T170">3</text:span><text:span text:style-name="T167">-1</text:span><text:span text:style-name="T170">8</text:span><text:span text:style-name="T147"> </text:span><text:span text:style-name="T167">physical </text:span><text:span text:style-name="T147">damage </text:span><text:span text:style-name="T167">with a 70% critical hit chance</text:span><text:span text:style-name="T147">. </text:span><text:span text:style-name="T170">Attacks all enemies adjacent to the path once for 3-7 Physical damage.</text:span></text:p>
        </text:list-item>
        <text:list-item>
          <text:p text:style-name="P69"><text:span text:style-name="T157">Cost: </text:span><text:span text:style-name="T158">2</text:span><text:span text:style-name="T157">, Cooldown: </text:span><text:span text:style-name="T160">3</text:span><text:span text:style-name="T157">, Range: </text:span><text:span text:style-name="T159">3</text:span><text:span text:style-name="T157">, Accuracy: </text:span><text:span text:style-name="T159">85</text:span><text:span text:style-name="T157">;</text:span></text:p>
        </text:list-item>
      </text:list>
      <text:p text:style-name="P53"/>
      <text:p text:style-name="P43"><text:soft-page-break/><text:span text:style-name="Strong_20_Emphasis"><text:span text:style-name="T3">Dynamic</text:span></text:span><text:span text:style-name="Strong_20_Emphasis"><text:span text:style-name="T62"> </text:span></text:span><text:span text:style-name="Strong_20_Emphasis"><text:span text:style-name="T3">Slice</text:span></text:span><text:span text:style-name="Strong_20_Emphasis"><text:span text:style-name="T62"> (Upgrade of Double Slice):</text:span></text:span> </text:p>
      <text:list xml:id="list4342428866606" text:continue-numbering="true" text:style-name="L1">
        <text:list-item>
          <text:p text:style-name="P69"><text:span text:style-name="T126">Perform a </text:span><text:span text:style-name="T127">flashing</text:span><text:span text:style-name="T126"> series of slashes, targeting </text:span><text:span text:style-name="T127">up to</text:span><text:span text:style-name="T126"> </text:span><text:span text:style-name="T127">three </text:span><text:span text:style-name="T126">separate.</text:span></text:p>
        </text:list-item>
        <text:list-item>
          <text:p text:style-name="P69"><text:span text:style-name="T167">Deal </text:span><text:span text:style-name="T168">1</text:span><text:span text:style-name="T171">8</text:span><text:span text:style-name="T168">-2</text:span><text:span text:style-name="T171">3</text:span><text:span text:style-name="T168"> </text:span><text:span text:style-name="T167">physical damage </text:span><text:span text:style-name="T170">three times</text:span><text:span text:style-name="T168">, targeting up to </text:span><text:span text:style-name="T170">3</text:span><text:span text:style-name="T168"> enemies. Has a </text:span><text:span text:style-name="T170">35</text:span><text:span text:style-name="T168">% Critical Hit Chance.</text:span></text:p>
        </text:list-item>
        <text:list-item>
          <text:p text:style-name="P69"><text:span text:style-name="T157">Cost: </text:span><text:span text:style-name="T159">3</text:span><text:span text:style-name="T157">, Cooldown: </text:span><text:span text:style-name="T158">3</text:span><text:span text:style-name="T157">, Range: </text:span><text:span text:style-name="T158">1</text:span><text:span text:style-name="T157">, Accuracy: </text:span><text:span text:style-name="T161">85</text:span><text:span text:style-name="T157">;</text:span></text:p>
        </text:list-item>
      </text:list>
      <text:p text:style-name="P43"/>
      <text:p text:style-name="P44"><text:span text:style-name="Strong_20_Emphasis"><text:span text:style-name="T79">Merciless Assault</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2974802246" text:continue-numbering="true" text:style-name="L1">
        <text:list-item>
          <text:p text:style-name="P70"><text:span text:style-name="T124">Launch a relentless assault on a single target, </text:span><text:span text:style-name="T128">increasing the damage with each hit.</text:span></text:p>
        </text:list-item>
        <text:list-item>
          <text:p text:style-name="P128">Strike the target 4 times. The initial hit deals 8-13 damage, and each hit increases the damage by (1-5).</text:p>
        </text:list-item>
        <text:list-item>
          <text:p text:style-name="P69"><text:span text:style-name="T148">Cost: </text:span><text:span text:style-name="T151">4</text:span><text:span text:style-name="T148">, Cooldown: </text:span><text:span text:style-name="T151">5</text:span><text:span text:style-name="T148">, Range: -, Accuracy: </text:span><text:span text:style-name="T151">75</text:span><text:span text:style-name="T148">;</text:span></text:p>
        </text:list-item>
      </text:list>
      <text:p text:style-name="P24"/>
      <text:p text:style-name="P63"><text:span text:style-name="T70">Rogue</text:span><text:span text:style-name="T68">:</text:span><text:span text:style-name="T74"> </text:span></text:p>
      <text:p text:style-name="P26"/>
      <text:p text:style-name="P61"><text:span text:style-name="Strong_20_Emphasis"><text:span text:style-name="T62">Description:</text:span></text:span> </text:p>
      <text:p text:style-name="P28"><text:span text:style-name="T66">Previous </text:span><text:span text:style-name="T63">Skills:</text:span></text:p>
      <text:p text:style-name="P15"/>
      <text:p text:style-name="P43"><text:span text:style-name="Strong_20_Emphasis"><text:span text:style-name="T62">Caltrops:</text:span></text:span> </text:p>
      <text:list xml:id="list4343323875041" text:continue-numbering="true" text:style-name="L1">
        <text:list-item>
          <text:p text:style-name="P69"><text:span text:style-name="T125">S</text:span><text:span text:style-name="T124">catter caltrops on the ground, creating a hazardous area that damages and slows enemies.</text:span></text:p>
        </text:list-item>
        <text:list-item>
          <text:p text:style-name="P69"><text:span text:style-name="T147">Scatter caltrops at the target tile, d</text:span><text:span text:style-name="T146">eal</text:span><text:span text:style-name="T147">ing</text:span><text:span text:style-name="T146"> </text:span><text:span text:style-name="T147">3-5 </text:span><text:span text:style-name="T167">physical </text:span><text:span text:style-name="T147">damage and 1x Slow to enemies that pass through it. Lasts for 3 turns.</text:span></text:p>
        </text:list-item>
        <text:list-item>
          <text:p text:style-name="P69">Cost: <text:span text:style-name="T169">1</text:span>, Cooldown: <text:span text:style-name="T147">3</text:span>, Range: <text:span text:style-name="T147">1</text:span>, Accuracy: -;</text:p>
        </text:list-item>
      </text:list>
      <text:p text:style-name="P21"/>
      <text:p text:style-name="P43"><text:span text:style-name="Strong_20_Emphasis"><text:span text:style-name="T62">Stab:</text:span></text:span> </text:p>
      <text:list xml:id="list4342861229290" text:continue-numbering="true" text:style-name="L1">
        <text:list-item>
          <text:p text:style-name="P103">Execute a precise physical attack, aiming to inflict a bleeding wound on the target.</text:p>
        </text:list-item>
        <text:list-item>
          <text:p text:style-name="P69"><text:span text:style-name="T167">Deal </text:span><text:span text:style-name="T168">1</text:span><text:span text:style-name="T169">3</text:span><text:span text:style-name="T168">-20 </text:span><text:span text:style-name="T167">physical damage, with a 50% chance to inflict 1x Bleeding.</text:span></text:p>
        </text:list-item>
        <text:list-item>
          <text:p text:style-name="P69"><text:span text:style-name="T148">Cost: </text:span><text:span text:style-name="T149">2</text:span><text:span text:style-name="T148">, Cooldown: </text:span><text:span text:style-name="T150">1</text:span><text:span text:style-name="T148">, Range: </text:span><text:span text:style-name="T149">1</text:span><text:span text:style-name="T148">, Accuracy: </text:span><text:span text:style-name="T150">90</text:span><text:span text:style-name="T148">;</text:span></text:p>
        </text:list-item>
      </text:list>
      <text:p text:style-name="P43"><text:span text:style-name="Strong_20_Emphasis"><text:span text:style-name="T62"/></text:span></text:p>
      <text:p text:style-name="P43"><text:span text:style-name="Strong_20_Emphasis"><text:span text:style-name="T62">Guileful </text:span></text:span><text:span text:style-name="Strong_20_Emphasis"><text:span text:style-name="T2">Reposition</text:span></text:span><text:span text:style-name="Strong_20_Emphasis"><text:span text:style-name="T62">:</text:span></text:span> </text:p>
      <text:list xml:id="list4344170906345" text:continue-numbering="true" text:style-name="L1">
        <text:list-item>
          <text:p text:style-name="P103">Perform a series of acrobatic maneuvers, leaping over a foe while attacking and landing in a distant position.</text:p>
        </text:list-item>
        <text:list-item>
          <text:p text:style-name="P94">Deal 5-10 physical damage to an adjacent enemy, then jump to an empty tile.</text:p>
        </text:list-item>
        <text:list-item>
          <text:p text:style-name="P69"><text:span text:style-name="T148">Cost: </text:span><text:span text:style-name="T150">3</text:span><text:span text:style-name="T148">, Cooldown: </text:span><text:span text:style-name="T150">4</text:span><text:span text:style-name="T148">, Range: </text:span><text:span text:style-name="T149">1</text:span><text:span text:style-name="T148">, Accuracy: -;</text:span></text:p>
        </text:list-item>
      </text:list>
      <text:p text:style-name="P43"><text:span text:style-name="Strong_20_Emphasis"><text:span text:style-name="T62"/></text:span></text:p>
      <text:p text:style-name="P43"><text:span text:style-name="Strong_20_Emphasis"><text:span text:style-name="T62">Double Slice:</text:span></text:span> </text:p>
      <text:list xml:id="list4343244024434" text:continue-numbering="true" text:style-name="L1">
        <text:list-item>
          <text:p text:style-name="P103">Perform a swift series of slashes, either targeting a single enemy twice or two separate enemies once each.</text:p>
        </text:list-item>
        <text:list-item>
          <text:p text:style-name="P69"><text:span text:style-name="T167">Deal </text:span><text:span text:style-name="T168">15-20 </text:span><text:span text:style-name="T167">physical damage </text:span><text:span text:style-name="T168">twice, targeting up to 2 enemies. Has a 20% Critical Hit Chance.</text:span></text:p>
        </text:list-item>
        <text:list-item>
          <text:p text:style-name="P69">Cost: <text:span text:style-name="T150">3</text:span>, Cooldown: <text:span text:style-name="T147">3</text:span>, Range: <text:span text:style-name="T147">1</text:span>, Accuracy: <text:span text:style-name="T169">85</text:span>;</text:p>
        </text:list-item>
      </text:list>
      <text:p text:style-name="P2"/>
      <text:p text:style-name="P2"/>
      <text:p text:style-name="P2"/>
      <text:p text:style-name="P2"/>
      <text:p text:style-name="P2"/>
      <text:p text:style-name="P2">Skills:</text:p>
      <text:p text:style-name="P2"/>
      <text:p text:style-name="P45"><text:span text:style-name="Strong_20_Emphasis"><text:span text:style-name="T62">D</text:span></text:span><text:span text:style-name="Strong_20_Emphasis"><text:span text:style-name="T19">irty Trickery</text:span></text:span><text:span text:style-name="Strong_20_Emphasis"><text:span text:style-name="T62"> </text:span></text:span><text:span text:style-name="Strong_20_Emphasis"><text:span text:style-name="T96">(Upgrade of Feint)</text:span></text:span><text:span text:style-name="Strong_20_Emphasis"><text:span text:style-name="T62">:</text:span></text:span> </text:p>
      <text:list xml:id="list4344105849069" text:continue-numbering="true" text:style-name="L1">
        <text:list-item>
          <text:p text:style-name="P104"><text:span text:style-name="T172">E</text:span>mploy underhanded tactics, blinding an adjacent enemy with a flurry of dust and debris.</text:p>
        </text:list-item>
        <text:list-item>
          <text:p text:style-name="P71"><text:span text:style-name="T167">Lowers an enemy’s physical defense by </text:span><text:span text:style-name="T172">50</text:span><text:span text:style-name="T167">% for 1 turn </text:span><text:span text:style-name="T172">and grant 1x Blindness.</text:span></text:p>
        </text:list-item>
        <text:list-item>
          <text:p text:style-name="P71"><text:span text:style-name="T148">Cost: </text:span><text:span text:style-name="T150">1</text:span><text:span text:style-name="T148">, Cooldown: </text:span><text:span text:style-name="T149">3</text:span><text:span text:style-name="T148">, Range: </text:span><text:span text:style-name="T149">1</text:span><text:span text:style-name="T148">, Accuracy: </text:span></text:p>
        </text:list-item>
      </text:list>
      <text:p text:style-name="P54"/>
      <text:p text:style-name="P45"><text:span text:style-name="Strong_20_Emphasis"><text:span text:style-name="T19">Shadow Step</text:span></text:span><text:span text:style-name="Strong_20_Emphasis"><text:span text:style-name="T62"> </text:span></text:span><text:span text:style-name="Strong_20_Emphasis"><text:span text:style-name="T96">(Upgrade of </text:span></text:span><text:span text:style-name="Strong_20_Emphasis"><text:span text:style-name="T19">Vanish</text:span></text:span><text:span text:style-name="Strong_20_Emphasis"><text:span text:style-name="T96">)</text:span></text:span><text:span text:style-name="Strong_20_Emphasis"><text:span text:style-name="T62">:</text:span></text:span> </text:p>
      <text:list xml:id="list4342960788365" text:continue-numbering="true" text:style-name="L1">
        <text:list-item>
          <text:p text:style-name="P104"><text:span text:style-name="T172">I</text:span>nstantly teleports behind a target enemy, becoming invisible and gaining a damage bonus.</text:p>
        </text:list-item>
        <text:list-item>
          <text:p text:style-name="P71"><text:span text:style-name="T167">Gain 1x </text:span><text:span text:style-name="T168">I</text:span><text:span text:style-name="T167">nvisibility </text:span><text:span text:style-name="T172">and teleport to the nearest tile adjacent to the target. The next attack deals 50% extra damage.</text:span></text:p>
        </text:list-item>
        <text:list-item>
          <text:p text:style-name="P71"><text:span text:style-name="T148">Cost: </text:span><text:span text:style-name="T152">2</text:span><text:span text:style-name="T148">, Cooldown: </text:span><text:span text:style-name="T152">4</text:span><text:span text:style-name="T148">, Range: </text:span><text:span text:style-name="T152">2</text:span><text:span text:style-name="T148">, Accuracy: </text:span></text:p>
        </text:list-item>
      </text:list>
      <text:p text:style-name="P54"/>
      <text:p text:style-name="P45"><text:soft-page-break/><text:span text:style-name="Strong_20_Emphasis"><text:span text:style-name="T41">Crossbow Shot</text:span></text:span><text:span text:style-name="Strong_20_Emphasis"><text:span text:style-name="T62"> </text:span></text:span><text:span text:style-name="Strong_20_Emphasis"><text:span text:style-name="T96">(Upgrade of </text:span></text:span><text:span text:style-name="Strong_20_Emphasis"><text:span text:style-name="T41">Dagger Throw</text:span></text:span><text:span text:style-name="Strong_20_Emphasis"><text:span text:style-name="T96">)</text:span></text:span><text:span text:style-name="Strong_20_Emphasis"><text:span text:style-name="T62">:</text:span></text:span> </text:p>
      <text:list xml:id="list4342566481609" text:continue-numbering="true" text:style-name="L1">
        <text:list-item>
          <text:p text:style-name="P114"><text:span text:style-name="T146">F</text:span>ire a sudden shot at the target, dealing bonus damage to targets without debuffs.</text:p>
        </text:list-item>
        <text:list-item>
          <text:p text:style-name="P71"><text:span text:style-name="T172">Shoot a </text:span><text:span text:style-name="T174">crossbow </text:span><text:span text:style-name="T172">bolt at the target,</text:span><text:span text:style-name="T147"> d</text:span><text:span text:style-name="T146">eal</text:span><text:span text:style-name="T147">ing</text:span><text:span text:style-name="T146"> </text:span><text:span text:style-name="T172">15-20</text:span><text:span text:style-name="T147"> </text:span><text:span text:style-name="T167">physical </text:span><text:span text:style-name="T147">damage </text:span><text:span text:style-name="T167">with a 7</text:span><text:span text:style-name="T172">5</text:span><text:span text:style-name="T167">% critical hit chance</text:span><text:span text:style-name="T147">. </text:span><text:span text:style-name="T172">Deals an additional 1-10 damage if the target doesn’t have any debuffs.</text:span></text:p>
        </text:list-item>
        <text:list-item>
          <text:p text:style-name="P71"><text:span text:style-name="T148">Cost: </text:span><text:span text:style-name="T149">2</text:span><text:span text:style-name="T148">, Cooldown: </text:span><text:span text:style-name="T150">2</text:span><text:span text:style-name="T148">, Range: </text:span><text:span text:style-name="T150">3</text:span><text:span text:style-name="T148">, Accuracy: </text:span><text:span text:style-name="T150">85</text:span><text:span text:style-name="T148">;</text:span></text:p>
        </text:list-item>
      </text:list>
      <text:p text:style-name="P54"/>
      <text:p text:style-name="P47"><text:span text:style-name="Strong_20_Emphasis"><text:span text:style-name="T20">Exploit Weakness</text:span></text:span><text:span text:style-name="Strong_20_Emphasis"><text:span text:style-name="T62"> </text:span></text:span><text:span text:style-name="Strong_20_Emphasis"><text:span text:style-name="T96">(</text:span></text:span><text:span text:style-name="Strong_20_Emphasis"><text:span text:style-name="T42">New Skill</text:span></text:span><text:span text:style-name="Strong_20_Emphasis"><text:span text:style-name="T96">)</text:span></text:span><text:span text:style-name="Strong_20_Emphasis"><text:span text:style-name="T62">:</text:span></text:span> </text:p>
      <text:list xml:id="list4343266649927" text:continue-numbering="true" text:style-name="L1">
        <text:list-item>
          <text:p text:style-name="P104"><text:span text:style-name="T173">C</text:span>apitalize on the target's vulnerability, de<text:span text:style-name="T173">aling extra damage based on the number of debuff the target has.</text:span></text:p>
        </text:list-item>
        <text:list-item>
          <text:p text:style-name="P71"><text:span text:style-name="T173">Deals 5-8 damage for each debuff the target has.</text:span><text:span text:style-name="T167"> </text:span></text:p>
        </text:list-item>
        <text:list-item>
          <text:p text:style-name="P71"><text:span text:style-name="T148">Cost: </text:span><text:span text:style-name="T153">3</text:span><text:span text:style-name="T148">, Cooldown: </text:span><text:span text:style-name="T154">3</text:span><text:span text:style-name="T148">, Range: </text:span><text:span text:style-name="T149">1</text:span><text:span text:style-name="T148">, Accuracy: </text:span></text:p>
        </text:list-item>
      </text:list>
      <text:p text:style-name="P54"/>
      <text:p text:style-name="P47"><text:span text:style-name="Strong_20_Emphasis"><text:span text:style-name="T19">S</text:span></text:span><text:span text:style-name="Strong_20_Emphasis"><text:span text:style-name="T20">lippery Evasion</text:span></text:span><text:span text:style-name="Strong_20_Emphasis"><text:span text:style-name="T62"> </text:span></text:span><text:span text:style-name="Strong_20_Emphasis"><text:span text:style-name="T96">(</text:span></text:span><text:span text:style-name="Strong_20_Emphasis"><text:span text:style-name="T42">New Skill</text:span></text:span><text:span text:style-name="Strong_20_Emphasis"><text:span text:style-name="T96">)</text:span></text:span><text:span text:style-name="Strong_20_Emphasis"><text:span text:style-name="T62">:</text:span></text:span> </text:p>
      <text:list xml:id="list4343049582777" text:continue-numbering="true" text:style-name="L1">
        <text:list-item>
          <text:p text:style-name="P71"><text:span text:style-name="T129">Your superior </text:span><text:span text:style-name="T126">agility allows </text:span><text:span text:style-name="T129">you</text:span><text:span text:style-name="T126"> to evade attacks effortlessly.</text:span></text:p>
        </text:list-item>
        <text:list-item>
          <text:p text:style-name="P71"><text:span text:style-name="T167">Upon dodging an enemy's attack, gain </text:span><text:span text:style-name="T173">10% E</text:span><text:span text:style-name="T167">vasion </text:span><text:span text:style-name="T173">(Max 30%)</text:span><text:span text:style-name="T167">. Being hit resets this skill’s effects.</text:span></text:p>
        </text:list-item>
        <text:list-item>
          <text:p text:style-name="P71"><text:span text:style-name="T148">Cost: </text:span><text:span text:style-name="T150">-</text:span><text:span text:style-name="T148">, Cooldown: </text:span><text:span text:style-name="T149">-</text:span><text:span text:style-name="T148">, Range: </text:span><text:span text:style-name="T149">-</text:span><text:span text:style-name="T148">, Accuracy: - </text:span></text:p>
        </text:list-item>
      </text:list>
      <text:p text:style-name="P26"/>
      <text:p text:style-name="P24"/>
      <text:p text:style-name="P22"/>
      <text:p text:style-name="P63"><text:span text:style-name="T70">Duelist</text:span><text:span text:style-name="T68">:</text:span><text:span text:style-name="T74"> </text:span></text:p>
      <text:p text:style-name="P26"/>
      <text:p text:style-name="P61"><text:span text:style-name="Strong_20_Emphasis"><text:span text:style-name="T62">Description:</text:span></text:span> </text:p>
      <text:p text:style-name="P6"><text:span text:style-name="T76">Previous </text:span>Skills:</text:p>
      <text:p text:style-name="P28"/>
      <text:p text:style-name="P48"><text:span text:style-name="Strong_20_Emphasis"><text:span text:style-name="T62">Caltrops:</text:span></text:span> </text:p>
      <text:list xml:id="list4343957558248" text:continue-numbering="true" text:style-name="L1">
        <text:list-item>
          <text:p text:style-name="P72"><text:span text:style-name="T125">S</text:span><text:span text:style-name="T124">catter caltrops on the ground, creating a hazardous area that damages and slows enemies.</text:span></text:p>
        </text:list-item>
        <text:list-item>
          <text:p text:style-name="P72"><text:span text:style-name="T147">Scatter caltrops at the target tile, d</text:span><text:span text:style-name="T146">eal</text:span><text:span text:style-name="T147">ing</text:span><text:span text:style-name="T146"> </text:span><text:span text:style-name="T147">3-5 </text:span><text:span text:style-name="T167">physical </text:span><text:span text:style-name="T147">damage and 1x Slow to enemies that pass through it. Lasts for 3 turns.</text:span></text:p>
        </text:list-item>
        <text:list-item>
          <text:p text:style-name="P72">Cost: <text:span text:style-name="T169">1</text:span>, Cooldown: <text:span text:style-name="T147">3</text:span>, Range: <text:span text:style-name="T147">1</text:span>, Accuracy: -;</text:p>
        </text:list-item>
      </text:list>
      <text:p text:style-name="P16"/>
      <text:p text:style-name="P48"><text:span text:style-name="Strong_20_Emphasis"><text:span text:style-name="T62">Smoke Bomb (Upgrade of Vanish):</text:span></text:span> </text:p>
      <text:list xml:id="list4343504918881" text:continue-numbering="true" text:style-name="L1">
        <text:list-item>
          <text:p text:style-name="P95"><text:span text:style-name="T124">The user</text:span><text:span text:style-name="T123"> vanishes </text:span><text:span text:style-name="T127">by</text:span><text:span text:style-name="T124"> releasing a smoke bomb </text:span><text:span text:style-name="T127">that blinds foes.</text:span></text:p>
        </text:list-item>
        <text:list-item>
          <text:p text:style-name="P72"><text:span text:style-name="T167">Gain </text:span><text:span text:style-name="T170">2</text:span><text:span text:style-name="T167">x </text:span><text:span text:style-name="T168">I</text:span><text:span text:style-name="T167">nvisibility. </text:span><text:span text:style-name="T170">All adjacent targets gain 1x Blindness.</text:span></text:p>
        </text:list-item>
        <text:list-item>
          <text:p text:style-name="P72"><text:span text:style-name="T148">Cost: </text:span><text:span text:style-name="T150">1</text:span><text:span text:style-name="T148">, Cooldown: </text:span><text:span text:style-name="T149">3</text:span><text:span text:style-name="T148">, Range: -, Accuracy: -;</text:span></text:p>
        </text:list-item>
      </text:list>
      <text:p text:style-name="P55"/>
      <text:p text:style-name="P48"><text:span text:style-name="Strong_20_Emphasis"><text:span text:style-name="T3">Nasty Stab</text:span></text:span><text:span text:style-name="Strong_20_Emphasis"><text:span text:style-name="T62"> (Upgrade of Stab):</text:span></text:span> </text:p>
      <text:list xml:id="list4343643005539" text:continue-numbering="true" text:style-name="L1">
        <text:list-item>
          <text:p text:style-name="P105">Delivers a lethal blow that inflict<text:span text:style-name="T170">s</text:span> a <text:span text:style-name="T170">grave</text:span> bleeding wound on the target.</text:p>
        </text:list-item>
        <text:list-item>
          <text:p text:style-name="P72"><text:span text:style-name="T167">Deal </text:span><text:span text:style-name="T170">20-25</text:span><text:span text:style-name="T168"> </text:span><text:span text:style-name="T167">physical damage, with a </text:span><text:span text:style-name="T170">75</text:span><text:span text:style-name="T167">% chance to inflict </text:span><text:span text:style-name="T170">2</text:span><text:span text:style-name="T167">x Bleeding.</text:span></text:p>
        </text:list-item>
        <text:list-item>
          <text:p text:style-name="P72"><text:span text:style-name="T157">Cost: </text:span><text:span text:style-name="T158">2</text:span><text:span text:style-name="T157">, Cooldown: </text:span><text:span text:style-name="T160">2</text:span><text:span text:style-name="T157">, Range: </text:span><text:span text:style-name="T158">1</text:span><text:span text:style-name="T157">, Accuracy: </text:span><text:span text:style-name="T159">90</text:span></text:p>
        </text:list-item>
      </text:list>
      <text:p text:style-name="P55"/>
      <text:p text:style-name="P48"><text:span text:style-name="Strong_20_Emphasis"><text:span text:style-name="T4">Blade Boomerang</text:span></text:span><text:span text:style-name="Strong_20_Emphasis"><text:span text:style-name="T62"> </text:span></text:span><text:span text:style-name="Strong_20_Emphasis"><text:span text:style-name="T79">(</text:span></text:span><text:span text:style-name="Strong_20_Emphasis"><text:span text:style-name="T4">Upgrade of Dagger Throw)</text:span></text:span><text:span text:style-name="Strong_20_Emphasis"><text:span text:style-name="T62">:</text:span></text:span> </text:p>
      <text:list xml:id="list4343172604689" text:continue-numbering="true" text:style-name="L1">
        <text:list-item>
          <text:p text:style-name="P72"><text:span text:style-name="T124">Throw a boomerang in a straight line </text:span><text:span text:style-name="T127">that</text:span><text:span text:style-name="T124"> attack</text:span><text:span text:style-name="T127">s</text:span><text:span text:style-name="T124"> all adjacent enemies </text:span><text:span text:style-name="T127">on its path towards the target.</text:span></text:p>
        </text:list-item>
        <text:list-item>
          <text:p text:style-name="P72"><text:span text:style-name="T167">Hurl</text:span><text:span text:style-name="T147"> </text:span><text:span text:style-name="T167">a blade</text:span><text:span text:style-name="T147"> at the target, d</text:span><text:span text:style-name="T146">eal</text:span><text:span text:style-name="T147">ing</text:span><text:span text:style-name="T146"> </text:span><text:span text:style-name="T167">1</text:span><text:span text:style-name="T170">3</text:span><text:span text:style-name="T167">-1</text:span><text:span text:style-name="T170">8</text:span><text:span text:style-name="T147"> </text:span><text:span text:style-name="T167">physical </text:span><text:span text:style-name="T147">damage </text:span><text:span text:style-name="T167">with a 70% critical hit chance</text:span><text:span text:style-name="T147">. </text:span><text:span text:style-name="T170">Attacks all enemies adjacent to the path once for 3-7 Physical damage.</text:span></text:p>
        </text:list-item>
        <text:list-item>
          <text:p text:style-name="P72"><text:span text:style-name="T157">Cost: </text:span><text:span text:style-name="T158">2</text:span><text:span text:style-name="T157">, Cooldown: </text:span><text:span text:style-name="T160">3</text:span><text:span text:style-name="T157">, Range: </text:span><text:span text:style-name="T159">3</text:span><text:span text:style-name="T157">, Accuracy: </text:span><text:span text:style-name="T159">85</text:span><text:span text:style-name="T157">;</text:span></text:p>
        </text:list-item>
      </text:list>
      <text:p text:style-name="P48"/>
      <text:p text:style-name="P48"><text:span text:style-name="Strong_20_Emphasis"><text:span text:style-name="T79">Merciless Assault</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2780552088" text:continue-numbering="true" text:style-name="L1">
        <text:list-item>
          <text:p text:style-name="P72"><text:span text:style-name="T124">Launch a relentless assault on a single target, </text:span><text:span text:style-name="T128">increasing the damage with each hit.</text:span></text:p>
        </text:list-item>
        <text:list-item>
          <text:p text:style-name="P129">Strike the target 4 times. The initial hit deals 8-13 damage, and each hit increases the damage by (1-5).</text:p>
        </text:list-item>
        <text:list-item>
          <text:p text:style-name="P72"><text:span text:style-name="T148">Cost: </text:span><text:span text:style-name="T151">4</text:span><text:span text:style-name="T148">, Cooldown: </text:span><text:span text:style-name="T151">5</text:span><text:span text:style-name="T148">, Range: -, Accuracy: </text:span><text:span text:style-name="T151">75</text:span><text:span text:style-name="T148">;</text:span></text:p>
        </text:list-item>
      </text:list>
      <text:p text:style-name="P25"/>
      <text:p text:style-name="P28"/>
      <text:p text:style-name="P2">Skills:</text:p>
      <text:p text:style-name="P2"/>
      <text:p text:style-name="P48"><text:span text:style-name="Strong_20_Emphasis"><text:span text:style-name="T44">Evasive Maneuver</text:span></text:span><text:span text:style-name="Strong_20_Emphasis"><text:span text:style-name="T62"> (</text:span></text:span><text:span text:style-name="Strong_20_Emphasis"><text:span text:style-name="T176">U</text:span></text:span><text:span text:style-name="Strong_20_Emphasis"><text:span text:style-name="T44">pgrade of Guileful Reposition</text:span></text:span><text:span text:style-name="Strong_20_Emphasis"><text:span text:style-name="T62">):</text:span></text:span> </text:p>
      <text:list xml:id="list4344290757229" text:continue-numbering="true" text:style-name="L1">
        <text:list-item>
          <text:p text:style-name="P105">Perform a series of acrobatic maneuvers, leaping over a foe while attacking and landing in a distant position.</text:p>
        </text:list-item>
        <text:list-item>
          <text:p text:style-name="P95">Deal <text:span text:style-name="T175">7</text:span>-<text:span text:style-name="T175">20</text:span> physical damage to an adjacent enemy, then jump to an empty tile, <text:span text:style-name="T175">gaining 20% Evasion for 1 turn.</text:span></text:p>
        </text:list-item>
        <text:list-item>
          <text:p text:style-name="P72"><text:span text:style-name="T148">Cost: </text:span><text:span text:style-name="T150">3</text:span><text:span text:style-name="T148">, Cooldown: </text:span><text:span text:style-name="T150">4</text:span><text:span text:style-name="T148">, Range: </text:span><text:span text:style-name="T149">1</text:span><text:span text:style-name="T148">, Accuracy: -;</text:span></text:p>
        </text:list-item>
      </text:list>
      <text:p text:style-name="P55"/>
      <text:p text:style-name="P49"><text:span text:style-name="Strong_20_Emphasis"><text:span text:style-name="T62">Flourish (Upgrade of Dynamic Slice):</text:span></text:span> </text:p>
      <text:list xml:id="list4344396189514" text:continue-numbering="true" text:style-name="L1">
        <text:list-item>
          <text:p text:style-name="P73"><text:span text:style-name="T130">E</text:span><text:span text:style-name="T126">xecute a dazzling series of strikes, </text:span><text:span text:style-name="T130">inflicting bleeding wounds upon the targets.</text:span></text:p>
        </text:list-item>
        <text:list-item>
          <text:p text:style-name="P73"><text:span text:style-name="T167">Deal </text:span><text:span text:style-name="T177">4x 20</text:span><text:span text:style-name="T168">-2</text:span><text:span text:style-name="T177">6</text:span><text:span text:style-name="T168"> </text:span><text:span text:style-name="T167">physical damage</text:span><text:span text:style-name="T168">, targeting up to </text:span><text:span text:style-name="T177">4</text:span><text:span text:style-name="T168"> enemies. Has a </text:span><text:span text:style-name="T170">35</text:span><text:span text:style-name="T168">% Critical Hit Chance. </text:span><text:span text:style-name="T165">Each Critical Hit inflicts 1x </text:span><text:span text:style-name="T166">Bleed</text:span><text:span text:style-name="T165">.</text:span></text:p>
        </text:list-item>
        <text:list-item>
          <text:p text:style-name="P73"><text:soft-page-break/><text:span text:style-name="T157">Cost: </text:span><text:span text:style-name="T162">4</text:span><text:span text:style-name="T157">, Cooldown: </text:span><text:span text:style-name="T162">4</text:span><text:span text:style-name="T157">, Range: </text:span><text:span text:style-name="T158">1</text:span><text:span text:style-name="T157">, Accuracy: </text:span><text:span text:style-name="T161">85</text:span><text:span text:style-name="T157">;</text:span></text:p>
        </text:list-item>
      </text:list>
      <text:p text:style-name="P55"/>
      <text:p text:style-name="P49"><text:span text:style-name="Strong_20_Emphasis"><text:span text:style-name="T62">Challenge ( Upgrade</text:span></text:span><text:span text:style-name="Strong_20_Emphasis"><text:span text:style-name="T4"> </text:span></text:span><text:span text:style-name="Strong_20_Emphasis"><text:span text:style-name="T45">of Feint</text:span></text:span><text:span text:style-name="Strong_20_Emphasis"><text:span text:style-name="T62">):</text:span></text:span> </text:p>
      <text:list xml:id="list4342498957564" text:continue-numbering="true" text:style-name="L1">
        <text:list-item>
          <text:p text:style-name="P73"><text:span text:style-name="T130">T</text:span><text:span text:style-name="T126">aunts a single enemy, </text:span><text:span text:style-name="T130">disrupting their focus and lowering their defenses.</text:span></text:p>
        </text:list-item>
        <text:list-item>
          <text:p text:style-name="P73"><text:span text:style-name="T167">Lowers an enemy’s physical defense </text:span><text:span text:style-name="T177">and Accuracy </text:span><text:span text:style-name="T167">by 35% for </text:span><text:span text:style-name="T177">2</text:span><text:span text:style-name="T167"> turn</text:span><text:span text:style-name="T177">s</text:span><text:span text:style-name="T167">. </text:span><text:span text:style-name="T177">Inflicts 1x Taunt.</text:span></text:p>
        </text:list-item>
        <text:list-item>
          <text:p text:style-name="P73"><text:span text:style-name="T148">Cost: </text:span><text:span text:style-name="T150">1</text:span><text:span text:style-name="T148">, Cooldown: </text:span><text:span text:style-name="T149">3</text:span><text:span text:style-name="T148">, Range: </text:span><text:span text:style-name="T149">1</text:span><text:span text:style-name="T148">, Accuracy: </text:span><text:span text:style-name="T150">-</text:span><text:span text:style-name="T148">;</text:span></text:p>
        </text:list-item>
      </text:list>
      <text:p text:style-name="P55"/>
      <text:p text:style-name="P49"><text:span text:style-name="Strong_20_Emphasis"><text:span text:style-name="T176">Swift Riposte </text:span></text:span><text:span text:style-name="Strong_20_Emphasis"><text:span text:style-name="T81">(New Skill)</text:span></text:span><text:span text:style-name="Strong_20_Emphasis"><text:span text:style-name="T176">:</text:span></text:span> </text:p>
      <text:list xml:id="list4343012326085" text:continue-numbering="true" text:style-name="L1">
        <text:list-item>
          <text:p text:style-name="P116">Passively retaliate against evaded attacks with high precision.</text:p>
        </text:list-item>
        <text:list-item>
          <text:p text:style-name="P133">Whenever you dodge an attack, inflict 3-15 Physical Damage, with a 45% Critical Hit Chance.</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49"><text:span text:style-name="Strong_20_Emphasis"><text:span text:style-name="T62">Duelist's Gambit (New Skill):</text:span></text:span> </text:p>
      <text:list xml:id="list4343796660158" text:continue-numbering="true" text:style-name="L1">
        <text:list-item>
          <text:p text:style-name="P118"><text:span text:style-name="T178">M</text:span>ake a calculated gamble, <text:span text:style-name="T178">sacrificing immediate evasion for a chance to recover it with interest.</text:span></text:p>
        </text:list-item>
        <text:list-item>
          <text:p text:style-name="P136">The user loses 20% Evasion for <text:span text:style-name="T192">the next</text:span> <text:span text:style-name="T192">2</text:span> turn<text:span text:style-name="T192">s</text:span>, but gains 2-6% Evasion for 2 turns each time a hit connects.</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24"/>
      <text:p text:style-name="P63"><text:span text:style-name="T70">Ranger</text:span><text:span text:style-name="T68">:</text:span><text:span text:style-name="T74"> </text:span></text:p>
      <text:p text:style-name="P26"/>
      <text:p text:style-name="P61"><text:span text:style-name="Strong_20_Emphasis"><text:span text:style-name="T62">Description:</text:span></text:span> A skilled rogue who walks the <text:span text:style-name="T78">fine </text:span>line between right and wrong, the Mercenary is a master of survival, offering their services to the highest bidder in the seedy underbelly of society.</text:p>
      <text:p text:style-name="P31"/>
      <text:p text:style-name="P31"><text:span text:style-name="T66">Previous </text:span><text:span text:style-name="T63">Skills:</text:span></text:p>
      <text:p text:style-name="P50"><text:span text:style-name="Strong_20_Emphasis"><text:span text:style-name="T62"/></text:span></text:p>
      <text:p text:style-name="P50"><text:span text:style-name="Strong_20_Emphasis"><text:span text:style-name="T62">Guileful </text:span></text:span><text:span text:style-name="Strong_20_Emphasis"><text:span text:style-name="T2">Reposition</text:span></text:span><text:span text:style-name="Strong_20_Emphasis"><text:span text:style-name="T62">:</text:span></text:span> </text:p>
      <text:list xml:id="list4343103708507" text:continue-numbering="true" text:style-name="L1">
        <text:list-item>
          <text:p text:style-name="P106">Perform a series of acrobatic maneuvers, leaping over a foe while attacking and landing in a distant position.</text:p>
        </text:list-item>
        <text:list-item>
          <text:p text:style-name="P96">Deal 5-10 physical damage to an adjacent enemy, then jump to an empty tile.</text:p>
        </text:list-item>
        <text:list-item>
          <text:p text:style-name="P74"><text:span text:style-name="T148">Cost: </text:span><text:span text:style-name="T150">3</text:span><text:span text:style-name="T148">, Cooldown: </text:span><text:span text:style-name="T150">4</text:span><text:span text:style-name="T148">, Range: </text:span><text:span text:style-name="T149">1</text:span><text:span text:style-name="T148">, Accuracy: -;</text:span></text:p>
        </text:list-item>
      </text:list>
      <text:p text:style-name="P56"/>
      <text:p text:style-name="P50"><text:span text:style-name="Strong_20_Emphasis"><text:span text:style-name="T4">Blade Boomerang</text:span></text:span><text:span text:style-name="Strong_20_Emphasis"><text:span text:style-name="T62"> </text:span></text:span><text:span text:style-name="Strong_20_Emphasis"><text:span text:style-name="T79">(</text:span></text:span><text:span text:style-name="Strong_20_Emphasis"><text:span text:style-name="T4">Upgrade of Dagger Throw)</text:span></text:span><text:span text:style-name="Strong_20_Emphasis"><text:span text:style-name="T62">:</text:span></text:span> </text:p>
      <text:list xml:id="list4344144472897" text:continue-numbering="true" text:style-name="L1">
        <text:list-item>
          <text:p text:style-name="P74"><text:span text:style-name="T124">Throw a boomerang in a straight line </text:span><text:span text:style-name="T127">that</text:span><text:span text:style-name="T124"> attack</text:span><text:span text:style-name="T127">s</text:span><text:span text:style-name="T124"> all adjacent enemies </text:span><text:span text:style-name="T127">on its path towards the target.</text:span></text:p>
        </text:list-item>
        <text:list-item>
          <text:p text:style-name="P74"><text:span text:style-name="T167">Hurl</text:span><text:span text:style-name="T147"> </text:span><text:span text:style-name="T167">a blade</text:span><text:span text:style-name="T147"> at the target, d</text:span><text:span text:style-name="T146">eal</text:span><text:span text:style-name="T147">ing</text:span><text:span text:style-name="T146"> </text:span><text:span text:style-name="T167">1</text:span><text:span text:style-name="T170">3</text:span><text:span text:style-name="T167">-1</text:span><text:span text:style-name="T170">8</text:span><text:span text:style-name="T147"> </text:span><text:span text:style-name="T167">physical </text:span><text:span text:style-name="T147">damage </text:span><text:span text:style-name="T167">with a 70% critical hit chance</text:span><text:span text:style-name="T147">. </text:span><text:span text:style-name="T170">Attacks all enemies adjacent to the path once for 3-7 Physical damage.</text:span></text:p>
        </text:list-item>
        <text:list-item>
          <text:p text:style-name="P74"><text:span text:style-name="T157">Cost: </text:span><text:span text:style-name="T158">2</text:span><text:span text:style-name="T157">, Cooldown: </text:span><text:span text:style-name="T160">3</text:span><text:span text:style-name="T157">, Range: </text:span><text:span text:style-name="T159">3</text:span><text:span text:style-name="T157">, Accuracy: </text:span><text:span text:style-name="T159">85</text:span><text:span text:style-name="T157">;</text:span></text:p>
        </text:list-item>
      </text:list>
      <text:p text:style-name="P56"/>
      <text:p text:style-name="P50"><text:span text:style-name="Strong_20_Emphasis"><text:span text:style-name="T3">Dynamic</text:span></text:span><text:span text:style-name="Strong_20_Emphasis"><text:span text:style-name="T62"> </text:span></text:span><text:span text:style-name="Strong_20_Emphasis"><text:span text:style-name="T3">Slice</text:span></text:span><text:span text:style-name="Strong_20_Emphasis"><text:span text:style-name="T62"> (Upgrade of Double Slice):</text:span></text:span> </text:p>
      <text:list xml:id="list4344343093885" text:continue-numbering="true" text:style-name="L1">
        <text:list-item>
          <text:p text:style-name="P74"><text:span text:style-name="T126">Perform a </text:span><text:span text:style-name="T127">flashing</text:span><text:span text:style-name="T126"> series of slashes, targeting </text:span><text:span text:style-name="T127">up to</text:span><text:span text:style-name="T126"> </text:span><text:span text:style-name="T127">three </text:span><text:span text:style-name="T126">separate.</text:span></text:p>
        </text:list-item>
        <text:list-item>
          <text:p text:style-name="P74"><text:span text:style-name="T167">Deal </text:span><text:span text:style-name="T168">1</text:span><text:span text:style-name="T171">8</text:span><text:span text:style-name="T168">-2</text:span><text:span text:style-name="T171">3</text:span><text:span text:style-name="T168"> </text:span><text:span text:style-name="T167">physical damage </text:span><text:span text:style-name="T170">three times</text:span><text:span text:style-name="T168">, targeting up to </text:span><text:span text:style-name="T170">3</text:span><text:span text:style-name="T168"> enemies. Has a </text:span><text:span text:style-name="T170">35</text:span><text:span text:style-name="T168">% Critical Hit Chance.</text:span></text:p>
        </text:list-item>
        <text:list-item>
          <text:p text:style-name="P74"><text:span text:style-name="T157">Cost: </text:span><text:span text:style-name="T159">3</text:span><text:span text:style-name="T157">, Cooldown: </text:span><text:span text:style-name="T158">3</text:span><text:span text:style-name="T157">, Range: </text:span><text:span text:style-name="T158">1</text:span><text:span text:style-name="T157">, Accuracy: </text:span><text:span text:style-name="T161">85</text:span><text:span text:style-name="T157">;</text:span></text:p>
        </text:list-item>
      </text:list>
      <text:p text:style-name="P50"/>
      <text:p text:style-name="P50"><text:span text:style-name="Strong_20_Emphasis"><text:span text:style-name="T79">Merciless Assault</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509454665" text:continue-numbering="true" text:style-name="L1">
        <text:list-item>
          <text:p text:style-name="P74"><text:span text:style-name="T124">Launch a relentless assault on a single target, </text:span><text:span text:style-name="T128">increasing the damage with each hit.</text:span></text:p>
        </text:list-item>
        <text:list-item>
          <text:p text:style-name="P130">Strike the target 4 times. The initial hit deals 8-13 damage, and each hit increases the damage by (1-5).</text:p>
        </text:list-item>
        <text:list-item>
          <text:p text:style-name="P137"><text:span text:style-name="T148">Cost: </text:span><text:span text:style-name="T151">4</text:span><text:span text:style-name="T148">, Cooldown: </text:span><text:span text:style-name="T151">5</text:span><text:span text:style-name="T148">, Range: -, Accuracy: </text:span><text:span text:style-name="T151">75</text:span><text:span text:style-name="T148">;</text:span></text:p>
        </text:list-item>
      </text:list>
      <text:p text:style-name="P56"/>
      <text:p text:style-name="P56"/>
      <text:p text:style-name="P2">Skills:</text:p>
      <text:p text:style-name="P2"/>
      <text:p text:style-name="P50"><text:span text:style-name="Strong_20_Emphasis"><text:span text:style-name="T62">Precise Shot (Upgrade of Nasty Stab):</text:span></text:span> </text:p>
      <text:list xml:id="list4342661454990" text:continue-numbering="true" text:style-name="L1">
        <text:list-item>
          <text:p text:style-name="P106">Delivers a precisely aimed shot that inflicts heavy bleeding <text:span text:style-name="T179">on the target.</text:span></text:p>
        </text:list-item>
        <text:list-item>
          <text:p text:style-name="P74"><text:span text:style-name="T167">Deal </text:span><text:span text:style-name="T170">2</text:span><text:span text:style-name="T179">5</text:span><text:span text:style-name="T170">-</text:span><text:span text:style-name="T179">3</text:span><text:span text:style-name="T170">5</text:span><text:span text:style-name="T168"> </text:span><text:span text:style-name="T167">physical damage, with a </text:span><text:span text:style-name="T170">75</text:span><text:span text:style-name="T167">% chance to inflict </text:span><text:span text:style-name="T170">2</text:span><text:span text:style-name="T167">x Bleeding.</text:span></text:p>
        </text:list-item>
        <text:list-item>
          <text:p text:style-name="P74"><text:span text:style-name="T157">Cost: </text:span><text:span text:style-name="T158">2</text:span><text:span text:style-name="T157">, Cooldown: </text:span><text:span text:style-name="T160">2</text:span><text:span text:style-name="T157">, Range: </text:span><text:span text:style-name="T163">4</text:span><text:span text:style-name="T157">, Accuracy: </text:span><text:span text:style-name="T159">90</text:span></text:p>
        </text:list-item>
      </text:list>
      <text:p text:style-name="P56"/>
      <text:p text:style-name="P50"><text:span text:style-name="Strong_20_Emphasis"><text:span text:style-name="T62">Hunting Trap (Upgrade of Caltrops):</text:span></text:span> </text:p>
      <text:list xml:id="list4343708918571" text:continue-numbering="true" text:style-name="L1">
        <text:list-item>
          <text:p text:style-name="P75"><text:span text:style-name="T138">S</text:span><text:span text:style-name="T124">ets a cunning trap designed to immobilize and </text:span><text:span text:style-name="T131">weaken</text:span><text:span text:style-name="T124"> enemies who wander too close.</text:span></text:p>
        </text:list-item>
        <text:list-item>
          <text:p text:style-name="P75"><text:span text:style-name="T179">Place a trap</text:span><text:span text:style-name="T147"> at the target tile, d</text:span><text:span text:style-name="T146">eal</text:span><text:span text:style-name="T147">ing</text:span><text:span text:style-name="T146"> </text:span><text:span text:style-name="T179">5</text:span><text:span text:style-name="T147">-</text:span><text:span text:style-name="T179">20</text:span><text:span text:style-name="T147"> </text:span><text:span text:style-name="T167">physical </text:span><text:span text:style-name="T147">damage and </text:span><text:span text:style-name="T189">2</text:span><text:span text:style-name="T147">x Slow to enemies that pass through it. </text:span><text:span text:style-name="T179">Their Physical Defense is lowered by 25% for 2 turns. The trap l</text:span><text:span text:style-name="T147">asts for 3 turns.</text:span></text:p>
        </text:list-item>
        <text:list-item>
          <text:p text:style-name="P75"><text:span text:style-name="T148">Cost: </text:span><text:span text:style-name="T155">1</text:span><text:span text:style-name="T148">, Cooldown: </text:span><text:span text:style-name="T149">3</text:span><text:span text:style-name="T148">, Range: </text:span><text:span text:style-name="T149">1</text:span><text:span text:style-name="T148">, Accuracy: -;</text:span></text:p>
        </text:list-item>
      </text:list>
      <text:p text:style-name="P56"/>
      <text:p text:style-name="P50"><text:span text:style-name="Strong_20_Emphasis"><text:span text:style-name="T62">Smoke Screen (Upgrade of Smoke Bomb):</text:span></text:span> </text:p>
      <text:list xml:id="list4342427200475" text:continue-numbering="true" text:style-name="L1">
        <text:list-item>
          <text:p text:style-name="P75"><text:soft-page-break/><text:span text:style-name="T127"><text:s/>Using smoke pellets of specialized composition, create a dense cloud of smoke that conceals </text:span><text:span text:style-name="T131">vision</text:span><text:span text:style-name="T127">.</text:span></text:p>
        </text:list-item>
        <text:list-item>
          <text:p text:style-name="P75"><text:span text:style-name="T167">Gain </text:span><text:span text:style-name="T170">2</text:span><text:span text:style-name="T167">x </text:span><text:span text:style-name="T168">I</text:span><text:span text:style-name="T167">nvisibility </text:span><text:span text:style-name="T179">and a</text:span><text:span text:style-name="T170">ll adjacent targets gain </text:span><text:span text:style-name="T179">2</text:span><text:span text:style-name="T170">x Blindness. </text:span><text:span text:style-name="T179">Alternatively, shoot a distant tile and apply 1x Blindness to all targets in a 3x3 range centered around it.</text:span></text:p>
        </text:list-item>
        <text:list-item>
          <text:p text:style-name="P75"><text:span text:style-name="T148">Cost: </text:span><text:span text:style-name="T150">1</text:span><text:span text:style-name="T148">, Cooldown: </text:span><text:span text:style-name="T149">3</text:span><text:span text:style-name="T148">, Range: -, Accuracy: -;</text:span></text:p>
        </text:list-item>
      </text:list>
      <text:p text:style-name="P56"/>
      <text:p text:style-name="P50"><text:span text:style-name="Strong_20_Emphasis"><text:span text:style-name="T14">Hunter’s</text:span></text:span><text:span text:style-name="Strong_20_Emphasis"><text:span text:style-name="T62"> Mark (</text:span></text:span><text:span text:style-name="Strong_20_Emphasis"><text:span text:style-name="T43">Upgrade of Feint</text:span></text:span><text:span text:style-name="Strong_20_Emphasis"><text:span text:style-name="T62">):</text:span></text:span> </text:p>
      <text:list xml:id="list4342477020061" text:continue-numbering="true" text:style-name="L1">
        <text:list-item>
          <text:p text:style-name="P107">Deceive the enemy with a feinted attack, causing them to lower their defense.</text:p>
        </text:list-item>
        <text:list-item>
          <text:p text:style-name="P75"><text:span text:style-name="T167">Lowers an enemy’s physical defense by 35% for </text:span><text:span text:style-name="T180">3</text:span><text:span text:style-name="T167"> turn</text:span><text:span text:style-name="T180">s</text:span><text:span text:style-name="T167">. </text:span><text:span text:style-name="T180">Deal an extra 2-7 physical damage if the user attacks the target.</text:span></text:p>
        </text:list-item>
        <text:list-item>
          <text:p text:style-name="P75"><text:span text:style-name="T148">Cost: </text:span><text:span text:style-name="T150">1</text:span><text:span text:style-name="T148">, Cooldown: </text:span><text:span text:style-name="T149">3</text:span><text:span text:style-name="T148">, Range: </text:span><text:span text:style-name="T149">1</text:span><text:span text:style-name="T148">, Accuracy: </text:span><text:span text:style-name="T150">-</text:span><text:span text:style-name="T148">;</text:span></text:p>
        </text:list-item>
      </text:list>
      <text:p text:style-name="P56"/>
      <text:p text:style-name="P50"><text:span text:style-name="Strong_20_Emphasis"><text:span text:style-name="T13">Drill</text:span></text:span><text:span text:style-name="Strong_20_Emphasis"><text:span text:style-name="T62"> Shot (New Skill):</text:span></text:span> </text:p>
      <text:list xml:id="list4342589757329" text:continue-numbering="true" text:style-name="L1">
        <text:list-item>
          <text:p text:style-name="P74"><text:span text:style-name="T132">U</text:span><text:span text:style-name="T133">nleash a piercing arrow that </text:span><text:span text:style-name="T132">penetrates</text:span><text:span text:style-name="T133"> through multiple enemies, </text:span><text:span text:style-name="T132">dealing extra damage for each target hit.</text:span></text:p>
        </text:list-item>
        <text:list-item>
          <text:p text:style-name="P76"><text:span text:style-name="T180">Fire an arrow in a 4 tile line that deals 10-17 Physical Damage. E</text:span><text:span text:style-name="T171">ach hit increases the damage by (</text:span><text:span text:style-name="T180">2</text:span><text:span text:style-name="T171">-</text:span><text:span text:style-name="T180">8</text:span><text:span text:style-name="T171">).</text:span></text:p>
        </text:list-item>
        <text:list-item>
          <text:p text:style-name="P74"><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24"/>
      <text:p text:style-name="P63"><text:span text:style-name="T72">Trickster</text:span><text:span text:style-name="T68">:</text:span><text:span text:style-name="T74"> </text:span></text:p>
      <text:p text:style-name="P26"/>
      <text:p text:style-name="P61"><text:span text:style-name="Strong_20_Emphasis"><text:span text:style-name="T62">Description:</text:span></text:span> <text:span text:style-name="T181">Debuffing</text:span></text:p>
      <text:p text:style-name="P6"><text:span text:style-name="T76">Previous </text:span>Skills:</text:p>
      <text:p text:style-name="P6"/>
      <text:p text:style-name="P51"><text:span text:style-name="Strong_20_Emphasis"><text:span text:style-name="T62">Stab:</text:span></text:span> </text:p>
      <text:list xml:id="list4343522972430" text:continue-numbering="true" text:style-name="L1">
        <text:list-item>
          <text:p text:style-name="P108">Execute a precise physical attack, aiming to inflict a bleeding wound on the target.</text:p>
        </text:list-item>
        <text:list-item>
          <text:p text:style-name="P76"><text:span text:style-name="T167">Deal </text:span><text:span text:style-name="T168">1</text:span><text:span text:style-name="T169">3</text:span><text:span text:style-name="T168">-20 </text:span><text:span text:style-name="T167">physical damage, with a 50% chance to inflict 1x Bleeding.</text:span></text:p>
        </text:list-item>
        <text:list-item>
          <text:p text:style-name="P76"><text:span text:style-name="T148">Cost: </text:span><text:span text:style-name="T149">2</text:span><text:span text:style-name="T148">, Cooldown: </text:span><text:span text:style-name="T150">1</text:span><text:span text:style-name="T148">, Range: </text:span><text:span text:style-name="T149">1</text:span><text:span text:style-name="T148">, Accuracy: </text:span><text:span text:style-name="T150">90</text:span><text:span text:style-name="T148">;</text:span></text:p>
        </text:list-item>
      </text:list>
      <text:p text:style-name="P51"><text:span text:style-name="Strong_20_Emphasis"><text:span text:style-name="T62"/></text:span></text:p>
      <text:p text:style-name="P51"><text:span text:style-name="Strong_20_Emphasis"><text:span text:style-name="T62">Double Slice:</text:span></text:span> </text:p>
      <text:list xml:id="list4344325097722" text:continue-numbering="true" text:style-name="L1">
        <text:list-item>
          <text:p text:style-name="P108">Perform a swift series of slashes, either targeting a single enemy twice or two separate enemies once each.</text:p>
        </text:list-item>
        <text:list-item>
          <text:p text:style-name="P76"><text:span text:style-name="T167">Deal </text:span><text:span text:style-name="T168">15-20 </text:span><text:span text:style-name="T167">physical damage </text:span><text:span text:style-name="T168">twice, targeting up to 2 enemies. Has a 20% Critical Hit Chance.</text:span></text:p>
        </text:list-item>
        <text:list-item>
          <text:p text:style-name="P76">Cost: <text:span text:style-name="T150">3</text:span>, Cooldown: <text:span text:style-name="T147">3</text:span>, Range: <text:span text:style-name="T147">1</text:span>, Accuracy: <text:span text:style-name="T169">85</text:span>;</text:p>
        </text:list-item>
      </text:list>
      <text:p text:style-name="P57"/>
      <text:p text:style-name="P51"><text:span text:style-name="Strong_20_Emphasis"><text:span text:style-name="T19">Shadow Step</text:span></text:span><text:span text:style-name="Strong_20_Emphasis"><text:span text:style-name="T62"> </text:span></text:span><text:span text:style-name="Strong_20_Emphasis"><text:span text:style-name="T96">(Upgrade of </text:span></text:span><text:span text:style-name="Strong_20_Emphasis"><text:span text:style-name="T19">Vanish</text:span></text:span><text:span text:style-name="Strong_20_Emphasis"><text:span text:style-name="T96">)</text:span></text:span><text:span text:style-name="Strong_20_Emphasis"><text:span text:style-name="T62">:</text:span></text:span> </text:p>
      <text:list xml:id="list4344145877770" text:continue-numbering="true" text:style-name="L1">
        <text:list-item>
          <text:p text:style-name="P108"><text:span text:style-name="T172">I</text:span>nstantly teleports behind a target enemy, becoming invisible and gaining a damage bonus.</text:p>
        </text:list-item>
        <text:list-item>
          <text:p text:style-name="P76"><text:span text:style-name="T167">Gain 1x </text:span><text:span text:style-name="T168">I</text:span><text:span text:style-name="T167">nvisibility </text:span><text:span text:style-name="T172">and teleport to the nearest tile adjacent to the target. The next attack deals 50% extra damage.</text:span></text:p>
        </text:list-item>
        <text:list-item>
          <text:p text:style-name="P76"><text:span text:style-name="T148">Cost: </text:span><text:span text:style-name="T152">2</text:span><text:span text:style-name="T148">, Cooldown: </text:span><text:span text:style-name="T152">4</text:span><text:span text:style-name="T148">, Range: </text:span><text:span text:style-name="T152">2</text:span><text:span text:style-name="T148">, Accuracy: </text:span></text:p>
        </text:list-item>
      </text:list>
      <text:p text:style-name="P57"/>
      <text:p text:style-name="P51"><text:span text:style-name="Strong_20_Emphasis"><text:span text:style-name="T41">Crossbow Shot</text:span></text:span><text:span text:style-name="Strong_20_Emphasis"><text:span text:style-name="T62"> </text:span></text:span><text:span text:style-name="Strong_20_Emphasis"><text:span text:style-name="T96">(Upgrade of </text:span></text:span><text:span text:style-name="Strong_20_Emphasis"><text:span text:style-name="T41">Dagger Throw</text:span></text:span><text:span text:style-name="Strong_20_Emphasis"><text:span text:style-name="T96">)</text:span></text:span><text:span text:style-name="Strong_20_Emphasis"><text:span text:style-name="T62">:</text:span></text:span> </text:p>
      <text:list xml:id="list4342443217260" text:continue-numbering="true" text:style-name="L1">
        <text:list-item>
          <text:p text:style-name="P115"><text:span text:style-name="T146">F</text:span>ire a sudden shot at the target, dealing bonus damage to targets without debuffs.</text:p>
        </text:list-item>
        <text:list-item>
          <text:p text:style-name="P76"><text:span text:style-name="T172">Shoot a </text:span><text:span text:style-name="T174">crossbow </text:span><text:span text:style-name="T172">bolt at the target,</text:span><text:span text:style-name="T147"> d</text:span><text:span text:style-name="T146">eal</text:span><text:span text:style-name="T147">ing</text:span><text:span text:style-name="T146"> </text:span><text:span text:style-name="T172">15-20</text:span><text:span text:style-name="T147"> </text:span><text:span text:style-name="T167">physical </text:span><text:span text:style-name="T147">damage </text:span><text:span text:style-name="T167">with a 7</text:span><text:span text:style-name="T172">5</text:span><text:span text:style-name="T167">% critical hit chance</text:span><text:span text:style-name="T147">. </text:span><text:span text:style-name="T172">Deals an additional 1-10 damage if the target doesn’t have any debuffs.</text:span></text:p>
        </text:list-item>
        <text:list-item>
          <text:p text:style-name="P76"><text:span text:style-name="T148">Cost: </text:span><text:span text:style-name="T149">2</text:span><text:span text:style-name="T148">, Cooldown: </text:span><text:span text:style-name="T150">2</text:span><text:span text:style-name="T148">, Range: </text:span><text:span text:style-name="T150">3</text:span><text:span text:style-name="T148">, Accuracy: </text:span><text:span text:style-name="T150">85</text:span><text:span text:style-name="T148">;</text:span></text:p>
        </text:list-item>
      </text:list>
      <text:p text:style-name="P57"/>
      <text:p text:style-name="P51"><text:span text:style-name="Strong_20_Emphasis"><text:span text:style-name="T20">Exploit Weakness</text:span></text:span><text:span text:style-name="Strong_20_Emphasis"><text:span text:style-name="T62"> </text:span></text:span><text:span text:style-name="Strong_20_Emphasis"><text:span text:style-name="T96">(</text:span></text:span><text:span text:style-name="Strong_20_Emphasis"><text:span text:style-name="T42">New Skill</text:span></text:span><text:span text:style-name="Strong_20_Emphasis"><text:span text:style-name="T96">)</text:span></text:span><text:span text:style-name="Strong_20_Emphasis"><text:span text:style-name="T62">:</text:span></text:span> </text:p>
      <text:list xml:id="list4344272464100" text:continue-numbering="true" text:style-name="L1">
        <text:list-item>
          <text:p text:style-name="P108"><text:span text:style-name="T173">C</text:span>apitalize on the target's vulnerability, de<text:span text:style-name="T173">aling extra damage based on the number of debuff the target has.</text:span></text:p>
        </text:list-item>
        <text:list-item>
          <text:p text:style-name="P76"><text:span text:style-name="T173">Deals 5-8 damage for each debuff the target has.</text:span><text:span text:style-name="T167"> </text:span></text:p>
        </text:list-item>
        <text:list-item>
          <text:p text:style-name="P76"><text:span text:style-name="T148">Cost: </text:span><text:span text:style-name="T153">3</text:span><text:span text:style-name="T148">, Cooldown: </text:span><text:span text:style-name="T154">3</text:span><text:span text:style-name="T148">, Range: </text:span><text:span text:style-name="T149">1</text:span><text:span text:style-name="T148">, Accuracy: </text:span></text:p>
        </text:list-item>
      </text:list>
      <text:p text:style-name="P57"/>
      <text:p text:style-name="P51"><text:span text:style-name="Strong_20_Emphasis"><text:span text:style-name="T19">S</text:span></text:span><text:span text:style-name="Strong_20_Emphasis"><text:span text:style-name="T20">lippery Evasion</text:span></text:span><text:span text:style-name="Strong_20_Emphasis"><text:span text:style-name="T62"> </text:span></text:span><text:span text:style-name="Strong_20_Emphasis"><text:span text:style-name="T96">(</text:span></text:span><text:span text:style-name="Strong_20_Emphasis"><text:span text:style-name="T42">New Skill</text:span></text:span><text:span text:style-name="Strong_20_Emphasis"><text:span text:style-name="T96">)</text:span></text:span><text:span text:style-name="Strong_20_Emphasis"><text:span text:style-name="T62">:</text:span></text:span> </text:p>
      <text:list xml:id="list4343477902093" text:continue-numbering="true" text:style-name="L1">
        <text:list-item>
          <text:p text:style-name="P76"><text:span text:style-name="T129">Your superior </text:span><text:span text:style-name="T126">agility allows </text:span><text:span text:style-name="T129">you</text:span><text:span text:style-name="T126"> to evade attacks effortlessly.</text:span></text:p>
        </text:list-item>
        <text:list-item>
          <text:p text:style-name="P76"><text:span text:style-name="T167">Upon dodging an enemy's attack, gain </text:span><text:span text:style-name="T173">10% E</text:span><text:span text:style-name="T167">vasion </text:span><text:span text:style-name="T173">(Max 30%)</text:span><text:span text:style-name="T167">. Being hit resets this skill’s effects.</text:span></text:p>
        </text:list-item>
        <text:list-item>
          <text:p text:style-name="P76"><text:span text:style-name="T148">Cost: </text:span><text:span text:style-name="T150">-</text:span><text:span text:style-name="T148">, Cooldown: </text:span><text:span text:style-name="T149">-</text:span><text:span text:style-name="T148">, Range: </text:span><text:span text:style-name="T149">-</text:span><text:span text:style-name="T148">, Accuracy: - </text:span></text:p>
        </text:list-item>
      </text:list>
      <text:p text:style-name="P2"/>
      <text:p text:style-name="P2"/>
      <text:p text:style-name="P2"/>
      <text:p text:style-name="P2">Skills:</text:p>
      <text:p text:style-name="P2"/>
      <text:p text:style-name="P51"><text:span text:style-name="Strong_20_Emphasis"><text:span text:style-name="T21">Enthralling </text:span></text:span><text:span text:style-name="Strong_20_Emphasis"><text:span text:style-name="T49">Illusion</text:span></text:span><text:span text:style-name="Strong_20_Emphasis"><text:span text:style-name="T62"> (</text:span></text:span><text:span text:style-name="Strong_20_Emphasis"><text:span text:style-name="T46">Upgrade of Dirty Trickery</text:span></text:span><text:span text:style-name="Strong_20_Emphasis"><text:span text:style-name="T62">):</text:span></text:span> </text:p>
      <text:list xml:id="list4342686916235" text:continue-numbering="true" text:style-name="L1">
        <text:list-item>
          <text:p text:style-name="P76"><text:span text:style-name="T137">Perform</text:span><text:span text:style-name="T126"> a mesmerizing </text:span><text:span text:style-name="T137">spectacle </text:span><text:span text:style-name="T126">that captivates nearby enemies.</text:span></text:p>
        </text:list-item>
        <text:list-item>
          <text:p text:style-name="P76"><text:soft-page-break/><text:span text:style-name="T167">Lowers </text:span><text:span text:style-name="T181">the </text:span><text:span text:style-name="T167">physical defense </text:span><text:span text:style-name="T181">of all enemies in a 2 tile range </text:span><text:span text:style-name="T167">by </text:span><text:span text:style-name="T172">50</text:span><text:span text:style-name="T167">% for 1 turn. </text:span><text:span text:style-name="T181">Has a 50% chance to inflict</text:span><text:span text:style-name="T172"> 1x Blindness.</text:span></text:p>
        </text:list-item>
        <text:list-item>
          <text:p text:style-name="P76"><text:span text:style-name="T148">Cost: </text:span><text:span text:style-name="T156">3</text:span><text:span text:style-name="T148">, Cooldown: </text:span><text:span text:style-name="T149">3</text:span><text:span text:style-name="T148">, Range: </text:span><text:span text:style-name="T149">1</text:span><text:span text:style-name="T148">, Accuracy: </text:span></text:p>
        </text:list-item>
      </text:list>
      <text:p text:style-name="P55"/>
      <text:p text:style-name="P51"><text:span text:style-name="Strong_20_Emphasis"><text:span text:style-name="T49">Devious Sigil</text:span></text:span><text:span text:style-name="Strong_20_Emphasis"><text:span text:style-name="T62"> (</text:span></text:span><text:span text:style-name="Strong_20_Emphasis"><text:span text:style-name="T46">Upgrade of </text:span></text:span><text:span text:style-name="Strong_20_Emphasis"><text:span text:style-name="T48">Caltrops</text:span></text:span><text:span text:style-name="Strong_20_Emphasis"><text:span text:style-name="T62">):</text:span></text:span> </text:p>
      <text:list xml:id="list4343225403697" text:continue-numbering="true" text:style-name="L1">
        <text:list-item>
          <text:p text:style-name="P122"><text:span text:style-name="T146">P</text:span>lace an enchanted Sigil on the ground, damaging enemies that pass through it. It can be remotely detonated to slow down enemies.</text:p>
        </text:list-item>
        <text:list-item>
          <text:p text:style-name="P77">Place a Sigil at a target tile, dealing 10-15 magical damage and <text:span text:style-name="T186">1x slow to</text:span> enemies that <text:span text:style-name="T195">stand on</text:span> it. Reactivate to detonate the Sigil, dealing 15-20 magical damage in a 3x3 area. Lasts 3 turns.</text:p>
        </text:list-item>
        <text:list-item>
          <text:p text:style-name="P77"><text:span text:style-name="T148">Cost: </text:span><text:span text:style-name="T155">1</text:span><text:span text:style-name="T148">, Cooldown: </text:span><text:span text:style-name="T149">3</text:span><text:span text:style-name="T148">, Range: </text:span><text:span text:style-name="T149">1</text:span><text:span text:style-name="T148">, Accuracy: -;</text:span></text:p>
        </text:list-item>
      </text:list>
      <text:p text:style-name="P55"/>
      <text:p text:style-name="P59"><text:span text:style-name="Strong_20_Emphasis"><text:span text:style-name="T50">Deceitful Reposition</text:span></text:span><text:span text:style-name="Strong_20_Emphasis"><text:span text:style-name="T49"> </text:span></text:span><text:span text:style-name="Strong_20_Emphasis"><text:span text:style-name="T62">(</text:span></text:span><text:span text:style-name="Strong_20_Emphasis"><text:span text:style-name="T46">Upgrade of </text:span></text:span><text:span text:style-name="Strong_20_Emphasis"><text:span text:style-name="T50">Guileful Reposition</text:span></text:span><text:span text:style-name="Strong_20_Emphasis"><text:span text:style-name="T62">):</text:span></text:span> </text:p>
      <text:list xml:id="list4344271970133" text:continue-numbering="true" text:style-name="L1">
        <text:list-item>
          <text:p text:style-name="P109">Perform a<text:span text:style-name="T186">n enigmatic series of movements</text:span>, leaping over a foe while attacking. <text:span text:style-name="T186">If you land next to an enemy, they become confused.</text:span></text:p>
        </text:list-item>
        <text:list-item>
          <text:p text:style-name="P78"><text:span text:style-name="T167">Deal 5-10 physical damage to an adjacent enemy, then jump to an empty tile. </text:span><text:span text:style-name="T186">If you land next to enemies, inflict 1x Blind to one at random.</text:span></text:p>
        </text:list-item>
        <text:list-item>
          <text:p text:style-name="P78"><text:span text:style-name="T148">Cost: </text:span><text:span text:style-name="T150">3</text:span><text:span text:style-name="T148">, Cooldown: </text:span><text:span text:style-name="T150">4</text:span><text:span text:style-name="T148">, Range: </text:span><text:span text:style-name="T149">1</text:span><text:span text:style-name="T148">, Accuracy: -;</text:span></text:p>
        </text:list-item>
      </text:list>
      <text:p text:style-name="P55"/>
      <text:p text:style-name="P59"><text:span text:style-name="Strong_20_Emphasis"><text:span text:style-name="T185">P</text:span></text:span><text:span text:style-name="Strong_20_Emphasis"><text:span text:style-name="T49">hase Out</text:span></text:span><text:span text:style-name="Strong_20_Emphasis"><text:span text:style-name="T62"> (</text:span></text:span><text:span text:style-name="Strong_20_Emphasis"><text:span text:style-name="T49">New Skill</text:span></text:span><text:span text:style-name="Strong_20_Emphasis"><text:span text:style-name="T62">):</text:span></text:span> </text:p>
      <text:list xml:id="list4343713398250" text:continue-numbering="true" text:style-name="L1">
        <text:list-item>
          <text:p text:style-name="P122">Disappear briefly, reappearing with invisibility on the next turn.</text:p>
        </text:list-item>
        <text:list-item>
          <text:p text:style-name="P143">Disappear for 1 turn, becoming detached from the battlefield. On the next turn, you reappear with 1x Invisibility. If a character is occupying the tile, it is dealt 25-40 Physical Damage and pushed aside.</text:p>
        </text:list-item>
        <text:list-item>
          <text:p text:style-name="P76"><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51"><text:span text:style-name="Strong_20_Emphasis"><text:span text:style-name="T48">Encore</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541869539" text:continue-numbering="true" text:style-name="L1">
        <text:list-item>
          <text:p text:style-name="P123">Perform an encore, resetting the cooldown of the last skill to defeat an enemy.</text:p>
        </text:list-item>
        <text:list-item>
          <text:p text:style-name="P144">If the last used skill defeated an enemy, activate Encore to reset its cooldown.</text:p>
        </text:list-item>
        <text:list-item>
          <text:p text:style-name="P76"><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26"/>
      <text:p text:style-name="P24"/>
      <text:p text:style-name="P63"><text:span text:style-name="T70">Cutthroat</text:span><text:span text:style-name="T68">:</text:span><text:span text:style-name="T74"> </text:span></text:p>
      <text:p text:style-name="P26"/>
      <text:p text:style-name="P61"><text:span text:style-name="Strong_20_Emphasis"><text:span text:style-name="T62">Description:</text:span></text:span> <text:span text:style-name="T181">Invisibility</text:span></text:p>
      <text:p text:style-name="P28"><text:span text:style-name="T66">Previous </text:span><text:span text:style-name="T63">Skills:</text:span></text:p>
      <text:p text:style-name="P6"/>
      <text:p text:style-name="P52"><text:span text:style-name="Strong_20_Emphasis"><text:span text:style-name="T62">Caltrops:</text:span></text:span> </text:p>
      <text:list xml:id="list4342432486540" text:continue-numbering="true" text:style-name="L1">
        <text:list-item>
          <text:p text:style-name="P79"><text:span text:style-name="T125">S</text:span><text:span text:style-name="T124">catter caltrops on the ground, creating a hazardous area that damages and slows enemies.</text:span></text:p>
        </text:list-item>
        <text:list-item>
          <text:p text:style-name="P79"><text:span text:style-name="T147">Scatter caltrops at the target tile, d</text:span><text:span text:style-name="T146">eal</text:span><text:span text:style-name="T147">ing</text:span><text:span text:style-name="T146"> </text:span><text:span text:style-name="T147">3-5 </text:span><text:span text:style-name="T167">physical </text:span><text:span text:style-name="T147">damage and 1x Slow to enemies that pass through it. Lasts for 3 turns.</text:span></text:p>
        </text:list-item>
        <text:list-item>
          <text:p text:style-name="P79">Cost: <text:span text:style-name="T169">1</text:span>, Cooldown: <text:span text:style-name="T147">3</text:span>, Range: <text:span text:style-name="T147">1</text:span>, Accuracy: -;</text:p>
        </text:list-item>
      </text:list>
      <text:p text:style-name="P52"><text:span text:style-name="Strong_20_Emphasis"><text:span text:style-name="T62"/></text:span></text:p>
      <text:p text:style-name="P52"><text:span text:style-name="Strong_20_Emphasis"><text:span text:style-name="T62">Double Slice:</text:span></text:span> </text:p>
      <text:list xml:id="list4344001545801" text:continue-numbering="true" text:style-name="L1">
        <text:list-item>
          <text:p text:style-name="P110">Perform a swift series of slashes, either targeting a single enemy twice or two separate enemies once each.</text:p>
        </text:list-item>
        <text:list-item>
          <text:p text:style-name="P79"><text:span text:style-name="T167">Deal </text:span><text:span text:style-name="T168">15-20 </text:span><text:span text:style-name="T167">physical damage </text:span><text:span text:style-name="T168">twice, targeting up to 2 enemies. Has a 20% Critical Hit Chance.</text:span></text:p>
        </text:list-item>
        <text:list-item>
          <text:p text:style-name="P79">Cost: <text:span text:style-name="T150">3</text:span>, Cooldown: <text:span text:style-name="T147">3</text:span>, Range: <text:span text:style-name="T147">1</text:span>, Accuracy: <text:span text:style-name="T169">85</text:span>;</text:p>
        </text:list-item>
      </text:list>
      <text:p text:style-name="P18"/>
      <text:p text:style-name="P52"><text:span text:style-name="Strong_20_Emphasis"><text:span text:style-name="T62">D</text:span></text:span><text:span text:style-name="Strong_20_Emphasis"><text:span text:style-name="T19">irty Trickery</text:span></text:span><text:span text:style-name="Strong_20_Emphasis"><text:span text:style-name="T62"> </text:span></text:span><text:span text:style-name="Strong_20_Emphasis"><text:span text:style-name="T96">(Upgrade of Feint)</text:span></text:span><text:span text:style-name="Strong_20_Emphasis"><text:span text:style-name="T62">:</text:span></text:span> </text:p>
      <text:list xml:id="list4342740092457" text:continue-numbering="true" text:style-name="L1">
        <text:list-item>
          <text:p text:style-name="P110"><text:span text:style-name="T172">E</text:span>mploy underhanded tactics, blinding an adjacent enemy with a flurry of dust and debris.</text:p>
        </text:list-item>
        <text:list-item>
          <text:p text:style-name="P79"><text:span text:style-name="T167">Lowers an enemy’s physical defense by </text:span><text:span text:style-name="T172">50</text:span><text:span text:style-name="T167">% for 1 turn </text:span><text:span text:style-name="T172">and grant 1x Blindness.</text:span></text:p>
        </text:list-item>
        <text:list-item>
          <text:p text:style-name="P79"><text:span text:style-name="T148">Cost: </text:span><text:span text:style-name="T150">1</text:span><text:span text:style-name="T148">, Cooldown: </text:span><text:span text:style-name="T149">3</text:span><text:span text:style-name="T148">, Range: </text:span><text:span text:style-name="T149">1</text:span><text:span text:style-name="T148">, Accuracy: </text:span></text:p>
        </text:list-item>
      </text:list>
      <text:p text:style-name="P58"/>
      <text:p text:style-name="P52"><text:span text:style-name="Strong_20_Emphasis"><text:span text:style-name="T19">Shadow Step</text:span></text:span><text:span text:style-name="Strong_20_Emphasis"><text:span text:style-name="T62"> </text:span></text:span><text:span text:style-name="Strong_20_Emphasis"><text:span text:style-name="T96">(Upgrade of </text:span></text:span><text:span text:style-name="Strong_20_Emphasis"><text:span text:style-name="T19">Vanish</text:span></text:span><text:span text:style-name="Strong_20_Emphasis"><text:span text:style-name="T96">)</text:span></text:span><text:span text:style-name="Strong_20_Emphasis"><text:span text:style-name="T62">:</text:span></text:span> </text:p>
      <text:list xml:id="list4342960977336" text:continue-numbering="true" text:style-name="L1">
        <text:list-item>
          <text:p text:style-name="P110"><text:span text:style-name="T172">I</text:span>nstantly teleports behind a target enemy, becoming invisible and gaining a damage bonus.</text:p>
        </text:list-item>
        <text:list-item>
          <text:p text:style-name="P79"><text:span text:style-name="T167">Gain 1x </text:span><text:span text:style-name="T168">I</text:span><text:span text:style-name="T167">nvisibility </text:span><text:span text:style-name="T172">and teleport to the nearest tile adjacent to the target. The next attack deals 50% extra damage.</text:span></text:p>
        </text:list-item>
        <text:list-item>
          <text:p text:style-name="P79"><text:span text:style-name="T148">Cost: </text:span><text:span text:style-name="T152">2</text:span><text:span text:style-name="T148">, Cooldown: </text:span><text:span text:style-name="T152">4</text:span><text:span text:style-name="T148">, Range: </text:span><text:span text:style-name="T152">2</text:span><text:span text:style-name="T148">, Accuracy: </text:span></text:p>
        </text:list-item>
      </text:list>
      <text:p text:style-name="P58"/>
      <text:p text:style-name="P52"><text:span text:style-name="Strong_20_Emphasis"><text:span text:style-name="T20">Exploit Weakness</text:span></text:span><text:span text:style-name="Strong_20_Emphasis"><text:span text:style-name="T62"> </text:span></text:span><text:span text:style-name="Strong_20_Emphasis"><text:span text:style-name="T96">(</text:span></text:span><text:span text:style-name="Strong_20_Emphasis"><text:span text:style-name="T42">New Skill</text:span></text:span><text:span text:style-name="Strong_20_Emphasis"><text:span text:style-name="T96">)</text:span></text:span><text:span text:style-name="Strong_20_Emphasis"><text:span text:style-name="T62">:</text:span></text:span> </text:p>
      <text:list xml:id="list4343506392977" text:continue-numbering="true" text:style-name="L1">
        <text:list-item>
          <text:p text:style-name="P110"><text:span text:style-name="T173">C</text:span>apitalize on the target's vulnerability, de<text:span text:style-name="T173">aling extra damage based on the number of debuff the target has.</text:span></text:p>
        </text:list-item>
        <text:list-item>
          <text:p text:style-name="P79"><text:span text:style-name="T173">Deals 5-8 damage for each debuff the target has.</text:span><text:span text:style-name="T167"> </text:span></text:p>
        </text:list-item>
        <text:list-item>
          <text:p text:style-name="P79"><text:span text:style-name="T148">Cost: </text:span><text:span text:style-name="T153">3</text:span><text:span text:style-name="T148">, Cooldown: </text:span><text:span text:style-name="T154">3</text:span><text:span text:style-name="T148">, Range: </text:span><text:span text:style-name="T149">1</text:span><text:span text:style-name="T148">, Accuracy: </text:span></text:p>
        </text:list-item>
      </text:list>
      <text:p text:style-name="P58"/>
      <text:p text:style-name="P52"><text:span text:style-name="Strong_20_Emphasis"><text:span text:style-name="T19">S</text:span></text:span><text:span text:style-name="Strong_20_Emphasis"><text:span text:style-name="T20">lippery Evasion</text:span></text:span><text:span text:style-name="Strong_20_Emphasis"><text:span text:style-name="T62"> </text:span></text:span><text:span text:style-name="Strong_20_Emphasis"><text:span text:style-name="T96">(</text:span></text:span><text:span text:style-name="Strong_20_Emphasis"><text:span text:style-name="T42">New Skill</text:span></text:span><text:span text:style-name="Strong_20_Emphasis"><text:span text:style-name="T96">)</text:span></text:span><text:span text:style-name="Strong_20_Emphasis"><text:span text:style-name="T62">:</text:span></text:span> </text:p>
      <text:list xml:id="list4344009838947" text:continue-numbering="true" text:style-name="L1">
        <text:list-item>
          <text:p text:style-name="P79"><text:span text:style-name="T129">Your superior </text:span><text:span text:style-name="T126">agility allows </text:span><text:span text:style-name="T129">you</text:span><text:span text:style-name="T126"> to evade attacks effortlessly.</text:span></text:p>
        </text:list-item>
        <text:list-item>
          <text:p text:style-name="P79"><text:span text:style-name="T167">Upon dodging an enemy's attack, gain </text:span><text:span text:style-name="T173">10% E</text:span><text:span text:style-name="T167">vasion </text:span><text:span text:style-name="T173">(Max 30%)</text:span><text:span text:style-name="T167">. Being hit resets this skill’s effects.</text:span></text:p>
        </text:list-item>
        <text:list-item>
          <text:p text:style-name="P79"><text:span text:style-name="T148">Cost: </text:span><text:span text:style-name="T150">-</text:span><text:span text:style-name="T148">, Cooldown: </text:span><text:span text:style-name="T149">-</text:span><text:span text:style-name="T148">, Range: </text:span><text:span text:style-name="T149">-</text:span><text:span text:style-name="T148">, Accuracy: - </text:span></text:p>
        </text:list-item>
      </text:list>
      <text:p text:style-name="P6"/>
      <text:p text:style-name="P6"/>
      <text:p text:style-name="P6"/>
      <text:p text:style-name="P6"/>
      <text:p text:style-name="P6"/>
      <text:p text:style-name="P6"/>
      <text:p text:style-name="P6"/>
      <text:p text:style-name="P2"><text:soft-page-break/>Skills:</text:p>
      <text:p text:style-name="P2"/>
      <text:p text:style-name="P52"><text:span text:style-name="Strong_20_Emphasis"><text:span text:style-name="T31">Lethal Stab (Upgrade of Stab)</text:span></text:span><text:span text:style-name="Strong_20_Emphasis"><text:span text:style-name="T62">:</text:span></text:span> </text:p>
      <text:list xml:id="list4343952929344" text:continue-numbering="true" text:style-name="L1">
        <text:list-item>
          <text:p text:style-name="P110"><text:span text:style-name="T182">D</text:span>eliver a lethal strike to a single target, dealing extra damage if it is below a certain health threshold.</text:p>
        </text:list-item>
        <text:list-item>
          <text:p text:style-name="P79">Deal 13-20 physical damage with a 50% chance to inflict <text:span text:style-name="T182">1x </text:span>Bleeding. If the target is below 60% HP, deal an extra 7-15 physical damage and<text:span text:style-name="T182"> </text:span>Bleeding is guaranteed.</text:p>
        </text:list-item>
        <text:list-item>
          <text:p text:style-name="P79"><text:span text:style-name="T148">Cost: </text:span><text:span text:style-name="T149">2</text:span><text:span text:style-name="T148">, Cooldown: </text:span><text:span text:style-name="T150">1</text:span><text:span text:style-name="T148">, Range: </text:span><text:span text:style-name="T149">1</text:span><text:span text:style-name="T148">, Accuracy: </text:span><text:span text:style-name="T150">90</text:span><text:span text:style-name="T148">;</text:span></text:p>
        </text:list-item>
      </text:list>
      <text:p text:style-name="P55"/>
      <text:p text:style-name="P52"><text:span text:style-name="Strong_20_Emphasis"><text:span text:style-name="T62">Guileful </text:span></text:span><text:span text:style-name="Strong_20_Emphasis"><text:span text:style-name="T31">Disappearance (Upgrade of </text:span></text:span><text:span text:style-name="Strong_20_Emphasis"><text:span text:style-name="T112">Guileful </text:span></text:span><text:span text:style-name="Strong_20_Emphasis"><text:span text:style-name="T2">Reposition</text:span></text:span><text:span text:style-name="Strong_20_Emphasis"><text:span text:style-name="T31">)</text:span></text:span><text:span text:style-name="Strong_20_Emphasis"><text:span text:style-name="T62">:</text:span></text:span> </text:p>
      <text:list xml:id="list4344002085196" text:continue-numbering="true" text:style-name="L1">
        <text:list-item>
          <text:p text:style-name="P80"><text:span text:style-name="T126">Perform a series of </text:span><text:span text:style-name="T135">dazzling</text:span><text:span text:style-name="T126"> maneuvers, leaping over a foe while </text:span><text:span text:style-name="T136">vanishing</text:span><text:span text:style-name="T126">.</text:span></text:p>
        </text:list-item>
        <text:list-item>
          <text:p text:style-name="P97">Deal <text:span text:style-name="T183">10</text:span>-<text:span text:style-name="T183">2</text:span>0 physical damage to an adjacent enemy, then jump to an empty tile <text:span text:style-name="T182">and gain 1x Invisibility.</text:span></text:p>
        </text:list-item>
        <text:list-item>
          <text:p text:style-name="P80"><text:span text:style-name="T148">Cost: </text:span><text:span text:style-name="T150">3</text:span><text:span text:style-name="T148">, Cooldown: </text:span><text:span text:style-name="T150">4</text:span><text:span text:style-name="T148">, Range: </text:span><text:span text:style-name="T149">1</text:span><text:span text:style-name="T148">, Accuracy: -;</text:span></text:p>
        </text:list-item>
      </text:list>
      <text:p text:style-name="P55"/>
      <text:p text:style-name="P52"><text:span text:style-name="Strong_20_Emphasis"><text:span text:style-name="T47">Unseen Shot</text:span></text:span><text:span text:style-name="Strong_20_Emphasis"><text:span text:style-name="T96"> (</text:span></text:span><text:span text:style-name="Strong_20_Emphasis"><text:span text:style-name="T33">Upgrade of </text:span></text:span><text:span text:style-name="Strong_20_Emphasis"><text:span text:style-name="T41">Crossbow Shot</text:span></text:span><text:span text:style-name="Strong_20_Emphasis"><text:span text:style-name="T96">)</text:span></text:span><text:span text:style-name="Strong_20_Emphasis"><text:span text:style-name="T62">:</text:span></text:span> </text:p>
      <text:list xml:id="list4343686654488" text:continue-numbering="true" text:style-name="L1">
        <text:list-item>
          <text:p text:style-name="P80"><text:span text:style-name="T124">F</text:span><text:span text:style-name="T134">ire a</text:span><text:span text:style-name="T135">n unpredictable</text:span><text:span text:style-name="T134"> shot at the target, </text:span><text:span text:style-name="T135">stunning</text:span><text:span text:style-name="T134"> targets without debuffs.</text:span></text:p>
        </text:list-item>
        <text:list-item>
          <text:p text:style-name="P80"><text:span text:style-name="T172">Shoot a </text:span><text:span text:style-name="T174">crossbow </text:span><text:span text:style-name="T172">bolt at the target,</text:span><text:span text:style-name="T147"> d</text:span><text:span text:style-name="T146">eal</text:span><text:span text:style-name="T147">ing</text:span><text:span text:style-name="T146"> </text:span><text:span text:style-name="T182">20</text:span><text:span text:style-name="T172">-</text:span><text:span text:style-name="T182">3</text:span><text:span text:style-name="T172">0</text:span><text:span text:style-name="T147"> </text:span><text:span text:style-name="T167">physical </text:span><text:span text:style-name="T147">damage </text:span><text:span text:style-name="T167">with a 7</text:span><text:span text:style-name="T172">5</text:span><text:span text:style-name="T167">% critical hit chance</text:span><text:span text:style-name="T147">. </text:span><text:span text:style-name="T172">Deals an additional </text:span><text:span text:style-name="T182">5</text:span><text:span text:style-name="T172">-1</text:span><text:span text:style-name="T182">8</text:span><text:span text:style-name="T172"> damage </text:span><text:span text:style-name="T182">and inflicts 1x Stun </text:span><text:span text:style-name="T172">if the target doesn’t have any debuffs.</text:span></text:p>
        </text:list-item>
        <text:list-item>
          <text:p text:style-name="P80"><text:span text:style-name="T148">Cost: </text:span><text:span text:style-name="T149">2</text:span><text:span text:style-name="T148">, Cooldown: </text:span><text:span text:style-name="T150">2</text:span><text:span text:style-name="T148">, Range: </text:span><text:span text:style-name="T150">3</text:span><text:span text:style-name="T148">, Accuracy: </text:span><text:span text:style-name="T150">85</text:span><text:span text:style-name="T148">;</text:span></text:p>
        </text:list-item>
      </text:list>
      <text:p text:style-name="P58"/>
      <text:p text:style-name="P52"><text:span text:style-name="Strong_20_Emphasis"><text:span text:style-name="T47">Ghost</text:span></text:span><text:span text:style-name="Strong_20_Emphasis"><text:span text:style-name="T96"> (</text:span></text:span><text:span text:style-name="Strong_20_Emphasis"><text:span text:style-name="T47">New Skill</text:span></text:span><text:span text:style-name="Strong_20_Emphasis"><text:span text:style-name="T96">)</text:span></text:span><text:span text:style-name="Strong_20_Emphasis"><text:span text:style-name="T62">:</text:span></text:span> </text:p>
      <text:list xml:id="list4342814031099" text:continue-numbering="true" text:style-name="L1">
        <text:list-item>
          <text:p text:style-name="P124">Take advantage of your superior stealth to deal further damage while invisible.</text:p>
        </text:list-item>
        <text:list-item>
          <text:p text:style-name="P79"><text:span text:style-name="T184">Skills</text:span><text:span text:style-name="T181"> deal an extra 3-</text:span><text:span text:style-name="T186">7</text:span><text:span text:style-name="T181"> Physical Damage per stack of Invisibility. </text:span><text:span text:style-name="T186">Defeating an enemy has a 30% chance to grant 1x Invisibility.</text:span></text:p>
        </text:list-item>
        <text:list-item>
          <text:p text:style-name="P145">Passive</text:p>
        </text:list-item>
      </text:list>
      <text:p text:style-name="P58"/>
      <text:p text:style-name="P52"><text:span text:style-name="Strong_20_Emphasis"><text:span text:style-name="T31">Opportuni</text:span></text:span><text:span text:style-name="Strong_20_Emphasis"><text:span text:style-name="T32">st</text:span></text:span><text:span text:style-name="Strong_20_Emphasis"><text:span text:style-name="T96"> (</text:span></text:span><text:span text:style-name="Strong_20_Emphasis"><text:span text:style-name="T47">New Skill</text:span></text:span><text:span text:style-name="Strong_20_Emphasis"><text:span text:style-name="T96">)</text:span></text:span><text:span text:style-name="Strong_20_Emphasis"><text:span text:style-name="T62">:</text:span></text:span> </text:p>
      <text:list xml:id="list4342415616818" text:continue-numbering="true" text:style-name="L1">
        <text:list-item>
          <text:p text:style-name="P125">Take advantage of enemies’ distraction, punishing them for attacking teammates.</text:p>
        </text:list-item>
        <text:list-item>
          <text:p text:style-name="P150">While adjacent to an enemy, deal 10-<text:span text:style-name="T188">20</text:span> Physical Damage if <text:span text:style-name="T188">they</text:span> attack an ally.</text:p>
        </text:list-item>
        <text:list-item>
          <text:p text:style-name="P79"><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24"/>
      <text:p text:style-name="P63"><text:span text:style-name="T71">Bounty Hunter</text:span><text:span text:style-name="T68">:</text:span><text:span text:style-name="T74"> </text:span></text:p>
      <text:p text:style-name="P26"/>
      <text:p text:style-name="P61"><text:span text:style-name="Strong_20_Emphasis"><text:span text:style-name="T62">Description:</text:span></text:span> </text:p>
      <text:p text:style-name="P6"/>
      <text:p text:style-name="P28"><text:span text:style-name="T66">Previous </text:span><text:span text:style-name="T63">Skills:</text:span></text:p>
      <text:p text:style-name="P140"/>
      <text:p text:style-name="P154"><text:span text:style-name="Strong_20_Emphasis"><text:span text:style-name="T62">Smoke Bomb (Upgrade of Vanish):</text:span></text:span> </text:p>
      <text:list xml:id="list4343315754486" text:continue-numbering="true" text:style-name="L1">
        <text:list-item>
          <text:p text:style-name="P98"><text:span text:style-name="T124">The user</text:span><text:span text:style-name="T123"> vanishes </text:span><text:span text:style-name="T127">by</text:span><text:span text:style-name="T124"> releasing a smoke bomb </text:span><text:span text:style-name="T127">that blinds foes.</text:span></text:p>
        </text:list-item>
        <text:list-item>
          <text:p text:style-name="P81"><text:span text:style-name="T167">Gain </text:span><text:span text:style-name="T170">2</text:span><text:span text:style-name="T167">x </text:span><text:span text:style-name="T168">I</text:span><text:span text:style-name="T167">nvisibility. </text:span><text:span text:style-name="T170">All adjacent targets gain 1x Blindness.</text:span></text:p>
        </text:list-item>
        <text:list-item>
          <text:p text:style-name="P81"><text:span text:style-name="T148">Cost: </text:span><text:span text:style-name="T150">1</text:span><text:span text:style-name="T148">, Cooldown: </text:span><text:span text:style-name="T149">3</text:span><text:span text:style-name="T148">, Range: -, Accuracy: -;</text:span></text:p>
        </text:list-item>
      </text:list>
      <text:p text:style-name="P146"/>
      <text:p text:style-name="P154"><text:span text:style-name="Strong_20_Emphasis"><text:span text:style-name="T3">Nasty Stab</text:span></text:span><text:span text:style-name="Strong_20_Emphasis"><text:span text:style-name="T62"> (Upgrade of Stab):</text:span></text:span> </text:p>
      <text:list xml:id="list4344289260811" text:continue-numbering="true" text:style-name="L1">
        <text:list-item>
          <text:p text:style-name="P111">Delivers a lethal blow that inflict<text:span text:style-name="T170">s</text:span> a <text:span text:style-name="T170">grave</text:span> bleeding wound on the target.</text:p>
        </text:list-item>
        <text:list-item>
          <text:p text:style-name="P81"><text:span text:style-name="T167">Deal </text:span><text:span text:style-name="T170">20-25</text:span><text:span text:style-name="T168"> </text:span><text:span text:style-name="T167">physical damage, with a </text:span><text:span text:style-name="T170">75</text:span><text:span text:style-name="T167">% chance to inflict </text:span><text:span text:style-name="T170">2</text:span><text:span text:style-name="T167">x Bleeding.</text:span></text:p>
        </text:list-item>
        <text:list-item>
          <text:p text:style-name="P81"><text:span text:style-name="T157">Cost: </text:span><text:span text:style-name="T158">2</text:span><text:span text:style-name="T157">, Cooldown: </text:span><text:span text:style-name="T160">2</text:span><text:span text:style-name="T157">, Range: </text:span><text:span text:style-name="T158">1</text:span><text:span text:style-name="T157">, Accuracy: </text:span><text:span text:style-name="T159">90</text:span></text:p>
        </text:list-item>
      </text:list>
      <text:p text:style-name="P146"/>
      <text:p text:style-name="P154"><text:span text:style-name="Strong_20_Emphasis"><text:span text:style-name="T4">Blade Boomerang</text:span></text:span><text:span text:style-name="Strong_20_Emphasis"><text:span text:style-name="T62"> </text:span></text:span><text:span text:style-name="Strong_20_Emphasis"><text:span text:style-name="T79">(</text:span></text:span><text:span text:style-name="Strong_20_Emphasis"><text:span text:style-name="T4">Upgrade of Dagger Throw)</text:span></text:span><text:span text:style-name="Strong_20_Emphasis"><text:span text:style-name="T62">:</text:span></text:span> </text:p>
      <text:list xml:id="list4343128995882" text:continue-numbering="true" text:style-name="L1">
        <text:list-item>
          <text:p text:style-name="P81"><text:span text:style-name="T124">Throw a boomerang in a straight line </text:span><text:span text:style-name="T127">that</text:span><text:span text:style-name="T124"> attack</text:span><text:span text:style-name="T127">s</text:span><text:span text:style-name="T124"> all adjacent enemies </text:span><text:span text:style-name="T127">on its path towards the target.</text:span></text:p>
        </text:list-item>
        <text:list-item>
          <text:p text:style-name="P81"><text:span text:style-name="T167">Hurl</text:span><text:span text:style-name="T147"> </text:span><text:span text:style-name="T167">a blade</text:span><text:span text:style-name="T147"> at the target, d</text:span><text:span text:style-name="T146">eal</text:span><text:span text:style-name="T147">ing</text:span><text:span text:style-name="T146"> </text:span><text:span text:style-name="T167">1</text:span><text:span text:style-name="T170">3</text:span><text:span text:style-name="T167">-1</text:span><text:span text:style-name="T170">8</text:span><text:span text:style-name="T147"> </text:span><text:span text:style-name="T167">physical </text:span><text:span text:style-name="T147">damage </text:span><text:span text:style-name="T167">with a 70% critical hit chance</text:span><text:span text:style-name="T147">. </text:span><text:span text:style-name="T170">Attacks all enemies adjacent to the path once for 3-7 Physical damage.</text:span></text:p>
        </text:list-item>
        <text:list-item>
          <text:p text:style-name="P81"><text:span text:style-name="T157">Cost: </text:span><text:span text:style-name="T158">2</text:span><text:span text:style-name="T157">, Cooldown: </text:span><text:span text:style-name="T160">3</text:span><text:span text:style-name="T157">, Range: </text:span><text:span text:style-name="T159">3</text:span><text:span text:style-name="T157">, Accuracy: </text:span><text:span text:style-name="T159">85</text:span><text:span text:style-name="T157">;</text:span></text:p>
        </text:list-item>
      </text:list>
      <text:p text:style-name="P140"/>
      <text:p text:style-name="P154"><text:span text:style-name="Strong_20_Emphasis"><text:span text:style-name="T44">Evasive Maneuver</text:span></text:span><text:span text:style-name="Strong_20_Emphasis"><text:span text:style-name="T62"> (</text:span></text:span><text:span text:style-name="Strong_20_Emphasis"><text:span text:style-name="T176">U</text:span></text:span><text:span text:style-name="Strong_20_Emphasis"><text:span text:style-name="T44">pgrade of Guileful Reposition</text:span></text:span><text:span text:style-name="Strong_20_Emphasis"><text:span text:style-name="T62">):</text:span></text:span> </text:p>
      <text:list xml:id="list4343429121033" text:continue-numbering="true" text:style-name="L1">
        <text:list-item>
          <text:p text:style-name="P111">Perform a series of acrobatic maneuvers, leaping over a foe while attacking and landing in a distant position.</text:p>
        </text:list-item>
        <text:list-item>
          <text:p text:style-name="P98">Deal <text:span text:style-name="T175">7</text:span>-<text:span text:style-name="T175">20</text:span> physical damage to an adjacent enemy, then jump to an empty tile, <text:span text:style-name="T175">gaining 20% Evasion for 1 turn.</text:span></text:p>
        </text:list-item>
        <text:list-item>
          <text:p text:style-name="P81"><text:span text:style-name="T148">Cost: </text:span><text:span text:style-name="T150">3</text:span><text:span text:style-name="T148">, Cooldown: </text:span><text:span text:style-name="T150">4</text:span><text:span text:style-name="T148">, Range: </text:span><text:span text:style-name="T149">1</text:span><text:span text:style-name="T148">, Accuracy: -;</text:span></text:p>
        </text:list-item>
      </text:list>
      <text:p text:style-name="P146"/>
      <text:p text:style-name="P154"><text:span text:style-name="Strong_20_Emphasis"><text:span text:style-name="T62">Flourish (Upgrade of Dynamic Slice):</text:span></text:span> </text:p>
      <text:list xml:id="list4343951152242" text:continue-numbering="true" text:style-name="L1">
        <text:list-item>
          <text:p text:style-name="P81"><text:span text:style-name="T130">E</text:span><text:span text:style-name="T126">xecute a dazzling series of strikes, </text:span><text:span text:style-name="T130">inflicting bleeding wounds upon the targets.</text:span></text:p>
        </text:list-item>
        <text:list-item>
          <text:p text:style-name="P81"><text:span text:style-name="T167">Deal </text:span><text:span text:style-name="T177">4x 20</text:span><text:span text:style-name="T168">-2</text:span><text:span text:style-name="T177">6</text:span><text:span text:style-name="T168"> </text:span><text:span text:style-name="T167">physical damage</text:span><text:span text:style-name="T168">, targeting up to </text:span><text:span text:style-name="T177">4</text:span><text:span text:style-name="T168"> enemies. Has a </text:span><text:span text:style-name="T170">35</text:span><text:span text:style-name="T168">% Critical Hit Chance. </text:span><text:span text:style-name="T165">Each Critical Hit inflicts 1x </text:span><text:span text:style-name="T166">Bleed</text:span><text:span text:style-name="T165">.</text:span></text:p>
        </text:list-item>
        <text:list-item>
          <text:p text:style-name="P81"><text:span text:style-name="T157">Cost: </text:span><text:span text:style-name="T162">4</text:span><text:span text:style-name="T157">, Cooldown: </text:span><text:span text:style-name="T162">4</text:span><text:span text:style-name="T157">, Range: </text:span><text:span text:style-name="T158">1</text:span><text:span text:style-name="T157">, Accuracy: </text:span><text:span text:style-name="T161">85</text:span><text:span text:style-name="T157">;</text:span></text:p>
        </text:list-item>
      </text:list>
      <text:p text:style-name="P146"/>
      <text:p text:style-name="P154"><text:span text:style-name="Strong_20_Emphasis"><text:span text:style-name="T176">Swift Riposte </text:span></text:span><text:span text:style-name="Strong_20_Emphasis"><text:span text:style-name="T81">(New Skill)</text:span></text:span><text:span text:style-name="Strong_20_Emphasis"><text:span text:style-name="T176">:</text:span></text:span> </text:p>
      <text:list xml:id="list4343953978713" text:continue-numbering="true" text:style-name="L1">
        <text:list-item>
          <text:p text:style-name="P117">Passively retaliate against evaded attacks with high precision.</text:p>
        </text:list-item>
        <text:list-item>
          <text:p text:style-name="P134">Whenever you dodge an attack, inflict 3-15 Physical Damage, with a 45% Critical Hit Chance.</text:p>
        </text:list-item>
        <text:list-item>
          <text:p text:style-name="P81"><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146"/>
      <text:p text:style-name="P154"><text:span text:style-name="Strong_20_Emphasis"><text:span text:style-name="T62">Duelist's Gambit (New Skill):</text:span></text:span> </text:p>
      <text:list xml:id="list4342664964089" text:continue-numbering="true" text:style-name="L1">
        <text:list-item>
          <text:p text:style-name="P119"><text:span text:style-name="T178">M</text:span>ake a calculated gamble, <text:span text:style-name="T178">sacrificing immediate evasion for a chance to recover it with interest.</text:span></text:p>
        </text:list-item>
        <text:list-item>
          <text:p text:style-name="P135">The user loses 20% Evasion for <text:span text:style-name="T192">the next</text:span> <text:span text:style-name="T192">2</text:span> turn<text:span text:style-name="T192">s</text:span>, but gains 2-6% Evasion for 2 turns each time a hit connects.</text:p>
        </text:list-item>
        <text:list-item>
          <text:p text:style-name="P81"><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29"><text:soft-page-break/></text:p>
      <text:p text:style-name="P2">Skills:</text:p>
      <text:p text:style-name="P26"/>
      <text:p text:style-name="P154"><text:span text:style-name="Strong_20_Emphasis"><text:span text:style-name="T62">Manhunter's Mark (Upgrade of Challenge):</text:span></text:span> </text:p>
      <text:list xml:id="list4343136196695" text:continue-numbering="true" text:style-name="L1">
        <text:list-item>
          <text:p text:style-name="P81"><text:span text:style-name="T130">T</text:span><text:span text:style-name="T126">aunts a</text:span><text:span text:style-name="T138">n</text:span><text:span text:style-name="T126"> enemy, </text:span><text:span text:style-name="T130">disrupting their focus and lowering their defenses.</text:span></text:p>
        </text:list-item>
        <text:list-item>
          <text:p text:style-name="P81"><text:span text:style-name="T167">Lowers an enemy’s physical defense </text:span><text:span text:style-name="T177">and Accuracy </text:span><text:span text:style-name="T167">by 35% </text:span><text:span text:style-name="T189">and i</text:span><text:span text:style-name="T177">nflicts 1x Taunt </text:span><text:span text:style-name="T167">for </text:span><text:span text:style-name="T177">2</text:span><text:span text:style-name="T167"> turn</text:span><text:span text:style-name="T177">s</text:span><text:span text:style-name="T167">. </text:span><text:span text:style-name="T189">If you attack the target, you deal an extra 15-30 Physical Damage and defeating them restores 1</text:span><text:span text:style-name="T193">5</text:span><text:span text:style-name="T189">-</text:span><text:span text:style-name="T193">3</text:span><text:span text:style-name="T189">0 HP.</text:span></text:p>
        </text:list-item>
        <text:list-item>
          <text:p text:style-name="P81"><text:span text:style-name="T148">Cost: </text:span><text:span text:style-name="T150">1</text:span><text:span text:style-name="T148">, Cooldown: </text:span><text:span text:style-name="T149">3</text:span><text:span text:style-name="T148">, Range: </text:span><text:span text:style-name="T149">1</text:span><text:span text:style-name="T148">, Accuracy: </text:span><text:span text:style-name="T150">-</text:span><text:span text:style-name="T148">;</text:span></text:p>
        </text:list-item>
      </text:list>
      <text:p text:style-name="P55"/>
      <text:p text:style-name="P155"><text:span text:style-name="Strong_20_Emphasis"><text:span text:style-name="T62">Debilitating Snare (Upgrade of Caltrops):</text:span></text:span> </text:p>
      <text:list xml:id="list4342743547666" text:continue-numbering="true" text:style-name="L1">
        <text:list-item>
          <text:p text:style-name="P118">Enhance the caltrops to cover an area, ensnaring enemies and reducing their movement speed</text:p>
        </text:list-item>
        <text:list-item>
          <text:p text:style-name="P82"><text:span text:style-name="T147">Scatter caltrops </text:span><text:span text:style-name="T190">in a 3x3 area</text:span><text:span text:style-name="T147">, d</text:span><text:span text:style-name="T146">eal</text:span><text:span text:style-name="T147">ing</text:span><text:span text:style-name="T146"> </text:span><text:span text:style-name="T190">8-18</text:span><text:span text:style-name="T147"> </text:span><text:span text:style-name="T167">physical </text:span><text:span text:style-name="T147">damage and 1x Slow </text:span><text:span text:style-name="T190">and 1x Bleed </text:span><text:span text:style-name="T147">to enemies that pass through it. Lasts for 3 turns.</text:span></text:p>
        </text:list-item>
        <text:list-item>
          <text:p text:style-name="P82"><text:span text:style-name="T148">Cost: </text:span><text:span text:style-name="T155">1</text:span><text:span text:style-name="T148">, Cooldown: </text:span><text:span text:style-name="T149">3</text:span><text:span text:style-name="T148">, Range: </text:span><text:span text:style-name="T149">1</text:span><text:span text:style-name="T148">, Accuracy: -</text:span></text:p>
        </text:list-item>
      </text:list>
      <text:p text:style-name="P55"/>
      <text:p text:style-name="P156"><text:span text:style-name="Strong_20_Emphasis"><text:span text:style-name="T62">Sundering </text:span></text:span><text:span text:style-name="Strong_20_Emphasis"><text:span text:style-name="T52">Assault </text:span></text:span><text:span text:style-name="Strong_20_Emphasis"><text:span text:style-name="T62">(Upgrade of</text:span></text:span><text:span text:style-name="Strong_20_Emphasis"><text:span text:style-name="T4"> </text:span></text:span><text:span text:style-name="Strong_20_Emphasis"><text:span text:style-name="T52">Merciless Assault</text:span></text:span><text:span text:style-name="Strong_20_Emphasis"><text:span text:style-name="T62">):</text:span></text:span> </text:p>
      <text:list xml:id="list4344175474851" text:continue-numbering="true" text:style-name="L1">
        <text:list-item>
          <text:p text:style-name="P83"><text:span text:style-name="T124">Launch a relentless assault on a single target, </text:span><text:span text:style-name="T128">increasing the damage </text:span><text:span text:style-name="T139">and lowering the target’s defense </text:span><text:span text:style-name="T128">with each hit.</text:span></text:p>
        </text:list-item>
        <text:list-item>
          <text:p text:style-name="P132">Strike the target <text:span text:style-name="T191">5</text:span> times. The initial hit deals <text:span text:style-name="T191">10</text:span>-<text:span text:style-name="T191">20</text:span> damage, and each hit increases the damage by <text:span text:style-name="T191">3</text:span>-<text:span text:style-name="T191">8</text:span> <text:span text:style-name="T191">while lowering the target’s physical defense by 5-10</text:span>.</text:p>
        </text:list-item>
        <text:list-item>
          <text:p text:style-name="P83"><text:span text:style-name="T148">Cost: </text:span><text:span text:style-name="T151">4</text:span><text:span text:style-name="T148">, Cooldown: </text:span><text:span text:style-name="T151">5</text:span><text:span text:style-name="T148">, Range: -, Accuracy: </text:span><text:span text:style-name="T151">75</text:span><text:span text:style-name="T148">;</text:span></text:p>
        </text:list-item>
      </text:list>
      <text:p text:style-name="P55"/>
      <text:p text:style-name="P157"><text:span text:style-name="Strong_20_Emphasis"><text:span text:style-name="T5">Reel ‘em In</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4032342659" text:continue-numbering="true" text:style-name="L1">
        <text:list-item>
          <text:p text:style-name="P118">Throw a hook and pull the target enemy to the closest position to you.</text:p>
        </text:list-item>
        <text:list-item>
          <text:p text:style-name="P158">Deal 25-40 Physical Damage and pull the target to the tile closest to you.</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48"><text:span text:style-name="T148"/></text:p>
      <text:p text:style-name="P157"><text:span text:style-name="Strong_20_Emphasis"><text:span text:style-name="T54">Subjugation</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701455456" text:continue-numbering="true" text:style-name="L1">
        <text:list-item>
          <text:p text:style-name="P120">Subdue a weakened enemy, <text:span text:style-name="T192">causing nearby enemies lose resistance to status effects.</text:span></text:p>
        </text:list-item>
        <text:list-item>
          <text:p text:style-name="P158">If an enemy is below 33% HP, deal 30-75 Physical Damage and all enemies in a 2 tile range lose 50% debuff resistance.</text:p>
        </text:list-item>
        <text:list-item>
          <text:p text:style-name="P84"><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26"/>
      <text:p text:style-name="P24"/>
      <text:p text:style-name="P63"><text:span text:style-name="T71">Vigilante</text:span><text:span text:style-name="T68">:</text:span><text:span text:style-name="T74"> </text:span></text:p>
      <text:p text:style-name="P26"/>
      <text:p text:style-name="P61"><text:span text:style-name="Strong_20_Emphasis"><text:span text:style-name="T62">Description:</text:span></text:span> </text:p>
      <text:p text:style-name="P28"><text:span text:style-name="T66">Previous </text:span><text:span text:style-name="T63">Skills:</text:span></text:p>
      <text:p text:style-name="P146"/>
      <text:p text:style-name="P154"><text:span text:style-name="Strong_20_Emphasis"><text:span text:style-name="T3">Nasty Stab</text:span></text:span><text:span text:style-name="Strong_20_Emphasis"><text:span text:style-name="T62"> (Upgrade of Stab):</text:span></text:span> </text:p>
      <text:list xml:id="list4343194902588" text:continue-numbering="true" text:style-name="L1">
        <text:list-item>
          <text:p text:style-name="P111">Delivers a lethal blow that inflict<text:span text:style-name="T170">s</text:span> a <text:span text:style-name="T170">grave</text:span> bleeding wound on the target.</text:p>
        </text:list-item>
        <text:list-item>
          <text:p text:style-name="P81"><text:span text:style-name="T167">Deal </text:span><text:span text:style-name="T170">20-25</text:span><text:span text:style-name="T168"> </text:span><text:span text:style-name="T167">physical damage, with a </text:span><text:span text:style-name="T170">75</text:span><text:span text:style-name="T167">% chance to inflict </text:span><text:span text:style-name="T170">2</text:span><text:span text:style-name="T167">x Bleeding.</text:span></text:p>
        </text:list-item>
        <text:list-item>
          <text:p text:style-name="P81"><text:span text:style-name="T157">Cost: </text:span><text:span text:style-name="T158">2</text:span><text:span text:style-name="T157">, Cooldown: </text:span><text:span text:style-name="T160">2</text:span><text:span text:style-name="T157">, Range: </text:span><text:span text:style-name="T158">1</text:span><text:span text:style-name="T157">, Accuracy: </text:span><text:span text:style-name="T159">90</text:span></text:p>
        </text:list-item>
      </text:list>
      <text:p text:style-name="P146"/>
      <text:p text:style-name="P154"><text:span text:style-name="Strong_20_Emphasis"><text:span text:style-name="T4">Blade Boomerang</text:span></text:span><text:span text:style-name="Strong_20_Emphasis"><text:span text:style-name="T62"> </text:span></text:span><text:span text:style-name="Strong_20_Emphasis"><text:span text:style-name="T79">(</text:span></text:span><text:span text:style-name="Strong_20_Emphasis"><text:span text:style-name="T4">Upgrade of Dagger Throw)</text:span></text:span><text:span text:style-name="Strong_20_Emphasis"><text:span text:style-name="T62">:</text:span></text:span> </text:p>
      <text:list xml:id="list4343825362244" text:continue-numbering="true" text:style-name="L1">
        <text:list-item>
          <text:p text:style-name="P81"><text:span text:style-name="T124">Throw a boomerang in a straight line </text:span><text:span text:style-name="T127">that</text:span><text:span text:style-name="T124"> attack</text:span><text:span text:style-name="T127">s</text:span><text:span text:style-name="T124"> all adjacent enemies </text:span><text:span text:style-name="T127">on its path towards the target.</text:span></text:p>
        </text:list-item>
        <text:list-item>
          <text:p text:style-name="P81"><text:span text:style-name="T167">Hurl</text:span><text:span text:style-name="T147"> </text:span><text:span text:style-name="T167">a blade</text:span><text:span text:style-name="T147"> at the target, d</text:span><text:span text:style-name="T146">eal</text:span><text:span text:style-name="T147">ing</text:span><text:span text:style-name="T146"> </text:span><text:span text:style-name="T167">1</text:span><text:span text:style-name="T170">3</text:span><text:span text:style-name="T167">-1</text:span><text:span text:style-name="T170">8</text:span><text:span text:style-name="T147"> </text:span><text:span text:style-name="T167">physical </text:span><text:span text:style-name="T147">damage </text:span><text:span text:style-name="T167">with a 70% critical hit chance</text:span><text:span text:style-name="T147">. </text:span><text:span text:style-name="T170">Attacks all enemies adjacent to the path once for 3-7 Physical damage.</text:span></text:p>
        </text:list-item>
        <text:list-item>
          <text:p text:style-name="P81"><text:span text:style-name="T157">Cost: </text:span><text:span text:style-name="T158">2</text:span><text:span text:style-name="T157">, Cooldown: </text:span><text:span text:style-name="T160">3</text:span><text:span text:style-name="T157">, Range: </text:span><text:span text:style-name="T159">3</text:span><text:span text:style-name="T157">, Accuracy: </text:span><text:span text:style-name="T159">85</text:span><text:span text:style-name="T157">;</text:span></text:p>
        </text:list-item>
      </text:list>
      <text:p text:style-name="P154"/>
      <text:p text:style-name="P154"><text:span text:style-name="Strong_20_Emphasis"><text:span text:style-name="T79">Merciless Assault</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4025227237" text:continue-numbering="true" text:style-name="L1">
        <text:list-item>
          <text:p text:style-name="P81"><text:span text:style-name="T124">Launch a relentless assault on a single target, </text:span><text:span text:style-name="T128">increasing the damage with each hit.</text:span></text:p>
        </text:list-item>
        <text:list-item>
          <text:p text:style-name="P131">Strike the target 4 times. The initial hit deals 8-13 damage, and each hit increases the damage by (1-5).</text:p>
        </text:list-item>
        <text:list-item>
          <text:p text:style-name="P81"><text:span text:style-name="T148">Cost: </text:span><text:span text:style-name="T151">4</text:span><text:span text:style-name="T148">, Cooldown: </text:span><text:span text:style-name="T151">5</text:span><text:span text:style-name="T148">, Range: -, Accuracy: </text:span><text:span text:style-name="T151">75</text:span><text:span text:style-name="T148">;</text:span></text:p>
        </text:list-item>
      </text:list>
      <text:p text:style-name="P146"/>
      <text:p text:style-name="P154"><text:span text:style-name="Strong_20_Emphasis"><text:span text:style-name="T62">Flourish (Upgrade of Dynamic Slice):</text:span></text:span> </text:p>
      <text:list xml:id="list4342644591834" text:continue-numbering="true" text:style-name="L1">
        <text:list-item>
          <text:p text:style-name="P81"><text:span text:style-name="T130">E</text:span><text:span text:style-name="T126">xecute a dazzling series of strikes, </text:span><text:span text:style-name="T130">inflicting bleeding wounds upon the targets.</text:span></text:p>
        </text:list-item>
        <text:list-item>
          <text:p text:style-name="P81"><text:span text:style-name="T167">Deal </text:span><text:span text:style-name="T177">4x 20</text:span><text:span text:style-name="T168">-2</text:span><text:span text:style-name="T177">6</text:span><text:span text:style-name="T168"> </text:span><text:span text:style-name="T167">physical damage</text:span><text:span text:style-name="T168">, targeting up to </text:span><text:span text:style-name="T177">4</text:span><text:span text:style-name="T168"> enemies. Has a </text:span><text:span text:style-name="T170">35</text:span><text:span text:style-name="T168">% Critical Hit Chance. </text:span><text:span text:style-name="T165">Each Critical Hit inflicts 1x </text:span><text:span text:style-name="T166">Bleed</text:span><text:span text:style-name="T165">.</text:span></text:p>
        </text:list-item>
        <text:list-item>
          <text:p text:style-name="P81"><text:span text:style-name="T157">Cost: </text:span><text:span text:style-name="T162">4</text:span><text:span text:style-name="T157">, Cooldown: </text:span><text:span text:style-name="T162">4</text:span><text:span text:style-name="T157">, Range: </text:span><text:span text:style-name="T158">1</text:span><text:span text:style-name="T157">, Accuracy: </text:span><text:span text:style-name="T161">85</text:span><text:span text:style-name="T157">;</text:span></text:p>
        </text:list-item>
      </text:list>
      <text:p text:style-name="P146"/>
      <text:p text:style-name="P154"><text:span text:style-name="Strong_20_Emphasis"><text:span text:style-name="T176">Swift Riposte </text:span></text:span><text:span text:style-name="Strong_20_Emphasis"><text:span text:style-name="T81">(New Skill)</text:span></text:span><text:span text:style-name="Strong_20_Emphasis"><text:span text:style-name="T176">:</text:span></text:span> </text:p>
      <text:list xml:id="list4342457920416" text:continue-numbering="true" text:style-name="L1">
        <text:list-item>
          <text:p text:style-name="P117">Passively retaliate against evaded attacks with high precision.</text:p>
        </text:list-item>
        <text:list-item>
          <text:p text:style-name="P134">Whenever you dodge an attack, inflict 3-15 Physical Damage, with a 45% Critical Hit Chance.</text:p>
        </text:list-item>
        <text:list-item>
          <text:p text:style-name="P81"><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146"/>
      <text:p text:style-name="P154"><text:span text:style-name="Strong_20_Emphasis"><text:span text:style-name="T62">Duelist's Gambit (New Skill):</text:span></text:span> </text:p>
      <text:list xml:id="list4342989537000" text:continue-numbering="true" text:style-name="L1">
        <text:list-item>
          <text:p text:style-name="P119"><text:span text:style-name="T178">M</text:span>ake a calculated gamble, <text:span text:style-name="T178">sacrificing immediate evasion for a chance to recover it with interest.</text:span></text:p>
        </text:list-item>
        <text:list-item>
          <text:p text:style-name="P135">The user loses 20% Evasion for 1 turn, but gains 2-6% Evasion for 2 turns each time a hit connects during the next 2 turns.</text:p>
        </text:list-item>
        <text:list-item>
          <text:p text:style-name="P81"><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2"/>
      <text:p text:style-name="P2"/>
      <text:p text:style-name="P2">Skills:</text:p>
      <text:p text:style-name="P26"/>
      <text:p text:style-name="P160"><text:span text:style-name="Strong_20_Emphasis"><text:span text:style-name="T62">Diversionary Tactics (</text:span></text:span><text:span text:style-name="Strong_20_Emphasis"><text:span text:style-name="T194">U</text:span></text:span><text:span text:style-name="Strong_20_Emphasis"><text:span text:style-name="T55">pgrade of Challenge</text:span></text:span><text:span text:style-name="Strong_20_Emphasis"><text:span text:style-name="T62">):</text:span></text:span> </text:p>
      <text:list xml:id="list4343760807187" text:continue-numbering="true" text:style-name="L1">
        <text:list-item>
          <text:p text:style-name="P86"><text:span text:style-name="T130">T</text:span><text:span text:style-name="T126">aunts a single enemy, </text:span><text:span text:style-name="T130">disrupting their focus and lowering their defenses.</text:span></text:p>
        </text:list-item>
        <text:list-item>
          <text:p text:style-name="P86"><text:soft-page-break/>Reduces an enemy's physical defense and accuracy by 35% for 2 turns, and applies Taunt. If the enemy is defeated <text:span text:style-name="T195">by you</text:span>, the skill has a 100% chance (decreases by <text:span text:style-name="T193">30</text:span>% each <text:span text:style-name="T193">time</text:span>) to transfer to the nearest enemy, increasing the defense and accuracy reduction by <text:span text:style-name="T193">15</text:span>%.</text:p>
        </text:list-item>
        <text:list-item>
          <text:p text:style-name="P86"><text:span text:style-name="T148">Cost: </text:span><text:span text:style-name="T150">1</text:span><text:span text:style-name="T148">, Cooldown: </text:span><text:span text:style-name="T149">3</text:span><text:span text:style-name="T148">, Range: </text:span><text:span text:style-name="T149">1</text:span><text:span text:style-name="T148">, Accuracy: </text:span><text:span text:style-name="T150">-</text:span><text:span text:style-name="T148">;</text:span></text:p>
        </text:list-item>
      </text:list>
      <text:p text:style-name="P55"/>
      <text:p text:style-name="P160"><text:span text:style-name="Strong_20_Emphasis"><text:span text:style-name="T6"><text:s/></text:span></text:span><text:span text:style-name="Strong_20_Emphasis"><text:span text:style-name="T56">Debilitating</text:span></text:span><text:span text:style-name="Strong_20_Emphasis"><text:span text:style-name="T6"> Trickery</text:span></text:span><text:span text:style-name="Strong_20_Emphasis"><text:span text:style-name="T62"> (Upgrade of Smoke Bomb):</text:span></text:span> </text:p>
      <text:list xml:id="list4343178707710" text:continue-numbering="true" text:style-name="L1">
        <text:list-item>
          <text:p text:style-name="P86"><text:span text:style-name="T124">The user</text:span><text:span text:style-name="T126"> vanishes </text:span><text:span text:style-name="T127">by</text:span><text:span text:style-name="T124"> releasing a </text:span><text:span text:style-name="T140">cloud of toxic </text:span><text:span text:style-name="T124">smoke </text:span><text:span text:style-name="T127">that </text:span><text:span text:style-name="T140">weakens</text:span><text:span text:style-name="T127"> foes.</text:span></text:p>
        </text:list-item>
        <text:list-item>
          <text:p text:style-name="P86"><text:span text:style-name="T167">Gain </text:span><text:span text:style-name="T170">2</text:span><text:span text:style-name="T167">x </text:span><text:span text:style-name="T168">I</text:span><text:span text:style-name="T167">nvisibility. </text:span><text:span text:style-name="T170">All adjacent targets gain 1x Blindness. </text:span><text:span text:style-name="T195">Lowers Physical Defense by 10% per enemy hit.</text:span></text:p>
        </text:list-item>
        <text:list-item>
          <text:p text:style-name="P86"><text:span text:style-name="T148">Cost: </text:span><text:span text:style-name="T150">1</text:span><text:span text:style-name="T148">, Cooldown: </text:span><text:span text:style-name="T149">3</text:span><text:span text:style-name="T148">, Range: -, Accuracy: -;</text:span></text:p>
        </text:list-item>
      </text:list>
      <text:p text:style-name="P55"/>
      <text:p text:style-name="P48"><text:span text:style-name="Strong_20_Emphasis"><text:span text:style-name="T56">Landmine</text:span></text:span><text:span text:style-name="Strong_20_Emphasis"><text:span text:style-name="T62"> (</text:span></text:span><text:span text:style-name="Strong_20_Emphasis"><text:span text:style-name="T56">Upgrade of Caltrops</text:span></text:span><text:span text:style-name="Strong_20_Emphasis"><text:span text:style-name="T62">):</text:span></text:span> </text:p>
      <text:list xml:id="list4342923586970" text:continue-numbering="true" text:style-name="L1">
        <text:list-item>
          <text:p text:style-name="P87"><text:span text:style-name="T140">Place a remotely detonated bomb that has a chance to stun enemies.</text:span></text:p>
        </text:list-item>
        <text:list-item>
          <text:p text:style-name="P87">Place a bomb on the target tile that can be detonated remotely. It deals 5-15 physical damage, 20-30 magical damage, and has a 50% chance to stun enemies on the tile. Adjacent targets take half damage and have a 25% chance to be stunned. Lasts for 3 turns.</text:p>
        </text:list-item>
        <text:list-item>
          <text:p text:style-name="P87"><text:span text:style-name="T148">Cost: </text:span><text:span text:style-name="T155">1</text:span><text:span text:style-name="T148">, Cooldown: </text:span><text:span text:style-name="T149">3</text:span><text:span text:style-name="T148">, Range: </text:span><text:span text:style-name="T149">1</text:span><text:span text:style-name="T148">, Accuracy: -;</text:span></text:p>
        </text:list-item>
      </text:list>
      <text:p text:style-name="P55"/>
      <text:p text:style-name="P161"><text:span text:style-name="Strong_20_Emphasis"><text:span text:style-name="T57">Belligerent</text:span></text:span><text:span text:style-name="Strong_20_Emphasis"><text:span text:style-name="T87"> Evasion </text:span></text:span><text:span text:style-name="Strong_20_Emphasis"><text:span text:style-name="T62">(Upgrade of Evasive Maneuver):</text:span></text:span> </text:p>
      <text:list xml:id="list4344044155919" text:continue-numbering="true" text:style-name="L1">
        <text:list-item>
          <text:p text:style-name="P112">Perform a series of acrobatic maneuvers, leaping over a foe while attacking and landing in a distant positio<text:span text:style-name="T196">n, unleashing an attack on </text:span><text:span text:style-name="T86">all</text:span><text:span text:style-name="T196"> nearby enemies.</text:span></text:p>
        </text:list-item>
        <text:list-item>
          <text:p text:style-name="P99">Deal <text:span text:style-name="T195">15</text:span>-<text:span text:style-name="T195">35</text:span> physical damage to an adjacent enemy, then jump to an empty tile, <text:span text:style-name="T175">gaining </text:span><text:span text:style-name="T196">5</text:span><text:span text:style-name="T175">0% Evasion for 1 turn </text:span><text:span text:style-name="T195">and attacking all adjacent enemies for 7-15 Physical Damage.</text:span></text:p>
        </text:list-item>
        <text:list-item>
          <text:p text:style-name="P87"><text:span text:style-name="T148">Cost: </text:span><text:span text:style-name="T150">3</text:span><text:span text:style-name="T148">, Cooldown: </text:span><text:span text:style-name="T150">4</text:span><text:span text:style-name="T148">, Range: </text:span><text:span text:style-name="T149">1</text:span><text:span text:style-name="T148">, Accuracy: -;</text:span></text:p>
        </text:list-item>
      </text:list>
      <text:p text:style-name="P159"><text:span text:style-name="T148"/></text:p>
      <text:p text:style-name="P162"><text:span text:style-name="Strong_20_Emphasis"><text:span text:style-name="T9">Contingency</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4051421906" text:continue-numbering="true" text:style-name="L1">
        <text:list-item>
          <text:p text:style-name="P121">When surrounded by three or more enemies, the vigilante channels their instinct to execute a devastating counterattack.</text:p>
        </text:list-item>
        <text:list-item>
          <text:p text:style-name="P163">At the end of your turn, if there are 3 or more adjacent enemies, passively attack all of them for 10-15 Physical Damage and lower their Physical Damage by 30% for 1 turn.</text:p>
        </text:list-item>
        <text:list-item>
          <text:p text:style-name="P85"><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26"/>
      <text:p text:style-name="P24"/>
      <text:p text:style-name="P63"><text:span text:style-name="T70">Sharpshooter</text:span><text:span text:style-name="T68">:</text:span><text:span text:style-name="T74"> </text:span></text:p>
      <text:p text:style-name="P26"/>
      <text:p text:style-name="P61"><text:span text:style-name="Strong_20_Emphasis"><text:span text:style-name="T62">Description:</text:span></text:span> </text:p>
      <text:p text:style-name="P32"><text:span text:style-name="T66">Previous </text:span><text:span text:style-name="T63">Skills:</text:span></text:p>
      <text:p text:style-name="P147"/>
      <text:p text:style-name="P166"><text:span text:style-name="Strong_20_Emphasis"><text:span text:style-name="T4">Blade Boomerang</text:span></text:span><text:span text:style-name="Strong_20_Emphasis"><text:span text:style-name="T62"> </text:span></text:span><text:span text:style-name="Strong_20_Emphasis"><text:span text:style-name="T79">(</text:span></text:span><text:span text:style-name="Strong_20_Emphasis"><text:span text:style-name="T4">Upgrade of Dagger Throw)</text:span></text:span><text:span text:style-name="Strong_20_Emphasis"><text:span text:style-name="T62">:</text:span></text:span> </text:p>
      <text:list xml:id="list4342551283003" text:continue-numbering="true" text:style-name="L1">
        <text:list-item>
          <text:p text:style-name="P88"><text:span text:style-name="T124">Throw a boomerang in a straight line </text:span><text:span text:style-name="T127">that</text:span><text:span text:style-name="T124"> attack</text:span><text:span text:style-name="T127">s</text:span><text:span text:style-name="T124"> all adjacent enemies </text:span><text:span text:style-name="T127">on its path towards the target.</text:span></text:p>
        </text:list-item>
        <text:list-item>
          <text:p text:style-name="P88"><text:span text:style-name="T167">Hurl</text:span><text:span text:style-name="T147"> </text:span><text:span text:style-name="T167">a blade</text:span><text:span text:style-name="T147"> at the target, d</text:span><text:span text:style-name="T146">eal</text:span><text:span text:style-name="T147">ing</text:span><text:span text:style-name="T146"> </text:span><text:span text:style-name="T167">1</text:span><text:span text:style-name="T170">3</text:span><text:span text:style-name="T167">-1</text:span><text:span text:style-name="T170">8</text:span><text:span text:style-name="T147"> </text:span><text:span text:style-name="T167">physical </text:span><text:span text:style-name="T147">damage </text:span><text:span text:style-name="T167">with a 70% critical hit chance</text:span><text:span text:style-name="T147">. </text:span><text:span text:style-name="T170">Attacks all enemies adjacent to the path once for 3-7 Physical damage.</text:span></text:p>
        </text:list-item>
        <text:list-item>
          <text:p text:style-name="P88"><text:span text:style-name="T157">Cost: </text:span><text:span text:style-name="T158">2</text:span><text:span text:style-name="T157">, Cooldown: </text:span><text:span text:style-name="T160">3</text:span><text:span text:style-name="T157">, Range: </text:span><text:span text:style-name="T159">3</text:span><text:span text:style-name="T157">, Accuracy: </text:span><text:span text:style-name="T159">85</text:span><text:span text:style-name="T157">;</text:span></text:p>
        </text:list-item>
      </text:list>
      <text:p text:style-name="P147"/>
      <text:p text:style-name="P166"><text:span text:style-name="Strong_20_Emphasis"><text:span text:style-name="T3">Dynamic</text:span></text:span><text:span text:style-name="Strong_20_Emphasis"><text:span text:style-name="T62"> </text:span></text:span><text:span text:style-name="Strong_20_Emphasis"><text:span text:style-name="T3">Slice</text:span></text:span><text:span text:style-name="Strong_20_Emphasis"><text:span text:style-name="T62"> (Upgrade of Double Slice):</text:span></text:span> </text:p>
      <text:list xml:id="list4342479541932" text:continue-numbering="true" text:style-name="L1">
        <text:list-item>
          <text:p text:style-name="P88"><text:span text:style-name="T126">Perform a </text:span><text:span text:style-name="T127">flashing</text:span><text:span text:style-name="T126"> series of slashes, targeting </text:span><text:span text:style-name="T127">up to</text:span><text:span text:style-name="T126"> </text:span><text:span text:style-name="T127">three </text:span><text:span text:style-name="T126">separate.</text:span></text:p>
        </text:list-item>
        <text:list-item>
          <text:p text:style-name="P88"><text:span text:style-name="T167">Deal </text:span><text:span text:style-name="T168">1</text:span><text:span text:style-name="T171">8</text:span><text:span text:style-name="T168">-2</text:span><text:span text:style-name="T171">3</text:span><text:span text:style-name="T168"> </text:span><text:span text:style-name="T167">physical damage </text:span><text:span text:style-name="T170">three times</text:span><text:span text:style-name="T168">, targeting up to </text:span><text:span text:style-name="T170">3</text:span><text:span text:style-name="T168"> enemies. Has a </text:span><text:span text:style-name="T170">35</text:span><text:span text:style-name="T168">% Critical Hit Chance.</text:span></text:p>
        </text:list-item>
        <text:list-item>
          <text:p text:style-name="P88"><text:span text:style-name="T157">Cost: </text:span><text:span text:style-name="T159">3</text:span><text:span text:style-name="T157">, Cooldown: </text:span><text:span text:style-name="T158">3</text:span><text:span text:style-name="T157">, Range: </text:span><text:span text:style-name="T158">1</text:span><text:span text:style-name="T157">, Accuracy: </text:span><text:span text:style-name="T161">85</text:span><text:span text:style-name="T157">;</text:span></text:p>
        </text:list-item>
      </text:list>
      <text:p text:style-name="P147"/>
      <text:p text:style-name="P166"><text:span text:style-name="Strong_20_Emphasis"><text:span text:style-name="T62">Hunting Trap (Upgrade of Caltrops):</text:span></text:span> </text:p>
      <text:list xml:id="list4342442844355" text:continue-numbering="true" text:style-name="L1">
        <text:list-item>
          <text:p text:style-name="P88"><text:span text:style-name="T138">S</text:span><text:span text:style-name="T124">ets a cunning trap designed to immobilize and </text:span><text:span text:style-name="T131">weaken</text:span><text:span text:style-name="T124"> enemies who wander too close.</text:span></text:p>
        </text:list-item>
        <text:list-item>
          <text:p text:style-name="P88"><text:span text:style-name="T179">Place a trap</text:span><text:span text:style-name="T147"> at the target tile, d</text:span><text:span text:style-name="T146">eal</text:span><text:span text:style-name="T147">ing</text:span><text:span text:style-name="T146"> </text:span><text:span text:style-name="T179">5</text:span><text:span text:style-name="T147">-</text:span><text:span text:style-name="T179">20</text:span><text:span text:style-name="T147"> </text:span><text:span text:style-name="T167">physical </text:span><text:span text:style-name="T147">damage and </text:span><text:span text:style-name="T189">2</text:span><text:span text:style-name="T147">x Slow to enemies that pass through it. </text:span><text:span text:style-name="T179">Their Physical Defense is lowered by 25% for 2 turns. The trap l</text:span><text:span text:style-name="T147">asts for 3 turns.</text:span></text:p>
        </text:list-item>
        <text:list-item>
          <text:p text:style-name="P88"><text:span text:style-name="T148">Cost: </text:span><text:span text:style-name="T155">1</text:span><text:span text:style-name="T148">, Cooldown: </text:span><text:span text:style-name="T149">3</text:span><text:span text:style-name="T148">, Range: </text:span><text:span text:style-name="T149">1</text:span><text:span text:style-name="T148">, Accuracy: -;</text:span></text:p>
        </text:list-item>
      </text:list>
      <text:p text:style-name="P147"/>
      <text:p text:style-name="P166"><text:span text:style-name="Strong_20_Emphasis"><text:span text:style-name="T62">Smoke Screen (Upgrade of Smoke Bomb):</text:span></text:span> </text:p>
      <text:list xml:id="list4343940283924" text:continue-numbering="true" text:style-name="L1">
        <text:list-item>
          <text:p text:style-name="P88"><text:span text:style-name="T127"><text:s/>Using smoke pellets of specialized composition, create a dense cloud of smoke that conceals </text:span><text:span text:style-name="T131">vision</text:span><text:span text:style-name="T127">.</text:span></text:p>
        </text:list-item>
        <text:list-item>
          <text:p text:style-name="P88"><text:span text:style-name="T167">Gain </text:span><text:span text:style-name="T170">2</text:span><text:span text:style-name="T167">x </text:span><text:span text:style-name="T168">I</text:span><text:span text:style-name="T167">nvisibility </text:span><text:span text:style-name="T179">and a</text:span><text:span text:style-name="T170">ll adjacent targets gain </text:span><text:span text:style-name="T179">2</text:span><text:span text:style-name="T170">x Blindness. </text:span><text:span text:style-name="T179">Alternatively, shoot a distant tile and apply 1x Blindness to all targets in a 3x3 range centered around it.</text:span></text:p>
        </text:list-item>
        <text:list-item>
          <text:p text:style-name="P88"><text:span text:style-name="T148">Cost: </text:span><text:span text:style-name="T150">1</text:span><text:span text:style-name="T148">, Cooldown: </text:span><text:span text:style-name="T149">3</text:span><text:span text:style-name="T148">, Range: -, Accuracy: -;</text:span></text:p>
        </text:list-item>
      </text:list>
      <text:p text:style-name="P147"/>
      <text:p text:style-name="P166"><text:span text:style-name="Strong_20_Emphasis"><text:span text:style-name="T13">Drill</text:span></text:span><text:span text:style-name="Strong_20_Emphasis"><text:span text:style-name="T62"> Shot (New Skill):</text:span></text:span> </text:p>
      <text:list xml:id="list4343332152148" text:continue-numbering="true" text:style-name="L1">
        <text:list-item>
          <text:p text:style-name="P88"><text:span text:style-name="T132">U</text:span><text:span text:style-name="T133">nleash a piercing arrow that </text:span><text:span text:style-name="T132">penetrates</text:span><text:span text:style-name="T133"> through multiple enemies, </text:span><text:span text:style-name="T132">dealing extra damage for each target hit.</text:span></text:p>
        </text:list-item>
        <text:list-item>
          <text:p text:style-name="P88"><text:span text:style-name="T180">Fire an arrow in a 4 tile line that deals 10-17 Physical Damage. E</text:span><text:span text:style-name="T171">ach hit increases the damage by (</text:span><text:span text:style-name="T180">2</text:span><text:span text:style-name="T171">-</text:span><text:span text:style-name="T180">8</text:span><text:span text:style-name="T171">).</text:span></text:p>
        </text:list-item>
        <text:list-item>
          <text:p text:style-name="P88"><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8"/>
      <text:p text:style-name="P8"/>
      <text:p text:style-name="P8"/>
      <text:p text:style-name="P8"/>
      <text:p text:style-name="P8"/>
      <text:p text:style-name="P8">Skills:</text:p>
      <text:p text:style-name="P32"/>
      <text:p text:style-name="P166"><text:span text:style-name="Strong_20_Emphasis"><text:span text:style-name="T53">Bullseye (Upgrade of Precise Shot)</text:span></text:span><text:span text:style-name="Strong_20_Emphasis"><text:span text:style-name="T62">:</text:span></text:span> </text:p>
      <text:list xml:id="list4343632927711" text:continue-numbering="true" text:style-name="L1">
        <text:list-item>
          <text:p text:style-name="P113"><text:span text:style-name="T197">T</text:span>ake careful aim and fire a shot with pinpoint accuracy at the target's weak point, dealing massive damage and ignoring resistances.</text:p>
        </text:list-item>
        <text:list-item>
          <text:p text:style-name="P88"><text:soft-page-break/><text:span text:style-name="T167">Deal </text:span><text:span text:style-name="T197">35</text:span><text:span text:style-name="T170">-</text:span><text:span text:style-name="T197">50</text:span><text:span text:style-name="T168"> </text:span><text:span text:style-name="T167">physical damage, with a </text:span><text:span text:style-name="T170">75</text:span><text:span text:style-name="T167">% chance to inflict </text:span><text:span text:style-name="T170">2</text:span><text:span text:style-name="T167">x Bleeding </text:span><text:span text:style-name="T197">and ignoring the target’s Physical Defense.</text:span></text:p>
        </text:list-item>
        <text:list-item>
          <text:p text:style-name="P88"><text:span text:style-name="T157">Cost: </text:span><text:span text:style-name="T158">2</text:span><text:span text:style-name="T157">, Cooldown: </text:span><text:span text:style-name="T160">2</text:span><text:span text:style-name="T157">, Range: </text:span><text:span text:style-name="T163">4</text:span><text:span text:style-name="T157">, Accuracy: </text:span><text:span text:style-name="T159">90</text:span></text:p>
        </text:list-item>
      </text:list>
      <text:p text:style-name="P55"/>
      <text:p text:style-name="P166"><text:span text:style-name="Strong_20_Emphasis"><text:span text:style-name="T11">Sharpshooter’s Mark</text:span></text:span><text:span text:style-name="Strong_20_Emphasis"><text:span text:style-name="T53"> (Upgrade of </text:span></text:span><text:span text:style-name="Strong_20_Emphasis"><text:span text:style-name="T14">Hunter’s</text:span></text:span><text:span text:style-name="Strong_20_Emphasis"><text:span text:style-name="T53"> Mark)</text:span></text:span><text:span text:style-name="Strong_20_Emphasis"><text:span text:style-name="T62">:</text:span></text:span> </text:p>
      <text:list xml:id="list4344366381510" text:continue-numbering="true" text:style-name="L1">
        <text:list-item>
          <text:p text:style-name="P88"><text:span text:style-name="T141">E</text:span><text:span text:style-name="T126">nhances </text:span><text:span text:style-name="T141">your</text:span><text:span text:style-name="T126"> marksmanship, increasing </text:span><text:span text:style-name="T141">your</text:span><text:span text:style-name="T126"> critical hit chance and damage against the marked target </text:span><text:span text:style-name="T141">with a chance to stun them.</text:span></text:p>
        </text:list-item>
        <text:list-item>
          <text:p text:style-name="P88"><text:span text:style-name="T167">Lowers an enemy’s physical defense by 35% for </text:span><text:span text:style-name="T180">3</text:span><text:span text:style-name="T167"> turn</text:span><text:span text:style-name="T180">s</text:span><text:span text:style-name="T167">. </text:span><text:span text:style-name="T180">Deal an extra </text:span><text:span text:style-name="T197">5</text:span><text:span text:style-name="T180">-</text:span><text:span text:style-name="T197">10</text:span><text:span text:style-name="T180"> physical damage if the user attacks the target, </text:span><text:span text:style-name="T197">with a 50% Critical Hit Chance and 30% Chance to inflict 1x Stunned.</text:span></text:p>
        </text:list-item>
        <text:list-item>
          <text:p text:style-name="P88"><text:span text:style-name="T148">Cost: </text:span><text:span text:style-name="T150">1</text:span><text:span text:style-name="T148">, Cooldown: </text:span><text:span text:style-name="T149">3</text:span><text:span text:style-name="T148">, Range: </text:span><text:span text:style-name="T149">1</text:span><text:span text:style-name="T148">, Accuracy: </text:span><text:span text:style-name="T150">-</text:span><text:span text:style-name="T148">;</text:span></text:p>
        </text:list-item>
      </text:list>
      <text:p text:style-name="P55"/>
      <text:p text:style-name="P166"><text:span text:style-name="Strong_20_Emphasis"><text:span text:style-name="T59">Strategic Reposition</text:span></text:span><text:span text:style-name="Strong_20_Emphasis"><text:span text:style-name="T62"> (</text:span></text:span><text:span text:style-name="Strong_20_Emphasis"><text:span text:style-name="T53">Upgrade of </text:span></text:span><text:span text:style-name="Strong_20_Emphasis"><text:span text:style-name="T58">Guileful Reposition</text:span></text:span><text:span text:style-name="Strong_20_Emphasis"><text:span text:style-name="T62">):</text:span></text:span> </text:p>
      <text:list xml:id="list4342991335997" text:continue-numbering="true" text:style-name="L1">
        <text:list-item>
          <text:p text:style-name="P113">Perform a series of acrobatic maneuvers, leaping over a foe while attacking and landing in a distant position.</text:p>
        </text:list-item>
        <text:list-item>
          <text:p text:style-name="P88"><text:span text:style-name="T167">Deal </text:span><text:span text:style-name="T197">10</text:span><text:span text:style-name="T167">-1</text:span><text:span text:style-name="T197">5</text:span><text:span text:style-name="T167"> physical damage to an adjacent enemy, then jump to an empty tile </text:span><text:span text:style-name="T202">in a 5 tile range</text:span><text:span text:style-name="T167">. </text:span><text:span text:style-name="T197">Your next attack will deal </text:span><text:span text:style-name="T198">an extra 5-15 Physical Damage per distance to your target</text:span><text:span text:style-name="T197">.</text:span></text:p>
        </text:list-item>
        <text:list-item>
          <text:p text:style-name="P88"><text:span text:style-name="T148">Cost: </text:span><text:span text:style-name="T150">3</text:span><text:span text:style-name="T148">, Cooldown: </text:span><text:span text:style-name="T150">4</text:span><text:span text:style-name="T148">, Range: </text:span><text:span text:style-name="T149">1</text:span><text:span text:style-name="T148">, Accuracy: -;</text:span></text:p>
        </text:list-item>
      </text:list>
      <text:p text:style-name="P55"/>
      <text:p text:style-name="P167"><text:span text:style-name="Strong_20_Emphasis"><text:span text:style-name="T79">Merciless </text:span></text:span><text:span text:style-name="Strong_20_Emphasis"><text:span text:style-name="T199">Gundown</text:span></text:span><text:span text:style-name="Strong_20_Emphasis"><text:span text:style-name="T62"> (</text:span></text:span><text:span text:style-name="Strong_20_Emphasis"><text:span text:style-name="T59">Upgrade of </text:span></text:span><text:span text:style-name="Strong_20_Emphasis"><text:span text:style-name="T79">Merciless Assault</text:span></text:span><text:span text:style-name="Strong_20_Emphasis"><text:span text:style-name="T62">):</text:span></text:span> </text:p>
      <text:list xml:id="list4343470030574" text:continue-numbering="true" text:style-name="L1">
        <text:list-item>
          <text:p text:style-name="P126"><text:span text:style-name="T171">U</text:span>pgrades the skill to become ranged, dealing extra damage based on the distance between you and the target.</text:p>
        </text:list-item>
        <text:list-item>
          <text:p text:style-name="P89"><text:span text:style-name="T198">Shoot</text:span><text:span text:style-name="T171"> the target </text:span><text:span text:style-name="T198">5</text:span><text:span text:style-name="T171"> times. The initial hit deals </text:span><text:span text:style-name="T198">10</text:span><text:span text:style-name="T171">-1</text:span><text:span text:style-name="T198">5</text:span><text:span text:style-name="T171"> damage, and each hit increases the damage by (</text:span><text:span text:style-name="T198">5</text:span><text:span text:style-name="T171">-</text:span><text:span text:style-name="T198">10</text:span><text:span text:style-name="T171">) </text:span><text:span text:style-name="T198">+ (3-5 * Distance) to the target.</text:span></text:p>
        </text:list-item>
        <text:list-item>
          <text:p text:style-name="P89"><text:span text:style-name="T148">Cost: </text:span><text:span text:style-name="T151">4</text:span><text:span text:style-name="T148">, Cooldown: </text:span><text:span text:style-name="T151">5</text:span><text:span text:style-name="T148">, Range: -, Accuracy: </text:span><text:span text:style-name="T151">75</text:span><text:span text:style-name="T148">;</text:span></text:p>
        </text:list-item>
      </text:list>
      <text:p text:style-name="P48"><text:span text:style-name="T148"/></text:p>
      <text:p text:style-name="P168"><text:span text:style-name="Strong_20_Emphasis"><text:span text:style-name="T53">Eagle Eye</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498564342" text:continue-numbering="true" text:style-name="L1">
        <text:list-item>
          <text:p text:style-name="P89"><text:span text:style-name="T142">P</text:span><text:span text:style-name="T133">assively grant</text:span><text:span text:style-name="T142">s</text:span><text:span text:style-name="T133"> a damage bonus to attack</text:span><text:span text:style-name="T142">s</text:span><text:span text:style-name="T133"> made from </text:span><text:span text:style-name="T142">max range</text:span><text:span text:style-name="T133">. Additionally, every time an attack misse</text:span><text:span text:style-name="T142">s</text:span><text:span text:style-name="T133">, raise your accuracy </text:span><text:span text:style-name="T142">temporarily.</text:span></text:p>
        </text:list-item>
        <text:list-item>
          <text:p text:style-name="P90"><text:span text:style-name="T200">Attacks made from max range deal an additional 5-15 Magic Damage. Each time an attack misses, raise your accuracy by 5% for 2 turns.</text:span></text:p>
        </text:list-item>
        <text:list-item>
          <text:p text:style-name="P89"><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32"/>
      <text:p text:style-name="P63"><text:span text:style-name="T70">Gunner</text:span><text:span text:style-name="T68">:</text:span><text:span text:style-name="T74"> </text:span></text:p>
      <text:p text:style-name="P26"/>
      <text:p text:style-name="P61"><text:span text:style-name="Strong_20_Emphasis"><text:span text:style-name="T62">Description:</text:span></text:span> </text:p>
      <text:p text:style-name="P148"/>
      <text:p text:style-name="P166"><text:span text:style-name="Strong_20_Emphasis"><text:span text:style-name="T62">Guileful </text:span></text:span><text:span text:style-name="Strong_20_Emphasis"><text:span text:style-name="T2">Reposition</text:span></text:span><text:span text:style-name="Strong_20_Emphasis"><text:span text:style-name="T62">:</text:span></text:span> </text:p>
      <text:list xml:id="list4342619670687" text:continue-numbering="true" text:style-name="L1">
        <text:list-item>
          <text:p text:style-name="P113">Perform a series of acrobatic maneuvers, leaping over a foe while attacking and landing in a distant position.</text:p>
        </text:list-item>
        <text:list-item>
          <text:p text:style-name="P100">Deal 5-10 physical damage to an adjacent enemy, then jump to an empty tile.</text:p>
        </text:list-item>
        <text:list-item>
          <text:p text:style-name="P88"><text:span text:style-name="T148">Cost: </text:span><text:span text:style-name="T150">3</text:span><text:span text:style-name="T148">, Cooldown: </text:span><text:span text:style-name="T150">4</text:span><text:span text:style-name="T148">, Range: </text:span><text:span text:style-name="T149">1</text:span><text:span text:style-name="T148">, Accuracy: -;</text:span></text:p>
        </text:list-item>
      </text:list>
      <text:p text:style-name="P147"/>
      <text:p text:style-name="P166"><text:span text:style-name="Strong_20_Emphasis"><text:span text:style-name="T3">Dynamic</text:span></text:span><text:span text:style-name="Strong_20_Emphasis"><text:span text:style-name="T62"> </text:span></text:span><text:span text:style-name="Strong_20_Emphasis"><text:span text:style-name="T3">Slice</text:span></text:span><text:span text:style-name="Strong_20_Emphasis"><text:span text:style-name="T62"> (Upgrade of Double Slice):</text:span></text:span> </text:p>
      <text:list xml:id="list4342855504014" text:continue-numbering="true" text:style-name="L1">
        <text:list-item>
          <text:p text:style-name="P88"><text:span text:style-name="T126">Perform a </text:span><text:span text:style-name="T127">flashing</text:span><text:span text:style-name="T126"> series of slashes, targeting </text:span><text:span text:style-name="T127">up to</text:span><text:span text:style-name="T126"> </text:span><text:span text:style-name="T127">three </text:span><text:span text:style-name="T126">separate.</text:span></text:p>
        </text:list-item>
        <text:list-item>
          <text:p text:style-name="P88"><text:span text:style-name="T167">Deal </text:span><text:span text:style-name="T168">1</text:span><text:span text:style-name="T171">8</text:span><text:span text:style-name="T168">-2</text:span><text:span text:style-name="T171">3</text:span><text:span text:style-name="T168"> </text:span><text:span text:style-name="T167">physical damage </text:span><text:span text:style-name="T170">three times</text:span><text:span text:style-name="T168">, targeting up to </text:span><text:span text:style-name="T170">3</text:span><text:span text:style-name="T168"> enemies. Has a </text:span><text:span text:style-name="T170">35</text:span><text:span text:style-name="T168">% Critical Hit Chance.</text:span></text:p>
        </text:list-item>
        <text:list-item>
          <text:p text:style-name="P88"><text:span text:style-name="T157">Cost: </text:span><text:span text:style-name="T159">3</text:span><text:span text:style-name="T157">, Cooldown: </text:span><text:span text:style-name="T158">3</text:span><text:span text:style-name="T157">, Range: </text:span><text:span text:style-name="T158">1</text:span><text:span text:style-name="T157">, Accuracy: </text:span><text:span text:style-name="T161">85</text:span><text:span text:style-name="T157">;</text:span></text:p>
        </text:list-item>
      </text:list>
      <text:p text:style-name="P147"/>
      <text:p text:style-name="P166"><text:span text:style-name="Strong_20_Emphasis"><text:span text:style-name="T62">Hunting Trap (Upgrade of Caltrops):</text:span></text:span> </text:p>
      <text:list xml:id="list4343303593627" text:continue-numbering="true" text:style-name="L1">
        <text:list-item>
          <text:p text:style-name="P88"><text:span text:style-name="T138">S</text:span><text:span text:style-name="T124">ets a cunning trap designed to immobilize and </text:span><text:span text:style-name="T131">weaken</text:span><text:span text:style-name="T124"> enemies who wander too close.</text:span></text:p>
        </text:list-item>
        <text:list-item>
          <text:p text:style-name="P88"><text:span text:style-name="T179">Place a trap</text:span><text:span text:style-name="T147"> at the target tile, d</text:span><text:span text:style-name="T146">eal</text:span><text:span text:style-name="T147">ing</text:span><text:span text:style-name="T146"> </text:span><text:span text:style-name="T179">5</text:span><text:span text:style-name="T147">-</text:span><text:span text:style-name="T179">20</text:span><text:span text:style-name="T147"> </text:span><text:span text:style-name="T167">physical </text:span><text:span text:style-name="T147">damage and </text:span><text:span text:style-name="T189">2</text:span><text:span text:style-name="T147">x Slow to enemies that pass through it. </text:span><text:span text:style-name="T179">Their Physical Defense is lowered by 25% for 2 turns. The trap l</text:span><text:span text:style-name="T147">asts for 3 turns.</text:span></text:p>
        </text:list-item>
        <text:list-item>
          <text:p text:style-name="P88"><text:span text:style-name="T148">Cost: </text:span><text:span text:style-name="T155">1</text:span><text:span text:style-name="T148">, Cooldown: </text:span><text:span text:style-name="T149">3</text:span><text:span text:style-name="T148">, Range: </text:span><text:span text:style-name="T149">1</text:span><text:span text:style-name="T148">, Accuracy: -;</text:span></text:p>
        </text:list-item>
      </text:list>
      <text:p text:style-name="P147"/>
      <text:p text:style-name="P166"><text:span text:style-name="Strong_20_Emphasis"><text:span text:style-name="T62">Smoke Screen (Upgrade of Smoke Bomb):</text:span></text:span> </text:p>
      <text:list xml:id="list4343783481465" text:continue-numbering="true" text:style-name="L1">
        <text:list-item>
          <text:p text:style-name="P88"><text:span text:style-name="T127"><text:s/>Using smoke pellets of specialized composition, create a dense cloud of smoke that conceals </text:span><text:span text:style-name="T131">vision</text:span><text:span text:style-name="T127">.</text:span></text:p>
        </text:list-item>
        <text:list-item>
          <text:p text:style-name="P88"><text:span text:style-name="T167">Gain </text:span><text:span text:style-name="T170">2</text:span><text:span text:style-name="T167">x </text:span><text:span text:style-name="T168">I</text:span><text:span text:style-name="T167">nvisibility </text:span><text:span text:style-name="T179">and a</text:span><text:span text:style-name="T170">ll adjacent targets gain </text:span><text:span text:style-name="T179">2</text:span><text:span text:style-name="T170">x Blindness. </text:span><text:span text:style-name="T179">Alternatively, shoot a distant tile and apply 1x Blindness to all targets in a 3x3 range centered around it.</text:span></text:p>
        </text:list-item>
        <text:list-item>
          <text:p text:style-name="P88"><text:span text:style-name="T148">Cost: </text:span><text:span text:style-name="T150">1</text:span><text:span text:style-name="T148">, Cooldown: </text:span><text:span text:style-name="T149">3</text:span><text:span text:style-name="T148">, Range: -, Accuracy: -;</text:span></text:p>
        </text:list-item>
      </text:list>
      <text:p text:style-name="P147"/>
      <text:p text:style-name="P166"><text:span text:style-name="Strong_20_Emphasis"><text:span text:style-name="T14">Hunter’s</text:span></text:span><text:span text:style-name="Strong_20_Emphasis"><text:span text:style-name="T62"> Mark (</text:span></text:span><text:span text:style-name="Strong_20_Emphasis"><text:span text:style-name="T43">Upgrade of Feint</text:span></text:span><text:span text:style-name="Strong_20_Emphasis"><text:span text:style-name="T62">):</text:span></text:span> </text:p>
      <text:list xml:id="list4343953547524" text:continue-numbering="true" text:style-name="L1">
        <text:list-item>
          <text:p text:style-name="P113">Deceive the enemy with a feinted attack, causing them to lower their defense.</text:p>
        </text:list-item>
        <text:list-item>
          <text:p text:style-name="P88"><text:span text:style-name="T167">Lowers an enemy’s physical defense by 35% for </text:span><text:span text:style-name="T180">3</text:span><text:span text:style-name="T167"> turn</text:span><text:span text:style-name="T180">s</text:span><text:span text:style-name="T167">. </text:span><text:span text:style-name="T180">Deal an extra 2-7 physical damage if the user attacks the target.</text:span></text:p>
        </text:list-item>
        <text:list-item>
          <text:p text:style-name="P88"><text:span text:style-name="T148">Cost: </text:span><text:span text:style-name="T150">1</text:span><text:span text:style-name="T148">, Cooldown: </text:span><text:span text:style-name="T149">3</text:span><text:span text:style-name="T148">, Range: </text:span><text:span text:style-name="T149">1</text:span><text:span text:style-name="T148">, Accuracy: </text:span><text:span text:style-name="T150">-</text:span><text:span text:style-name="T148">;</text:span></text:p>
        </text:list-item>
      </text:list>
      <text:p text:style-name="P147"/>
      <text:p text:style-name="P166"><text:span text:style-name="Strong_20_Emphasis"><text:span text:style-name="T13">Drill</text:span></text:span><text:span text:style-name="Strong_20_Emphasis"><text:span text:style-name="T62"> Shot (New Skill):</text:span></text:span> </text:p>
      <text:list xml:id="list4342674341757" text:continue-numbering="true" text:style-name="L1">
        <text:list-item>
          <text:p text:style-name="P88"><text:span text:style-name="T132">U</text:span><text:span text:style-name="T133">nleash a piercing arrow that </text:span><text:span text:style-name="T132">penetrates</text:span><text:span text:style-name="T133"> through multiple enemies, </text:span><text:span text:style-name="T132">dealing extra damage for each target hit.</text:span></text:p>
        </text:list-item>
        <text:list-item>
          <text:p text:style-name="P88"><text:span text:style-name="T180">Fire an arrow in a 4 tile line that deals 10-17 Physical Damage. E</text:span><text:span text:style-name="T171">ach hit increases the damage by (</text:span><text:span text:style-name="T180">2</text:span><text:span text:style-name="T171">-</text:span><text:span text:style-name="T180">8</text:span><text:span text:style-name="T171">).</text:span></text:p>
        </text:list-item>
        <text:list-item>
          <text:p text:style-name="P149">Cost: <text:span text:style-name="T171">-</text:span>, Cooldown: <text:span text:style-name="T171">-</text:span>, Range: -, Accuracy: <text:span text:style-name="T171">-</text:span>;</text:p>
        </text:list-item>
      </text:list>
      <text:p text:style-name="P148"/>
      <text:p text:style-name="P2"/>
      <text:p text:style-name="P2"/>
      <text:p text:style-name="P2"/>
      <text:p text:style-name="P2"/>
      <text:p text:style-name="P2"/>
      <text:p text:style-name="P2"/>
      <text:p text:style-name="P2"><text:soft-page-break/>Skills:</text:p>
      <text:p text:style-name="P2"/>
      <text:p text:style-name="P170"><text:span text:style-name="Strong_20_Emphasis"><text:span text:style-name="T61">Flawless</text:span></text:span><text:span text:style-name="Strong_20_Emphasis"><text:span text:style-name="T62"> Shot (Upgrade of Precise Shot):</text:span></text:span> </text:p>
      <text:list xml:id="list4343148148431" text:continue-numbering="true" text:style-name="L1">
        <text:list-item>
          <text:p text:style-name="P92"><text:span text:style-name="T126">Delivers a </text:span><text:span text:style-name="T145">perfectly</text:span><text:span text:style-name="T126"> aimed shot that inflicts heavy bleeding </text:span><text:span text:style-name="T131">on the target, </text:span><text:span text:style-name="T145">with a chance to ricochet toward another enemy.</text:span></text:p>
        </text:list-item>
        <text:list-item>
          <text:p text:style-name="P92"><text:span text:style-name="T167">Deal </text:span><text:span text:style-name="T202">35</text:span><text:span text:style-name="T170">-</text:span><text:span text:style-name="T202">45</text:span><text:span text:style-name="T168"> </text:span><text:span text:style-name="T167">physical damage, with </text:span><text:span text:style-name="T202">80</text:span><text:span text:style-name="T167">% chance to inflict </text:span><text:span text:style-name="T170">2</text:span><text:span text:style-name="T167">x Bleeding. </text:span><text:span text:style-name="T202">It has a 50% chance to ricochet towards another enemy, dealing 20-30 Physical Damage.</text:span></text:p>
        </text:list-item>
        <text:list-item>
          <text:p text:style-name="P92"><text:span text:style-name="T157">Cost: </text:span><text:span text:style-name="T158">2</text:span><text:span text:style-name="T157">, Cooldown: </text:span><text:span text:style-name="T160">2</text:span><text:span text:style-name="T157">, Range: </text:span><text:span text:style-name="T163">4</text:span><text:span text:style-name="T157">, Accuracy: </text:span><text:span text:style-name="T164">200</text:span></text:p>
        </text:list-item>
      </text:list>
      <text:p text:style-name="P2"/>
      <text:p text:style-name="P168"><text:span text:style-name="Strong_20_Emphasis"><text:span text:style-name="T53">Scatter Shot (</text:span></text:span><text:span text:style-name="Strong_20_Emphasis"><text:span text:style-name="T59">Upgrade of </text:span></text:span><text:span text:style-name="Strong_20_Emphasis"><text:span text:style-name="T4">Blade Boomerang</text:span></text:span><text:span text:style-name="Strong_20_Emphasis"><text:span text:style-name="T53">)</text:span></text:span><text:span text:style-name="Strong_20_Emphasis"><text:span text:style-name="T62">:</text:span></text:span> </text:p>
      <text:list xml:id="list4344423340645" text:continue-numbering="true" text:style-name="L1">
        <text:list-item>
          <text:p text:style-name="P118">Fire a spread of bullets in a cone, hitting all enemies within range <text:span text:style-name="T201">with a chance to slow and/or bleed.</text:span></text:p>
        </text:list-item>
        <text:list-item>
          <text:p text:style-name="P91"><text:span text:style-name="T201">Fire a cone of bullets</text:span><text:span text:style-name="T147">, d</text:span><text:span text:style-name="T146">eal</text:span><text:span text:style-name="T147">ing</text:span><text:span text:style-name="T146"> </text:span><text:span text:style-name="T201">25-50</text:span><text:span text:style-name="T147"> </text:span><text:span text:style-name="T167">physical </text:span><text:span text:style-name="T147">damage </text:span><text:span text:style-name="T167">with a 70% critical hit chance</text:span><text:span text:style-name="T147">. </text:span><text:span text:style-name="T201">Has a 50% chance to inflict 1x Slow and 1x Bleed.</text:span></text:p>
        </text:list-item>
        <text:list-item>
          <text:p text:style-name="P91"><text:span text:style-name="T157">Cost: </text:span><text:span text:style-name="T158">2</text:span><text:span text:style-name="T157">, Cooldown: </text:span><text:span text:style-name="T160">3</text:span><text:span text:style-name="T157">, Range: </text:span><text:span text:style-name="T159">3</text:span><text:span text:style-name="T157">, Accuracy: </text:span><text:span text:style-name="T159">85</text:span><text:span text:style-name="T157">;</text:span></text:p>
        </text:list-item>
      </text:list>
      <text:p text:style-name="P55"/>
      <text:p text:style-name="P169"><text:span text:style-name="Strong_20_Emphasis"><text:span text:style-name="T60">Merciless Barrage</text:span></text:span><text:span text:style-name="Strong_20_Emphasis"><text:span text:style-name="T62"> ( </text:span></text:span><text:span text:style-name="Strong_20_Emphasis"><text:span text:style-name="T59">Upgrade of</text:span></text:span><text:span text:style-name="Strong_20_Emphasis"><text:span text:style-name="T4"> </text:span></text:span><text:span text:style-name="Strong_20_Emphasis"><text:span text:style-name="T79">Merciless Assault</text:span></text:span><text:span text:style-name="Strong_20_Emphasis"><text:span text:style-name="T62">):</text:span></text:span> </text:p>
      <text:list xml:id="list4343498211669" text:continue-numbering="true" text:style-name="L1">
        <text:list-item>
          <text:p text:style-name="P91"><text:span text:style-name="T128">U</text:span><text:span text:style-name="T143">pgrades the skill to become ranged, </text:span><text:span text:style-name="T144">ricocheting shots towards secondary targets.</text:span></text:p>
        </text:list-item>
        <text:list-item>
          <text:p text:style-name="P91"><text:span text:style-name="T198">Shoot</text:span><text:span text:style-name="T171"> the target </text:span><text:span text:style-name="T198">5</text:span><text:span text:style-name="T171"> times. The initial hit deals </text:span><text:span text:style-name="T198">10</text:span><text:span text:style-name="T171">-1</text:span><text:span text:style-name="T198">5</text:span><text:span text:style-name="T171"> damage, and each hit increases the damage by (</text:span><text:span text:style-name="T201">7</text:span><text:span text:style-name="T171">-</text:span><text:span text:style-name="T198">1</text:span><text:span text:style-name="T201">5</text:span><text:span text:style-name="T171">)</text:span><text:span text:style-name="T198"> to the target. </text:span><text:span text:style-name="T201">The shots bounce off the target and attack a random enemy in a 3 tile range for half the damage.</text:span></text:p>
        </text:list-item>
        <text:list-item>
          <text:p text:style-name="P91"><text:span text:style-name="T148">Cost: </text:span><text:span text:style-name="T151">4</text:span><text:span text:style-name="T148">, Cooldown: </text:span><text:span text:style-name="T151">5</text:span><text:span text:style-name="T148">, Range: -, Accuracy: </text:span><text:span text:style-name="T151">75</text:span><text:span text:style-name="T148">;</text:span></text:p>
        </text:list-item>
      </text:list>
      <text:p text:style-name="P55"/>
      <text:p text:style-name="P48"><text:span text:style-name="Strong_20_Emphasis"><text:span text:style-name="T61">Explosive Shell</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2923718955" text:continue-numbering="true" text:style-name="L1">
        <text:list-item>
          <text:p text:style-name="P127">Fire an explosive shell, either targeting an enemy and stunning them, or an empty tile and causing an explosion.</text:p>
        </text:list-item>
        <text:list-item>
          <text:p text:style-name="P92"><text:span text:style-name="T202">If used on an enemy, deals 10-30 physical damage, 10-30 magical damage, and 3x Stunned. If used on an empty tile, explodes in a 3x3 area, dealing 10-20 magical damage and 1x Bleeding.</text:span></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169"><text:span text:style-name="Strong_20_Emphasis"><text:span text:style-name="T16">Gunner Turret</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2987425367" text:continue-numbering="true" text:style-name="L1">
        <text:list-item>
          <text:p text:style-name="P118">Deploy a tactical turret that <text:span text:style-name="T201">autonomously </text:span>shoots any enemy <text:span text:style-name="T201">that comes into range. Electrocutes adjacent characters when destroyed.</text:span></text:p>
        </text:list-item>
        <text:list-item>
          <text:p text:style-name="P91">Place a turret on the target tile. It has a 3-tile range and attacks random enemies 3 times per turn, dealing 20-30 physical damage per attack. When destroyed, it electrocutes adjacent enemies, dealing 10-30 magical damage.</text:p>
        </text:list-item>
        <text:list-item>
          <text:p text:style-name="P91"><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26"/>
      <text:p text:style-name="P3"/>
      <text:p text:style-name="P63"><text:span text:style-name="T70">Tr</text:span><text:span text:style-name="T73">egetour</text:span><text:span text:style-name="T68">:</text:span><text:span text:style-name="T74"> </text:span></text:p>
      <text:p text:style-name="P26"/>
      <text:p text:style-name="P61"><text:span text:style-name="Strong_20_Emphasis"><text:span text:style-name="T62">Description:</text:span></text:span> </text:p>
      <text:p text:style-name="P6"><text:span text:style-name="T76">Previous </text:span>Skills:</text:p>
      <text:list xml:id="list2967122583" text:style-name="L10">
        <text:list-item>
          <text:p text:style-name="P171"><text:span text:style-name="Strong_20_Emphasis"><text:span text:style-name="T62">Caltrops:</text:span></text:span> The Thief scatters caltrops on the ground, creating a hazardous area that damages and slows enemies who pass through it.</text:p>
        </text:list-item>
        <text:list-item>
          <text:p text:style-name="P171"><text:span text:style-name="Strong_20_Emphasis"><text:span text:style-name="T62">Dagger Throw:</text:span></text:span> Hurl a knife at a distant target with precision and speed. This ranged attack has an increased chance to critically hit, dealing extra damage to the target.</text:p>
        </text:list-item>
        <text:list-item>
          <text:p text:style-name="P171"><text:span text:style-name="Strong_20_Emphasis"><text:span text:style-name="T62">Stab:</text:span></text:span> Execute a precise physical attack, aiming to inflict a bleeding wound on the target.</text:p>
        </text:list-item>
        <text:list-item>
          <text:p text:style-name="P171"><text:span text:style-name="Strong_20_Emphasis"><text:span text:style-name="T62">Double Slice:</text:span></text:span> Perform a swift series of slashes, either targeting a single enemy twice or two separate enemies once each.</text:p>
        </text:list-item>
        <text:list-item>
          <text:p text:style-name="P171"><text:span text:style-name="Strong_20_Emphasis"><text:span text:style-name="T19">Shadow Step</text:span></text:span><text:span text:style-name="Strong_20_Emphasis"><text:span text:style-name="T62"> </text:span></text:span><text:span text:style-name="Strong_20_Emphasis"><text:span text:style-name="T96">(Upgrade of </text:span></text:span><text:span text:style-name="Strong_20_Emphasis"><text:span text:style-name="T19">Vanish</text:span></text:span><text:span text:style-name="Strong_20_Emphasis"><text:span text:style-name="T96">)</text:span></text:span><text:span text:style-name="Strong_20_Emphasis"><text:span text:style-name="T62">:</text:span></text:span> Utilizing the shadows to their advantage, the Rogue instantly teleports behind a target enemy, <text:span text:style-name="T95">becoming invisible and</text:span> gaining a damage bonus on their next attack.</text:p>
        </text:list-item>
        <text:list-item>
          <text:p text:style-name="P171"><text:span text:style-name="Strong_20_Emphasis"><text:span text:style-name="T19">Concealed Dagger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The Rogue conceals a small blade on their person, allowing them to make a surprise attack when an enemy least expects it. This attack <text:span text:style-name="T97">has a high critical hit chance and </text:span>deals bonus damage <text:span text:style-name="T97">to targets without any debuffs.</text:span></text:p>
        </text:list-item>
        <text:list-item>
          <text:p text:style-name="P171"><text:span text:style-name="Strong_20_Emphasis"><text:span text:style-name="T20">Exploit Weakness</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text:s/>If the target has been debuffed in any way, this skill becomes available. The Rogue capitalizes on the target's vulnerability, delivering a devastating attack that deals bonus damage based on the number of debuffs affecting the target.</text:p>
        </text:list-item>
        <text:list-item>
          <text:p text:style-name="P171"><text:span text:style-name="Strong_20_Emphasis"><text:span text:style-name="T19">R</text:span></text:span><text:span text:style-name="Strong_20_Emphasis"><text:span text:style-name="T21">hythmic Blades</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Striking a chord on their instrument, the Bard imbues nearby allies' weapons with rhythmic energy, causing their attacks to strike with increased precision and speed for a limited time.</text:p>
        </text:list-item>
        <text:list-item>
          <text:p text:style-name="P171"><text:span text:style-name="Strong_20_Emphasis"><text:span text:style-name="T19">Rejuvenating Flo</text:span></text:span><text:span text:style-name="Strong_20_Emphasis"><text:span text:style-name="T21">w</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text:span text:style-name="T98">By performing a restorative dance, the bard heals</text:span> <text:span text:style-name="T98">the</text:span> target for each tile it moves during its next turn.</text:p>
        </text:list-item>
        <text:list-item>
          <text:p text:style-name="P171"><text:span text:style-name="Strong_20_Emphasis"><text:span text:style-name="T19">Encor</text:span></text:span><text:span text:style-name="Strong_20_Emphasis"><text:span text:style-name="T22">e</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After successfully defeating an enemy, the Bard gains the ability to perform an encore, allowing them to immediately <text:span text:style-name="T100">reset the last used skill’s cooldown.</text:span></text:p>
        </text:list-item>
        <text:list-item>
          <text:p text:style-name="P171"><text:span text:style-name="Strong_20_Emphasis"><text:span text:style-name="T19">Harmonic Ec</text:span></text:span><text:span text:style-name="Strong_20_Emphasis"><text:span text:style-name="T23">ho</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When an ally's health falls below a certain threshold, the Bard automatically performs a harmonious echo, granting them a temporary boost to evasion and damage reduction.</text:p>
        </text:list-item>
      </text:list>
      <text:p text:style-name="P10"/>
      <text:p text:style-name="P10"/>
      <text:p text:style-name="P10"/>
      <text:p text:style-name="P10"/>
      <text:p text:style-name="P10"/>
      <text:p text:style-name="P10"/>
      <text:p text:style-name="P2"><text:soft-page-break/>Skills:</text:p>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444310932" text:continue-list="list4342987425367" text:style-name="L1">
        <text:list-item>
          <text:p text:style-name="P118"><text:span text:style-name="T171">A</text:span>AA</text:p>
        </text:list-item>
        <text:list-item>
          <text:p text:style-name="P151">AAA</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743400266" text:continue-numbering="true" text:style-name="L1">
        <text:list-item>
          <text:p text:style-name="P118"><text:span text:style-name="T171">A</text:span>AA</text:p>
        </text:list-item>
        <text:list-item>
          <text:p text:style-name="P151">AAA</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664519867" text:continue-numbering="true" text:style-name="L1">
        <text:list-item>
          <text:p text:style-name="P118"><text:span text:style-name="T171">A</text:span>AA</text:p>
        </text:list-item>
        <text:list-item>
          <text:p text:style-name="P151">AAA</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340148756" text:continue-numbering="true" text:style-name="L1">
        <text:list-item>
          <text:p text:style-name="P118"><text:span text:style-name="T171">A</text:span>AA</text:p>
        </text:list-item>
        <text:list-item>
          <text:p text:style-name="P151">AAA</text:p>
        </text:list-item>
        <text:list-item>
          <text:p text:style-name="P138"><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26"/>
      <text:list xml:id="list2203012530" text:style-name="L11">
        <text:list-item>
          <text:p text:style-name="P172"><text:span text:style-name="Strong_20_Emphasis"><text:span text:style-name="T19">Mirror Image </text:span></text:span><text:span text:style-name="Strong_20_Emphasis"><text:span text:style-name="T96">(</text:span></text:span><text:span text:style-name="Strong_20_Emphasis"><text:span text:style-name="T21">Upgrade of </text:span></text:span><text:span text:style-name="Strong_20_Emphasis"><text:span text:style-name="T99">Guileful </text:span></text:span><text:span text:style-name="Strong_20_Emphasis"><text:span text:style-name="T2">Reposition</text:span></text:span><text:span text:style-name="Strong_20_Emphasis"><text:span text:style-name="T96">)</text:span></text:span><text:span text:style-name="Strong_20_Emphasis"><text:span text:style-name="T62">:</text:span></text:span> When <text:span text:style-name="T75">adjacent to an </text:span>enem<text:span text:style-name="T75">y</text:span>, activate this skill to perform a series of acrobatic maneuvers, leaping over <text:span text:style-name="T75">the </text:span>foe <text:span text:style-name="T75">while attacking </text:span>and landing in a safe position several tiles away. The Trickster conjures <text:span text:style-name="T101">a</text:span><text:span text:style-name="T104">n illusion</text:span> of themselves, <text:span text:style-name="T101">leaving it at the tile that they jumped from. </text:span><text:span text:style-name="T104">The illusion deals damage upon being attacked.</text:span></text:p>
        </text:list-item>
        <text:list-item>
          <text:p text:style-name="P173"><text:span text:style-name="Strong_20_Emphasis"><text:span text:style-name="T21">Enthralling Melody</text:span></text:span><text:span text:style-name="Strong_20_Emphasis"><text:span text:style-name="T19"> </text:span></text:span><text:span text:style-name="Strong_20_Emphasis"><text:span text:style-name="T96">(</text:span></text:span><text:span text:style-name="Strong_20_Emphasis"><text:span text:style-name="T21">Upgrade of Enthralling Melody</text:span></text:span><text:span text:style-name="Strong_20_Emphasis"><text:span text:style-name="T96">)</text:span></text:span><text:span text:style-name="Strong_20_Emphasis"><text:span text:style-name="T62">:</text:span></text:span> The Trickster enhances their mesmerizing melody with visual illusions, lowering <text:span text:style-name="T102">enemies’</text:span> accuracy <text:span text:style-name="T98">and defense. </text:span><text:span text:style-name="T102">Additionally,</text:span><text:span text:style-name="T98"> </text:span><text:span text:style-name="T102">enemies </text:span><text:span text:style-name="T98">affected by it </text:span><text:span text:style-name="T102">have a chance to </text:span><text:span text:style-name="T98">become disoriented and randomly target </text:span><text:span text:style-name="T102">other enemies.</text:span></text:p>
        </text:list-item>
        <text:list-item>
          <text:p text:style-name="P174"><text:span text:style-name="Strong_20_Emphasis"><text:span text:style-name="T19">S</text:span></text:span><text:span text:style-name="Strong_20_Emphasis"><text:span text:style-name="T24">hadow Dance</text:span></text:span><text:span text:style-name="Strong_20_Emphasis"><text:span text:style-name="T19"> </text:span></text:span><text:span text:style-name="Strong_20_Emphasis"><text:span text:style-name="T96">(</text:span></text:span><text:span text:style-name="Strong_20_Emphasis"><text:span text:style-name="T24">Upgrade of </text:span></text:span><text:span text:style-name="Strong_20_Emphasis"><text:span text:style-name="T19">S</text:span></text:span><text:span text:style-name="Strong_20_Emphasis"><text:span text:style-name="T20">lippery Evasion</text:span></text:span><text:span text:style-name="Strong_20_Emphasis"><text:span text:style-name="T96">)</text:span></text:span><text:span text:style-name="Strong_20_Emphasis"><text:span text:style-name="T62">:</text:span></text:span> <text:s/>Performing a mysterious dance allows <text:span text:style-name="T102">the trickster</text:span> to evade attacks effortlessly. Upon successfully dodging an enemy's attack, the <text:span text:style-name="T102">Trickster</text:span> gains a temporary boost to evasion <text:span text:style-name="T102">and </text:span><text:span text:style-name="T104">gains</text:span><text:span text:style-name="T102"> a chance to summon a</text:span><text:span text:style-name="T104">n illusion</text:span><text:span text:style-name="T102"> that deals damage upon being attacked</text:span>. <text:span text:style-name="T97">Being hit resets this skill’s </text:span><text:span text:style-name="T102">bonus to evasion</text:span><text:span text:style-name="T97">.</text:span></text:p>
        </text:list-item>
        <text:list-item>
          <text:p text:style-name="P175"><text:span text:style-name="Strong_20_Emphasis"><text:span text:style-name="T19">D</text:span></text:span><text:span text:style-name="Strong_20_Emphasis"><text:span text:style-name="T25">oppelganger</text:span></text:span><text:span text:style-name="Strong_20_Emphasis"><text:span text:style-name="T19"> </text:span></text:span><text:span text:style-name="Strong_20_Emphasis"><text:span text:style-name="T96">(</text:span></text:span><text:span text:style-name="Strong_20_Emphasis"><text:span text:style-name="T25">New Skill</text:span></text:span><text:span text:style-name="Strong_20_Emphasis"><text:span text:style-name="T96">)</text:span></text:span><text:span text:style-name="Strong_20_Emphasis"><text:span text:style-name="T62">:</text:span></text:span> <text:s/>The Trickster summons a <text:span text:style-name="T103">shadowy </text:span>doppelganger of a targeted enemy. The doppelganger mimics the appearance and attacks of the target.</text:p>
        </text:list-item>
        <text:list-item>
          <text:p text:style-name="P172"><text:span text:style-name="Strong_20_Emphasis"><text:span text:style-name="T19">Illusory</text:span></text:span><text:span text:style-name="Strong_20_Emphasis"><text:span text:style-name="T25"> Clones</text:span></text:span><text:span text:style-name="Strong_20_Emphasis"><text:span text:style-name="T19"> </text:span></text:span><text:span text:style-name="Strong_20_Emphasis"><text:span text:style-name="T96">(</text:span></text:span><text:span text:style-name="Strong_20_Emphasis"><text:span text:style-name="T25">New Skill</text:span></text:span><text:span text:style-name="Strong_20_Emphasis"><text:span text:style-name="T96">)</text:span></text:span><text:span text:style-name="Strong_20_Emphasis"><text:span text:style-name="T62">:</text:span></text:span> <text:s/><text:span text:style-name="T104">T</text:span>he Trickster summons multiple illusory clones that scatter in all directions. <text:span text:style-name="T104">The illusions deal damage upon being attacked.</text:span></text:p>
        </text:list-item>
      </text:list>
      <text:p text:style-name="P3"/>
      <text:p text:style-name="P64"><text:span text:style-name="T70">Virtuoso</text:span><text:span text:style-name="T68">:</text:span><text:span text:style-name="T74"> </text:span></text:p>
      <text:p text:style-name="P27"/>
      <text:p text:style-name="P62"><text:span text:style-name="Strong_20_Emphasis"><text:span text:style-name="T62">Description:</text:span></text:span> </text:p>
      <text:p text:style-name="P6"><text:span text:style-name="T76">Previous </text:span>Skills:</text:p>
      <text:p text:style-name="P28"/>
      <text:list xml:id="list1211278022" text:style-name="L12">
        <text:list-item>
          <text:p text:style-name="P176"><text:span text:style-name="Strong_20_Emphasis"><text:span text:style-name="T62">Caltrops:</text:span></text:span> The Thief scatters caltrops on the ground, creating a hazardous area that damages and slows enemies who pass through it.</text:p>
        </text:list-item>
        <text:list-item>
          <text:p text:style-name="P176"><text:span text:style-name="Strong_20_Emphasis"><text:span text:style-name="T62">Stab:</text:span></text:span> Execute a precise physical attack, aiming to inflict a bleeding wound on the target.</text:p>
        </text:list-item>
        <text:list-item>
          <text:p text:style-name="P176"><text:span text:style-name="Strong_20_Emphasis"><text:span text:style-name="T62">Guileful </text:span></text:span><text:span text:style-name="Strong_20_Emphasis"><text:span text:style-name="T2">Reposition</text:span></text:span>: When <text:span text:style-name="T75">adjacent to an </text:span>enem<text:span text:style-name="T75">y</text:span>, activate this skill to perform a series of acrobatic maneuvers, leaping over <text:span text:style-name="T75">the </text:span>foe <text:span text:style-name="T75">while attacking </text:span>and landing in a safe position several tiles away.</text:p>
        </text:list-item>
        <text:list-item>
          <text:p text:style-name="P176"><text:span text:style-name="Strong_20_Emphasis"><text:span text:style-name="T62">Double Slice:</text:span></text:span> Perform a swift series of slashes, either targeting a single enemy twice or two separate enemies once each.</text:p>
        </text:list-item>
        <text:list-item>
          <text:p text:style-name="P176"><text:span text:style-name="Strong_20_Emphasis"><text:span text:style-name="T19">Shadow Step</text:span></text:span><text:span text:style-name="Strong_20_Emphasis"><text:span text:style-name="T62"> </text:span></text:span><text:span text:style-name="Strong_20_Emphasis"><text:span text:style-name="T96">(Upgrade of </text:span></text:span><text:span text:style-name="Strong_20_Emphasis"><text:span text:style-name="T19">Vanish</text:span></text:span><text:span text:style-name="Strong_20_Emphasis"><text:span text:style-name="T96">)</text:span></text:span><text:span text:style-name="Strong_20_Emphasis"><text:span text:style-name="T62">:</text:span></text:span> Utilizing the shadows to their advantage, the Rogue instantly teleports behind a target enemy, <text:span text:style-name="T95">becoming invisible and</text:span> gaining a damage bonus on their next attack.</text:p>
        </text:list-item>
        <text:list-item>
          <text:p text:style-name="P176"><text:span text:style-name="Strong_20_Emphasis"><text:span text:style-name="T19">Concealed Dagger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The Rogue conceals a small blade on their person, allowing them to make a surprise attack when an enemy least expects it. This attack <text:span text:style-name="T97">has a high critical hit chance and </text:span>deals bonus damage <text:span text:style-name="T97">to targets without any debuffs.</text:span></text:p>
        </text:list-item>
        <text:list-item>
          <text:p text:style-name="P176"><text:span text:style-name="Strong_20_Emphasis"><text:span text:style-name="T20">Exploit Weakness</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text:s/>If the target has been debuffed in any way, this skill becomes available. The Rogue capitalizes on the target's vulnerability, delivering a devastating attack that deals bonus damage based on the number of debuffs affecting the target.</text:p>
        </text:list-item>
        <text:list-item>
          <text:p text:style-name="P176"><text:span text:style-name="Strong_20_Emphasis"><text:span text:style-name="T19">S</text:span></text:span><text:span text:style-name="Strong_20_Emphasis"><text:span text:style-name="T20">lippery Evasion</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text:s/>The Rogue's agility allows them to evade attacks effortlessly. Upon successfully dodging an enemy's attack, the Rogue gains a temporary boost to evasion. <text:span text:style-name="T97">Being hit resets this skill’s effects.</text:span></text:p>
        </text:list-item>
        <text:list-item>
          <text:p text:style-name="P176"><text:span text:style-name="Strong_20_Emphasis"><text:span text:style-name="T19">R</text:span></text:span><text:span text:style-name="Strong_20_Emphasis"><text:span text:style-name="T21">hythmic Blades</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Striking a chord on their instrument, the Bard imbues nearby allies' weapons with rhythmic energy, causing their attacks to strike with increased precision and speed for a limited time.</text:p>
        </text:list-item>
        <text:list-item>
          <text:p text:style-name="P176"><text:span text:style-name="Strong_20_Emphasis"><text:span text:style-name="T19">Encor</text:span></text:span><text:span text:style-name="Strong_20_Emphasis"><text:span text:style-name="T22">e</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After successfully defeating an enemy, the Bard gains the ability to perform an encore, allowing them to immediately <text:span text:style-name="T100">reset the last used skill’s cooldown.</text:span></text:p>
        </text:list-item>
        <text:list-item>
          <text:p text:style-name="P176"><text:span text:style-name="Strong_20_Emphasis"><text:span text:style-name="T19">Harmonic Ec</text:span></text:span><text:span text:style-name="Strong_20_Emphasis"><text:span text:style-name="T23">ho</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When an ally's health falls below a certain threshold, the Bard automatically performs a harmonious echo, granting them a temporary boost to evasion and damage reduction.</text:p>
        </text:list-item>
      </text:list>
      <text:p text:style-name="P34"/>
      <text:p text:style-name="P34"/>
      <text:p text:style-name="P34"/>
      <text:p text:style-name="P34"/>
      <text:p text:style-name="P17"><text:soft-page-break/>Skills:</text:p>
      <text:p text:style-name="P17"/>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364936236" text:continue-list="list4343340148756" text:style-name="L1">
        <text:list-item>
          <text:p text:style-name="P118"><text:span text:style-name="T171">A</text:span>AA</text:p>
        </text:list-item>
        <text:list-item>
          <text:p text:style-name="P151">AAA</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4167197053" text:continue-numbering="true" text:style-name="L1">
        <text:list-item>
          <text:p text:style-name="P118"><text:span text:style-name="T171">A</text:span>AA</text:p>
        </text:list-item>
        <text:list-item>
          <text:p text:style-name="P151">AAA</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893817786" text:continue-numbering="true" text:style-name="L1">
        <text:list-item>
          <text:p text:style-name="P118"><text:span text:style-name="T171">A</text:span>AA</text:p>
        </text:list-item>
        <text:list-item>
          <text:p text:style-name="P151">AAA</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2871661942" text:continue-numbering="true" text:style-name="L1">
        <text:list-item>
          <text:p text:style-name="P118"><text:span text:style-name="T171">A</text:span>AA</text:p>
        </text:list-item>
        <text:list-item>
          <text:p text:style-name="P151">AAA</text:p>
        </text:list-item>
        <text:list-item>
          <text:p text:style-name="P138"><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27"/>
      <text:list xml:id="list1490087895" text:style-name="L13">
        <text:list-item>
          <text:p text:style-name="P177"><text:span text:style-name="Strong_20_Emphasis"><text:span text:style-name="T26">Enthralling Symphony</text:span></text:span><text:span text:style-name="Strong_20_Emphasis"><text:span text:style-name="T19"> </text:span></text:span><text:span text:style-name="Strong_20_Emphasis"><text:span text:style-name="T96">(</text:span></text:span><text:span text:style-name="Strong_20_Emphasis"><text:span text:style-name="T26">Upgrade of </text:span></text:span><text:span text:style-name="Strong_20_Emphasis"><text:span text:style-name="T19">Enthralling </text:span></text:span><text:span text:style-name="Strong_20_Emphasis"><text:span text:style-name="T106">M</text:span></text:span><text:span text:style-name="Strong_20_Emphasis"><text:span text:style-name="T26">elody</text:span></text:span><text:span text:style-name="Strong_20_Emphasis"><text:span text:style-name="T96">)</text:span></text:span><text:span text:style-name="Strong_20_Emphasis"><text:span text:style-name="T62">:</text:span></text:span> The <text:span text:style-name="T105">Virtuoso</text:span> conducts a symphony of harmonious notes that captivates nearby enemies, lowering their accuracy <text:span text:style-name="T98">and defense. </text:span><text:span text:style-name="T105">Additionally, allies affected by this performance gain increased damage and status effect resistance.</text:span></text:p>
        </text:list-item>
        <text:list-item>
          <text:p text:style-name="P177"><text:span text:style-name="Strong_20_Emphasis"><text:span text:style-name="T19">Song o</text:span></text:span><text:span text:style-name="Strong_20_Emphasis"><text:span text:style-name="T26">f Restoration</text:span></text:span><text:span text:style-name="Strong_20_Emphasis"><text:span text:style-name="T19"> </text:span></text:span><text:span text:style-name="Strong_20_Emphasis"><text:span text:style-name="T96">(</text:span></text:span><text:span text:style-name="Strong_20_Emphasis"><text:span text:style-name="T26">Upgrade of </text:span></text:span><text:span text:style-name="Strong_20_Emphasis"><text:span text:style-name="T19">Rejuvenating Flo</text:span></text:span><text:span text:style-name="Strong_20_Emphasis"><text:span text:style-name="T21">w</text:span></text:span><text:span text:style-name="Strong_20_Emphasis"><text:span text:style-name="T96">)</text:span></text:span><text:span text:style-name="Strong_20_Emphasis"><text:span text:style-name="T62">:</text:span></text:span> With a melodious tune, the Virtuoso orchestrates a rejuvenating symphony that envelops all nearby allies, <text:span text:style-name="T107">instantly healing them and </text:span>restoring their health with each step they take during their next turn.</text:p>
        </text:list-item>
        <text:list-item>
          <text:p text:style-name="P178"><text:span text:style-name="Strong_20_Emphasis"><text:span text:style-name="T19">Song o</text:span></text:span><text:span text:style-name="Strong_20_Emphasis"><text:span text:style-name="T26">f Restoration</text:span></text:span><text:span text:style-name="Strong_20_Emphasis"><text:span text:style-name="T19"> </text:span></text:span><text:span text:style-name="Strong_20_Emphasis"><text:span text:style-name="T96">(</text:span></text:span><text:span text:style-name="Strong_20_Emphasis"><text:span text:style-name="T27">New Skill</text:span></text:span><text:span text:style-name="Strong_20_Emphasis"><text:span text:style-name="T96">)</text:span></text:span><text:span text:style-name="Strong_20_Emphasis"><text:span text:style-name="T62">:</text:span></text:span> Manipulate the harmonic frequencies in the environment to create <text:span text:style-name="T107">a</text:span> pocket of distorted sound waves. Enemies caught within <text:span text:style-name="T107">this</text:span> area experience reduced movement speed and have a chance to miss their attacks.</text:p>
        </text:list-item>
        <text:list-item>
          <text:p text:style-name="P178"><text:span text:style-name="Strong_20_Emphasis"><text:span text:style-name="T27">Sonic Blast</text:span></text:span><text:span text:style-name="Strong_20_Emphasis"><text:span text:style-name="T19"> </text:span></text:span><text:span text:style-name="Strong_20_Emphasis"><text:span text:style-name="T96">(</text:span></text:span><text:span text:style-name="Strong_20_Emphasis"><text:span text:style-name="T108">Upgrade of </text:span></text:span><text:span text:style-name="Strong_20_Emphasis"><text:span text:style-name="T96">Dagger Throw)</text:span></text:span><text:span text:style-name="Strong_20_Emphasis"><text:span text:style-name="T62">:</text:span></text:span> Unleash a powerful wave of sound energy in a concentrated cone, striking all enemies in its path. This sonic assault deals significant damage and has a high chance of critically hitting targets, causing them to be forcefully knocked back.</text:p>
        </text:list-item>
        <text:list-item>
          <text:p text:style-name="P178"><text:span text:style-name="Strong_20_Emphasis"><text:span text:style-name="T27">Dissonant Discord</text:span></text:span><text:span text:style-name="Strong_20_Emphasis"><text:span text:style-name="T19"> </text:span></text:span><text:span text:style-name="Strong_20_Emphasis"><text:span text:style-name="T96">(</text:span></text:span><text:span text:style-name="Strong_20_Emphasis"><text:span text:style-name="T27">New Skill</text:span></text:span><text:span text:style-name="Strong_20_Emphasis"><text:span text:style-name="T96">)</text:span></text:span><text:span text:style-name="Strong_20_Emphasis"><text:span text:style-name="T62">:</text:span></text:span> Generate a discordant melody that disrupts the enemy's <text:span text:style-name="T107">senses, inflicting a debuff that increases their susceptibility to status effects.</text:span></text:p>
        </text:list-item>
      </text:list>
      <text:p text:style-name="P63"><text:span text:style-name="T70">Slasher</text:span><text:span text:style-name="T68">:</text:span><text:span text:style-name="T74"> </text:span></text:p>
      <text:p text:style-name="P26"/>
      <text:p text:style-name="P61"><text:span text:style-name="Strong_20_Emphasis"><text:span text:style-name="T62">Description:</text:span></text:span> </text:p>
      <text:p text:style-name="P12"><text:span text:style-name="T76">Previous </text:span>Skills:</text:p>
      <text:list xml:id="list3358727939" text:style-name="L14">
        <text:list-item>
          <text:p text:style-name="P179"><text:span text:style-name="Strong_20_Emphasis"><text:span text:style-name="T62">Caltrops:</text:span></text:span> The Thief scatters caltrops on the ground, creating a hazardous area that damages and slows enemies who pass through it.</text:p>
        </text:list-item>
        <text:list-item>
          <text:p text:style-name="P179"><text:span text:style-name="Strong_20_Emphasis"><text:span text:style-name="T62">D</text:span></text:span><text:span text:style-name="Strong_20_Emphasis"><text:span text:style-name="T19">irty Trickery</text:span></text:span><text:span text:style-name="Strong_20_Emphasis"><text:span text:style-name="T62"> </text:span></text:span><text:span text:style-name="Strong_20_Emphasis"><text:span text:style-name="T96">(Upgrade of Feint)</text:span></text:span><text:span text:style-name="Strong_20_Emphasis"><text:span text:style-name="T62">:</text:span></text:span> The Rogue employs underhanded tactics, blinding <text:span text:style-name="T95">an</text:span> adjacent <text:span text:style-name="T95">enemy</text:span> with a flurry of dust and debris, reducing their accuracy and defense for 2 turns.</text:p>
        </text:list-item>
        <text:list-item>
          <text:p text:style-name="P179"><text:span text:style-name="Strong_20_Emphasis"><text:span text:style-name="T19">Shadow Step</text:span></text:span><text:span text:style-name="Strong_20_Emphasis"><text:span text:style-name="T62"> </text:span></text:span><text:span text:style-name="Strong_20_Emphasis"><text:span text:style-name="T96">(Upgrade of </text:span></text:span><text:span text:style-name="Strong_20_Emphasis"><text:span text:style-name="T19">Vanish</text:span></text:span><text:span text:style-name="Strong_20_Emphasis"><text:span text:style-name="T96">)</text:span></text:span><text:span text:style-name="Strong_20_Emphasis"><text:span text:style-name="T62">:</text:span></text:span> Utilizing the shadows to their advantage, the Rogue instantly teleports behind a target enemy, <text:span text:style-name="T95">becoming invisible and</text:span> gaining a damage bonus on their next attack.</text:p>
        </text:list-item>
        <text:list-item>
          <text:p text:style-name="P179"><text:span text:style-name="Strong_20_Emphasis"><text:span text:style-name="T20">Exploit Weakness</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text:s/>If the target has been debuffed in any way, this skill becomes available. The Rogue capitalizes on the target's vulnerability, delivering a devastating attack that deals bonus damage based on the number of debuffs affecting the target.</text:p>
        </text:list-item>
        <text:list-item>
          <text:p text:style-name="P179"><text:span text:style-name="Strong_20_Emphasis"><text:span text:style-name="T31">Lethal Stab (Upgrade of Stab)</text:span></text:span><text:span text:style-name="Strong_20_Emphasis"><text:span text:style-name="T62">:</text:span></text:span> <text:span text:style-name="T111">Using </text:span>the art of stealthy assassination, the Cutthroat delivers a lethal strike to a single target, <text:span text:style-name="T111">dealing extra damage if it is below a certain health threshold and inflicting bleed.</text:span></text:p>
        </text:list-item>
        <text:list-item>
          <text:p text:style-name="P179"><text:span text:style-name="Strong_20_Emphasis"><text:span text:style-name="T112">Dagger </text:span></text:span><text:span text:style-name="Strong_20_Emphasis"><text:span text:style-name="T31">Sling</text:span></text:span><text:span text:style-name="Strong_20_Emphasis"><text:span text:style-name="T112"> (Upgrade of </text:span></text:span><text:span text:style-name="Strong_20_Emphasis"><text:span text:style-name="T62">Dagger Throw</text:span></text:span><text:span text:style-name="Strong_20_Emphasis"><text:span text:style-name="T112">)</text:span></text:span><text:span text:style-name="Strong_20_Emphasis"><text:span text:style-name="T62">:</text:span></text:span> Hurl a knife at a distant target with <text:span text:style-name="T111">extra </text:span>precision and speed. This ranged attack has an increased chance to critically hit, <text:span text:style-name="T111">and deals bonus damage if used while invisible.</text:span></text:p>
        </text:list-item>
        <text:list-item>
          <text:p text:style-name="P179"><text:span text:style-name="Strong_20_Emphasis"><text:span text:style-name="T62">Guileful </text:span></text:span><text:span text:style-name="Strong_20_Emphasis"><text:span text:style-name="T31">Disappearance (Upgrade of </text:span></text:span><text:span text:style-name="Strong_20_Emphasis"><text:span text:style-name="T112">Guileful </text:span></text:span><text:span text:style-name="Strong_20_Emphasis"><text:span text:style-name="T2">Reposition</text:span></text:span><text:span text:style-name="Strong_20_Emphasis"><text:span text:style-name="T31">)</text:span></text:span>: When <text:span text:style-name="T75">adjacent to an </text:span>enem<text:span text:style-name="T75">y</text:span>, activate this skill to perform a series of acrobatic maneuvers, leaping over <text:span text:style-name="T75">the </text:span>foe <text:span text:style-name="T75">while attacking </text:span>and landing in a safe position several tiles away, <text:span text:style-name="T111">becoming invisible.</text:span></text:p>
        </text:list-item>
        <text:list-item>
          <text:p text:style-name="P179"><text:span text:style-name="Strong_20_Emphasis"><text:span text:style-name="T31">Opportuni</text:span></text:span><text:span text:style-name="Strong_20_Emphasis"><text:span text:style-name="T32">st</text:span></text:span><text:span text:style-name="Strong_20_Emphasis"><text:span text:style-name="T31"> (</text:span></text:span><text:span text:style-name="Strong_20_Emphasis"><text:span text:style-name="T32">New Skill</text:span></text:span><text:span text:style-name="Strong_20_Emphasis"><text:span text:style-name="T31">)</text:span></text:span>: When <text:span text:style-name="T75">adjacent to an </text:span>enem<text:span text:style-name="T75">y, </text:span><text:span text:style-name="T113">automatically trigger an attack if they target one of the cutthroat's allies.</text:span></text:p>
        </text:list-item>
      </text:list>
      <text:p text:style-name="P2"/>
      <text:p text:style-name="P39"><text:span text:style-name="T67">New</text:span><text:span text:style-name="T66"> </text:span><text:span text:style-name="T63">Skills:</text:span></text:p>
      <text:p text:style-name="P19"/>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930451508" text:continue-list="list4342871661942" text:style-name="L1">
        <text:list-item>
          <text:p text:style-name="P118"><text:span text:style-name="T171">A</text:span>AA</text:p>
        </text:list-item>
        <text:list-item>
          <text:p text:style-name="P151">AAA</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2981391555" text:continue-numbering="true" text:style-name="L1">
        <text:list-item>
          <text:p text:style-name="P118"><text:span text:style-name="T171">A</text:span>AA</text:p>
        </text:list-item>
        <text:list-item>
          <text:p text:style-name="P151">AAA</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48"><text:soft-page-break/><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691824994" text:continue-numbering="true" text:style-name="L1">
        <text:list-item>
          <text:p text:style-name="P118"><text:span text:style-name="T171">A</text:span>AA</text:p>
        </text:list-item>
        <text:list-item>
          <text:p text:style-name="P151">AAA</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2510953914" text:continue-numbering="true" text:style-name="L1">
        <text:list-item>
          <text:p text:style-name="P118"><text:span text:style-name="T171">A</text:span>AA</text:p>
        </text:list-item>
        <text:list-item>
          <text:p text:style-name="P151">AAA</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19"/>
      <text:list xml:id="list2737666842" text:style-name="L15">
        <text:list-item>
          <text:p text:style-name="P180"><text:span text:style-name="Strong_20_Emphasis"><text:span text:style-name="T34">Razor Dance</text:span></text:span><text:span text:style-name="Strong_20_Emphasis"><text:span text:style-name="T96"> (</text:span></text:span><text:span text:style-name="Strong_20_Emphasis"><text:span text:style-name="T33">Upgrade of </text:span></text:span><text:span text:style-name="Strong_20_Emphasis"><text:span text:style-name="T34">Double Slice</text:span></text:span><text:span text:style-name="Strong_20_Emphasis"><text:span text:style-name="T96">)</text:span></text:span><text:span text:style-name="Strong_20_Emphasis"><text:span text:style-name="T62">:</text:span></text:span> Engage in a deadly dance of blades, <text:span text:style-name="T116">up to 2 times with lightning speed</text:span>. <text:span text:style-name="T116">Reduce this skill’s cooldown for each enemy defeated.</text:span></text:p>
        </text:list-item>
        <text:list-item>
          <text:p text:style-name="P180"><text:span text:style-name="Strong_20_Emphasis"><text:span text:style-name="T35">Serrated Edge</text:span></text:span><text:span text:style-name="Strong_20_Emphasis"><text:span text:style-name="T96"> (</text:span></text:span><text:span text:style-name="Strong_20_Emphasis"><text:span text:style-name="T35">New Skill</text:span></text:span><text:span text:style-name="Strong_20_Emphasis"><text:span text:style-name="T96">)</text:span></text:span><text:span text:style-name="Strong_20_Emphasis"><text:span text:style-name="T62">:</text:span></text:span> <text:span text:style-name="T117">Use a special technique that makes</text:span> wounds harder to heal. Attacks with this weapon have a chance to inflict a bleed effect and <text:span text:style-name="T117">reduce</text:span> the effectiveness of healing received by the target.</text:p>
        </text:list-item>
        <text:list-item>
          <text:p text:style-name="P180"><text:span text:style-name="Strong_20_Emphasis"><text:span text:style-name="T35">Blade Whirlwind</text:span></text:span><text:span text:style-name="Strong_20_Emphasis"><text:span text:style-name="T96"> (</text:span></text:span><text:span text:style-name="Strong_20_Emphasis"><text:span text:style-name="T35">New Skill</text:span></text:span><text:span text:style-name="Strong_20_Emphasis"><text:span text:style-name="T96">)</text:span></text:span><text:span text:style-name="Strong_20_Emphasis"><text:span text:style-name="T62">:</text:span></text:span> Unleash a whirlwind of slashing attacks, striking all adjacent enemies with your blades. The damage of this skill increases for each enemy <text:span text:style-name="T117">targeted</text:span> with <text:span text:style-name="T117">s</text:span>tatus effects.</text:p>
        </text:list-item>
        <text:list-item>
          <text:p text:style-name="P180"><text:span text:style-name="Strong_20_Emphasis"><text:span text:style-name="T35">Ambush Assault</text:span></text:span><text:span text:style-name="Strong_20_Emphasis"><text:span text:style-name="T96"> (</text:span></text:span><text:span text:style-name="Strong_20_Emphasis"><text:span text:style-name="T35">Upgrade of Swift Ambush</text:span></text:span><text:span text:style-name="Strong_20_Emphasis"><text:span text:style-name="T96">)</text:span></text:span><text:span text:style-name="Strong_20_Emphasis"><text:span text:style-name="T62">:</text:span></text:span> The <text:span text:style-name="T114">Cutthroat ambushes</text:span> <text:span text:style-name="T114">an </text:span>enemy <text:span text:style-name="T114">when </text:span><text:span text:style-name="T115">they</text:span><text:span text:style-name="T114"> </text:span>least expect it. This attack <text:span text:style-name="T97">has a high critical hit chance and </text:span>deals bonus damage <text:span text:style-name="T97">to targets without any debuffs, </text:span><text:span text:style-name="T114">leaving them stunned and vulnerable afterwards. Additionally, nearby enemies also take damage proportional to the target's missing health.</text:span></text:p>
        </text:list-item>
        <text:list-item>
          <text:p text:style-name="P180"><text:span text:style-name="Strong_20_Emphasis"><text:span text:style-name="T19">Maca</text:span></text:span><text:span text:style-name="Strong_20_Emphasis"><text:span text:style-name="T35">bre </text:span></text:span><text:span text:style-name="Strong_20_Emphasis"><text:span text:style-name="T19">Fr</text:span></text:span><text:span text:style-name="Strong_20_Emphasis"><text:span text:style-name="T35">enzy</text:span></text:span><text:span text:style-name="Strong_20_Emphasis"><text:span text:style-name="T19"> </text:span></text:span><text:span text:style-name="Strong_20_Emphasis"><text:span text:style-name="T96">(</text:span></text:span><text:span text:style-name="Strong_20_Emphasis"><text:span text:style-name="T36">Upgrade of </text:span></text:span><text:span text:style-name="Strong_20_Emphasis"><text:span text:style-name="T19">S</text:span></text:span><text:span text:style-name="Strong_20_Emphasis"><text:span text:style-name="T20">lippery Evasion</text:span></text:span><text:span text:style-name="Strong_20_Emphasis"><text:span text:style-name="T96">)</text:span></text:span><text:span text:style-name="Strong_20_Emphasis"><text:span text:style-name="T62">:</text:span></text:span> <text:s/>The <text:span text:style-name="T114">Cutthroat</text:span> agility <text:span text:style-name="T117">frenzy allows</text:span> them to evade attacks effortlessly. Upon successfully dodging an enemy's attack, the Rogue gains a temporary boost to evasion. <text:span text:style-name="T97">Being hit resets this skill’s effects. </text:span><text:span text:style-name="T117">Additionally, landing critical hits increases damage output for a few turns.</text:span></text:p>
        </text:list-item>
        <text:list-item>
          <text:p text:style-name="P180"><text:span text:style-name="Strong_20_Emphasis"><text:span text:style-name="T19">Bloodth</text:span></text:span><text:span text:style-name="Strong_20_Emphasis"><text:span text:style-name="T36">irsty Rampage</text:span></text:span><text:span text:style-name="Strong_20_Emphasis"><text:span text:style-name="T19"> </text:span></text:span><text:span text:style-name="Strong_20_Emphasis"><text:span text:style-name="T96">(</text:span></text:span><text:span text:style-name="Strong_20_Emphasis"><text:span text:style-name="T36">New S</text:span></text:span><text:span text:style-name="Strong_20_Emphasis"><text:span text:style-name="T38">k</text:span></text:span><text:span text:style-name="Strong_20_Emphasis"><text:span text:style-name="T36">ill</text:span></text:span><text:span text:style-name="Strong_20_Emphasis"><text:span text:style-name="T96">)</text:span></text:span><text:span text:style-name="Strong_20_Emphasis"><text:span text:style-name="T62">:</text:span></text:span> <text:s/>Enter a bloodthirsty rampage, dashing between enemies with blinding speed. Each strike inflicts bleed and applies a stack of "Rampage" on the Cutthroat, increasing their damage output for each enemy hit.</text:p>
        </text:list-item>
        <text:list-item>
          <text:p text:style-name="P181"><text:span text:style-name="Strong_20_Emphasis"><text:span text:style-name="T19">Bloodth</text:span></text:span><text:span text:style-name="Strong_20_Emphasis"><text:span text:style-name="T36">irsty Rampage</text:span></text:span><text:span text:style-name="Strong_20_Emphasis"><text:span text:style-name="T19"> </text:span></text:span><text:span text:style-name="Strong_20_Emphasis"><text:span text:style-name="T96">(</text:span></text:span><text:span text:style-name="Strong_20_Emphasis"><text:span text:style-name="T36">New S</text:span></text:span><text:span text:style-name="Strong_20_Emphasis"><text:span text:style-name="T38">k</text:span></text:span><text:span text:style-name="Strong_20_Emphasis"><text:span text:style-name="T36">ill</text:span></text:span><text:span text:style-name="Strong_20_Emphasis"><text:span text:style-name="T96">)</text:span></text:span><text:span text:style-name="Strong_20_Emphasis"><text:span text:style-name="T62">:</text:span></text:span> <text:s/>Embracing the ethereal nature of their abilities, the Assassin phases through obstacles and barriers to ambush their target. Upon activation, the Assassin becomes temporarily intangible, allowing them to move through enemy units and environmental obstacles unhindered for a short period.</text:p>
        </text:list-item>
      </text:list>
      <text:p text:style-name="P3"/>
      <text:p text:style-name="P63"><text:span text:style-name="T70">Assassin</text:span><text:span text:style-name="T68">:</text:span><text:span text:style-name="T74"> </text:span></text:p>
      <text:p text:style-name="P26"/>
      <text:p text:style-name="P61"><text:span text:style-name="Strong_20_Emphasis"><text:span text:style-name="T62">Description:</text:span></text:span> </text:p>
      <text:p text:style-name="P6"><text:span text:style-name="T76">Previous </text:span>Skills:</text:p>
      <text:p text:style-name="P28"/>
      <text:list xml:id="list3882889305" text:style-name="L16">
        <text:list-item>
          <text:p text:style-name="P182"><text:span text:style-name="Strong_20_Emphasis"><text:span text:style-name="T62">Caltrops:</text:span></text:span> The Thief scatters caltrops on the ground, creating a hazardous area that damages and slows enemies who pass through it.</text:p>
        </text:list-item>
        <text:list-item>
          <text:p text:style-name="P182"><text:span text:style-name="Strong_20_Emphasis"><text:span text:style-name="T62">D</text:span></text:span><text:span text:style-name="Strong_20_Emphasis"><text:span text:style-name="T19">irty Trickery</text:span></text:span><text:span text:style-name="Strong_20_Emphasis"><text:span text:style-name="T62"> </text:span></text:span><text:span text:style-name="Strong_20_Emphasis"><text:span text:style-name="T96">(Upgrade of Feint)</text:span></text:span><text:span text:style-name="Strong_20_Emphasis"><text:span text:style-name="T62">:</text:span></text:span> The Rogue employs underhanded tactics, blinding <text:span text:style-name="T95">an</text:span> adjacent <text:span text:style-name="T95">enemy</text:span> with a flurry of dust and debris, reducing their accuracy and defense for 2 turns.</text:p>
        </text:list-item>
        <text:list-item>
          <text:p text:style-name="P182"><text:span text:style-name="Strong_20_Emphasis"><text:span text:style-name="T19">Shadow Step</text:span></text:span><text:span text:style-name="Strong_20_Emphasis"><text:span text:style-name="T62"> </text:span></text:span><text:span text:style-name="Strong_20_Emphasis"><text:span text:style-name="T96">(Upgrade of </text:span></text:span><text:span text:style-name="Strong_20_Emphasis"><text:span text:style-name="T19">Vanish</text:span></text:span><text:span text:style-name="Strong_20_Emphasis"><text:span text:style-name="T96">)</text:span></text:span><text:span text:style-name="Strong_20_Emphasis"><text:span text:style-name="T62">:</text:span></text:span> Utilizing the shadows to their advantage, the Rogue instantly teleports behind a target enemy, <text:span text:style-name="T95">becoming invisible and</text:span> gaining a damage bonus on their next attack.</text:p>
        </text:list-item>
        <text:list-item>
          <text:p text:style-name="P182"><text:span text:style-name="Strong_20_Emphasis"><text:span text:style-name="T20">Exploit Weakness</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text:s/>If the target has been debuffed in any way, this skill becomes available. The Rogue capitalizes on the target's vulnerability, delivering a devastating attack that deals bonus damage based on the number of debuffs affecting the target.</text:p>
        </text:list-item>
        <text:list-item>
          <text:p text:style-name="P182"><text:span text:style-name="Strong_20_Emphasis"><text:span text:style-name="T19">S</text:span></text:span><text:span text:style-name="Strong_20_Emphasis"><text:span text:style-name="T20">lippery Evasion</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text:s/>The Rogue's agility allows them to evade attacks effortlessly. Upon successfully dodging an enemy's attack, the Rogue gains a temporary boost to evasion. <text:span text:style-name="T97">Being hit resets this skill’s effects.</text:span></text:p>
        </text:list-item>
        <text:list-item>
          <text:p text:style-name="P182"><text:span text:style-name="Strong_20_Emphasis"><text:span text:style-name="T62">Double Slice:</text:span></text:span> Perform a swift series of slashes, either targeting a single enemy twice or two separate enemies once each.</text:p>
        </text:list-item>
        <text:list-item>
          <text:p text:style-name="P182"><text:span text:style-name="Strong_20_Emphasis"><text:span text:style-name="T31">Lethal Stab (Upgrade of Stab)</text:span></text:span><text:span text:style-name="Strong_20_Emphasis"><text:span text:style-name="T62">:</text:span></text:span> <text:span text:style-name="T111">Using </text:span>the art of stealthy assassination, the Cutthroat delivers a lethal strike to a single target, <text:span text:style-name="T111">dealing extra damage if it is below a certain health threshold and inflicting bleed.</text:span></text:p>
        </text:list-item>
        <text:list-item>
          <text:p text:style-name="P182"><text:span text:style-name="Strong_20_Emphasis"><text:span text:style-name="T112">Dagger </text:span></text:span><text:span text:style-name="Strong_20_Emphasis"><text:span text:style-name="T31">Sling</text:span></text:span><text:span text:style-name="Strong_20_Emphasis"><text:span text:style-name="T112"> (Upgrade of </text:span></text:span><text:span text:style-name="Strong_20_Emphasis"><text:span text:style-name="T62">Dagger Throw</text:span></text:span><text:span text:style-name="Strong_20_Emphasis"><text:span text:style-name="T112">)</text:span></text:span><text:span text:style-name="Strong_20_Emphasis"><text:span text:style-name="T62">:</text:span></text:span> Hurl a knife at a distant target with <text:span text:style-name="T111">extra </text:span>precision and speed. This ranged attack has an increased chance to critically hit, <text:span text:style-name="T111">and deals bonus damage if used while invisible.</text:span></text:p>
        </text:list-item>
        <text:list-item>
          <text:p text:style-name="P182"><text:span text:style-name="Strong_20_Emphasis"><text:span text:style-name="T62">Guileful </text:span></text:span><text:span text:style-name="Strong_20_Emphasis"><text:span text:style-name="T31">Disappearance (Upgrade of </text:span></text:span><text:span text:style-name="Strong_20_Emphasis"><text:span text:style-name="T112">Guileful </text:span></text:span><text:span text:style-name="Strong_20_Emphasis"><text:span text:style-name="T2">Reposition</text:span></text:span><text:span text:style-name="Strong_20_Emphasis"><text:span text:style-name="T31">)</text:span></text:span>: When <text:span text:style-name="T75">adjacent to an </text:span>enem<text:span text:style-name="T75">y</text:span>, activate this skill to perform a series of acrobatic maneuvers, leaping over <text:span text:style-name="T75">the </text:span>foe <text:span text:style-name="T75">while attacking </text:span>and landing in a safe position several tiles away, <text:span text:style-name="T111">becoming invisible.</text:span></text:p>
        </text:list-item>
        <text:list-item>
          <text:p text:style-name="P182"><text:span text:style-name="Strong_20_Emphasis"><text:span text:style-name="T31">Opportuni</text:span></text:span><text:span text:style-name="Strong_20_Emphasis"><text:span text:style-name="T32">st</text:span></text:span><text:span text:style-name="Strong_20_Emphasis"><text:span text:style-name="T31"> (</text:span></text:span><text:span text:style-name="Strong_20_Emphasis"><text:span text:style-name="T32">New Skill</text:span></text:span><text:span text:style-name="Strong_20_Emphasis"><text:span text:style-name="T31">)</text:span></text:span>: When <text:span text:style-name="T75">adjacent to an </text:span>enem<text:span text:style-name="T75">y, </text:span><text:span text:style-name="T113">automatically trigger an attack if they target one of the cutthroat's allies.</text:span></text:p>
        </text:list-item>
        <text:list-item>
          <text:p text:style-name="P182"><text:span text:style-name="Strong_20_Emphasis"><text:span text:style-name="T96">Swift Ambush (</text:span></text:span><text:span text:style-name="Strong_20_Emphasis"><text:span text:style-name="T33">Upgrade of </text:span></text:span><text:span text:style-name="Strong_20_Emphasis"><text:span text:style-name="T19">Concealed Dagger</text:span></text:span><text:span text:style-name="Strong_20_Emphasis"><text:span text:style-name="T96">)</text:span></text:span><text:span text:style-name="Strong_20_Emphasis"><text:span text:style-name="T62">:</text:span></text:span> The <text:span text:style-name="T114">Cutthroat ambushes</text:span> <text:span text:style-name="T114">an </text:span>enemy <text:span text:style-name="T114">when </text:span><text:span text:style-name="T115">they</text:span><text:span text:style-name="T114"> </text:span>least expect it. This attack <text:span text:style-name="T97">has a high critical hit chance and </text:span>deals bonus damage <text:span text:style-name="T97">to targets without any debuffs, </text:span><text:span text:style-name="T114">leaving them stunned and vulnerable afterwards.</text:span></text:p>
        </text:list-item>
      </text:list>
      <text:p text:style-name="P13"/>
      <text:p text:style-name="P38"><text:soft-page-break/></text:p>
      <text:p text:style-name="P2">Skills:</text:p>
      <text:p text:style-name="P2"/>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224705352" text:continue-list="list4342510953914" text:style-name="L1">
        <text:list-item>
          <text:p text:style-name="P118"><text:span text:style-name="T171">A</text:span>AA</text:p>
        </text:list-item>
        <text:list-item>
          <text:p text:style-name="P151">AAA</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789673515" text:continue-numbering="true" text:style-name="L1">
        <text:list-item>
          <text:p text:style-name="P118"><text:span text:style-name="T171">A</text:span>AA</text:p>
        </text:list-item>
        <text:list-item>
          <text:p text:style-name="P151">AAA</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3479897948" text:continue-numbering="true" text:style-name="L1">
        <text:list-item>
          <text:p text:style-name="P118"><text:span text:style-name="T171">A</text:span>AA</text:p>
        </text:list-item>
        <text:list-item>
          <text:p text:style-name="P151">AAA</text:p>
        </text:list-item>
        <text:list-item>
          <text:p text:style-name="P72"><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55"/>
      <text:p text:style-name="P48"><text:span text:style-name="Strong_20_Emphasis"><text:span text:style-name="T44">AAA</text:span></text:span><text:span text:style-name="Strong_20_Emphasis"><text:span text:style-name="T62"> (</text:span></text:span><text:span text:style-name="Strong_20_Emphasis"><text:span text:style-name="T4">New Skill</text:span></text:span><text:span text:style-name="Strong_20_Emphasis"><text:span text:style-name="T62">):</text:span></text:span> </text:p>
      <text:list xml:id="list4344270504340" text:continue-numbering="true" text:style-name="L1">
        <text:list-item>
          <text:p text:style-name="P118"><text:span text:style-name="T171">A</text:span>AA</text:p>
        </text:list-item>
        <text:list-item>
          <text:p text:style-name="P151">AAA</text:p>
        </text:list-item>
        <text:list-item>
          <text:p text:style-name="P138"><text:span text:style-name="T148">Cost: </text:span><text:span text:style-name="T151">-</text:span><text:span text:style-name="T148">, Cooldown: </text:span><text:span text:style-name="T151">-</text:span><text:span text:style-name="T148">, Range: -, Accuracy: </text:span><text:span text:style-name="T151">-</text:span><text:span text:style-name="T148">;</text:span></text:p>
        </text:list-item>
      </text:list>
      <text:p text:style-name="P26"/>
      <text:list xml:id="list1580157181" text:style-name="L17">
        <text:list-item>
          <text:p text:style-name="P183"><text:span text:style-name="Strong_20_Emphasis"><text:span text:style-name="T37">Silent Execution</text:span></text:span><text:span text:style-name="Strong_20_Emphasis"><text:span text:style-name="T96"> (</text:span></text:span><text:span text:style-name="Strong_20_Emphasis"><text:span text:style-name="T37">New Skill</text:span></text:span><text:span text:style-name="Strong_20_Emphasis"><text:span text:style-name="T96">)</text:span></text:span><text:span text:style-name="Strong_20_Emphasis"><text:span text:style-name="T62">:</text:span></text:span> The Assassin patiently stalks their prey, waiting for the opportune moment to strike. When activated, this skill guarantees a critical hit on the next attack and <text:span text:style-name="T118">grants invisibility if the enemy is defeated.</text:span></text:p>
        </text:list-item>
        <text:list-item>
          <text:p text:style-name="P184"><text:span text:style-name="Strong_20_Emphasis"><text:span text:style-name="T37">Lethal Swap</text:span></text:span><text:span text:style-name="Strong_20_Emphasis"><text:span text:style-name="T96"> (</text:span></text:span><text:span text:style-name="Strong_20_Emphasis"><text:span text:style-name="T37">Upgrade of Lethal Stab</text:span></text:span><text:span text:style-name="Strong_20_Emphasis"><text:span text:style-name="T96">)</text:span></text:span><text:span text:style-name="Strong_20_Emphasis"><text:span text:style-name="T62">:</text:span></text:span> <text:span text:style-name="T111">Using </text:span>the art of stealthy assassination, the Cutthroat delivers a lethal strike to a single target, <text:span text:style-name="T111">dealing extra damage if it is below a certain health threshold and inflicting bleed. </text:span><text:span text:style-name="T118">Additionally, swap up to 3 debuffs with the target’s buffs.</text:span></text:p>
        </text:list-item>
        <text:list-item>
          <text:p text:style-name="P184"><text:span text:style-name="Strong_20_Emphasis"><text:span text:style-name="T37">Ghostly Retreat</text:span></text:span><text:span text:style-name="Strong_20_Emphasis"><text:span text:style-name="T96"> (</text:span></text:span><text:span text:style-name="Strong_20_Emphasis"><text:span text:style-name="T37">New Skill</text:span></text:span><text:span text:style-name="Strong_20_Emphasis"><text:span text:style-name="T96">)</text:span></text:span><text:span text:style-name="Strong_20_Emphasis"><text:span text:style-name="T62">:</text:span></text:span> After landing a critical hit or defeating an enemy, the Assassin seamlessly fades into the shadows, becoming invisible for a short duration.</text:p>
        </text:list-item>
        <text:list-item>
          <text:p text:style-name="P185"><text:span text:style-name="Strong_20_Emphasis"><text:span text:style-name="T19">Shadow </text:span></text:span><text:span text:style-name="Strong_20_Emphasis"><text:span text:style-name="T38">Warp</text:span></text:span><text:span text:style-name="Strong_20_Emphasis"><text:span text:style-name="T62"> </text:span></text:span><text:span text:style-name="Strong_20_Emphasis"><text:span text:style-name="T96">(Upgrade of </text:span></text:span><text:span text:style-name="Strong_20_Emphasis"><text:span text:style-name="T38">Shadow Step</text:span></text:span><text:span text:style-name="Strong_20_Emphasis"><text:span text:style-name="T96">)</text:span></text:span><text:span text:style-name="Strong_20_Emphasis"><text:span text:style-name="T62">:</text:span></text:span> <text:s/>Enhancing their ability to maneuver through the darkness, the Assassin's Shadow Step now allows them to teleport behind a target enemy, <text:span text:style-name="T119">granting bonus damage on the next attack and allowing the assassin to retain invisibility.</text:span></text:p>
        </text:list-item>
        <text:list-item>
          <text:p text:style-name="P186"><text:span text:style-name="Strong_20_Emphasis"><text:span text:style-name="T39">Phantom Veil</text:span></text:span><text:span text:style-name="Strong_20_Emphasis"><text:span text:style-name="T62"> </text:span></text:span><text:span text:style-name="Strong_20_Emphasis"><text:span text:style-name="T96">(</text:span></text:span><text:span text:style-name="Strong_20_Emphasis"><text:span text:style-name="T37">New Skill</text:span></text:span><text:span text:style-name="Strong_20_Emphasis"><text:span text:style-name="T96">)</text:span></text:span><text:span text:style-name="Strong_20_Emphasis"><text:span text:style-name="T62">:</text:span></text:span> <text:s/>The Assassin harnesses the power of the shadows to create a phantom veil around themselves. While active, the Assassin becomes intangible, allowing them to move through enemies and obstacles unhindered. Additionally, <text:span text:style-name="T120">passing through enemies deals damage.</text:span></text:p>
        </text:list-item>
      </text:list>
      <text:p text:style-name="P3"/>
      <text:p text:style-name="P63"><text:span text:style-name="T70">Veteran</text:span><text:span text:style-name="T68">: </text:span></text:p>
      <text:p text:style-name="P26"/>
      <text:p text:style-name="P61"><text:span text:style-name="Strong_20_Emphasis"><text:span text:style-name="T62">Description:</text:span></text:span> </text:p>
      <text:p text:style-name="P7"><text:span text:style-name="T76">Previous </text:span>Skills:</text:p>
      <text:p text:style-name="P30"/>
      <text:list xml:id="list819134083" text:style-name="L18">
        <text:list-item>
          <text:p text:style-name="P187"><text:span text:style-name="Strong_20_Emphasis"><text:span text:style-name="T62">Caltrops:</text:span></text:span> The Thief scatters caltrops on the ground, creating a hazardous area that damages and slows enemies who pass through it.</text:p>
        </text:list-item>
        <text:list-item>
          <text:p text:style-name="P187"><text:span text:style-name="Strong_20_Emphasis"><text:span text:style-name="T62">Feint:</text:span></text:span> Deceive the enemy with a feinted attack, causing them to lower their <text:span text:style-name="T75">defense.</text:span></text:p>
        </text:list-item>
        <text:list-item>
          <text:p text:style-name="P187"><text:span text:style-name="Strong_20_Emphasis"><text:span text:style-name="T62">Smoke Bomb (Upgrade of Vanish)</text:span></text:span>: Upon disappearing, the mercenary releases a smoke bomb, obscuring the area and <text:span text:style-name="T77">causing blindness</text:span> <text:span text:style-name="T77">for </text:span>1 turn.</text:p>
        </text:list-item>
        <text:list-item>
          <text:p text:style-name="P187"><text:span text:style-name="Strong_20_Emphasis"><text:span text:style-name="T4">Blade Boomerang</text:span></text:span><text:span text:style-name="Strong_20_Emphasis"><text:span text:style-name="T62"> </text:span></text:span><text:span text:style-name="Strong_20_Emphasis"><text:span text:style-name="T79">(</text:span></text:span><text:span text:style-name="Strong_20_Emphasis"><text:span text:style-name="T4">Upgrade of Dagger Throw)</text:span></text:span>: Throw a boomerang in a straight line, attacking all adjacent enemies its path. Deals extra damage to the target it hits.</text:p>
        </text:list-item>
        <text:list-item>
          <text:p text:style-name="P187"><text:span text:style-name="Strong_20_Emphasis"><text:span text:style-name="T62">Evasive Maneuver (Upgrade of Guileful Reposition):</text:span></text:span> Mastering the art of evasion, the duelist enhances their repositioning skill to swiftly leap over <text:span text:style-name="T75">the </text:span>foe <text:span text:style-name="T75">while attacking </text:span>and land in a safe position several tiles away. <text:span text:style-name="T82">Grants evasion upon landing.</text:span></text:p>
        </text:list-item>
        <text:list-item>
          <text:p text:style-name="P187"><text:span text:style-name="Strong_20_Emphasis"><text:span text:style-name="T62">Flourish (Upgrade of Dynamic Slice):</text:span></text:span> Enhancing their slashing technique, the duelist executes a dazzling series of strikes, targeting <text:span text:style-name="T80">up to 4 </text:span>enemies <text:span text:style-name="T80">and inflicting a bleed effect for each critical hit.</text:span></text:p>
        </text:list-item>
        <text:list-item>
          <text:p text:style-name="P187"><text:span text:style-name="Strong_20_Emphasis"><text:span text:style-name="T62">Challenge </text:span></text:span><text:span text:style-name="Strong_20_Emphasis"><text:span text:style-name="T81">(New Skill)</text:span></text:span><text:span text:style-name="Strong_20_Emphasis"><text:span text:style-name="T62">:</text:span></text:span> The duelist taunts a single enemy, drawing their attention and forcing them to focus their attacks on the duelist for a short duration. In return, the duelist gains increased critical hit chance <text:span text:style-name="T80">and evasion </text:span>against the challenged enemy.</text:p>
        </text:list-item>
        <text:list-item>
          <text:p text:style-name="P187"><text:span text:style-name="Strong_20_Emphasis"><text:span text:style-name="T62">Swift Riposte </text:span></text:span><text:span text:style-name="Strong_20_Emphasis"><text:span text:style-name="T81">(New Skill)</text:span></text:span><text:span text:style-name="Strong_20_Emphasis"><text:span text:style-name="T62">:</text:span></text:span> Upon successfully evading an enemy's attack, the duelist <text:span text:style-name="T80">passively</text:span> retaliates with a lightning-fast counterstrike <text:span text:style-name="T80">with a high critical hit chance.</text:span></text:p>
        </text:list-item>
        <text:list-item>
          <text:p text:style-name="P187"><text:span text:style-name="Strong_20_Emphasis"><text:span text:style-name="T62">Duelist's Gambit (New Skill):</text:span></text:span> The duelist makes a calculated gamble, sacrificing defense for a chance to deliver a devastating blow. If the next attack lands successfully, it deals significantly increased damage <text:span text:style-name="T82">and the duelist recovers the lost defense.</text:span></text:p>
        </text:list-item>
      </text:list>
      <text:p text:style-name="P26"/>
      <text:p text:style-name="P26"/>
      <text:p text:style-name="P26"><text:span text:style-name="T64">Tier 4 Skills</text:span><text:span text:style-name="T63">:</text:span></text:p>
      <text:p text:style-name="P2"/>
      <text:list xml:id="list2871031614" text:style-name="L19">
        <text:list-item>
          <text:p text:style-name="P188"><text:span text:style-name="Strong_20_Emphasis"><text:span text:style-name="T62">Manhunter's Mark (Upgrade of Challenge):</text:span></text:span> The bounty hunter marks a target, making them the prime focus of their hunt. Marked enemies focus their attacks on the duelist for a short duration. In return, the duelist gains increased critical hit chance <text:span text:style-name="T80">and evasion</text:span> and <text:span text:style-name="T83">restores HP upon defeated the marked target.</text:span></text:p>
        </text:list-item>
        <text:list-item>
          <text:p text:style-name="P188"><text:span text:style-name="Strong_20_Emphasis"><text:span text:style-name="T62">Debilitating Snare (Upgrade of Caltrops):</text:span></text:span> Enhance the caltrops to ensnare enemies, reducing their movement speed even further and causing them to take additional damage over time while trapped.</text:p>
        </text:list-item>
        <text:list-item>
          <text:p text:style-name="P188"><text:soft-page-break/><text:span text:style-name="Strong_20_Emphasis"><text:span text:style-name="T62">Sundering Strike (New Skill):</text:span></text:span> Deliver a powerful blow that not only deals damage but also reduces the target's armor temporarily, making them more vulnerable to subsequent attacks.</text:p>
        </text:list-item>
        <text:list-item>
          <text:p text:style-name="P188"><text:span text:style-name="Strong_20_Emphasis"><text:span text:style-name="T62">Interrogation (New Skill):</text:span></text:span> Subdue a weakened enemy and extract vital information, forcing them to reveal <text:span text:style-name="T84">their secrets</text:span>. <text:span text:style-name="T84">Consequently, nearby enemies lose resistance to status effects for a duration.</text:span></text:p>
        </text:list-item>
        <text:list-item>
          <text:p text:style-name="P188"><text:span text:style-name="Strong_20_Emphasis"><text:span text:style-name="T5">Reel ‘em In </text:span></text:span><text:span text:style-name="Strong_20_Emphasis"><text:span text:style-name="T62">(New Skill):</text:span></text:span> Throw a hook and pull the target enemy to the closest position to you.</text:p>
        </text:list-item>
        <text:list-item>
          <text:p text:style-name="P188"><text:span text:style-name="Strong_20_Emphasis"><text:span text:style-name="T62">Diversionary Tactics (Upgrade of Feint):</text:span></text:span> The vigilante employs diversionary tactics, deceiving <text:span text:style-name="T85">all adjacent </text:span>enemies with a feinted attack that causes them to become disoriented, reducing their accuracy <text:span text:style-name="T85">and defense</text:span> for <text:span text:style-name="T85">2 turns</text:span>.</text:p>
        </text:list-item>
        <text:list-item>
          <text:p text:style-name="P188"><text:span text:style-name="Strong_20_Emphasis"><text:span text:style-name="T6"><text:s/>Disappearing Trickery</text:span></text:span><text:span text:style-name="Strong_20_Emphasis"><text:span text:style-name="T62"> (Upgrade of Smoke Bomb):</text:span></text:span> Utilizing their knowledge of stealth, the vigilante sets up an ambush, disappearing from sight <text:span text:style-name="T85">while reducing accuracy </text:span>and gaining a significant damage bonus on their next attack.</text:p>
        </text:list-item>
        <text:list-item>
          <text:p text:style-name="P188"><text:span text:style-name="Strong_20_Emphasis"><text:span text:style-name="T62"><text:s/>Mob Justice (New Skill):</text:span></text:span> Inspired by the chaos of the streets, the vigilante calls upon nearby allies to join them in a coordinated attack against a single enemy, <text:span text:style-name="T85">passively</text:span> dealing increased damage based on the number of allies <text:span text:style-name="T85">adjacent to the target</text:span>.</text:p>
        </text:list-item>
        <text:list-item>
          <text:p text:style-name="P188"><text:span text:style-name="Strong_20_Emphasis"><text:span text:style-name="T62"><text:s/></text:span></text:span><text:span text:style-name="Strong_20_Emphasis"><text:span text:style-name="T7">Landmine</text:span></text:span><text:span text:style-name="Strong_20_Emphasis"><text:span text:style-name="T62"> (New Skill):</text:span></text:span> Hidden beneath the ground, the vigilante strategically deploys a camouflaged landmine, anticipating enemy movements. Upon activation, the mine detonates with lethal force, inflicting damage upon any unfortunate foes within its <text:span text:style-name="T86">2 tile</text:span> blast radius.</text:p>
        </text:list-item>
        <text:list-item>
          <text:p text:style-name="P188"><text:span text:style-name="Strong_20_Emphasis"><text:span text:style-name="T62"><text:s/></text:span></text:span><text:span text:style-name="Strong_20_Emphasis"><text:span text:style-name="T87">Displacing Evasion </text:span></text:span><text:span text:style-name="Strong_20_Emphasis"><text:span text:style-name="T62">(Upgrade of Evasive Maneuver):</text:span></text:span> Masters of evasion, vigilantes exhibit remarkable agility, leaping gracefully over their target while delivering a swift strike. Upon landing, they gain evasion, ensuring their safety, and unleash an attack on <text:span text:style-name="T86">all</text:span> nearby enemies.</text:p>
        </text:list-item>
      </text:list>
      <text:p text:style-name="P24"/>
      <text:p text:style-name="P2">Skills:</text:p>
      <text:p text:style-name="P26"/>
      <text:list xml:id="list583584769" text:style-name="L20">
        <text:list-item>
          <text:p text:style-name="P189"><text:span text:style-name="T1">Veteran's Insight (New Skill): </text:span>Utilizing their keen insight into combat tactics, the veteran anticipates the enemy's moves, granting their party increased accuracy and critical hit chance for a limited time. This skill also reveals hidden traps and enemies in the vicinity.</text:p>
        </text:list-item>
        <text:list-item>
          <text:p text:style-name="P189"><text:span text:style-name="T1">Master Tactician (New Skill):</text:span> Drawing from their vast combat experience, the veteran analyzes the battlefield and identifies the <text:span text:style-name="T88">strongest</text:span> enemy. They then coordinate their allies to focus their attacks on that target, increasing the damage dealt <text:span text:style-name="T88">for each unique ally that attacks it.</text:span></text:p>
        </text:list-item>
        <text:list-item>
          <text:p text:style-name="P189"><text:span text:style-name="T1">Seasoned Survivor (New Skill):</text:span> Drawing upon their survival instincts, the veteran taps into their inner resilience, recovering a portion of their health and gaining a temporary boost to all attributes. </text:p>
        </text:list-item>
        <text:list-item>
          <text:p text:style-name="P190"><text:soft-page-break/><text:span text:style-name="T1">Veteran's Blitz (</text:span><text:span text:style-name="T8">Upgrade of Merciless Assault</text:span><text:span text:style-name="T1">):</text:span> Charge into the fray with unmatched ferocity, targeting a single enemy with a relentless barrage of <text:span text:style-name="T88">10 </text:span>strikes. This skill deals increased damage with each consecutive hit, culminating in a powerful finishing blow that knocks the target back.</text:p>
        </text:list-item>
        <text:list-item>
          <text:p text:style-name="P190"><text:span text:style-name="T1">Tactical Strike (</text:span><text:span text:style-name="T8">Upgrade of Nasty Stab</text:span><text:span text:style-name="T1">):</text:span> Execute a precise strike aimed at exploiting the enemy's weaknesses, dealing extra damage <text:span text:style-name="T88">the higher the </text:span>target's current health percentage. This skill is particularly effective against heavily armored or high-health enemies. <text:span text:style-name="T88">Inflicts heavy bleed damage.</text:span></text:p>
        </text:list-item>
        <text:list-item>
          <text:p text:style-name="P190"><text:span text:style-name="T1">Veteran's Vigilance:</text:span> After successfully landing three critical hits <text:span text:style-name="T89">in the same turn</text:span>, the veteran enters a heightened state of awareness, increasing their accuracy and critical hit chance for the next <text:span text:style-name="T89">2</text:span> turns. </text:p>
        </text:list-item>
      </text:list>
      <text:p text:style-name="P4"/>
      <text:p text:style-name="P63"><text:span text:style-name="T70">Sniper</text:span><text:span text:style-name="T68">: </text:span></text:p>
      <text:p text:style-name="P26"/>
      <text:p text:style-name="P61"><text:span text:style-name="Strong_20_Emphasis"><text:span text:style-name="T62">Description:</text:span></text:span> </text:p>
      <text:p text:style-name="P26"/>
      <text:p text:style-name="P9"><text:span text:style-name="T76">Previous </text:span>Skills:</text:p>
      <text:p text:style-name="P33"/>
      <text:list xml:id="list1404940074" text:style-name="L21">
        <text:list-item>
          <text:p text:style-name="P191"><text:span text:style-name="Strong_20_Emphasis"><text:span text:style-name="T62">Feint:</text:span></text:span> Deceive the enemy with a feinted attack, causing them to lower their <text:span text:style-name="T75">defense.</text:span></text:p>
        </text:list-item>
        <text:list-item>
          <text:p text:style-name="P191"><text:span text:style-name="Strong_20_Emphasis"><text:span text:style-name="T62">Guileful </text:span></text:span><text:span text:style-name="Strong_20_Emphasis"><text:span text:style-name="T2">Reposition</text:span></text:span>: When <text:span text:style-name="T75">adjacent to an </text:span>enem<text:span text:style-name="T75">y</text:span>, activate this skill to perform a series of acrobatic maneuvers, leaping over <text:span text:style-name="T75">the </text:span>foe <text:span text:style-name="T75">while attacking </text:span>and landing in a safe position several tiles away.</text:p>
        </text:list-item>
        <text:list-item>
          <text:p text:style-name="P191"><text:span text:style-name="Strong_20_Emphasis"><text:span text:style-name="T4">Blade Boomerang</text:span></text:span><text:span text:style-name="Strong_20_Emphasis"><text:span text:style-name="T62"> </text:span></text:span><text:span text:style-name="Strong_20_Emphasis"><text:span text:style-name="T79">(</text:span></text:span><text:span text:style-name="Strong_20_Emphasis"><text:span text:style-name="T4">Upgrade of Dagger Throw)</text:span></text:span>: Throw a boomerang in a straight line, attacking all adjacent enemies its path. Deals extra damage to the target it hits.</text:p>
        </text:list-item>
        <text:list-item>
          <text:p text:style-name="P191"><text:span text:style-name="Strong_20_Emphasis"><text:span text:style-name="T79">Merciless Assault</text:span></text:span><text:span text:style-name="Strong_20_Emphasis"><text:span text:style-name="T62"> (</text:span></text:span><text:span text:style-name="Strong_20_Emphasis"><text:span text:style-name="T4">New Skill</text:span></text:span><text:span text:style-name="Strong_20_Emphasis"><text:span text:style-name="T62">)</text:span></text:span>: Launch a relentless assault on a single target, striking <text:span text:style-name="T78">4 times </text:span>with increased speed and ferocity. Each successful hit increases the damage of subsequent strikes.</text:p>
        </text:list-item>
        <text:list-item>
          <text:p text:style-name="P191"><text:span text:style-name="Strong_20_Emphasis"><text:span text:style-name="T3">Dynamic</text:span></text:span><text:span text:style-name="Strong_20_Emphasis"><text:span text:style-name="T62"> </text:span></text:span><text:span text:style-name="Strong_20_Emphasis"><text:span text:style-name="T3">Slice</text:span></text:span><text:span text:style-name="Strong_20_Emphasis"><text:span text:style-name="T62"> (Upgrade of Double Slice)</text:span></text:span>: Increases the number of slashes performed and allows targeting up to <text:span text:style-name="T77">3</text:span> enemies with a single activation.</text:p>
        </text:list-item>
        <text:list-item>
          <text:p text:style-name="P191"><text:span text:style-name="Strong_20_Emphasis"><text:span text:style-name="T62">Hunting Trap (Upgrade of Caltrops):</text:span></text:span> The Ranger sets a cunning trap designed to immobilize and damage enemies who wander too close. Upon activation, the trap ensnares and roots nearby foes, leaving them vulnerable to ranged attacks.</text:p>
        </text:list-item>
        <text:list-item>
          <text:p text:style-name="P191"><text:span text:style-name="Strong_20_Emphasis"><text:span text:style-name="T62">Smoke Screen (Upgrade of Smoke Bomb):</text:span></text:span> Using smoke pellets of specialized composition, the Ranger creates a dense cloud of smoke that conceals their movements and disorients enemies. This upgraded skill increases the duration of blindness and grants the Ranger increased evasion <text:span text:style-name="T90">for a few turn, in addition to becoming invisible.</text:span></text:p>
        </text:list-item>
        <text:list-item>
          <text:p text:style-name="P191"><text:span text:style-name="Strong_20_Emphasis"><text:span text:style-name="T13">Drill</text:span></text:span><text:span text:style-name="Strong_20_Emphasis"><text:span text:style-name="T62"> Shot (New Skill):</text:span></text:span> Drawing upon their expertise with ranged weaponry, the Ranger unleashes a piercing arrow or bullet that penetrates through multiple enemies in a straight line. This skill deals increased damage to each successive target hit.</text:p>
        </text:list-item>
      </text:list>
      <text:p text:style-name="P26"/>
      <text:p text:style-name="P26"><text:span text:style-name="T64">Tier 4 Skills</text:span><text:span text:style-name="T63">:</text:span></text:p>
      <text:p text:style-name="P26"/>
      <text:list xml:id="list695589415" text:style-name="L22">
        <text:list-item>
          <text:p text:style-name="P192"><text:span text:style-name="T1">Bullseye:</text:span> The sharpshooter takes careful aim and fires a shot with pinpoint accuracy at the target's weak point, dealing massive damage and ignoring all enemy resistances <text:span text:style-name="T90">while inflicting bleeding</text:span>.</text:p>
        </text:list-item>
        <text:list-item>
          <text:p text:style-name="P192"><text:span text:style-name="T10">Sharpshooter’s Mark</text:span><text:span text:style-name="T1">:</text:span> The sharpshooter enhances their marksmanship, increasing their critical hit chance and damage against the marked target. Additionally, attacks against the marked enemy have a chance to stun them.</text:p>
        </text:list-item>
        <text:list-item>
          <text:p text:style-name="P192"><text:span text:style-name="T1">Eagle Eye (New Skill): </text:span>By focusing their vision and concentration, the sharpshooter enhances their perception, increasing their critical hit chance <text:span text:style-name="T91">and skill range </text:span>for a limited time.</text:p>
        </text:list-item>
        <text:list-item>
          <text:p text:style-name="P192"><text:soft-page-break/><text:span text:style-name="T1">Deadeye (New Skill):</text:span> Channeling their precision and focus, the sharpshooter enters a state of extreme concentration, allowing them to line up a shot that cannot miss. This skill guarantees a critical hit on the next attack, regardless of enemy defenses.</text:p>
        </text:list-item>
        <text:list-item>
          <text:p text:style-name="P192"><text:span text:style-name="T12">Supressing</text:span><text:span text:style-name="T1"> Strike (New Skill):</text:span> The sharpshooter delivers a devastating shot aimed at immobilizing the target. Upon hit, the target is rooted in place, preventing movement for a short duration. Additionally, this skill deals bonus damage based on the distance between the sharpshooter and the target.</text:p>
        </text:list-item>
        <text:list-item>
          <text:p text:style-name="P192"><text:span text:style-name="T17">Uncanny Accuracy </text:span><text:span text:style-name="T1">(New Skill):</text:span> Set up an ambush from a concealed position, passively granting a significant damage bonus to the first attack made from stealth. Additionally, every time an attack missed, raise your accuracy until you hit.</text:p>
        </text:list-item>
        <text:list-item>
          <text:p text:style-name="P192"><text:span text:style-name="T1">Scatter Shot (New Skill):</text:span> Fire a spread of pellets or bullets in a cone-shaped area, hitting all enemies within range. Each enemy hit takes moderate damage, and the skill has a chance to slow or bleed.</text:p>
        </text:list-item>
        <text:list-item>
          <text:p text:style-name="P192"><text:span text:style-name="T1"><text:s/>Explosive Barrage (New Skill):</text:span> Launch a series of explosive projectiles into a targeted area, dealing area-of-effect damage to all enemies within the blast radius. The explosions also leave behind lingering flames that continue to damage enemies over time.</text:p>
        </text:list-item>
        <text:list-item>
          <text:p text:style-name="P192"><text:span text:style-name="T1"><text:s/></text:span><text:span text:style-name="T15">Gunner Turret </text:span><text:span text:style-name="T1">(New Skill):</text:span> <text:span text:style-name="T92">Deploy a tactical turret that shoots any enemy that wanders too close. Electrocutes its attacker upon being destroyed.</text:span></text:p>
        </text:list-item>
        <text:list-item>
          <text:p text:style-name="P192"><text:span text:style-name="T1">Shrapnel Blast (New Skill):</text:span> Fire a high-velocity projectile that explodes upon impact, releasing shrapnel in all directions. Enemies caught in the blast radius suffer moderate damage and are inflicted with bleeding, causing additional damage over time.</text:p>
        </text:list-item>
        <text:list-item>
          <text:p text:style-name="P192"><text:span text:style-name="T1">Concussion Grenade (</text:span><text:span text:style-name="T17">New Skill</text:span><text:span text:style-name="T1">):</text:span> Launch a specialized grenade that emits a powerful shockwave upon detonation, knocking back all enemies within the blast radius and briefly stunning them.</text:p>
        </text:list-item>
      </text:list>
      <text:p text:style-name="P24"/>
      <text:p text:style-name="P2">Skills:</text:p>
      <text:p text:style-name="P26"/>
      <text:list xml:id="list2573891869" text:style-name="L23">
        <text:list-item>
          <text:p text:style-name="P193"><text:span text:style-name="T18">Sniper’s Perch</text:span><text:span text:style-name="T1"> (</text:span><text:span text:style-name="T17">New Skill</text:span><text:span text:style-name="T1">):</text:span> Establish a concealed sniper's perch at a strategic vantage point, granting the Sniper increased accuracy, <text:span text:style-name="T203">range</text:span> and damage <text:span text:style-name="T93">while they remain there.</text:span></text:p>
        </text:list-item>
        <text:list-item>
          <text:p text:style-name="P193"><text:span text:style-name="T18"><text:s/>Surgical Strike </text:span><text:span text:style-name="T1">(</text:span><text:span text:style-name="T17">New Skill</text:span><text:span text:style-name="T1">):</text:span> Channel precise marksmanship to execute a surgical strike on the marked target, ignoring all enemy resistances and defenses. This skill inflicts massive damage and has a chance to instantly eliminate low-health targets.</text:p>
        </text:list-item>
        <text:list-item>
          <text:p text:style-name="P193"><text:span text:style-name="T18">Point Blank Blast </text:span><text:span text:style-name="T1">(</text:span><text:span text:style-name="T17">New Skill</text:span><text:span text:style-name="T1">):</text:span> <text:span text:style-name="T93">Discharge a devastating shot at an adjacent enemy, dealing massive damage and pushing them back several tiles.</text:span></text:p>
        </text:list-item>
        <text:list-item>
          <text:p text:style-name="P193"><text:span text:style-name="T18">Ricochet </text:span><text:span text:style-name="T1">(</text:span><text:span text:style-name="T17">New Skill</text:span><text:span text:style-name="T1">):</text:span> Channel<text:span text:style-name="T93">s their inner talent to unleash a precisely calculated shot that ricochets off surfaces, hitting enemies in its trajectory multiple times. </text:span></text:p>
        </text:list-item>
        <text:list-item>
          <text:p text:style-name="P193"><text:span text:style-name="T18">Hawk Companion </text:span><text:span text:style-name="T1">(</text:span><text:span text:style-name="T17">New Skill</text:span><text:span text:style-name="T1">):</text:span> <text:span text:style-name="T93">Summons a hawk companion with high evasion. It is controllable, having access to a swoop (charge a few tiles and deal damage) and a peck (deal low damage with a chance to inflict bleed). Additionally, the hawk reveals any invisible enemies in its proximity.</text:span></text:p>
        </text:list-item>
        <text:list-item>
          <text:p text:style-name="P193"><text:soft-page-break/><text:span text:style-name="T1">Opportunistic Ambush:</text:span> When an enemy enters the Sniper's line of sight, <text:span text:style-name="T94">automatically trigger a moderate damage attack against the target.</text:span></text:p>
        </text:list-item>
      </text:list>
      <text:p text:style-name="P3"/>
      <text:p text:style-name="P63"><text:span text:style-name="T70">Grand Performer</text:span><text:span text:style-name="T68">: </text:span></text:p>
      <text:p text:style-name="P26"/>
      <text:p text:style-name="P61"><text:span text:style-name="Strong_20_Emphasis"><text:span text:style-name="T62">Description:</text:span></text:span> </text:p>
      <text:p text:style-name="P35"><text:span text:style-name="T65">Previous</text:span><text:span text:style-name="T64"> Skills</text:span><text:span text:style-name="T63">:</text:span></text:p>
      <text:p text:style-name="P2"/>
      <text:list xml:id="list3233894249" text:style-name="L24">
        <text:list-item>
          <text:p text:style-name="P194"><text:span text:style-name="Strong_20_Emphasis"><text:span text:style-name="T62">Caltrops:</text:span></text:span> The Thief scatters caltrops on the ground, creating a hazardous area that damages and slows enemies who pass through it.</text:p>
        </text:list-item>
        <text:list-item>
          <text:p text:style-name="P194"><text:span text:style-name="Strong_20_Emphasis"><text:span text:style-name="T62">Stab:</text:span></text:span> Execute a precise physical attack, aiming to inflict a bleeding wound on the target.</text:p>
        </text:list-item>
        <text:list-item>
          <text:p text:style-name="P194"><text:span text:style-name="Strong_20_Emphasis"><text:span text:style-name="T62">Double Slice:</text:span></text:span> Perform a swift series of slashes, either targeting a single enemy twice or two separate enemies once each.</text:p>
        </text:list-item>
        <text:list-item>
          <text:p text:style-name="P194"><text:span text:style-name="Strong_20_Emphasis"><text:span text:style-name="T19">Shadow Step</text:span></text:span><text:span text:style-name="Strong_20_Emphasis"><text:span text:style-name="T62"> </text:span></text:span><text:span text:style-name="Strong_20_Emphasis"><text:span text:style-name="T96">(Upgrade of </text:span></text:span><text:span text:style-name="Strong_20_Emphasis"><text:span text:style-name="T19">Vanish</text:span></text:span><text:span text:style-name="Strong_20_Emphasis"><text:span text:style-name="T96">)</text:span></text:span><text:span text:style-name="Strong_20_Emphasis"><text:span text:style-name="T62">:</text:span></text:span> Utilizing the shadows to their advantage, the Rogue instantly teleports behind a target enemy, <text:span text:style-name="T95">becoming invisible and</text:span> gaining a damage bonus on their next attack.</text:p>
        </text:list-item>
        <text:list-item>
          <text:p text:style-name="P194"><text:span text:style-name="Strong_20_Emphasis"><text:span text:style-name="T19">Concealed Dagger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The Rogue conceals a small blade on their person, allowing them to make a surprise attack when an enemy least expects it. This attack <text:span text:style-name="T97">has a high critical hit chance and </text:span>deals bonus damage <text:span text:style-name="T97">to targets without any debuffs.</text:span></text:p>
        </text:list-item>
        <text:list-item>
          <text:p text:style-name="P194"><text:span text:style-name="Strong_20_Emphasis"><text:span text:style-name="T20">Exploit Weakness</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text:s/>If the target has been debuffed in any way, this skill becomes available. The Rogue capitalizes on the target's vulnerability, delivering a devastating attack that deals bonus damage based on the number of debuffs affecting the target.</text:p>
        </text:list-item>
        <text:list-item>
          <text:p text:style-name="P194"><text:span text:style-name="Strong_20_Emphasis"><text:span text:style-name="T19">R</text:span></text:span><text:span text:style-name="Strong_20_Emphasis"><text:span text:style-name="T21">hythmic Blades</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Striking a chord on their instrument, the Bard imbues nearby allies' weapons with rhythmic energy, causing their attacks to strike with increased precision and speed for a limited time.</text:p>
        </text:list-item>
        <text:list-item>
          <text:p text:style-name="P194"><text:span text:style-name="Strong_20_Emphasis"><text:span text:style-name="T19">Encor</text:span></text:span><text:span text:style-name="Strong_20_Emphasis"><text:span text:style-name="T22">e</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After successfully defeating an enemy, the Bard gains the ability to perform an encore, allowing them to immediately <text:span text:style-name="T100">reset the last used skill’s cooldown.</text:span></text:p>
        </text:list-item>
        <text:list-item>
          <text:p text:style-name="P194"><text:span text:style-name="Strong_20_Emphasis"><text:span text:style-name="T19">Harmonic Ec</text:span></text:span><text:span text:style-name="Strong_20_Emphasis"><text:span text:style-name="T23">ho</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When an ally's health falls below a certain threshold, the Bard automatically performs a harmonious echo, granting them a temporary boost to evasion and damage reduction.</text:p>
        </text:list-item>
      </text:list>
      <text:p text:style-name="P36"/>
      <text:p text:style-name="P37"><text:span text:style-name="T65">Tier 4</text:span><text:span text:style-name="T64"> Skills</text:span><text:span text:style-name="T63">:</text:span></text:p>
      <text:p text:style-name="P11"/>
      <text:list xml:id="list2171391086" text:style-name="L25">
        <text:list-item>
          <text:p text:style-name="P195"><text:span text:style-name="Strong_20_Emphasis"><text:span text:style-name="T19">Mirror Imag</text:span></text:span><text:span text:style-name="Strong_20_Emphasis"><text:span text:style-name="T28">e</text:span></text:span><text:span text:style-name="Strong_20_Emphasis"><text:span text:style-name="T62">:</text:span></text:span> When <text:span text:style-name="T75">adjacent to an </text:span>enem<text:span text:style-name="T75">y</text:span>, activate this skill to perform a series of acrobatic maneuvers, leaping over <text:span text:style-name="T75">the </text:span>foe <text:span text:style-name="T75">while attacking </text:span>and landing in a safe position several tiles away. The Trickster conjures <text:span text:style-name="T101">a</text:span><text:span text:style-name="T104">n illusion</text:span> of themselves, <text:span text:style-name="T101">leaving it at the tile that they jumped from. </text:span><text:span text:style-name="T104">The illusion deals damage upon being attacked.</text:span></text:p>
        </text:list-item>
        <text:list-item>
          <text:p text:style-name="P195"><text:span text:style-name="Strong_20_Emphasis"><text:span text:style-name="T21">Enthralling Melody</text:span></text:span><text:span text:style-name="Strong_20_Emphasis"><text:span text:style-name="T62">:</text:span></text:span> The Trickster enhances their mesmerizing melody with visual illusions, lowering <text:span text:style-name="T102">enemies’</text:span> accuracy <text:span text:style-name="T98">and defense. </text:span><text:span text:style-name="T102">Additionally,</text:span><text:span text:style-name="T98"> </text:span><text:span text:style-name="T102">enemies </text:span><text:span text:style-name="T98">affected by it </text:span><text:span text:style-name="T102">have a chance to </text:span><text:span text:style-name="T98">become disoriented and randomly target </text:span><text:span text:style-name="T102">other enemies.</text:span></text:p>
        </text:list-item>
        <text:list-item>
          <text:p text:style-name="P195"><text:soft-page-break/><text:span text:style-name="Strong_20_Emphasis"><text:span text:style-name="T19">S</text:span></text:span><text:span text:style-name="Strong_20_Emphasis"><text:span text:style-name="T24">hadow Dance</text:span></text:span><text:span text:style-name="Strong_20_Emphasis"><text:span text:style-name="T62">:</text:span></text:span> <text:s/>Performing a mysterious dance allows <text:span text:style-name="T102">the trickster</text:span> to evade attacks effortlessly. Upon successfully dodging an enemy's attack, the <text:span text:style-name="T102">Trickster</text:span> gains a temporary boost to evasion <text:span text:style-name="T102">and </text:span><text:span text:style-name="T104">gains</text:span><text:span text:style-name="T102"> a chance to summon a</text:span><text:span text:style-name="T104">n illusion</text:span><text:span text:style-name="T102"> that deals damage upon being attacked</text:span>. <text:span text:style-name="T97">Being hit resets this skill’s </text:span><text:span text:style-name="T102">bonus to evasion</text:span><text:span text:style-name="T97">.</text:span></text:p>
        </text:list-item>
        <text:list-item>
          <text:p text:style-name="P195"><text:span text:style-name="Strong_20_Emphasis"><text:span text:style-name="T19">D</text:span></text:span><text:span text:style-name="Strong_20_Emphasis"><text:span text:style-name="T25">oppelganger</text:span></text:span><text:span text:style-name="Strong_20_Emphasis"><text:span text:style-name="T19"> </text:span></text:span><text:span text:style-name="Strong_20_Emphasis"><text:span text:style-name="T96">(</text:span></text:span><text:span text:style-name="Strong_20_Emphasis"><text:span text:style-name="T25">New Skill</text:span></text:span><text:span text:style-name="Strong_20_Emphasis"><text:span text:style-name="T96">)</text:span></text:span><text:span text:style-name="Strong_20_Emphasis"><text:span text:style-name="T62">:</text:span></text:span> <text:s/>The Trickster summons a <text:span text:style-name="T103">shadowy </text:span>doppelganger of a targeted enemy. The doppelganger mimics the appearance and attacks of the target.</text:p>
        </text:list-item>
        <text:list-item>
          <text:p text:style-name="P196"><text:span text:style-name="Strong_20_Emphasis"><text:span text:style-name="T19">Illusory</text:span></text:span><text:span text:style-name="Strong_20_Emphasis"><text:span text:style-name="T25"> Clones</text:span></text:span><text:span text:style-name="Strong_20_Emphasis"><text:span text:style-name="T19"> </text:span></text:span><text:span text:style-name="Strong_20_Emphasis"><text:span text:style-name="T96">(</text:span></text:span><text:span text:style-name="Strong_20_Emphasis"><text:span text:style-name="T25">New Skill</text:span></text:span><text:span text:style-name="Strong_20_Emphasis"><text:span text:style-name="T96">)</text:span></text:span><text:span text:style-name="Strong_20_Emphasis"><text:span text:style-name="T62">:</text:span></text:span> <text:s/><text:span text:style-name="T104">T</text:span>he Trickster summons multiple illusory clones that scatter in all directions. <text:span text:style-name="T104">The illusions deal damage upon being attacked.</text:span></text:p>
        </text:list-item>
        <text:list-item>
          <text:p text:style-name="P195"><text:span text:style-name="Strong_20_Emphasis"><text:span text:style-name="T26">Enthralling Symphony</text:span></text:span><text:span text:style-name="Strong_20_Emphasis"><text:span text:style-name="T62">:</text:span></text:span> The <text:span text:style-name="T105">Virtuoso</text:span> conducts a symphony of harmonious notes that captivates nearby enemies, lowering their accuracy <text:span text:style-name="T98">and defense. </text:span><text:span text:style-name="T105">Additionally, allies affected by this performance gain increased damage and status effect resistance.</text:span></text:p>
        </text:list-item>
        <text:list-item>
          <text:p text:style-name="P195"><text:span text:style-name="Strong_20_Emphasis"><text:span text:style-name="T19">Song o</text:span></text:span><text:span text:style-name="Strong_20_Emphasis"><text:span text:style-name="T26">f Restoration</text:span></text:span><text:span text:style-name="Strong_20_Emphasis"><text:span text:style-name="T62">:</text:span></text:span> With a melodious tune, the Virtuoso orchestrates a rejuvenating symphony that envelops all nearby allies, <text:span text:style-name="T107">instantly healing them and </text:span>restoring their health with each step they take during their next turn.</text:p>
        </text:list-item>
        <text:list-item>
          <text:p text:style-name="P195"><text:span text:style-name="Strong_20_Emphasis"><text:span text:style-name="T19">Song o</text:span></text:span><text:span text:style-name="Strong_20_Emphasis"><text:span text:style-name="T26">f Restoration</text:span></text:span><text:span text:style-name="Strong_20_Emphasis"><text:span text:style-name="T62">:</text:span></text:span> Manipulate the harmonic frequencies in the environment to create <text:span text:style-name="T107">a</text:span> pocket of distorted sound waves. Enemies caught within <text:span text:style-name="T107">this</text:span> area experience reduced movement speed and have a chance to miss their attacks.</text:p>
        </text:list-item>
        <text:list-item>
          <text:p text:style-name="P195"><text:span text:style-name="Strong_20_Emphasis"><text:span text:style-name="T27">Sonic Blast</text:span></text:span><text:span text:style-name="Strong_20_Emphasis"><text:span text:style-name="T62">:</text:span></text:span> Unleash a powerful wave of sound energy in a concentrated cone, striking all enemies in its path. This sonic assault deals significant damage and has a high chance of critically hitting targets, causing them to be forcefully knocked back.</text:p>
        </text:list-item>
        <text:list-item>
          <text:p text:style-name="P196"><text:span text:style-name="Strong_20_Emphasis"><text:span text:style-name="T27">Dissonant Discord</text:span></text:span><text:span text:style-name="Strong_20_Emphasis"><text:span text:style-name="T19"> </text:span></text:span><text:span text:style-name="Strong_20_Emphasis"><text:span text:style-name="T96">(</text:span></text:span><text:span text:style-name="Strong_20_Emphasis"><text:span text:style-name="T27">New Skill</text:span></text:span><text:span text:style-name="Strong_20_Emphasis"><text:span text:style-name="T96">)</text:span></text:span><text:span text:style-name="Strong_20_Emphasis"><text:span text:style-name="T62">:</text:span></text:span> Generate a discordant melody that disrupts the enemy's <text:span text:style-name="T107">senses, inflicting a debuff that increases their susceptibility to status effects.</text:span></text:p>
        </text:list-item>
      </text:list>
      <text:p text:style-name="P36"/>
      <text:p text:style-name="P2">Skills:</text:p>
      <text:p text:style-name="P26"/>
      <text:list xml:id="list2041832722" text:style-name="L26">
        <text:list-item>
          <text:p text:style-name="P197"><text:span text:style-name="Strong_20_Emphasis"><text:span text:style-name="T19">Sy</text:span></text:span><text:span text:style-name="Strong_20_Emphasis"><text:span text:style-name="T96">m</text:span></text:span><text:span text:style-name="Strong_20_Emphasis"><text:span text:style-name="T19">phony of Unit</text:span></text:span><text:span text:style-name="Strong_20_Emphasis"><text:span text:style-name="T28">y</text:span></text:span><text:span text:style-name="Strong_20_Emphasis"><text:span text:style-name="T19"> </text:span></text:span><text:span text:style-name="Strong_20_Emphasis"><text:span text:style-name="T96">(</text:span></text:span><text:span text:style-name="Strong_20_Emphasis"><text:span text:style-name="T27">New Skill</text:span></text:span><text:span text:style-name="Strong_20_Emphasis"><text:span text:style-name="T96">)</text:span></text:span><text:span text:style-name="Strong_20_Emphasis"><text:span text:style-name="T62">:</text:span></text:span> Conduct a harmonious symphony that strengthens the bonds between allies. All allies gain a temporary boost to their stats and immunity to <text:span text:style-name="T109">stun e</text:span>ffects.</text:p>
        </text:list-item>
        <text:list-item>
          <text:p text:style-name="P198"><text:span text:style-name="Strong_20_Emphasis"><text:span text:style-name="T29">Grand Finale</text:span></text:span><text:span text:style-name="Strong_20_Emphasis"><text:span text:style-name="T19"> </text:span></text:span><text:span text:style-name="Strong_20_Emphasis"><text:span text:style-name="T96">(</text:span></text:span><text:span text:style-name="Strong_20_Emphasis"><text:span text:style-name="T27">New Skill</text:span></text:span><text:span text:style-name="Strong_20_Emphasis"><text:span text:style-name="T96">)</text:span></text:span><text:span text:style-name="Strong_20_Emphasis"><text:span text:style-name="T62">:</text:span></text:span> Unleash the grand finale of your performance, creating a spectacular display of magic that deals massive damage <text:span text:style-name="T109">depending on the number of turns in combat.</text:span></text:p>
        </text:list-item>
        <text:list-item>
          <text:p text:style-name="P199"><text:span text:style-name="Strong_20_Emphasis"><text:span text:style-name="T30">Harmonic Shield </text:span></text:span><text:span text:style-name="Strong_20_Emphasis"><text:span text:style-name="T96">(</text:span></text:span><text:span text:style-name="Strong_20_Emphasis"><text:span text:style-name="T27">New Skill</text:span></text:span><text:span text:style-name="Strong_20_Emphasis"><text:span text:style-name="T96">)</text:span></text:span><text:span text:style-name="Strong_20_Emphasis"><text:span text:style-name="T62">:</text:span></text:span> Surround yourself and nearby allies with a protective shield composed of harmonious energy, absorbing a portion of incoming damage.</text:p>
        </text:list-item>
        <text:list-item>
          <text:p text:style-name="P199"><text:span text:style-name="Strong_20_Emphasis"><text:span text:style-name="T30">Phantom Concerto </text:span></text:span><text:span text:style-name="Strong_20_Emphasis"><text:span text:style-name="T96">(</text:span></text:span><text:span text:style-name="Strong_20_Emphasis"><text:span text:style-name="T27">New Skill</text:span></text:span><text:span text:style-name="Strong_20_Emphasis"><text:span text:style-name="T96">)</text:span></text:span><text:span text:style-name="Strong_20_Emphasis"><text:span text:style-name="T62">:</text:span></text:span> Performs an enchanting concerto that not only heals allies but also grants them invisibility and <text:span text:style-name="T110">bonus</text:span> speed.</text:p>
        </text:list-item>
        <text:list-item>
          <text:p text:style-name="P199"><text:span text:style-name="Strong_20_Emphasis"><text:span text:style-name="T30">Rhapsody of Dissonance </text:span></text:span><text:span text:style-name="Strong_20_Emphasis"><text:span text:style-name="T96">(</text:span></text:span><text:span text:style-name="Strong_20_Emphasis"><text:span text:style-name="T27">New Skill</text:span></text:span><text:span text:style-name="Strong_20_Emphasis"><text:span text:style-name="T96">)</text:span></text:span><text:span text:style-name="Strong_20_Emphasis"><text:span text:style-name="T62">:</text:span></text:span> Perform a dissonant rhapsody that disrupts <text:span text:style-name="T110">adjacent </text:span>enem<text:span text:style-name="T110">ies</text:span>, causing them to <text:span text:style-name="T110">teleport to random tiles within range and become slowed.</text:span></text:p>
        </text:list-item>
      </text:list>
      <text:p text:style-name="P3"><text:soft-page-break/></text:p>
      <text:p text:style-name="P63"><text:span text:style-name="T70">Ninja</text:span><text:span text:style-name="T68">: </text:span></text:p>
      <text:p text:style-name="P26"/>
      <text:p text:style-name="P61"><text:span text:style-name="Strong_20_Emphasis"><text:span text:style-name="T62">Description:</text:span></text:span> </text:p>
      <text:p text:style-name="P35"><text:span text:style-name="T65">Previous</text:span><text:span text:style-name="T64"> Skills</text:span><text:span text:style-name="T63">:</text:span></text:p>
      <text:p text:style-name="P26"/>
      <text:list xml:id="list1891057008" text:style-name="L27">
        <text:list-item>
          <text:p text:style-name="P200"><text:span text:style-name="Strong_20_Emphasis"><text:span text:style-name="T62">Caltrops:</text:span></text:span> The Thief scatters caltrops on the ground, creating a hazardous area that damages and slows enemies who pass through it.</text:p>
        </text:list-item>
        <text:list-item>
          <text:p text:style-name="P200"><text:span text:style-name="Strong_20_Emphasis"><text:span text:style-name="T62">D</text:span></text:span><text:span text:style-name="Strong_20_Emphasis"><text:span text:style-name="T19">irty Trickery</text:span></text:span><text:span text:style-name="Strong_20_Emphasis"><text:span text:style-name="T62"> </text:span></text:span><text:span text:style-name="Strong_20_Emphasis"><text:span text:style-name="T96">(Upgrade of Feint)</text:span></text:span><text:span text:style-name="Strong_20_Emphasis"><text:span text:style-name="T62">:</text:span></text:span> The Rogue employs underhanded tactics, blinding <text:span text:style-name="T95">an</text:span> adjacent <text:span text:style-name="T95">enemy</text:span> with a flurry of dust and debris, reducing their accuracy and defense for 2 turns.</text:p>
        </text:list-item>
        <text:list-item>
          <text:p text:style-name="P200"><text:span text:style-name="Strong_20_Emphasis"><text:span text:style-name="T20">Exploit Weakness</text:span></text:span><text:span text:style-name="Strong_20_Emphasis"><text:span text:style-name="T19"> </text:span></text:span><text:span text:style-name="Strong_20_Emphasis"><text:span text:style-name="T96">(</text:span></text:span><text:span text:style-name="Strong_20_Emphasis"><text:span text:style-name="T19">New Skill</text:span></text:span><text:span text:style-name="Strong_20_Emphasis"><text:span text:style-name="T96">)</text:span></text:span><text:span text:style-name="Strong_20_Emphasis"><text:span text:style-name="T62">:</text:span></text:span> <text:s/>If the target has been debuffed in any way, this skill becomes available. The Rogue capitalizes on the target's vulnerability, delivering a devastating attack that deals bonus damage based on the number of debuffs affecting the target.</text:p>
        </text:list-item>
        <text:list-item>
          <text:p text:style-name="P200"><text:span text:style-name="Strong_20_Emphasis"><text:span text:style-name="T112">Dagger </text:span></text:span><text:span text:style-name="Strong_20_Emphasis"><text:span text:style-name="T31">Sling</text:span></text:span><text:span text:style-name="Strong_20_Emphasis"><text:span text:style-name="T112"> (Upgrade of </text:span></text:span><text:span text:style-name="Strong_20_Emphasis"><text:span text:style-name="T62">Dagger Throw</text:span></text:span><text:span text:style-name="Strong_20_Emphasis"><text:span text:style-name="T112">)</text:span></text:span><text:span text:style-name="Strong_20_Emphasis"><text:span text:style-name="T62">:</text:span></text:span> Hurl a knife at a distant target with <text:span text:style-name="T111">extra </text:span>precision and speed. This ranged attack has an increased chance to critically hit, <text:span text:style-name="T111">and deals bonus damage if used while invisible.</text:span></text:p>
        </text:list-item>
        <text:list-item>
          <text:p text:style-name="P200"><text:span text:style-name="Strong_20_Emphasis"><text:span text:style-name="T62">Guileful </text:span></text:span><text:span text:style-name="Strong_20_Emphasis"><text:span text:style-name="T31">Disappearance (Upgrade of </text:span></text:span><text:span text:style-name="Strong_20_Emphasis"><text:span text:style-name="T112">Guileful </text:span></text:span><text:span text:style-name="Strong_20_Emphasis"><text:span text:style-name="T2">Reposition</text:span></text:span><text:span text:style-name="Strong_20_Emphasis"><text:span text:style-name="T31">)</text:span></text:span>: When <text:span text:style-name="T75">adjacent to an </text:span>enem<text:span text:style-name="T75">y</text:span>, activate this skill to perform a series of acrobatic maneuvers, leaping over <text:span text:style-name="T75">the </text:span>foe <text:span text:style-name="T75">while attacking </text:span>and landing in a safe position several tiles away, <text:span text:style-name="T111">becoming invisible.</text:span></text:p>
        </text:list-item>
        <text:list-item>
          <text:p text:style-name="P200"><text:span text:style-name="Strong_20_Emphasis"><text:span text:style-name="T31">Opportuni</text:span></text:span><text:span text:style-name="Strong_20_Emphasis"><text:span text:style-name="T32">st</text:span></text:span><text:span text:style-name="Strong_20_Emphasis"><text:span text:style-name="T31"> (</text:span></text:span><text:span text:style-name="Strong_20_Emphasis"><text:span text:style-name="T32">New Skill</text:span></text:span><text:span text:style-name="Strong_20_Emphasis"><text:span text:style-name="T31">)</text:span></text:span>: When <text:span text:style-name="T75">adjacent to an </text:span>enem<text:span text:style-name="T75">y, </text:span><text:span text:style-name="T113">automatically trigger an attack if they target one of the cutthroat's allies.</text:span></text:p>
        </text:list-item>
      </text:list>
      <text:p text:style-name="P26"/>
      <text:p text:style-name="P26"><text:span text:style-name="T64">Tier 4 Skills</text:span><text:span text:style-name="T63">:</text:span></text:p>
      <text:p text:style-name="P26"/>
      <text:list xml:id="list259441310" text:style-name="L28">
        <text:list-item>
          <text:p text:style-name="P201"><text:span text:style-name="Strong_20_Emphasis"><text:span text:style-name="T34">Razor Dance</text:span></text:span><text:span text:style-name="Strong_20_Emphasis"><text:span text:style-name="T96"> (</text:span></text:span><text:span text:style-name="Strong_20_Emphasis"><text:span text:style-name="T33">Upgrade of </text:span></text:span><text:span text:style-name="Strong_20_Emphasis"><text:span text:style-name="T34">Double Slice</text:span></text:span><text:span text:style-name="Strong_20_Emphasis"><text:span text:style-name="T96">)</text:span></text:span><text:span text:style-name="Strong_20_Emphasis"><text:span text:style-name="T62">:</text:span></text:span> Engage in a deadly dance of blades, <text:span text:style-name="T116">up to 2 times with lightning speed</text:span>. <text:span text:style-name="T116">Reduce this skill’s cooldown for each enemy defeated.</text:span></text:p>
        </text:list-item>
        <text:list-item>
          <text:p text:style-name="P201"><text:span text:style-name="Strong_20_Emphasis"><text:span text:style-name="T35">Serrated Edge</text:span></text:span><text:span text:style-name="Strong_20_Emphasis"><text:span text:style-name="T96"> (</text:span></text:span><text:span text:style-name="Strong_20_Emphasis"><text:span text:style-name="T35">New Skill</text:span></text:span><text:span text:style-name="Strong_20_Emphasis"><text:span text:style-name="T96">)</text:span></text:span><text:span text:style-name="Strong_20_Emphasis"><text:span text:style-name="T62">:</text:span></text:span> <text:span text:style-name="T117">Use a special technique that makes</text:span> wounds harder to heal. Attacks with this weapon have a chance to inflict a bleed effect and <text:span text:style-name="T117">reduce</text:span> the effectiveness of healing received by the target.</text:p>
        </text:list-item>
        <text:list-item>
          <text:p text:style-name="P201"><text:span text:style-name="Strong_20_Emphasis"><text:span text:style-name="T35">Blade Whirlwind</text:span></text:span><text:span text:style-name="Strong_20_Emphasis"><text:span text:style-name="T96"> (</text:span></text:span><text:span text:style-name="Strong_20_Emphasis"><text:span text:style-name="T35">New Skill</text:span></text:span><text:span text:style-name="Strong_20_Emphasis"><text:span text:style-name="T96">)</text:span></text:span><text:span text:style-name="Strong_20_Emphasis"><text:span text:style-name="T62">:</text:span></text:span> Unleash a whirlwind of slashing attacks, striking all adjacent enemies with your blades. The damage of this skill increases for each enemy <text:span text:style-name="T117">targeted</text:span> with <text:span text:style-name="T117">s</text:span>tatus effects.</text:p>
        </text:list-item>
        <text:list-item>
          <text:p text:style-name="P201"><text:span text:style-name="Strong_20_Emphasis"><text:span text:style-name="T35">Ambush Assault</text:span></text:span><text:span text:style-name="Strong_20_Emphasis"><text:span text:style-name="T96"> (</text:span></text:span><text:span text:style-name="Strong_20_Emphasis"><text:span text:style-name="T35">Upgrade of Swift Ambush</text:span></text:span><text:span text:style-name="Strong_20_Emphasis"><text:span text:style-name="T96">)</text:span></text:span><text:span text:style-name="Strong_20_Emphasis"><text:span text:style-name="T62">:</text:span></text:span> The <text:span text:style-name="T114">Cutthroat ambushes</text:span> <text:span text:style-name="T114">an </text:span>enemy <text:span text:style-name="T114">when </text:span><text:span text:style-name="T115">they</text:span><text:span text:style-name="T114"> </text:span>least expect it. This attack <text:span text:style-name="T97">has a high critical hit chance and </text:span>deals bonus damage <text:span text:style-name="T97">to targets without any debuffs, </text:span><text:span text:style-name="T114">leaving them stunned and vulnerable afterwards. Additionally, nearby enemies also take damage proportional to the target's missing health.</text:span></text:p>
        </text:list-item>
        <text:list-item>
          <text:p text:style-name="P201"><text:soft-page-break/><text:span text:style-name="Strong_20_Emphasis"><text:span text:style-name="T19">Maca</text:span></text:span><text:span text:style-name="Strong_20_Emphasis"><text:span text:style-name="T35">bre </text:span></text:span><text:span text:style-name="Strong_20_Emphasis"><text:span text:style-name="T19">Fr</text:span></text:span><text:span text:style-name="Strong_20_Emphasis"><text:span text:style-name="T35">enzy</text:span></text:span><text:span text:style-name="Strong_20_Emphasis"><text:span text:style-name="T19"> </text:span></text:span><text:span text:style-name="Strong_20_Emphasis"><text:span text:style-name="T96">(</text:span></text:span><text:span text:style-name="Strong_20_Emphasis"><text:span text:style-name="T36">Upgrade of </text:span></text:span><text:span text:style-name="Strong_20_Emphasis"><text:span text:style-name="T19">S</text:span></text:span><text:span text:style-name="Strong_20_Emphasis"><text:span text:style-name="T20">lippery Evasion</text:span></text:span><text:span text:style-name="Strong_20_Emphasis"><text:span text:style-name="T96">)</text:span></text:span><text:span text:style-name="Strong_20_Emphasis"><text:span text:style-name="T62">:</text:span></text:span> <text:s/>The <text:span text:style-name="T114">Cutthroat</text:span> agility <text:span text:style-name="T117">frenzy allows</text:span> them to evade attacks effortlessly. Upon successfully dodging an enemy's attack, the Rogue gains a temporary boost to evasion. <text:span text:style-name="T97">Being hit resets this skill’s effects. </text:span><text:span text:style-name="T117">Additionally, landing critical hits increases damage output for a few turns.</text:span></text:p>
        </text:list-item>
        <text:list-item>
          <text:p text:style-name="P201"><text:span text:style-name="Strong_20_Emphasis"><text:span text:style-name="T19">Bloodth</text:span></text:span><text:span text:style-name="Strong_20_Emphasis"><text:span text:style-name="T36">irsty Rampage</text:span></text:span><text:span text:style-name="Strong_20_Emphasis"><text:span text:style-name="T19"> </text:span></text:span><text:span text:style-name="Strong_20_Emphasis"><text:span text:style-name="T96">(</text:span></text:span><text:span text:style-name="Strong_20_Emphasis"><text:span text:style-name="T36">New S</text:span></text:span><text:span text:style-name="Strong_20_Emphasis"><text:span text:style-name="T38">k</text:span></text:span><text:span text:style-name="Strong_20_Emphasis"><text:span text:style-name="T36">ill</text:span></text:span><text:span text:style-name="Strong_20_Emphasis"><text:span text:style-name="T96">)</text:span></text:span><text:span text:style-name="Strong_20_Emphasis"><text:span text:style-name="T62">:</text:span></text:span> <text:s/>Enter a bloodthirsty rampage, dashing between enemies with blinding speed. Each strike inflicts bleed and applies a stack of "Rampage" on the Cutthroat, increasing their damage output for each enemy hit.</text:p>
        </text:list-item>
        <text:list-item>
          <text:p text:style-name="P201"><text:span text:style-name="Strong_20_Emphasis"><text:span text:style-name="T37">Silent Execution</text:span></text:span><text:span text:style-name="Strong_20_Emphasis"><text:span text:style-name="T96"> (</text:span></text:span><text:span text:style-name="Strong_20_Emphasis"><text:span text:style-name="T37">New Skill</text:span></text:span><text:span text:style-name="Strong_20_Emphasis"><text:span text:style-name="T96">)</text:span></text:span><text:span text:style-name="Strong_20_Emphasis"><text:span text:style-name="T62">:</text:span></text:span> The Assassin patiently stalks their prey, waiting for the opportune moment to strike. When activated, this skill guarantees a critical hit on the next attack and <text:span text:style-name="T118">grants invisibility if the enemy is defeated.</text:span></text:p>
        </text:list-item>
        <text:list-item>
          <text:p text:style-name="P201"><text:span text:style-name="Strong_20_Emphasis"><text:span text:style-name="T37">Lethal Swap</text:span></text:span><text:span text:style-name="Strong_20_Emphasis"><text:span text:style-name="T96"> (</text:span></text:span><text:span text:style-name="Strong_20_Emphasis"><text:span text:style-name="T37">Upgrade of Lethal Stab</text:span></text:span><text:span text:style-name="Strong_20_Emphasis"><text:span text:style-name="T96">)</text:span></text:span><text:span text:style-name="Strong_20_Emphasis"><text:span text:style-name="T62">:</text:span></text:span> <text:span text:style-name="T111">Using </text:span>the art of stealthy assassination, the Cutthroat delivers a lethal strike to a single target, <text:span text:style-name="T111">dealing extra damage if it is below a certain health threshold and inflicting bleed. </text:span><text:span text:style-name="T118">Additionally, swap up to 3 debuffs with the target’s buffs.</text:span></text:p>
        </text:list-item>
        <text:list-item>
          <text:p text:style-name="P201"><text:span text:style-name="Strong_20_Emphasis"><text:span text:style-name="T37">Ghostly Retreat</text:span></text:span><text:span text:style-name="Strong_20_Emphasis"><text:span text:style-name="T96"> (</text:span></text:span><text:span text:style-name="Strong_20_Emphasis"><text:span text:style-name="T37">New Skill</text:span></text:span><text:span text:style-name="Strong_20_Emphasis"><text:span text:style-name="T96">)</text:span></text:span><text:span text:style-name="Strong_20_Emphasis"><text:span text:style-name="T62">:</text:span></text:span> After landing a critical hit or defeating an enemy, the Assassin seamlessly fades into the shadows, becoming invisible for a short duration.</text:p>
        </text:list-item>
        <text:list-item>
          <text:p text:style-name="P201"><text:span text:style-name="Strong_20_Emphasis"><text:span text:style-name="T19">Shadow </text:span></text:span><text:span text:style-name="Strong_20_Emphasis"><text:span text:style-name="T38">Warp</text:span></text:span><text:span text:style-name="Strong_20_Emphasis"><text:span text:style-name="T62"> </text:span></text:span><text:span text:style-name="Strong_20_Emphasis"><text:span text:style-name="T96">(Upgrade of </text:span></text:span><text:span text:style-name="Strong_20_Emphasis"><text:span text:style-name="T38">Shadow Step</text:span></text:span><text:span text:style-name="Strong_20_Emphasis"><text:span text:style-name="T96">)</text:span></text:span><text:span text:style-name="Strong_20_Emphasis"><text:span text:style-name="T62">:</text:span></text:span> <text:s/>Enhancing their ability to maneuver through the darkness, the Assassin's Shadow Step now allows them to teleport behind a target enemy, <text:span text:style-name="T119">granting bonus damage on the next attack and allowing the assassin to retain invisibility.</text:span></text:p>
        </text:list-item>
        <text:list-item>
          <text:p text:style-name="P201"><text:span text:style-name="Strong_20_Emphasis"><text:span text:style-name="T39">Phantom Veil</text:span></text:span><text:span text:style-name="Strong_20_Emphasis"><text:span text:style-name="T62"> </text:span></text:span><text:span text:style-name="Strong_20_Emphasis"><text:span text:style-name="T96">(</text:span></text:span><text:span text:style-name="Strong_20_Emphasis"><text:span text:style-name="T121">New Skill</text:span></text:span><text:span text:style-name="Strong_20_Emphasis"><text:span text:style-name="T96">)</text:span></text:span><text:span text:style-name="Strong_20_Emphasis"><text:span text:style-name="T62">:</text:span></text:span> <text:s/>The Assassin harnesses the power of the shadows to create a phantom veil around themselves. While active, the Assassin becomes intangible, allowing them to move through enemies and obstacles unhindered. Additionally, <text:span text:style-name="T120">passing through enemies deals damage.</text:span></text:p>
        </text:list-item>
      </text:list>
      <text:p text:style-name="P65"/>
      <text:p text:style-name="P24"/>
      <text:p text:style-name="P2">Skills:</text:p>
      <text:p text:style-name="P26"/>
      <text:list xml:id="list354182336" text:style-name="L29">
        <text:list-item>
          <text:p text:style-name="P202"><text:span text:style-name="Strong_20_Emphasis"><text:span text:style-name="T40">Shuriken Slice</text:span></text:span><text:span text:style-name="Strong_20_Emphasis"><text:span text:style-name="T112"> (Upgrade of </text:span></text:span><text:span text:style-name="Strong_20_Emphasis"><text:span text:style-name="T62">Dagger Throw</text:span></text:span><text:span text:style-name="Strong_20_Emphasis"><text:span text:style-name="T112">)</text:span></text:span><text:span text:style-name="Strong_20_Emphasis"><text:span text:style-name="T62">:</text:span></text:span> Hurl <text:span text:style-name="T122">shuriken</text:span> at <text:span text:style-name="T122">all targets in range</text:span> with precision and speed. This ranged attack has an increased chance to critically hit, <text:span text:style-name="T111">and deals bonus damage if used while invisible.</text:span></text:p>
        </text:list-item>
        <text:list-item>
          <text:p text:style-name="P202"><text:span text:style-name="Strong_20_Emphasis"><text:span text:style-name="T40">Shadow Clone</text:span></text:span><text:span text:style-name="Strong_20_Emphasis"><text:span text:style-name="T112"> (</text:span></text:span><text:span text:style-name="Strong_20_Emphasis"><text:span text:style-name="T40">New Skill</text:span></text:span><text:span text:style-name="Strong_20_Emphasis"><text:span text:style-name="T112">)</text:span></text:span><text:span text:style-name="Strong_20_Emphasis"><text:span text:style-name="T62">:</text:span></text:span> Create a shadow clone that attacks a random nearby enemy each time you use a skill.</text:p>
        </text:list-item>
        <text:list-item>
          <text:p text:style-name="P202"><text:span text:style-name="Strong_20_Emphasis"><text:span text:style-name="T31">Deadly Shad</text:span></text:span><text:span text:style-name="Strong_20_Emphasis"><text:span text:style-name="T40">e</text:span></text:span><text:span text:style-name="Strong_20_Emphasis"><text:span text:style-name="T31"> (</text:span></text:span><text:span text:style-name="Strong_20_Emphasis"><text:span text:style-name="T51">Upgrade of </text:span></text:span><text:span text:style-name="Strong_20_Emphasis"><text:span text:style-name="T31">)</text:span></text:span>: When <text:span text:style-name="T75">adjacent to an </text:span>enem<text:span text:style-name="T75">y, </text:span><text:span text:style-name="T113">automatically trigger an attack if they target one of the </text:span><text:span text:style-name="T122">ninja’s</text:span><text:span text:style-name="T113"> allies. </text:span><text:span text:style-name="T122">Additionally, automatically attack when you enter a tile adjacent to an enemy while invisible. Neither effect cancels invisibility.</text:span></text:p>
        </text:list-item>
        <text:list-item>
          <text:p text:style-name="P202"><text:span text:style-name="Strong_20_Emphasis"><text:span text:style-name="T40">Veil of Darkness</text:span></text:span><text:span text:style-name="Strong_20_Emphasis"><text:span text:style-name="T31"> (</text:span></text:span><text:span text:style-name="Strong_20_Emphasis"><text:span text:style-name="T32">New Skill</text:span></text:span><text:span text:style-name="Strong_20_Emphasis"><text:span text:style-name="T31">)</text:span></text:span>: Envelop <text:span text:style-name="T122">yourself</text:span> in a shroud of darkness, obscuring vision and reducing enemy accuracy for a duration. While under the veil, the Ninja gains increased critical hit chance and evasion.</text:p>
        </text:list-item>
        <text:list-item>
          <text:p text:style-name="P202"><text:soft-page-break/><text:span text:style-name="Strong_20_Emphasis"><text:span text:style-name="T31">Ninju</text:span></text:span><text:span text:style-name="Strong_20_Emphasis"><text:span text:style-name="T40">tsu: Shadow Assault</text:span></text:span><text:span text:style-name="Strong_20_Emphasis"><text:span text:style-name="T31"> (</text:span></text:span><text:span text:style-name="Strong_20_Emphasis"><text:span text:style-name="T32">New Skill</text:span></text:span><text:span text:style-name="Strong_20_Emphasis"><text:span text:style-name="T31">)</text:span></text:span>: <text:s/>Summon <text:span text:style-name="T188">impassable </text:span>shadows to surround the target enemy, <text:span text:style-name="T122">d</text:span>eal<text:span text:style-name="T122">ing</text:span> damage over time and reduc<text:span text:style-name="T122">ing</text:span> the target's defense.</text:p>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4T18:06:22.197681382</meta:creation-date>
    <dc:date>2024-05-29T22:25:28.560928390</dc:date>
    <meta:editing-duration>PT15H43M34S</meta:editing-duration>
    <meta:editing-cycles>30</meta:editing-cycles>
    <meta:generator>LibreOffice/6.4.7.2$Linux_X86_64 LibreOffice_project/40$Build-2</meta:generator>
    <meta:document-statistic meta:table-count="0" meta:image-count="0" meta:object-count="0" meta:page-count="41" meta:paragraph-count="737" meta:word-count="11324" meta:character-count="67764" meta:non-whitespace-character-count="57500"/>
  </office:meta>
</office:document-meta>
</file>